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30215_092733conf_memo" table:style-name="ta1">
        <table:shapes>
          <draw:frame draw:z-index="0" draw:style-name="gr1" draw:text-style-name="P1" svg:width="15.999cm" svg:height="8.999cm" svg:x="3.54cm" svg:y="541.967cm">
            <draw:object draw:notify-on-update-of-ranges="20230215_092733conf_memo.A1:20230215_092733conf_memo.A12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.421138226985931" calcext:value-type="float">
            <text:p>0.421138226985931</text:p>
          </table:table-cell>
          <table:table-cell table:number-columns-repeated="2"/>
        </table:table-row>
        <table:table-row table:style-name="ro1">
          <table:table-cell office:value-type="float" office:value="0.939771771430969" calcext:value-type="float">
            <text:p>0.939771771430969</text:p>
          </table:table-cell>
          <table:table-cell table:number-columns-repeated="2"/>
        </table:table-row>
        <table:table-row table:style-name="ro1">
          <table:table-cell office:value-type="float" office:value="0.407603323459625" calcext:value-type="float">
            <text:p>0.407603323459625</text:p>
          </table:table-cell>
          <table:table-cell table:number-columns-repeated="2"/>
        </table:table-row>
        <table:table-row table:style-name="ro1">
          <table:table-cell office:value-type="float" office:value="0.920836687088013" calcext:value-type="float">
            <text:p>0.920836687088013</text:p>
          </table:table-cell>
          <table:table-cell table:number-columns-repeated="2"/>
        </table:table-row>
        <table:table-row table:style-name="ro1">
          <table:table-cell office:value-type="float" office:value="0.354247599840164" calcext:value-type="float">
            <text:p>0.354247599840164</text:p>
          </table:table-cell>
          <table:table-cell table:number-columns-repeated="2"/>
        </table:table-row>
        <table:table-row table:style-name="ro1">
          <table:table-cell office:value-type="float" office:value="0.920511901378632" calcext:value-type="float">
            <text:p>0.920511901378632</text:p>
          </table:table-cell>
          <table:table-cell table:number-columns-repeated="2"/>
        </table:table-row>
        <table:table-row table:style-name="ro1">
          <table:table-cell office:value-type="float" office:value="0.415096014738083" calcext:value-type="float">
            <text:p>0.415096014738083</text:p>
          </table:table-cell>
          <table:table-cell table:number-columns-repeated="2"/>
        </table:table-row>
        <table:table-row table:style-name="ro1">
          <table:table-cell office:value-type="float" office:value="0.942052006721497" calcext:value-type="float">
            <text:p>0.942052006721497</text:p>
          </table:table-cell>
          <table:table-cell table:number-columns-repeated="2"/>
        </table:table-row>
        <table:table-row table:style-name="ro1">
          <table:table-cell office:value-type="float" office:value="0.417740136384964" calcext:value-type="float">
            <text:p>0.417740136384964</text:p>
          </table:table-cell>
          <table:table-cell table:number-columns-repeated="2"/>
        </table:table-row>
        <table:table-row table:style-name="ro1">
          <table:table-cell office:value-type="float" office:value="0.94299978017807" calcext:value-type="float">
            <text:p>0.94299978017807</text:p>
          </table:table-cell>
          <table:table-cell table:number-columns-repeated="2"/>
        </table:table-row>
        <table:table-row table:style-name="ro1">
          <table:table-cell office:value-type="float" office:value="0.420015513896942" calcext:value-type="float">
            <text:p>0.420015513896942</text:p>
          </table:table-cell>
          <table:table-cell table:number-columns-repeated="2"/>
        </table:table-row>
        <table:table-row table:style-name="ro1">
          <table:table-cell office:value-type="float" office:value="0.944263875484467" calcext:value-type="float">
            <text:p>0.944263875484467</text:p>
          </table:table-cell>
          <table:table-cell table:number-columns-repeated="2"/>
        </table:table-row>
        <table:table-row table:style-name="ro1">
          <table:table-cell office:value-type="float" office:value="0.427390366792679" calcext:value-type="float">
            <text:p>0.427390366792679</text:p>
          </table:table-cell>
          <table:table-cell table:number-columns-repeated="2"/>
        </table:table-row>
        <table:table-row table:style-name="ro1">
          <table:table-cell office:value-type="float" office:value="0.944278836250305" calcext:value-type="float">
            <text:p>0.944278836250305</text:p>
          </table:table-cell>
          <table:table-cell table:number-columns-repeated="2"/>
        </table:table-row>
        <table:table-row table:style-name="ro1">
          <table:table-cell office:value-type="float" office:value="0.41768354177475" calcext:value-type="float">
            <text:p>0.41768354177475</text:p>
          </table:table-cell>
          <table:table-cell table:number-columns-repeated="2"/>
        </table:table-row>
        <table:table-row table:style-name="ro1">
          <table:table-cell office:value-type="float" office:value="0.947409570217133" calcext:value-type="float">
            <text:p>0.947409570217133</text:p>
          </table:table-cell>
          <table:table-cell table:number-columns-repeated="2"/>
        </table:table-row>
        <table:table-row table:style-name="ro1">
          <table:table-cell office:value-type="float" office:value="0.433840483427048" calcext:value-type="float">
            <text:p>0.433840483427048</text:p>
          </table:table-cell>
          <table:table-cell table:number-columns-repeated="2"/>
        </table:table-row>
        <table:table-row table:style-name="ro1">
          <table:table-cell office:value-type="float" office:value="0.940174221992493" calcext:value-type="float">
            <text:p>0.940174221992493</text:p>
          </table:table-cell>
          <table:table-cell table:number-columns-repeated="2"/>
        </table:table-row>
        <table:table-row table:style-name="ro1">
          <table:table-cell office:value-type="float" office:value="0.441482305526733" calcext:value-type="float">
            <text:p>0.441482305526733</text:p>
          </table:table-cell>
          <table:table-cell table:number-columns-repeated="2"/>
        </table:table-row>
        <table:table-row table:style-name="ro1">
          <table:table-cell office:value-type="float" office:value="0.95564192533493" calcext:value-type="float">
            <text:p>0.95564192533493</text:p>
          </table:table-cell>
          <table:table-cell table:number-columns-repeated="2"/>
        </table:table-row>
        <table:table-row table:style-name="ro1">
          <table:table-cell office:value-type="float" office:value="0.458405405282974" calcext:value-type="float">
            <text:p>0.458405405282974</text:p>
          </table:table-cell>
          <table:table-cell table:number-columns-repeated="2"/>
        </table:table-row>
        <table:table-row table:style-name="ro1">
          <table:table-cell office:value-type="float" office:value="0.947429716587067" calcext:value-type="float">
            <text:p>0.947429716587067</text:p>
          </table:table-cell>
          <table:table-cell table:number-columns-repeated="2"/>
        </table:table-row>
        <table:table-row table:style-name="ro1">
          <table:table-cell office:value-type="float" office:value="0.431642889976502" calcext:value-type="float">
            <text:p>0.431642889976502</text:p>
          </table:table-cell>
          <table:table-cell table:number-columns-repeated="2"/>
        </table:table-row>
        <table:table-row table:style-name="ro1">
          <table:table-cell office:value-type="float" office:value="0.943334102630615" calcext:value-type="float">
            <text:p>0.943334102630615</text:p>
          </table:table-cell>
          <table:table-cell table:number-columns-repeated="2"/>
        </table:table-row>
        <table:table-row table:style-name="ro1">
          <table:table-cell office:value-type="float" office:value="0.49225851893425" calcext:value-type="float">
            <text:p>0.49225851893425</text:p>
          </table:table-cell>
          <table:table-cell table:number-columns-repeated="2"/>
        </table:table-row>
        <table:table-row table:style-name="ro1">
          <table:table-cell office:value-type="float" office:value="0.942768275737762" calcext:value-type="float">
            <text:p>0.942768275737762</text:p>
          </table:table-cell>
          <table:table-cell table:number-columns-repeated="2"/>
        </table:table-row>
        <table:table-row table:style-name="ro1">
          <table:table-cell office:value-type="float" office:value="0.522881209850311" calcext:value-type="float">
            <text:p>0.522881209850311</text:p>
          </table:table-cell>
          <table:table-cell table:number-columns-repeated="2"/>
        </table:table-row>
        <table:table-row table:style-name="ro1">
          <table:table-cell office:value-type="float" office:value="0.945197284221649" calcext:value-type="float">
            <text:p>0.945197284221649</text:p>
          </table:table-cell>
          <table:table-cell table:number-columns-repeated="2"/>
        </table:table-row>
        <table:table-row table:style-name="ro1">
          <table:table-cell office:value-type="float" office:value="0.509371876716614" calcext:value-type="float">
            <text:p>0.509371876716614</text:p>
          </table:table-cell>
          <table:table-cell table:number-columns-repeated="2"/>
        </table:table-row>
        <table:table-row table:style-name="ro1">
          <table:table-cell office:value-type="float" office:value="0.952283263206482" calcext:value-type="float">
            <text:p>0.952283263206482</text:p>
          </table:table-cell>
          <table:table-cell table:number-columns-repeated="2"/>
        </table:table-row>
        <table:table-row table:style-name="ro1">
          <table:table-cell office:value-type="float" office:value="0.498667478561401" calcext:value-type="float">
            <text:p>0.498667478561401</text:p>
          </table:table-cell>
          <table:table-cell table:number-columns-repeated="2"/>
        </table:table-row>
        <table:table-row table:style-name="ro1">
          <table:table-cell office:value-type="float" office:value="0.943431317806244" calcext:value-type="float">
            <text:p>0.943431317806244</text:p>
          </table:table-cell>
          <table:table-cell table:number-columns-repeated="2"/>
        </table:table-row>
        <table:table-row table:style-name="ro1">
          <table:table-cell office:value-type="float" office:value="0.492165565490723" calcext:value-type="float">
            <text:p>0.492165565490723</text:p>
          </table:table-cell>
          <table:table-cell table:number-columns-repeated="2"/>
        </table:table-row>
        <table:table-row table:style-name="ro1">
          <table:table-cell office:value-type="float" office:value="0.954606175422668" calcext:value-type="float">
            <text:p>0.954606175422668</text:p>
          </table:table-cell>
          <table:table-cell table:number-columns-repeated="2"/>
        </table:table-row>
        <table:table-row table:style-name="ro1">
          <table:table-cell office:value-type="float" office:value="0.476919084787369" calcext:value-type="float">
            <text:p>0.476919084787369</text:p>
          </table:table-cell>
          <table:table-cell table:number-columns-repeated="2"/>
        </table:table-row>
        <table:table-row table:style-name="ro1">
          <table:table-cell office:value-type="float" office:value="0.946666240692139" calcext:value-type="float">
            <text:p>0.946666240692139</text:p>
          </table:table-cell>
          <table:table-cell table:number-columns-repeated="2"/>
        </table:table-row>
        <table:table-row table:style-name="ro1">
          <table:table-cell office:value-type="float" office:value="0.487484723329544" calcext:value-type="float">
            <text:p>0.487484723329544</text:p>
          </table:table-cell>
          <table:table-cell table:number-columns-repeated="2"/>
        </table:table-row>
        <table:table-row table:style-name="ro1">
          <table:table-cell office:value-type="float" office:value="0.939764142036438" calcext:value-type="float">
            <text:p>0.939764142036438</text:p>
          </table:table-cell>
          <table:table-cell table:number-columns-repeated="2"/>
        </table:table-row>
        <table:table-row table:style-name="ro1">
          <table:table-cell office:value-type="float" office:value="0.485370963811874" calcext:value-type="float">
            <text:p>0.485370963811874</text:p>
          </table:table-cell>
          <table:table-cell table:number-columns-repeated="2"/>
        </table:table-row>
        <table:table-row table:style-name="ro1">
          <table:table-cell office:value-type="float" office:value="0.947736144065857" calcext:value-type="float">
            <text:p>0.947736144065857</text:p>
          </table:table-cell>
          <table:table-cell table:number-columns-repeated="2"/>
        </table:table-row>
        <table:table-row table:style-name="ro1">
          <table:table-cell office:value-type="float" office:value="0.493162900209427" calcext:value-type="float">
            <text:p>0.493162900209427</text:p>
          </table:table-cell>
          <table:table-cell table:number-columns-repeated="2"/>
        </table:table-row>
        <table:table-row table:style-name="ro1">
          <table:table-cell office:value-type="float" office:value="0.956342399120331" calcext:value-type="float">
            <text:p>0.956342399120331</text:p>
          </table:table-cell>
          <table:table-cell table:number-columns-repeated="2"/>
        </table:table-row>
        <table:table-row table:style-name="ro1">
          <table:table-cell office:value-type="float" office:value="0.403246015310288" calcext:value-type="float">
            <text:p>0.403246015310288</text:p>
          </table:table-cell>
          <table:table-cell table:number-columns-repeated="2"/>
        </table:table-row>
        <table:table-row table:style-name="ro1">
          <table:table-cell office:value-type="float" office:value="0.956212818622589" calcext:value-type="float">
            <text:p>0.956212818622589</text:p>
          </table:table-cell>
          <table:table-cell table:number-columns-repeated="2"/>
        </table:table-row>
        <table:table-row table:style-name="ro1">
          <table:table-cell office:value-type="float" office:value="0.420586168766022" calcext:value-type="float">
            <text:p>0.420586168766022</text:p>
          </table:table-cell>
          <table:table-cell table:number-columns-repeated="2"/>
        </table:table-row>
        <table:table-row table:style-name="ro1">
          <table:table-cell office:value-type="float" office:value="0.948397934436798" calcext:value-type="float">
            <text:p>0.948397934436798</text:p>
          </table:table-cell>
          <table:table-cell table:number-columns-repeated="2"/>
        </table:table-row>
        <table:table-row table:style-name="ro1">
          <table:table-cell office:value-type="float" office:value="0.426892340183258" calcext:value-type="float">
            <text:p>0.426892340183258</text:p>
          </table:table-cell>
          <table:table-cell table:number-columns-repeated="2"/>
        </table:table-row>
        <table:table-row table:style-name="ro1">
          <table:table-cell office:value-type="float" office:value="0.929204344749451" calcext:value-type="float">
            <text:p>0.929204344749451</text:p>
          </table:table-cell>
          <table:table-cell table:number-columns-repeated="2"/>
        </table:table-row>
        <table:table-row table:style-name="ro1">
          <table:table-cell office:value-type="float" office:value="0.47623610496521" calcext:value-type="float">
            <text:p>0.47623610496521</text:p>
          </table:table-cell>
          <table:table-cell table:number-columns-repeated="2"/>
        </table:table-row>
        <table:table-row table:style-name="ro1">
          <table:table-cell office:value-type="float" office:value="0.944073796272278" calcext:value-type="float">
            <text:p>0.944073796272278</text:p>
          </table:table-cell>
          <table:table-cell table:number-columns-repeated="2"/>
        </table:table-row>
        <table:table-row table:style-name="ro1">
          <table:table-cell office:value-type="float" office:value="0.444264262914658" calcext:value-type="float">
            <text:p>0.444264262914658</text:p>
          </table:table-cell>
          <table:table-cell table:number-columns-repeated="2"/>
        </table:table-row>
        <table:table-row table:style-name="ro1">
          <table:table-cell office:value-type="float" office:value="0.942250370979309" calcext:value-type="float">
            <text:p>0.942250370979309</text:p>
          </table:table-cell>
          <table:table-cell table:number-columns-repeated="2"/>
        </table:table-row>
        <table:table-row table:style-name="ro1">
          <table:table-cell office:value-type="float" office:value="0.464646220207214" calcext:value-type="float">
            <text:p>0.464646220207214</text:p>
          </table:table-cell>
          <table:table-cell table:number-columns-repeated="2"/>
        </table:table-row>
        <table:table-row table:style-name="ro1">
          <table:table-cell office:value-type="float" office:value="0.910201489925384" calcext:value-type="float">
            <text:p>0.910201489925384</text:p>
          </table:table-cell>
          <table:table-cell table:number-columns-repeated="2"/>
        </table:table-row>
        <table:table-row table:style-name="ro1">
          <table:table-cell office:value-type="float" office:value="0.469369262456894" calcext:value-type="float">
            <text:p>0.469369262456894</text:p>
          </table:table-cell>
          <table:table-cell table:number-columns-repeated="2"/>
        </table:table-row>
        <table:table-row table:style-name="ro1">
          <table:table-cell office:value-type="float" office:value="0.911908507347107" calcext:value-type="float">
            <text:p>0.911908507347107</text:p>
          </table:table-cell>
          <table:table-cell table:number-columns-repeated="2"/>
        </table:table-row>
        <table:table-row table:style-name="ro1">
          <table:table-cell office:value-type="float" office:value="0.473873138427734" calcext:value-type="float">
            <text:p>0.473873138427734</text:p>
          </table:table-cell>
          <table:table-cell table:number-columns-repeated="2"/>
        </table:table-row>
        <table:table-row table:style-name="ro1">
          <table:table-cell office:value-type="float" office:value="0.894407212734222" calcext:value-type="float">
            <text:p>0.894407212734222</text:p>
          </table:table-cell>
          <table:table-cell table:number-columns-repeated="2"/>
        </table:table-row>
        <table:table-row table:style-name="ro1">
          <table:table-cell office:value-type="float" office:value="0.479303121566772" calcext:value-type="float">
            <text:p>0.479303121566772</text:p>
          </table:table-cell>
          <table:table-cell table:number-columns-repeated="2"/>
        </table:table-row>
        <table:table-row table:style-name="ro1">
          <table:table-cell office:value-type="float" office:value="0.892810106277466" calcext:value-type="float">
            <text:p>0.892810106277466</text:p>
          </table:table-cell>
          <table:table-cell table:number-columns-repeated="2"/>
        </table:table-row>
        <table:table-row table:style-name="ro1">
          <table:table-cell office:value-type="float" office:value="0.466372936964035" calcext:value-type="float">
            <text:p>0.466372936964035</text:p>
          </table:table-cell>
          <table:table-cell table:number-columns-repeated="2"/>
        </table:table-row>
        <table:table-row table:style-name="ro1">
          <table:table-cell office:value-type="float" office:value="0.864047765731812" calcext:value-type="float">
            <text:p>0.864047765731812</text:p>
          </table:table-cell>
          <table:table-cell table:number-columns-repeated="2"/>
        </table:table-row>
        <table:table-row table:style-name="ro1">
          <table:table-cell office:value-type="float" office:value="0.458108305931091" calcext:value-type="float">
            <text:p>0.458108305931091</text:p>
          </table:table-cell>
          <table:table-cell table:number-columns-repeated="2"/>
        </table:table-row>
        <table:table-row table:style-name="ro1">
          <table:table-cell office:value-type="float" office:value="0.905233263969421" calcext:value-type="float">
            <text:p>0.905233263969421</text:p>
          </table:table-cell>
          <table:table-cell table:number-columns-repeated="2"/>
        </table:table-row>
        <table:table-row table:style-name="ro1">
          <table:table-cell office:value-type="float" office:value="0.452581614255905" calcext:value-type="float">
            <text:p>0.452581614255905</text:p>
          </table:table-cell>
          <table:table-cell table:number-columns-repeated="2"/>
        </table:table-row>
        <table:table-row table:style-name="ro1">
          <table:table-cell office:value-type="float" office:value="0.905618607997894" calcext:value-type="float">
            <text:p>0.905618607997894</text:p>
          </table:table-cell>
          <table:table-cell table:number-columns-repeated="2"/>
        </table:table-row>
        <table:table-row table:style-name="ro1">
          <table:table-cell office:value-type="float" office:value="0.449698626995087" calcext:value-type="float">
            <text:p>0.449698626995087</text:p>
          </table:table-cell>
          <table:table-cell table:number-columns-repeated="2"/>
        </table:table-row>
        <table:table-row table:style-name="ro1">
          <table:table-cell office:value-type="float" office:value="0.923321604728699" calcext:value-type="float">
            <text:p>0.923321604728699</text:p>
          </table:table-cell>
          <table:table-cell table:number-columns-repeated="2"/>
        </table:table-row>
        <table:table-row table:style-name="ro1">
          <table:table-cell office:value-type="float" office:value="0.389147043228149" calcext:value-type="float">
            <text:p>0.389147043228149</text:p>
          </table:table-cell>
          <table:table-cell table:number-columns-repeated="2"/>
        </table:table-row>
        <table:table-row table:style-name="ro1">
          <table:table-cell office:value-type="float" office:value="0.922386229038238" calcext:value-type="float">
            <text:p>0.922386229038238</text:p>
          </table:table-cell>
          <table:table-cell table:number-columns-repeated="2"/>
        </table:table-row>
        <table:table-row table:style-name="ro1">
          <table:table-cell office:value-type="float" office:value="0.411476820707321" calcext:value-type="float">
            <text:p>0.411476820707321</text:p>
          </table:table-cell>
          <table:table-cell table:number-columns-repeated="2"/>
        </table:table-row>
        <table:table-row table:style-name="ro1">
          <table:table-cell office:value-type="float" office:value="0.894412696361542" calcext:value-type="float">
            <text:p>0.894412696361542</text:p>
          </table:table-cell>
          <table:table-cell table:number-columns-repeated="2"/>
        </table:table-row>
        <table:table-row table:style-name="ro1">
          <table:table-cell office:value-type="float" office:value="0.310817390680313" calcext:value-type="float">
            <text:p>0.310817390680313</text:p>
          </table:table-cell>
          <table:table-cell table:number-columns-repeated="2"/>
        </table:table-row>
        <table:table-row table:style-name="ro1">
          <table:table-cell office:value-type="float" office:value="0.431575655937195" calcext:value-type="float">
            <text:p>0.431575655937195</text:p>
          </table:table-cell>
          <table:table-cell table:number-columns-repeated="2"/>
        </table:table-row>
        <table:table-row table:style-name="ro1">
          <table:table-cell office:value-type="float" office:value="0.704007148742676" calcext:value-type="float">
            <text:p>0.704007148742676</text:p>
          </table:table-cell>
          <table:table-cell table:number-columns-repeated="2"/>
        </table:table-row>
        <table:table-row table:style-name="ro1">
          <table:table-cell office:value-type="float" office:value="0.250281423330307" calcext:value-type="float">
            <text:p>0.250281423330307</text:p>
          </table:table-cell>
          <table:table-cell table:number-columns-repeated="2"/>
        </table:table-row>
        <table:table-row table:style-name="ro1">
          <table:table-cell office:value-type="float" office:value="0.439393103122711" calcext:value-type="float">
            <text:p>0.439393103122711</text:p>
          </table:table-cell>
          <table:table-cell table:number-columns-repeated="2"/>
        </table:table-row>
        <table:table-row table:style-name="ro1">
          <table:table-cell office:value-type="float" office:value="0.826040208339691" calcext:value-type="float">
            <text:p>0.826040208339691</text:p>
          </table:table-cell>
          <table:table-cell table:number-columns-repeated="2"/>
        </table:table-row>
        <table:table-row table:style-name="ro1">
          <table:table-cell office:value-type="float" office:value="0.474939346313477" calcext:value-type="float">
            <text:p>0.474939346313477</text:p>
          </table:table-cell>
          <table:table-cell table:number-columns-repeated="2"/>
        </table:table-row>
        <table:table-row table:style-name="ro1">
          <table:table-cell office:value-type="float" office:value="0.806011199951172" calcext:value-type="float">
            <text:p>0.806011199951172</text:p>
          </table:table-cell>
          <table:table-cell table:number-columns-repeated="2"/>
        </table:table-row>
        <table:table-row table:style-name="ro1">
          <table:table-cell office:value-type="float" office:value="0.258122265338898" calcext:value-type="float">
            <text:p>0.258122265338898</text:p>
          </table:table-cell>
          <table:table-cell table:number-columns-repeated="2"/>
        </table:table-row>
        <table:table-row table:style-name="ro1">
          <table:table-cell office:value-type="float" office:value="0.493136823177338" calcext:value-type="float">
            <text:p>0.493136823177338</text:p>
          </table:table-cell>
          <table:table-cell table:number-columns-repeated="2"/>
        </table:table-row>
        <table:table-row table:style-name="ro1">
          <table:table-cell office:value-type="float" office:value="0.59543788433075" calcext:value-type="float">
            <text:p>0.59543788433075</text:p>
          </table:table-cell>
          <table:table-cell table:number-columns-repeated="2"/>
        </table:table-row>
        <table:table-row table:style-name="ro1">
          <table:table-cell office:value-type="float" office:value="0.317104369401932" calcext:value-type="float">
            <text:p>0.317104369401932</text:p>
          </table:table-cell>
          <table:table-cell table:number-columns-repeated="2"/>
        </table:table-row>
        <table:table-row table:style-name="ro1">
          <table:table-cell office:value-type="float" office:value="0.48599436879158" calcext:value-type="float">
            <text:p>0.48599436879158</text:p>
          </table:table-cell>
          <table:table-cell table:number-columns-repeated="2"/>
        </table:table-row>
        <table:table-row table:style-name="ro1">
          <table:table-cell office:value-type="float" office:value="0.48796933889389" calcext:value-type="float">
            <text:p>0.48796933889389</text:p>
          </table:table-cell>
          <table:table-cell table:number-columns-repeated="2"/>
        </table:table-row>
        <table:table-row table:style-name="ro1">
          <table:table-cell office:value-type="float" office:value="0.267846286296844" calcext:value-type="float">
            <text:p>0.267846286296844</text:p>
          </table:table-cell>
          <table:table-cell table:number-columns-repeated="2"/>
        </table:table-row>
        <table:table-row table:style-name="ro1">
          <table:table-cell office:value-type="float" office:value="0.46113446354866" calcext:value-type="float">
            <text:p>0.46113446354866</text:p>
          </table:table-cell>
          <table:table-cell table:number-columns-repeated="2"/>
        </table:table-row>
        <table:table-row table:style-name="ro1">
          <table:table-cell office:value-type="float" office:value="0.520070910453796" calcext:value-type="float">
            <text:p>0.520070910453796</text:p>
          </table:table-cell>
          <table:table-cell table:number-columns-repeated="2"/>
        </table:table-row>
        <table:table-row table:style-name="ro1">
          <table:table-cell office:value-type="float" office:value="0.309844225645065" calcext:value-type="float">
            <text:p>0.309844225645065</text:p>
          </table:table-cell>
          <table:table-cell table:number-columns-repeated="2"/>
        </table:table-row>
        <table:table-row table:style-name="ro1">
          <table:table-cell office:value-type="float" office:value="0.512800097465515" calcext:value-type="float">
            <text:p>0.512800097465515</text:p>
          </table:table-cell>
          <table:table-cell table:number-columns-repeated="2"/>
        </table:table-row>
        <table:table-row table:style-name="ro1">
          <table:table-cell office:value-type="float" office:value="0.779064655303955" calcext:value-type="float">
            <text:p>0.779064655303955</text:p>
          </table:table-cell>
          <table:table-cell table:number-columns-repeated="2"/>
        </table:table-row>
        <table:table-row table:style-name="ro1">
          <table:table-cell office:value-type="float" office:value="0.471874207258225" calcext:value-type="float">
            <text:p>0.471874207258225</text:p>
          </table:table-cell>
          <table:table-cell table:number-columns-repeated="2"/>
        </table:table-row>
        <table:table-row table:style-name="ro1">
          <table:table-cell office:value-type="float" office:value="0.71123731136322" calcext:value-type="float">
            <text:p>0.71123731136322</text:p>
          </table:table-cell>
          <table:table-cell table:number-columns-repeated="2"/>
        </table:table-row>
        <table:table-row table:style-name="ro1">
          <table:table-cell office:value-type="float" office:value="0.435242563486099" calcext:value-type="float">
            <text:p>0.435242563486099</text:p>
          </table:table-cell>
          <table:table-cell table:number-columns-repeated="2"/>
        </table:table-row>
        <table:table-row table:style-name="ro1">
          <table:table-cell office:value-type="float" office:value="0.812742412090302" calcext:value-type="float">
            <text:p>0.812742412090302</text:p>
          </table:table-cell>
          <table:table-cell table:number-columns-repeated="2"/>
        </table:table-row>
        <table:table-row table:style-name="ro1">
          <table:table-cell office:value-type="float" office:value="0.416380167007446" calcext:value-type="float">
            <text:p>0.416380167007446</text:p>
          </table:table-cell>
          <table:table-cell table:number-columns-repeated="2"/>
        </table:table-row>
        <table:table-row table:style-name="ro1">
          <table:table-cell office:value-type="float" office:value="0.912971913814545" calcext:value-type="float">
            <text:p>0.912971913814545</text:p>
          </table:table-cell>
          <table:table-cell table:number-columns-repeated="2"/>
        </table:table-row>
        <table:table-row table:style-name="ro1">
          <table:table-cell office:value-type="float" office:value="0.473186314105988" calcext:value-type="float">
            <text:p>0.473186314105988</text:p>
          </table:table-cell>
          <table:table-cell table:number-columns-repeated="2"/>
        </table:table-row>
        <table:table-row table:style-name="ro1">
          <table:table-cell office:value-type="float" office:value="0.942626714706421" calcext:value-type="float">
            <text:p>0.942626714706421</text:p>
          </table:table-cell>
          <table:table-cell table:number-columns-repeated="2"/>
        </table:table-row>
        <table:table-row table:style-name="ro1">
          <table:table-cell office:value-type="float" office:value="0.3103107213974" calcext:value-type="float">
            <text:p>0.3103107213974</text:p>
          </table:table-cell>
          <table:table-cell table:number-columns-repeated="2"/>
        </table:table-row>
        <table:table-row table:style-name="ro1">
          <table:table-cell office:value-type="float" office:value="0.401099681854248" calcext:value-type="float">
            <text:p>0.401099681854248</text:p>
          </table:table-cell>
          <table:table-cell table:number-columns-repeated="2"/>
        </table:table-row>
        <table:table-row table:style-name="ro1">
          <table:table-cell office:value-type="float" office:value="0.879672229290008" calcext:value-type="float">
            <text:p>0.879672229290008</text:p>
          </table:table-cell>
          <table:table-cell table:number-columns-repeated="2"/>
        </table:table-row>
        <table:table-row table:style-name="ro1">
          <table:table-cell office:value-type="float" office:value="0.470968902111054" calcext:value-type="float">
            <text:p>0.470968902111054</text:p>
          </table:table-cell>
          <table:table-cell table:number-columns-repeated="2"/>
        </table:table-row>
        <table:table-row table:style-name="ro1">
          <table:table-cell office:value-type="float" office:value="0.926332890987396" calcext:value-type="float">
            <text:p>0.926332890987396</text:p>
          </table:table-cell>
          <table:table-cell table:number-columns-repeated="2"/>
        </table:table-row>
        <table:table-row table:style-name="ro1">
          <table:table-cell office:value-type="float" office:value="0.473832935094833" calcext:value-type="float">
            <text:p>0.473832935094833</text:p>
          </table:table-cell>
          <table:table-cell table:number-columns-repeated="2"/>
        </table:table-row>
        <table:table-row table:style-name="ro1">
          <table:table-cell office:value-type="float" office:value="0.89921098947525" calcext:value-type="float">
            <text:p>0.89921098947525</text:p>
          </table:table-cell>
          <table:table-cell table:number-columns-repeated="2"/>
        </table:table-row>
        <table:table-row table:style-name="ro1">
          <table:table-cell office:value-type="float" office:value="0.495885640382767" calcext:value-type="float">
            <text:p>0.495885640382767</text:p>
          </table:table-cell>
          <table:table-cell table:number-columns-repeated="2"/>
        </table:table-row>
        <table:table-row table:style-name="ro1">
          <table:table-cell office:value-type="float" office:value="0.888215959072113" calcext:value-type="float">
            <text:p>0.888215959072113</text:p>
          </table:table-cell>
          <table:table-cell table:number-columns-repeated="2"/>
        </table:table-row>
        <table:table-row table:style-name="ro1">
          <table:table-cell office:value-type="float" office:value="0.484814643859863" calcext:value-type="float">
            <text:p>0.484814643859863</text:p>
          </table:table-cell>
          <table:table-cell table:number-columns-repeated="2"/>
        </table:table-row>
        <table:table-row table:style-name="ro1">
          <table:table-cell office:value-type="float" office:value="0.702787637710571" calcext:value-type="float">
            <text:p>0.702787637710571</text:p>
          </table:table-cell>
          <table:table-cell table:number-columns-repeated="2"/>
        </table:table-row>
        <table:table-row table:style-name="ro1">
          <table:table-cell office:value-type="float" office:value="0.311361253261566" calcext:value-type="float">
            <text:p>0.311361253261566</text:p>
          </table:table-cell>
          <table:table-cell table:number-columns-repeated="2"/>
        </table:table-row>
        <table:table-row table:style-name="ro1">
          <table:table-cell office:value-type="float" office:value="0.826143980026245" calcext:value-type="float">
            <text:p>0.826143980026245</text:p>
          </table:table-cell>
          <table:table-cell table:number-columns-repeated="2"/>
        </table:table-row>
        <table:table-row table:style-name="ro1">
          <table:table-cell office:value-type="float" office:value="0.305357217788696" calcext:value-type="float">
            <text:p>0.305357217788696</text:p>
          </table:table-cell>
          <table:table-cell table:number-columns-repeated="2"/>
        </table:table-row>
        <table:table-row table:style-name="ro1">
          <table:table-cell office:value-type="float" office:value="0.897332072257996" calcext:value-type="float">
            <text:p>0.897332072257996</text:p>
          </table:table-cell>
          <table:table-cell table:number-columns-repeated="2"/>
        </table:table-row>
        <table:table-row table:style-name="ro1">
          <table:table-cell office:value-type="float" office:value="0.27593731880188" calcext:value-type="float">
            <text:p>0.27593731880188</text:p>
          </table:table-cell>
          <table:table-cell table:number-columns-repeated="2"/>
        </table:table-row>
        <table:table-row table:style-name="ro1">
          <table:table-cell office:value-type="float" office:value="0.902286291122436" calcext:value-type="float">
            <text:p>0.902286291122436</text:p>
          </table:table-cell>
          <table:table-cell table:number-columns-repeated="2"/>
        </table:table-row>
        <table:table-row table:style-name="ro1">
          <table:table-cell office:value-type="float" office:value="0.316496968269348" calcext:value-type="float">
            <text:p>0.316496968269348</text:p>
          </table:table-cell>
          <table:table-cell table:number-columns-repeated="2"/>
        </table:table-row>
        <table:table-row table:style-name="ro1">
          <table:table-cell office:value-type="float" office:value="0.91195547580719" calcext:value-type="float">
            <text:p>0.91195547580719</text:p>
          </table:table-cell>
          <table:table-cell table:number-columns-repeated="2"/>
        </table:table-row>
        <table:table-row table:style-name="ro1">
          <table:table-cell office:value-type="float" office:value="0.320313900709152" calcext:value-type="float">
            <text:p>0.320313900709152</text:p>
          </table:table-cell>
          <table:table-cell table:number-columns-repeated="2"/>
        </table:table-row>
        <table:table-row table:style-name="ro1">
          <table:table-cell office:value-type="float" office:value="0.798779189586639" calcext:value-type="float">
            <text:p>0.798779189586639</text:p>
          </table:table-cell>
          <table:table-cell table:number-columns-repeated="2"/>
        </table:table-row>
        <table:table-row table:style-name="ro1">
          <table:table-cell office:value-type="float" office:value="0.314053237438202" calcext:value-type="float">
            <text:p>0.314053237438202</text:p>
          </table:table-cell>
          <table:table-cell table:number-columns-repeated="2"/>
        </table:table-row>
        <table:table-row table:style-name="ro1">
          <table:table-cell office:value-type="float" office:value="0.881325840950012" calcext:value-type="float">
            <text:p>0.881325840950012</text:p>
          </table:table-cell>
          <table:table-cell table:number-columns-repeated="2"/>
        </table:table-row>
        <table:table-row table:style-name="ro1">
          <table:table-cell office:value-type="float" office:value="0.302402019500732" calcext:value-type="float">
            <text:p>0.302402019500732</text:p>
          </table:table-cell>
          <table:table-cell table:number-columns-repeated="2"/>
        </table:table-row>
        <table:table-row table:style-name="ro1">
          <table:table-cell office:value-type="float" office:value="0.921561419963837" calcext:value-type="float">
            <text:p>0.921561419963837</text:p>
          </table:table-cell>
          <table:table-cell table:number-columns-repeated="2"/>
        </table:table-row>
        <table:table-row table:style-name="ro1">
          <table:table-cell office:value-type="float" office:value="0.306824713945389" calcext:value-type="float">
            <text:p>0.306824713945389</text:p>
          </table:table-cell>
          <table:table-cell table:number-columns-repeated="2"/>
        </table:table-row>
        <table:table-row table:style-name="ro1">
          <table:table-cell office:value-type="float" office:value="0.897135615348816" calcext:value-type="float">
            <text:p>0.897135615348816</text:p>
          </table:table-cell>
          <table:table-cell table:number-columns-repeated="2"/>
        </table:table-row>
        <table:table-row table:style-name="ro1">
          <table:table-cell office:value-type="float" office:value="0.315932959318161" calcext:value-type="float">
            <text:p>0.315932959318161</text:p>
          </table:table-cell>
          <table:table-cell table:number-columns-repeated="2"/>
        </table:table-row>
        <table:table-row table:style-name="ro1">
          <table:table-cell office:value-type="float" office:value="0.924717962741852" calcext:value-type="float">
            <text:p>0.924717962741852</text:p>
          </table:table-cell>
          <table:table-cell table:number-columns-repeated="2"/>
        </table:table-row>
        <table:table-row table:style-name="ro1">
          <table:table-cell office:value-type="float" office:value="0.270835220813751" calcext:value-type="float">
            <text:p>0.270835220813751</text:p>
          </table:table-cell>
          <table:table-cell table:number-columns-repeated="2"/>
        </table:table-row>
        <table:table-row table:style-name="ro1">
          <table:table-cell office:value-type="float" office:value="0.940086960792542" calcext:value-type="float">
            <text:p>0.940086960792542</text:p>
          </table:table-cell>
          <table:table-cell table:number-columns-repeated="2"/>
        </table:table-row>
        <table:table-row table:style-name="ro1">
          <table:table-cell office:value-type="float" office:value="0.266680479049683" calcext:value-type="float">
            <text:p>0.266680479049683</text:p>
          </table:table-cell>
          <table:table-cell table:number-columns-repeated="2"/>
        </table:table-row>
        <table:table-row table:style-name="ro1">
          <table:table-cell office:value-type="float" office:value="0.937931299209595" calcext:value-type="float">
            <text:p>0.937931299209595</text:p>
          </table:table-cell>
          <table:table-cell table:number-columns-repeated="2"/>
        </table:table-row>
        <table:table-row table:style-name="ro1">
          <table:table-cell office:value-type="float" office:value="0.264877170324326" calcext:value-type="float">
            <text:p>0.264877170324326</text:p>
          </table:table-cell>
          <table:table-cell table:number-columns-repeated="2"/>
        </table:table-row>
        <table:table-row table:style-name="ro1">
          <table:table-cell office:value-type="float" office:value="0.933710753917694" calcext:value-type="float">
            <text:p>0.933710753917694</text:p>
          </table:table-cell>
          <table:table-cell table:number-columns-repeated="2"/>
        </table:table-row>
        <table:table-row table:style-name="ro1">
          <table:table-cell office:value-type="float" office:value="0.254773139953613" calcext:value-type="float">
            <text:p>0.254773139953613</text:p>
          </table:table-cell>
          <table:table-cell table:number-columns-repeated="2"/>
        </table:table-row>
        <table:table-row table:style-name="ro1">
          <table:table-cell office:value-type="float" office:value="0.928120791912079" calcext:value-type="float">
            <text:p>0.928120791912079</text:p>
          </table:table-cell>
          <table:table-cell table:number-columns-repeated="2"/>
        </table:table-row>
        <table:table-row table:style-name="ro1">
          <table:table-cell office:value-type="float" office:value="0.930531144142151" calcext:value-type="float">
            <text:p>0.930531144142151</text:p>
          </table:table-cell>
          <table:table-cell table:number-columns-repeated="2"/>
        </table:table-row>
        <table:table-row table:style-name="ro1">
          <table:table-cell office:value-type="float" office:value="0.932174563407898" calcext:value-type="float">
            <text:p>0.932174563407898</text:p>
          </table:table-cell>
          <table:table-cell table:number-columns-repeated="2"/>
        </table:table-row>
        <table:table-row table:style-name="ro1">
          <table:table-cell office:value-type="float" office:value="0.933801352977753" calcext:value-type="float">
            <text:p>0.933801352977753</text:p>
          </table:table-cell>
          <table:table-cell table:number-columns-repeated="2"/>
        </table:table-row>
        <table:table-row table:style-name="ro1">
          <table:table-cell office:value-type="float" office:value="0.263361871242523" calcext:value-type="float">
            <text:p>0.263361871242523</text:p>
          </table:table-cell>
          <table:table-cell table:number-columns-repeated="2"/>
        </table:table-row>
        <table:table-row table:style-name="ro1">
          <table:table-cell office:value-type="float" office:value="0.933857083320618" calcext:value-type="float">
            <text:p>0.933857083320618</text:p>
          </table:table-cell>
          <table:table-cell table:number-columns-repeated="2"/>
        </table:table-row>
        <table:table-row table:style-name="ro1">
          <table:table-cell office:value-type="float" office:value="0.26520374417305" calcext:value-type="float">
            <text:p>0.26520374417305</text:p>
          </table:table-cell>
          <table:table-cell table:number-columns-repeated="2"/>
        </table:table-row>
        <table:table-row table:style-name="ro1">
          <table:table-cell office:value-type="float" office:value="0.935404181480408" calcext:value-type="float">
            <text:p>0.935404181480408</text:p>
          </table:table-cell>
          <table:table-cell table:number-columns-repeated="2"/>
        </table:table-row>
        <table:table-row table:style-name="ro1">
          <table:table-cell office:value-type="float" office:value="0.262725055217743" calcext:value-type="float">
            <text:p>0.262725055217743</text:p>
          </table:table-cell>
          <table:table-cell table:number-columns-repeated="2"/>
        </table:table-row>
        <table:table-row table:style-name="ro1">
          <table:table-cell office:value-type="float" office:value="0.930151402950287" calcext:value-type="float">
            <text:p>0.930151402950287</text:p>
          </table:table-cell>
          <table:table-cell table:number-columns-repeated="2"/>
        </table:table-row>
        <table:table-row table:style-name="ro1">
          <table:table-cell office:value-type="float" office:value="0.252897769212723" calcext:value-type="float">
            <text:p>0.252897769212723</text:p>
          </table:table-cell>
          <table:table-cell table:number-columns-repeated="2"/>
        </table:table-row>
        <table:table-row table:style-name="ro1">
          <table:table-cell office:value-type="float" office:value="0.928171932697296" calcext:value-type="float">
            <text:p>0.928171932697296</text:p>
          </table:table-cell>
          <table:table-cell table:number-columns-repeated="2"/>
        </table:table-row>
        <table:table-row table:style-name="ro1">
          <table:table-cell office:value-type="float" office:value="0.268058508634567" calcext:value-type="float">
            <text:p>0.268058508634567</text:p>
          </table:table-cell>
          <table:table-cell table:number-columns-repeated="2"/>
        </table:table-row>
        <table:table-row table:style-name="ro1">
          <table:table-cell office:value-type="float" office:value="0.931566596031189" calcext:value-type="float">
            <text:p>0.931566596031189</text:p>
          </table:table-cell>
          <table:table-cell table:number-columns-repeated="2"/>
        </table:table-row>
        <table:table-row table:style-name="ro1">
          <table:table-cell office:value-type="float" office:value="0.269792288541794" calcext:value-type="float">
            <text:p>0.269792288541794</text:p>
          </table:table-cell>
          <table:table-cell table:number-columns-repeated="2"/>
        </table:table-row>
        <table:table-row table:style-name="ro1">
          <table:table-cell office:value-type="float" office:value="0.923916637897491" calcext:value-type="float">
            <text:p>0.923916637897491</text:p>
          </table:table-cell>
          <table:table-cell table:number-columns-repeated="2"/>
        </table:table-row>
        <table:table-row table:style-name="ro1">
          <table:table-cell office:value-type="float" office:value="0.296088516712189" calcext:value-type="float">
            <text:p>0.296088516712189</text:p>
          </table:table-cell>
          <table:table-cell table:number-columns-repeated="2"/>
        </table:table-row>
        <table:table-row table:style-name="ro1">
          <table:table-cell office:value-type="float" office:value="0.902897834777832" calcext:value-type="float">
            <text:p>0.902897834777832</text:p>
          </table:table-cell>
          <table:table-cell table:number-columns-repeated="2"/>
        </table:table-row>
        <table:table-row table:style-name="ro1">
          <table:table-cell office:value-type="float" office:value="0.284184962511063" calcext:value-type="float">
            <text:p>0.284184962511063</text:p>
          </table:table-cell>
          <table:table-cell table:number-columns-repeated="2"/>
        </table:table-row>
        <table:table-row table:style-name="ro1">
          <table:table-cell office:value-type="float" office:value="0.830633521080017" calcext:value-type="float">
            <text:p>0.830633521080017</text:p>
          </table:table-cell>
          <table:table-cell table:number-columns-repeated="2"/>
        </table:table-row>
        <table:table-row table:style-name="ro1">
          <table:table-cell office:value-type="float" office:value="0.2904152572155" calcext:value-type="float">
            <text:p>0.2904152572155</text:p>
          </table:table-cell>
          <table:table-cell table:number-columns-repeated="2"/>
        </table:table-row>
        <table:table-row table:style-name="ro1">
          <table:table-cell office:value-type="float" office:value="0.91046154499054" calcext:value-type="float">
            <text:p>0.91046154499054</text:p>
          </table:table-cell>
          <table:table-cell table:number-columns-repeated="2"/>
        </table:table-row>
        <table:table-row table:style-name="ro1">
          <table:table-cell office:value-type="float" office:value="0.287076950073242" calcext:value-type="float">
            <text:p>0.287076950073242</text:p>
          </table:table-cell>
          <table:table-cell table:number-columns-repeated="2"/>
        </table:table-row>
        <table:table-row table:style-name="ro1">
          <table:table-cell office:value-type="float" office:value="0.924157977104187" calcext:value-type="float">
            <text:p>0.924157977104187</text:p>
          </table:table-cell>
          <table:table-cell table:number-columns-repeated="2"/>
        </table:table-row>
        <table:table-row table:style-name="ro1">
          <table:table-cell office:value-type="float" office:value="0.278332948684692" calcext:value-type="float">
            <text:p>0.278332948684692</text:p>
          </table:table-cell>
          <table:table-cell table:number-columns-repeated="2"/>
        </table:table-row>
        <table:table-row table:style-name="ro1">
          <table:table-cell office:value-type="float" office:value="0.925417840480804" calcext:value-type="float">
            <text:p>0.925417840480804</text:p>
          </table:table-cell>
          <table:table-cell table:number-columns-repeated="2"/>
        </table:table-row>
        <table:table-row table:style-name="ro1">
          <table:table-cell office:value-type="float" office:value="0.289314299821854" calcext:value-type="float">
            <text:p>0.289314299821854</text:p>
          </table:table-cell>
          <table:table-cell table:number-columns-repeated="2"/>
        </table:table-row>
        <table:table-row table:style-name="ro1">
          <table:table-cell office:value-type="float" office:value="0.930102527141571" calcext:value-type="float">
            <text:p>0.930102527141571</text:p>
          </table:table-cell>
          <table:table-cell table:number-columns-repeated="2"/>
        </table:table-row>
        <table:table-row table:style-name="ro1">
          <table:table-cell office:value-type="float" office:value="0.282919317483902" calcext:value-type="float">
            <text:p>0.282919317483902</text:p>
          </table:table-cell>
          <table:table-cell table:number-columns-repeated="2"/>
        </table:table-row>
        <table:table-row table:style-name="ro1">
          <table:table-cell office:value-type="float" office:value="0.934907495975494" calcext:value-type="float">
            <text:p>0.934907495975494</text:p>
          </table:table-cell>
          <table:table-cell table:number-columns-repeated="2"/>
        </table:table-row>
        <table:table-row table:style-name="ro1">
          <table:table-cell office:value-type="float" office:value="0.284972459077835" calcext:value-type="float">
            <text:p>0.284972459077835</text:p>
          </table:table-cell>
          <table:table-cell table:number-columns-repeated="2"/>
        </table:table-row>
        <table:table-row table:style-name="ro1">
          <table:table-cell office:value-type="float" office:value="0.92726993560791" calcext:value-type="float">
            <text:p>0.92726993560791</text:p>
          </table:table-cell>
          <table:table-cell table:number-columns-repeated="2"/>
        </table:table-row>
        <table:table-row table:style-name="ro1">
          <table:table-cell office:value-type="float" office:value="0.264731258153915" calcext:value-type="float">
            <text:p>0.264731258153915</text:p>
          </table:table-cell>
          <table:table-cell table:number-columns-repeated="2"/>
        </table:table-row>
        <table:table-row table:style-name="ro1">
          <table:table-cell office:value-type="float" office:value="0.933009922504425" calcext:value-type="float">
            <text:p>0.933009922504425</text:p>
          </table:table-cell>
          <table:table-cell table:number-columns-repeated="2"/>
        </table:table-row>
        <table:table-row table:style-name="ro1">
          <table:table-cell office:value-type="float" office:value="0.274724572896957" calcext:value-type="float">
            <text:p>0.274724572896957</text:p>
          </table:table-cell>
          <table:table-cell table:number-columns-repeated="2"/>
        </table:table-row>
        <table:table-row table:style-name="ro1">
          <table:table-cell office:value-type="float" office:value="0.917539477348327" calcext:value-type="float">
            <text:p>0.917539477348327</text:p>
          </table:table-cell>
          <table:table-cell table:number-columns-repeated="2"/>
        </table:table-row>
        <table:table-row table:style-name="ro1">
          <table:table-cell office:value-type="float" office:value="0.911305606365204" calcext:value-type="float">
            <text:p>0.911305606365204</text:p>
          </table:table-cell>
          <table:table-cell table:number-columns-repeated="2"/>
        </table:table-row>
        <table:table-row table:style-name="ro1">
          <table:table-cell office:value-type="float" office:value="0.863643646240234" calcext:value-type="float">
            <text:p>0.863643646240234</text:p>
          </table:table-cell>
          <table:table-cell table:number-columns-repeated="2"/>
        </table:table-row>
        <table:table-row table:style-name="ro1">
          <table:table-cell office:value-type="float" office:value="0.918188750743866" calcext:value-type="float">
            <text:p>0.918188750743866</text:p>
          </table:table-cell>
          <table:table-cell table:number-columns-repeated="2"/>
        </table:table-row>
        <table:table-row table:style-name="ro1">
          <table:table-cell office:value-type="float" office:value="0.920084595680237" calcext:value-type="float">
            <text:p>0.920084595680237</text:p>
          </table:table-cell>
          <table:table-cell table:number-columns-repeated="2"/>
        </table:table-row>
        <table:table-row table:style-name="ro1">
          <table:table-cell office:value-type="float" office:value="0.921285390853882" calcext:value-type="float">
            <text:p>0.921285390853882</text:p>
          </table:table-cell>
          <table:table-cell table:number-columns-repeated="2"/>
        </table:table-row>
        <table:table-row table:style-name="ro1">
          <table:table-cell office:value-type="float" office:value="0.924679517745972" calcext:value-type="float">
            <text:p>0.924679517745972</text:p>
          </table:table-cell>
          <table:table-cell table:number-columns-repeated="2"/>
        </table:table-row>
        <table:table-row table:style-name="ro1">
          <table:table-cell office:value-type="float" office:value="0.910287797451019" calcext:value-type="float">
            <text:p>0.910287797451019</text:p>
          </table:table-cell>
          <table:table-cell table:number-columns-repeated="2"/>
        </table:table-row>
        <table:table-row table:style-name="ro1">
          <table:table-cell office:value-type="float" office:value="0.902671217918396" calcext:value-type="float">
            <text:p>0.902671217918396</text:p>
          </table:table-cell>
          <table:table-cell table:number-columns-repeated="2"/>
        </table:table-row>
        <table:table-row table:style-name="ro1">
          <table:table-cell office:value-type="float" office:value="0.89252495765686" calcext:value-type="float">
            <text:p>0.89252495765686</text:p>
          </table:table-cell>
          <table:table-cell table:number-columns-repeated="2"/>
        </table:table-row>
        <table:table-row table:style-name="ro1">
          <table:table-cell office:value-type="float" office:value="0.868797361850739" calcext:value-type="float">
            <text:p>0.868797361850739</text:p>
          </table:table-cell>
          <table:table-cell table:number-columns-repeated="2"/>
        </table:table-row>
        <table:table-row table:style-name="ro1">
          <table:table-cell office:value-type="float" office:value="0.865111649036408" calcext:value-type="float">
            <text:p>0.865111649036408</text:p>
          </table:table-cell>
          <table:table-cell table:number-columns-repeated="2"/>
        </table:table-row>
        <table:table-row table:style-name="ro1">
          <table:table-cell office:value-type="float" office:value="0.905258297920227" calcext:value-type="float">
            <text:p>0.905258297920227</text:p>
          </table:table-cell>
          <table:table-cell table:number-columns-repeated="2"/>
        </table:table-row>
        <table:table-row table:style-name="ro1">
          <table:table-cell office:value-type="float" office:value="0.899351298809052" calcext:value-type="float">
            <text:p>0.899351298809052</text:p>
          </table:table-cell>
          <table:table-cell table:number-columns-repeated="2"/>
        </table:table-row>
        <table:table-row table:style-name="ro1">
          <table:table-cell office:value-type="float" office:value="0.893168389797211" calcext:value-type="float">
            <text:p>0.893168389797211</text:p>
          </table:table-cell>
          <table:table-cell table:number-columns-repeated="2"/>
        </table:table-row>
        <table:table-row table:style-name="ro1">
          <table:table-cell office:value-type="float" office:value="0.316252827644348" calcext:value-type="float">
            <text:p>0.316252827644348</text:p>
          </table:table-cell>
          <table:table-cell table:number-columns-repeated="2"/>
        </table:table-row>
        <table:table-row table:style-name="ro1">
          <table:table-cell office:value-type="float" office:value="0.929849207401276" calcext:value-type="float">
            <text:p>0.929849207401276</text:p>
          </table:table-cell>
          <table:table-cell table:number-columns-repeated="2"/>
        </table:table-row>
        <table:table-row table:style-name="ro1">
          <table:table-cell office:value-type="float" office:value="0.919699609279633" calcext:value-type="float">
            <text:p>0.919699609279633</text:p>
          </table:table-cell>
          <table:table-cell table:number-columns-repeated="2"/>
        </table:table-row>
        <table:table-row table:style-name="ro1">
          <table:table-cell office:value-type="float" office:value="0.929175794124603" calcext:value-type="float">
            <text:p>0.929175794124603</text:p>
          </table:table-cell>
          <table:table-cell table:number-columns-repeated="2"/>
        </table:table-row>
        <table:table-row table:style-name="ro1">
          <table:table-cell office:value-type="float" office:value="0.935682475566864" calcext:value-type="float">
            <text:p>0.935682475566864</text:p>
          </table:table-cell>
          <table:table-cell table:number-columns-repeated="2"/>
        </table:table-row>
        <table:table-row table:style-name="ro1">
          <table:table-cell office:value-type="float" office:value="0.937982618808746" calcext:value-type="float">
            <text:p>0.937982618808746</text:p>
          </table:table-cell>
          <table:table-cell table:number-columns-repeated="2"/>
        </table:table-row>
        <table:table-row table:style-name="ro1">
          <table:table-cell office:value-type="float" office:value="0.921872079372406" calcext:value-type="float">
            <text:p>0.921872079372406</text:p>
          </table:table-cell>
          <table:table-cell table:number-columns-repeated="2"/>
        </table:table-row>
        <table:table-row table:style-name="ro1">
          <table:table-cell office:value-type="float" office:value="0.908818900585175" calcext:value-type="float">
            <text:p>0.908818900585175</text:p>
          </table:table-cell>
          <table:table-cell table:number-columns-repeated="2"/>
        </table:table-row>
        <table:table-row table:style-name="ro1">
          <table:table-cell office:value-type="float" office:value="0.922263503074646" calcext:value-type="float">
            <text:p>0.922263503074646</text:p>
          </table:table-cell>
          <table:table-cell table:number-columns-repeated="2"/>
        </table:table-row>
        <table:table-row table:style-name="ro1">
          <table:table-cell office:value-type="float" office:value="0.903197407722473" calcext:value-type="float">
            <text:p>0.903197407722473</text:p>
          </table:table-cell>
          <table:table-cell table:number-columns-repeated="2"/>
        </table:table-row>
        <table:table-row table:style-name="ro1">
          <table:table-cell office:value-type="float" office:value="0.873218357563019" calcext:value-type="float">
            <text:p>0.873218357563019</text:p>
          </table:table-cell>
          <table:table-cell table:number-columns-repeated="2"/>
        </table:table-row>
        <table:table-row table:style-name="ro1">
          <table:table-cell office:value-type="float" office:value="0.88315212726593" calcext:value-type="float">
            <text:p>0.88315212726593</text:p>
          </table:table-cell>
          <table:table-cell table:number-columns-repeated="2"/>
        </table:table-row>
        <table:table-row table:style-name="ro1">
          <table:table-cell office:value-type="float" office:value="0.921042859554291" calcext:value-type="float">
            <text:p>0.921042859554291</text:p>
          </table:table-cell>
          <table:table-cell table:number-columns-repeated="2"/>
        </table:table-row>
        <table:table-row table:style-name="ro1">
          <table:table-cell office:value-type="float" office:value="0.877115309238434" calcext:value-type="float">
            <text:p>0.877115309238434</text:p>
          </table:table-cell>
          <table:table-cell table:number-columns-repeated="2"/>
        </table:table-row>
        <table:table-row table:style-name="ro1">
          <table:table-cell office:value-type="float" office:value="0.918863654136658" calcext:value-type="float">
            <text:p>0.918863654136658</text:p>
          </table:table-cell>
          <table:table-cell table:number-columns-repeated="2"/>
        </table:table-row>
        <table:table-row table:style-name="ro1">
          <table:table-cell office:value-type="float" office:value="0.899780452251434" calcext:value-type="float">
            <text:p>0.899780452251434</text:p>
          </table:table-cell>
          <table:table-cell table:number-columns-repeated="2"/>
        </table:table-row>
        <table:table-row table:style-name="ro1">
          <table:table-cell office:value-type="float" office:value="0.921353280544281" calcext:value-type="float">
            <text:p>0.921353280544281</text:p>
          </table:table-cell>
          <table:table-cell table:number-columns-repeated="2"/>
        </table:table-row>
        <table:table-row table:style-name="ro1">
          <table:table-cell office:value-type="float" office:value="0.948918879032135" calcext:value-type="float">
            <text:p>0.948918879032135</text:p>
          </table:table-cell>
          <table:table-cell table:number-columns-repeated="2"/>
        </table:table-row>
        <table:table-row table:style-name="ro1">
          <table:table-cell office:value-type="float" office:value="0.948022365570068" calcext:value-type="float">
            <text:p>0.948022365570068</text:p>
          </table:table-cell>
          <table:table-cell table:number-columns-repeated="2"/>
        </table:table-row>
        <table:table-row table:style-name="ro1">
          <table:table-cell office:value-type="float" office:value="0.943541765213013" calcext:value-type="float">
            <text:p>0.943541765213013</text:p>
          </table:table-cell>
          <table:table-cell table:number-columns-repeated="2"/>
        </table:table-row>
        <table:table-row table:style-name="ro1">
          <table:table-cell office:value-type="float" office:value="0.91903954744339" calcext:value-type="float">
            <text:p>0.91903954744339</text:p>
          </table:table-cell>
          <table:table-cell table:number-columns-repeated="2"/>
        </table:table-row>
        <table:table-row table:style-name="ro1">
          <table:table-cell office:value-type="float" office:value="0.939975440502167" calcext:value-type="float">
            <text:p>0.939975440502167</text:p>
          </table:table-cell>
          <table:table-cell table:number-columns-repeated="2"/>
        </table:table-row>
        <table:table-row table:style-name="ro1">
          <table:table-cell office:value-type="float" office:value="0.928603410720825" calcext:value-type="float">
            <text:p>0.928603410720825</text:p>
          </table:table-cell>
          <table:table-cell table:number-columns-repeated="2"/>
        </table:table-row>
        <table:table-row table:style-name="ro1">
          <table:table-cell office:value-type="float" office:value="0.928087174892426" calcext:value-type="float">
            <text:p>0.928087174892426</text:p>
          </table:table-cell>
          <table:table-cell table:number-columns-repeated="2"/>
        </table:table-row>
        <table:table-row table:style-name="ro1">
          <table:table-cell office:value-type="float" office:value="0.954185366630554" calcext:value-type="float">
            <text:p>0.954185366630554</text:p>
          </table:table-cell>
          <table:table-cell table:number-columns-repeated="2"/>
        </table:table-row>
        <table:table-row table:style-name="ro1">
          <table:table-cell office:value-type="float" office:value="0.948669016361237" calcext:value-type="float">
            <text:p>0.948669016361237</text:p>
          </table:table-cell>
          <table:table-cell table:number-columns-repeated="2"/>
        </table:table-row>
        <table:table-row table:style-name="ro1">
          <table:table-cell office:value-type="float" office:value="0.95931202173233" calcext:value-type="float">
            <text:p>0.95931202173233</text:p>
          </table:table-cell>
          <table:table-cell table:number-columns-repeated="2"/>
        </table:table-row>
        <table:table-row table:style-name="ro1">
          <table:table-cell office:value-type="float" office:value="0.962207198143005" calcext:value-type="float">
            <text:p>0.962207198143005</text:p>
          </table:table-cell>
          <table:table-cell table:number-columns-repeated="2"/>
        </table:table-row>
        <table:table-row table:style-name="ro1">
          <table:table-cell office:value-type="float" office:value="0.963534772396088" calcext:value-type="float">
            <text:p>0.963534772396088</text:p>
          </table:table-cell>
          <table:table-cell table:number-columns-repeated="2"/>
        </table:table-row>
        <table:table-row table:style-name="ro1">
          <table:table-cell office:value-type="float" office:value="0.968468010425568" calcext:value-type="float">
            <text:p>0.968468010425568</text:p>
          </table:table-cell>
          <table:table-cell table:number-columns-repeated="2"/>
        </table:table-row>
        <table:table-row table:style-name="ro1">
          <table:table-cell office:value-type="float" office:value="0.954421758651733" calcext:value-type="float">
            <text:p>0.954421758651733</text:p>
          </table:table-cell>
          <table:table-cell table:number-columns-repeated="2"/>
        </table:table-row>
        <table:table-row table:style-name="ro1">
          <table:table-cell office:value-type="float" office:value="0.959323346614838" calcext:value-type="float">
            <text:p>0.959323346614838</text:p>
          </table:table-cell>
          <table:table-cell table:number-columns-repeated="2"/>
        </table:table-row>
        <table:table-row table:style-name="ro1">
          <table:table-cell office:value-type="float" office:value="0.958193898200989" calcext:value-type="float">
            <text:p>0.958193898200989</text:p>
          </table:table-cell>
          <table:table-cell table:number-columns-repeated="2"/>
        </table:table-row>
        <table:table-row table:style-name="ro1">
          <table:table-cell office:value-type="float" office:value="0.956524074077606" calcext:value-type="float">
            <text:p>0.956524074077606</text:p>
          </table:table-cell>
          <table:table-cell table:number-columns-repeated="2"/>
        </table:table-row>
        <table:table-row table:style-name="ro1">
          <table:table-cell office:value-type="float" office:value="0.957432270050049" calcext:value-type="float">
            <text:p>0.957432270050049</text:p>
          </table:table-cell>
          <table:table-cell table:number-columns-repeated="2"/>
        </table:table-row>
        <table:table-row table:style-name="ro1">
          <table:table-cell office:value-type="float" office:value="0.963901996612549" calcext:value-type="float">
            <text:p>0.963901996612549</text:p>
          </table:table-cell>
          <table:table-cell table:number-columns-repeated="2"/>
        </table:table-row>
        <table:table-row table:style-name="ro1">
          <table:table-cell office:value-type="float" office:value="0.327500224113464" calcext:value-type="float">
            <text:p>0.327500224113464</text:p>
          </table:table-cell>
          <table:table-cell table:number-columns-repeated="2"/>
        </table:table-row>
        <table:table-row table:style-name="ro1">
          <table:table-cell office:value-type="float" office:value="0.97005170583725" calcext:value-type="float">
            <text:p>0.97005170583725</text:p>
          </table:table-cell>
          <table:table-cell table:number-columns-repeated="2"/>
        </table:table-row>
        <table:table-row table:style-name="ro1">
          <table:table-cell office:value-type="float" office:value="0.943451881408691" calcext:value-type="float">
            <text:p>0.943451881408691</text:p>
          </table:table-cell>
          <table:table-cell table:number-columns-repeated="2"/>
        </table:table-row>
        <table:table-row table:style-name="ro1">
          <table:table-cell office:value-type="float" office:value="0.939695119857788" calcext:value-type="float">
            <text:p>0.939695119857788</text:p>
          </table:table-cell>
          <table:table-cell table:number-columns-repeated="2"/>
        </table:table-row>
        <table:table-row table:style-name="ro1">
          <table:table-cell office:value-type="float" office:value="0.938601016998291" calcext:value-type="float">
            <text:p>0.938601016998291</text:p>
          </table:table-cell>
          <table:table-cell table:number-columns-repeated="2"/>
        </table:table-row>
        <table:table-row table:style-name="ro1">
          <table:table-cell office:value-type="float" office:value="0.930980145931244" calcext:value-type="float">
            <text:p>0.930980145931244</text:p>
          </table:table-cell>
          <table:table-cell table:number-columns-repeated="2"/>
        </table:table-row>
        <table:table-row table:style-name="ro1">
          <table:table-cell office:value-type="float" office:value="0.932520806789398" calcext:value-type="float">
            <text:p>0.932520806789398</text:p>
          </table:table-cell>
          <table:table-cell table:number-columns-repeated="2"/>
        </table:table-row>
        <table:table-row table:style-name="ro1">
          <table:table-cell office:value-type="float" office:value="0.924581706523895" calcext:value-type="float">
            <text:p>0.924581706523895</text:p>
          </table:table-cell>
          <table:table-cell table:number-columns-repeated="2"/>
        </table:table-row>
        <table:table-row table:style-name="ro1">
          <table:table-cell office:value-type="float" office:value="0.922514498233795" calcext:value-type="float">
            <text:p>0.922514498233795</text:p>
          </table:table-cell>
          <table:table-cell table:number-columns-repeated="2"/>
        </table:table-row>
        <table:table-row table:style-name="ro1">
          <table:table-cell office:value-type="float" office:value="0.92782324552536" calcext:value-type="float">
            <text:p>0.92782324552536</text:p>
          </table:table-cell>
          <table:table-cell table:number-columns-repeated="2"/>
        </table:table-row>
        <table:table-row table:style-name="ro1">
          <table:table-cell office:value-type="float" office:value="0.936136305332184" calcext:value-type="float">
            <text:p>0.936136305332184</text:p>
          </table:table-cell>
          <table:table-cell table:number-columns-repeated="2"/>
        </table:table-row>
        <table:table-row table:style-name="ro1">
          <table:table-cell office:value-type="float" office:value="0.946592152118683" calcext:value-type="float">
            <text:p>0.946592152118683</text:p>
          </table:table-cell>
          <table:table-cell table:number-columns-repeated="2"/>
        </table:table-row>
        <table:table-row table:style-name="ro1">
          <table:table-cell office:value-type="float" office:value="0.945267975330353" calcext:value-type="float">
            <text:p>0.945267975330353</text:p>
          </table:table-cell>
          <table:table-cell table:number-columns-repeated="2"/>
        </table:table-row>
        <table:table-row table:style-name="ro1">
          <table:table-cell office:value-type="float" office:value="0.945322513580322" calcext:value-type="float">
            <text:p>0.945322513580322</text:p>
          </table:table-cell>
          <table:table-cell table:number-columns-repeated="2"/>
        </table:table-row>
        <table:table-row table:style-name="ro1">
          <table:table-cell office:value-type="float" office:value="0.959589004516602" calcext:value-type="float">
            <text:p>0.959589004516602</text:p>
          </table:table-cell>
          <table:table-cell table:number-columns-repeated="2"/>
        </table:table-row>
        <table:table-row table:style-name="ro1">
          <table:table-cell office:value-type="float" office:value="0.374544739723206" calcext:value-type="float">
            <text:p>0.374544739723206</text:p>
          </table:table-cell>
          <table:table-cell table:number-columns-repeated="2"/>
        </table:table-row>
        <table:table-row table:style-name="ro1">
          <table:table-cell office:value-type="float" office:value="0.966440916061401" calcext:value-type="float">
            <text:p>0.966440916061401</text:p>
          </table:table-cell>
          <table:table-cell table:number-columns-repeated="2"/>
        </table:table-row>
        <table:table-row table:style-name="ro1">
          <table:table-cell office:value-type="float" office:value="0.967052042484283" calcext:value-type="float">
            <text:p>0.967052042484283</text:p>
          </table:table-cell>
          <table:table-cell table:number-columns-repeated="2"/>
        </table:table-row>
        <table:table-row table:style-name="ro1">
          <table:table-cell office:value-type="float" office:value="0.96502685546875" calcext:value-type="float">
            <text:p>0.96502685546875</text:p>
          </table:table-cell>
          <table:table-cell table:number-columns-repeated="2"/>
        </table:table-row>
        <table:table-row table:style-name="ro1">
          <table:table-cell office:value-type="float" office:value="0.965066134929657" calcext:value-type="float">
            <text:p>0.965066134929657</text:p>
          </table:table-cell>
          <table:table-cell table:number-columns-repeated="2"/>
        </table:table-row>
        <table:table-row table:style-name="ro1">
          <table:table-cell office:value-type="float" office:value="0.962686598300934" calcext:value-type="float">
            <text:p>0.962686598300934</text:p>
          </table:table-cell>
          <table:table-cell table:number-columns-repeated="2"/>
        </table:table-row>
        <table:table-row table:style-name="ro1">
          <table:table-cell office:value-type="float" office:value="0.962680876255035" calcext:value-type="float">
            <text:p>0.962680876255035</text:p>
          </table:table-cell>
          <table:table-cell table:number-columns-repeated="2"/>
        </table:table-row>
        <table:table-row table:style-name="ro1">
          <table:table-cell office:value-type="float" office:value="0.953494012355804" calcext:value-type="float">
            <text:p>0.953494012355804</text:p>
          </table:table-cell>
          <table:table-cell table:number-columns-repeated="2"/>
        </table:table-row>
        <table:table-row table:style-name="ro1">
          <table:table-cell office:value-type="float" office:value="0.943554162979126" calcext:value-type="float">
            <text:p>0.943554162979126</text:p>
          </table:table-cell>
          <table:table-cell table:number-columns-repeated="2"/>
        </table:table-row>
        <table:table-row table:style-name="ro1">
          <table:table-cell office:value-type="float" office:value="0.928151369094849" calcext:value-type="float">
            <text:p>0.928151369094849</text:p>
          </table:table-cell>
          <table:table-cell table:number-columns-repeated="2"/>
        </table:table-row>
        <table:table-row table:style-name="ro1">
          <table:table-cell office:value-type="float" office:value="0.946959316730499" calcext:value-type="float">
            <text:p>0.946959316730499</text:p>
          </table:table-cell>
          <table:table-cell table:number-columns-repeated="2"/>
        </table:table-row>
        <table:table-row table:style-name="ro1">
          <table:table-cell office:value-type="float" office:value="0.955701112747192" calcext:value-type="float">
            <text:p>0.955701112747192</text:p>
          </table:table-cell>
          <table:table-cell table:number-columns-repeated="2"/>
        </table:table-row>
        <table:table-row table:style-name="ro1">
          <table:table-cell office:value-type="float" office:value="0.949304282665253" calcext:value-type="float">
            <text:p>0.949304282665253</text:p>
          </table:table-cell>
          <table:table-cell table:number-columns-repeated="2"/>
        </table:table-row>
        <table:table-row table:style-name="ro1">
          <table:table-cell office:value-type="float" office:value="0.955182790756226" calcext:value-type="float">
            <text:p>0.955182790756226</text:p>
          </table:table-cell>
          <table:table-cell table:number-columns-repeated="2"/>
        </table:table-row>
        <table:table-row table:style-name="ro1">
          <table:table-cell office:value-type="float" office:value="0.943238139152527" calcext:value-type="float">
            <text:p>0.943238139152527</text:p>
          </table:table-cell>
          <table:table-cell table:number-columns-repeated="2"/>
        </table:table-row>
        <table:table-row table:style-name="ro1">
          <table:table-cell office:value-type="float" office:value="0.953791856765747" calcext:value-type="float">
            <text:p>0.953791856765747</text:p>
          </table:table-cell>
          <table:table-cell table:number-columns-repeated="2"/>
        </table:table-row>
        <table:table-row table:style-name="ro1">
          <table:table-cell office:value-type="float" office:value="0.956573188304901" calcext:value-type="float">
            <text:p>0.956573188304901</text:p>
          </table:table-cell>
          <table:table-cell table:number-columns-repeated="2"/>
        </table:table-row>
        <table:table-row table:style-name="ro1">
          <table:table-cell office:value-type="float" office:value="0.950734913349152" calcext:value-type="float">
            <text:p>0.950734913349152</text:p>
          </table:table-cell>
          <table:table-cell table:number-columns-repeated="2"/>
        </table:table-row>
        <table:table-row table:style-name="ro1">
          <table:table-cell office:value-type="float" office:value="0.96402096748352" calcext:value-type="float">
            <text:p>0.96402096748352</text:p>
          </table:table-cell>
          <table:table-cell table:number-columns-repeated="2"/>
        </table:table-row>
        <table:table-row table:style-name="ro1">
          <table:table-cell office:value-type="float" office:value="0.940408170223236" calcext:value-type="float">
            <text:p>0.940408170223236</text:p>
          </table:table-cell>
          <table:table-cell table:number-columns-repeated="2"/>
        </table:table-row>
        <table:table-row table:style-name="ro1">
          <table:table-cell office:value-type="float" office:value="0.964569211006165" calcext:value-type="float">
            <text:p>0.964569211006165</text:p>
          </table:table-cell>
          <table:table-cell table:number-columns-repeated="2"/>
        </table:table-row>
        <table:table-row table:style-name="ro1">
          <table:table-cell office:value-type="float" office:value="0.951219320297241" calcext:value-type="float">
            <text:p>0.951219320297241</text:p>
          </table:table-cell>
          <table:table-cell table:number-columns-repeated="2"/>
        </table:table-row>
        <table:table-row table:style-name="ro1">
          <table:table-cell office:value-type="float" office:value="0.955949246883392" calcext:value-type="float">
            <text:p>0.955949246883392</text:p>
          </table:table-cell>
          <table:table-cell table:number-columns-repeated="2"/>
        </table:table-row>
        <table:table-row table:style-name="ro1">
          <table:table-cell office:value-type="float" office:value="0.956699788570404" calcext:value-type="float">
            <text:p>0.956699788570404</text:p>
          </table:table-cell>
          <table:table-cell table:number-columns-repeated="2"/>
        </table:table-row>
        <table:table-row table:style-name="ro1">
          <table:table-cell office:value-type="float" office:value="0.95436680316925" calcext:value-type="float">
            <text:p>0.95436680316925</text:p>
          </table:table-cell>
          <table:table-cell table:number-columns-repeated="2"/>
        </table:table-row>
        <table:table-row table:style-name="ro1">
          <table:table-cell office:value-type="float" office:value="0.966683447360992" calcext:value-type="float">
            <text:p>0.966683447360992</text:p>
          </table:table-cell>
          <table:table-cell table:number-columns-repeated="2"/>
        </table:table-row>
        <table:table-row table:style-name="ro1">
          <table:table-cell office:value-type="float" office:value="0.954105854034424" calcext:value-type="float">
            <text:p>0.954105854034424</text:p>
          </table:table-cell>
          <table:table-cell table:number-columns-repeated="2"/>
        </table:table-row>
        <table:table-row table:style-name="ro1">
          <table:table-cell office:value-type="float" office:value="0.952086746692658" calcext:value-type="float">
            <text:p>0.952086746692658</text:p>
          </table:table-cell>
          <table:table-cell table:number-columns-repeated="2"/>
        </table:table-row>
        <table:table-row table:style-name="ro1">
          <table:table-cell office:value-type="float" office:value="0.959208905696869" calcext:value-type="float">
            <text:p>0.959208905696869</text:p>
          </table:table-cell>
          <table:table-cell table:number-columns-repeated="2"/>
        </table:table-row>
        <table:table-row table:style-name="ro1">
          <table:table-cell office:value-type="float" office:value="0.949955224990845" calcext:value-type="float">
            <text:p>0.949955224990845</text:p>
          </table:table-cell>
          <table:table-cell table:number-columns-repeated="2"/>
        </table:table-row>
        <table:table-row table:style-name="ro1">
          <table:table-cell office:value-type="float" office:value="0.946489214897156" calcext:value-type="float">
            <text:p>0.946489214897156</text:p>
          </table:table-cell>
          <table:table-cell table:number-columns-repeated="2"/>
        </table:table-row>
        <table:table-row table:style-name="ro1">
          <table:table-cell office:value-type="float" office:value="0.963785529136658" calcext:value-type="float">
            <text:p>0.963785529136658</text:p>
          </table:table-cell>
          <table:table-cell table:number-columns-repeated="2"/>
        </table:table-row>
        <table:table-row table:style-name="ro1">
          <table:table-cell office:value-type="float" office:value="0.95703136920929" calcext:value-type="float">
            <text:p>0.95703136920929</text:p>
          </table:table-cell>
          <table:table-cell table:number-columns-repeated="2"/>
        </table:table-row>
        <table:table-row table:style-name="ro1">
          <table:table-cell office:value-type="float" office:value="0.957704067230225" calcext:value-type="float">
            <text:p>0.957704067230225</text:p>
          </table:table-cell>
          <table:table-cell table:number-columns-repeated="2"/>
        </table:table-row>
        <table:table-row table:style-name="ro1">
          <table:table-cell office:value-type="float" office:value="0.96626204252243" calcext:value-type="float">
            <text:p>0.96626204252243</text:p>
          </table:table-cell>
          <table:table-cell table:number-columns-repeated="2"/>
        </table:table-row>
        <table:table-row table:style-name="ro1">
          <table:table-cell office:value-type="float" office:value="0.946768462657928" calcext:value-type="float">
            <text:p>0.946768462657928</text:p>
          </table:table-cell>
          <table:table-cell table:number-columns-repeated="2"/>
        </table:table-row>
        <table:table-row table:style-name="ro1">
          <table:table-cell office:value-type="float" office:value="0.941355168819428" calcext:value-type="float">
            <text:p>0.941355168819428</text:p>
          </table:table-cell>
          <table:table-cell table:number-columns-repeated="2"/>
        </table:table-row>
        <table:table-row table:style-name="ro1">
          <table:table-cell office:value-type="float" office:value="0.941098988056183" calcext:value-type="float">
            <text:p>0.941098988056183</text:p>
          </table:table-cell>
          <table:table-cell table:number-columns-repeated="2"/>
        </table:table-row>
        <table:table-row table:style-name="ro1">
          <table:table-cell office:value-type="float" office:value="0.942991733551025" calcext:value-type="float">
            <text:p>0.942991733551025</text:p>
          </table:table-cell>
          <table:table-cell table:number-columns-repeated="2"/>
        </table:table-row>
        <table:table-row table:style-name="ro1">
          <table:table-cell office:value-type="float" office:value="0.91265207529068" calcext:value-type="float">
            <text:p>0.91265207529068</text:p>
          </table:table-cell>
          <table:table-cell table:number-columns-repeated="2"/>
        </table:table-row>
        <table:table-row table:style-name="ro1">
          <table:table-cell office:value-type="float" office:value="0.929643154144287" calcext:value-type="float">
            <text:p>0.929643154144287</text:p>
          </table:table-cell>
          <table:table-cell table:number-columns-repeated="2"/>
        </table:table-row>
        <table:table-row table:style-name="ro1">
          <table:table-cell office:value-type="float" office:value="0.801128923892975" calcext:value-type="float">
            <text:p>0.801128923892975</text:p>
          </table:table-cell>
          <table:table-cell table:number-columns-repeated="2"/>
        </table:table-row>
        <table:table-row table:style-name="ro1">
          <table:table-cell office:value-type="float" office:value="0.881611585617065" calcext:value-type="float">
            <text:p>0.881611585617065</text:p>
          </table:table-cell>
          <table:table-cell table:number-columns-repeated="2"/>
        </table:table-row>
        <table:table-row table:style-name="ro1">
          <table:table-cell office:value-type="float" office:value="0.924759685993195" calcext:value-type="float">
            <text:p>0.924759685993195</text:p>
          </table:table-cell>
          <table:table-cell table:number-columns-repeated="2"/>
        </table:table-row>
        <table:table-row table:style-name="ro1">
          <table:table-cell office:value-type="float" office:value="0.924654543399811" calcext:value-type="float">
            <text:p>0.924654543399811</text:p>
          </table:table-cell>
          <table:table-cell table:number-columns-repeated="2"/>
        </table:table-row>
        <table:table-row table:style-name="ro1">
          <table:table-cell office:value-type="float" office:value="0.919134438037872" calcext:value-type="float">
            <text:p>0.919134438037872</text:p>
          </table:table-cell>
          <table:table-cell table:number-columns-repeated="2"/>
        </table:table-row>
        <table:table-row table:style-name="ro1">
          <table:table-cell office:value-type="float" office:value="0.760706484317779" calcext:value-type="float">
            <text:p>0.760706484317779</text:p>
          </table:table-cell>
          <table:table-cell table:number-columns-repeated="2"/>
        </table:table-row>
        <table:table-row table:style-name="ro1">
          <table:table-cell office:value-type="float" office:value="0.919207394123077" calcext:value-type="float">
            <text:p>0.919207394123077</text:p>
          </table:table-cell>
          <table:table-cell table:number-columns-repeated="2"/>
        </table:table-row>
        <table:table-row table:style-name="ro1">
          <table:table-cell office:value-type="float" office:value="0.897790133953095" calcext:value-type="float">
            <text:p>0.897790133953095</text:p>
          </table:table-cell>
          <table:table-cell table:number-columns-repeated="2"/>
        </table:table-row>
        <table:table-row table:style-name="ro1">
          <table:table-cell office:value-type="float" office:value="0.913031935691834" calcext:value-type="float">
            <text:p>0.913031935691834</text:p>
          </table:table-cell>
          <table:table-cell table:number-columns-repeated="2"/>
        </table:table-row>
        <table:table-row table:style-name="ro1">
          <table:table-cell office:value-type="float" office:value="0.904717743396759" calcext:value-type="float">
            <text:p>0.904717743396759</text:p>
          </table:table-cell>
          <table:table-cell table:number-columns-repeated="2"/>
        </table:table-row>
        <table:table-row table:style-name="ro1">
          <table:table-cell office:value-type="float" office:value="0.90279221534729" calcext:value-type="float">
            <text:p>0.90279221534729</text:p>
          </table:table-cell>
          <table:table-cell table:number-columns-repeated="2"/>
        </table:table-row>
        <table:table-row table:style-name="ro1">
          <table:table-cell office:value-type="float" office:value="0.918602108955383" calcext:value-type="float">
            <text:p>0.918602108955383</text:p>
          </table:table-cell>
          <table:table-cell table:number-columns-repeated="2"/>
        </table:table-row>
        <table:table-row table:style-name="ro1">
          <table:table-cell office:value-type="float" office:value="0.858645081520081" calcext:value-type="float">
            <text:p>0.858645081520081</text:p>
          </table:table-cell>
          <table:table-cell table:number-columns-repeated="2"/>
        </table:table-row>
        <table:table-row table:style-name="ro1">
          <table:table-cell office:value-type="float" office:value="0.876374244689941" calcext:value-type="float">
            <text:p>0.876374244689941</text:p>
          </table:table-cell>
          <table:table-cell table:number-columns-repeated="2"/>
        </table:table-row>
        <table:table-row table:style-name="ro1">
          <table:table-cell office:value-type="float" office:value="0.928812921047211" calcext:value-type="float">
            <text:p>0.928812921047211</text:p>
          </table:table-cell>
          <table:table-cell table:number-columns-repeated="2"/>
        </table:table-row>
        <table:table-row table:style-name="ro1">
          <table:table-cell office:value-type="float" office:value="0.934463083744049" calcext:value-type="float">
            <text:p>0.934463083744049</text:p>
          </table:table-cell>
          <table:table-cell table:number-columns-repeated="2"/>
        </table:table-row>
        <table:table-row table:style-name="ro1">
          <table:table-cell office:value-type="float" office:value="0.93093878030777" calcext:value-type="float">
            <text:p>0.93093878030777</text:p>
          </table:table-cell>
          <table:table-cell table:number-columns-repeated="2"/>
        </table:table-row>
        <table:table-row table:style-name="ro1">
          <table:table-cell office:value-type="float" office:value="0.826350569725037" calcext:value-type="float">
            <text:p>0.826350569725037</text:p>
          </table:table-cell>
          <table:table-cell table:number-columns-repeated="2"/>
        </table:table-row>
        <table:table-row table:style-name="ro1">
          <table:table-cell office:value-type="float" office:value="0.524277329444885" calcext:value-type="float">
            <text:p>0.524277329444885</text:p>
          </table:table-cell>
          <table:table-cell table:number-columns-repeated="2"/>
        </table:table-row>
        <table:table-row table:style-name="ro1">
          <table:table-cell office:value-type="float" office:value="0.352446734905243" calcext:value-type="float">
            <text:p>0.352446734905243</text:p>
          </table:table-cell>
          <table:table-cell table:number-columns-repeated="2"/>
        </table:table-row>
        <table:table-row table:style-name="ro1">
          <table:table-cell office:value-type="float" office:value="0.272201716899872" calcext:value-type="float">
            <text:p>0.272201716899872</text:p>
          </table:table-cell>
          <table:table-cell table:number-columns-repeated="2"/>
        </table:table-row>
        <table:table-row table:style-name="ro1">
          <table:table-cell office:value-type="float" office:value="0.407547175884247" calcext:value-type="float">
            <text:p>0.407547175884247</text:p>
          </table:table-cell>
          <table:table-cell table:number-columns-repeated="2"/>
        </table:table-row>
        <table:table-row table:style-name="ro1">
          <table:table-cell office:value-type="float" office:value="0.482908517122269" calcext:value-type="float">
            <text:p>0.482908517122269</text:p>
          </table:table-cell>
          <table:table-cell table:number-columns-repeated="2"/>
        </table:table-row>
        <table:table-row table:style-name="ro1">
          <table:table-cell office:value-type="float" office:value="0.534653604030609" calcext:value-type="float">
            <text:p>0.534653604030609</text:p>
          </table:table-cell>
          <table:table-cell table:number-columns-repeated="2"/>
        </table:table-row>
        <table:table-row table:style-name="ro1">
          <table:table-cell office:value-type="float" office:value="0.558410823345184" calcext:value-type="float">
            <text:p>0.558410823345184</text:p>
          </table:table-cell>
          <table:table-cell table:number-columns-repeated="2"/>
        </table:table-row>
        <table:table-row table:style-name="ro1">
          <table:table-cell office:value-type="float" office:value="0.562232196331024" calcext:value-type="float">
            <text:p>0.562232196331024</text:p>
          </table:table-cell>
          <table:table-cell table:number-columns-repeated="2"/>
        </table:table-row>
        <table:table-row table:style-name="ro1">
          <table:table-cell office:value-type="float" office:value="0.560992419719696" calcext:value-type="float">
            <text:p>0.560992419719696</text:p>
          </table:table-cell>
          <table:table-cell table:number-columns-repeated="2"/>
        </table:table-row>
        <table:table-row table:style-name="ro1">
          <table:table-cell office:value-type="float" office:value="0.6390660405159" calcext:value-type="float">
            <text:p>0.6390660405159</text:p>
          </table:table-cell>
          <table:table-cell table:number-columns-repeated="2"/>
        </table:table-row>
        <table:table-row table:style-name="ro1">
          <table:table-cell office:value-type="float" office:value="0.678309082984924" calcext:value-type="float">
            <text:p>0.678309082984924</text:p>
          </table:table-cell>
          <table:table-cell table:number-columns-repeated="2"/>
        </table:table-row>
        <table:table-row table:style-name="ro1">
          <table:table-cell office:value-type="float" office:value="0.723664045333862" calcext:value-type="float">
            <text:p>0.723664045333862</text:p>
          </table:table-cell>
          <table:table-cell table:number-columns-repeated="2"/>
        </table:table-row>
        <table:table-row table:style-name="ro1">
          <table:table-cell office:value-type="float" office:value="0.826016783714294" calcext:value-type="float">
            <text:p>0.826016783714294</text:p>
          </table:table-cell>
          <table:table-cell table:number-columns-repeated="2"/>
        </table:table-row>
        <table:table-row table:style-name="ro1">
          <table:table-cell office:value-type="float" office:value="0.705347418785095" calcext:value-type="float">
            <text:p>0.705347418785095</text:p>
          </table:table-cell>
          <table:table-cell table:number-columns-repeated="2"/>
        </table:table-row>
        <table:table-row table:style-name="ro1">
          <table:table-cell office:value-type="float" office:value="0.714034736156464" calcext:value-type="float">
            <text:p>0.714034736156464</text:p>
          </table:table-cell>
          <table:table-cell table:number-columns-repeated="2"/>
        </table:table-row>
        <table:table-row table:style-name="ro1">
          <table:table-cell office:value-type="float" office:value="0.613004207611084" calcext:value-type="float">
            <text:p>0.613004207611084</text:p>
          </table:table-cell>
          <table:table-cell table:number-columns-repeated="2"/>
        </table:table-row>
        <table:table-row table:style-name="ro1">
          <table:table-cell office:value-type="float" office:value="0.810971975326538" calcext:value-type="float">
            <text:p>0.810971975326538</text:p>
          </table:table-cell>
          <table:table-cell table:number-columns-repeated="2"/>
        </table:table-row>
        <table:table-row table:style-name="ro1">
          <table:table-cell office:value-type="float" office:value="0.728330373764038" calcext:value-type="float">
            <text:p>0.728330373764038</text:p>
          </table:table-cell>
          <table:table-cell table:number-columns-repeated="2"/>
        </table:table-row>
        <table:table-row table:style-name="ro1">
          <table:table-cell office:value-type="float" office:value="0.875395238399506" calcext:value-type="float">
            <text:p>0.875395238399506</text:p>
          </table:table-cell>
          <table:table-cell table:number-columns-repeated="2"/>
        </table:table-row>
        <table:table-row table:style-name="ro1">
          <table:table-cell office:value-type="float" office:value="0.920883297920227" calcext:value-type="float">
            <text:p>0.920883297920227</text:p>
          </table:table-cell>
          <table:table-cell table:number-columns-repeated="2"/>
        </table:table-row>
        <table:table-row table:style-name="ro1">
          <table:table-cell office:value-type="float" office:value="0.91716855764389" calcext:value-type="float">
            <text:p>0.91716855764389</text:p>
          </table:table-cell>
          <table:table-cell table:number-columns-repeated="2"/>
        </table:table-row>
        <table:table-row table:style-name="ro1">
          <table:table-cell office:value-type="float" office:value="0.893710851669312" calcext:value-type="float">
            <text:p>0.893710851669312</text:p>
          </table:table-cell>
          <table:table-cell table:number-columns-repeated="2"/>
        </table:table-row>
        <table:table-row table:style-name="ro1">
          <table:table-cell office:value-type="float" office:value="0.807647109031677" calcext:value-type="float">
            <text:p>0.807647109031677</text:p>
          </table:table-cell>
          <table:table-cell table:number-columns-repeated="2"/>
        </table:table-row>
        <table:table-row table:style-name="ro1">
          <table:table-cell office:value-type="float" office:value="0.598363757133484" calcext:value-type="float">
            <text:p>0.598363757133484</text:p>
          </table:table-cell>
          <table:table-cell table:number-columns-repeated="2"/>
        </table:table-row>
        <table:table-row table:style-name="ro1">
          <table:table-cell office:value-type="float" office:value="0.858950793743133" calcext:value-type="float">
            <text:p>0.858950793743133</text:p>
          </table:table-cell>
          <table:table-cell table:number-columns-repeated="2"/>
        </table:table-row>
        <table:table-row table:style-name="ro1">
          <table:table-cell office:value-type="float" office:value="0.892722368240356" calcext:value-type="float">
            <text:p>0.892722368240356</text:p>
          </table:table-cell>
          <table:table-cell table:number-columns-repeated="2"/>
        </table:table-row>
        <table:table-row table:style-name="ro1">
          <table:table-cell office:value-type="float" office:value="0.913117170333862" calcext:value-type="float">
            <text:p>0.913117170333862</text:p>
          </table:table-cell>
          <table:table-cell table:number-columns-repeated="2"/>
        </table:table-row>
        <table:table-row table:style-name="ro1">
          <table:table-cell office:value-type="float" office:value="0.85976904630661" calcext:value-type="float">
            <text:p>0.85976904630661</text:p>
          </table:table-cell>
          <table:table-cell table:number-columns-repeated="2"/>
        </table:table-row>
        <table:table-row table:style-name="ro1">
          <table:table-cell office:value-type="float" office:value="0.878215551376343" calcext:value-type="float">
            <text:p>0.878215551376343</text:p>
          </table:table-cell>
          <table:table-cell table:number-columns-repeated="2"/>
        </table:table-row>
        <table:table-row table:style-name="ro1">
          <table:table-cell office:value-type="float" office:value="0.902258694171906" calcext:value-type="float">
            <text:p>0.902258694171906</text:p>
          </table:table-cell>
          <table:table-cell table:number-columns-repeated="2"/>
        </table:table-row>
        <table:table-row table:style-name="ro1">
          <table:table-cell office:value-type="float" office:value="0.887396037578583" calcext:value-type="float">
            <text:p>0.887396037578583</text:p>
          </table:table-cell>
          <table:table-cell table:number-columns-repeated="2"/>
        </table:table-row>
        <table:table-row table:style-name="ro1">
          <table:table-cell office:value-type="float" office:value="0.887715816497803" calcext:value-type="float">
            <text:p>0.887715816497803</text:p>
          </table:table-cell>
          <table:table-cell table:number-columns-repeated="2"/>
        </table:table-row>
        <table:table-row table:style-name="ro1">
          <table:table-cell office:value-type="float" office:value="0.901571393013" calcext:value-type="float">
            <text:p>0.901571393013</text:p>
          </table:table-cell>
          <table:table-cell table:number-columns-repeated="2"/>
        </table:table-row>
        <table:table-row table:style-name="ro1">
          <table:table-cell office:value-type="float" office:value="0.858787715435028" calcext:value-type="float">
            <text:p>0.858787715435028</text:p>
          </table:table-cell>
          <table:table-cell table:number-columns-repeated="2"/>
        </table:table-row>
        <table:table-row table:style-name="ro1">
          <table:table-cell office:value-type="float" office:value="0.923988342285156" calcext:value-type="float">
            <text:p>0.923988342285156</text:p>
          </table:table-cell>
          <table:table-cell table:number-columns-repeated="2"/>
        </table:table-row>
        <table:table-row table:style-name="ro1">
          <table:table-cell office:value-type="float" office:value="0.933009207248688" calcext:value-type="float">
            <text:p>0.933009207248688</text:p>
          </table:table-cell>
          <table:table-cell table:number-columns-repeated="2"/>
        </table:table-row>
        <table:table-row table:style-name="ro1">
          <table:table-cell office:value-type="float" office:value="0.936943531036377" calcext:value-type="float">
            <text:p>0.936943531036377</text:p>
          </table:table-cell>
          <table:table-cell table:number-columns-repeated="2"/>
        </table:table-row>
        <table:table-row table:style-name="ro1">
          <table:table-cell office:value-type="float" office:value="0.938473582267761" calcext:value-type="float">
            <text:p>0.938473582267761</text:p>
          </table:table-cell>
          <table:table-cell table:number-columns-repeated="2"/>
        </table:table-row>
        <table:table-row table:style-name="ro1">
          <table:table-cell office:value-type="float" office:value="0.950578272342682" calcext:value-type="float">
            <text:p>0.950578272342682</text:p>
          </table:table-cell>
          <table:table-cell table:number-columns-repeated="2"/>
        </table:table-row>
        <table:table-row table:style-name="ro1">
          <table:table-cell office:value-type="float" office:value="0.933386266231537" calcext:value-type="float">
            <text:p>0.933386266231537</text:p>
          </table:table-cell>
          <table:table-cell table:number-columns-repeated="2"/>
        </table:table-row>
        <table:table-row table:style-name="ro1">
          <table:table-cell office:value-type="float" office:value="0.9581618309021" calcext:value-type="float">
            <text:p>0.9581618309021</text:p>
          </table:table-cell>
          <table:table-cell table:number-columns-repeated="2"/>
        </table:table-row>
        <table:table-row table:style-name="ro1">
          <table:table-cell office:value-type="float" office:value="0.966270804405212" calcext:value-type="float">
            <text:p>0.966270804405212</text:p>
          </table:table-cell>
          <table:table-cell table:number-columns-repeated="2"/>
        </table:table-row>
        <table:table-row table:style-name="ro1">
          <table:table-cell office:value-type="float" office:value="0.966654539108276" calcext:value-type="float">
            <text:p>0.966654539108276</text:p>
          </table:table-cell>
          <table:table-cell table:number-columns-repeated="2"/>
        </table:table-row>
        <table:table-row table:style-name="ro1">
          <table:table-cell office:value-type="float" office:value="0.966721296310425" calcext:value-type="float">
            <text:p>0.966721296310425</text:p>
          </table:table-cell>
          <table:table-cell table:number-columns-repeated="2"/>
        </table:table-row>
        <table:table-row table:style-name="ro1">
          <table:table-cell office:value-type="float" office:value="0.957762777805328" calcext:value-type="float">
            <text:p>0.957762777805328</text:p>
          </table:table-cell>
          <table:table-cell table:number-columns-repeated="2"/>
        </table:table-row>
        <table:table-row table:style-name="ro1">
          <table:table-cell office:value-type="float" office:value="0.937850892543793" calcext:value-type="float">
            <text:p>0.937850892543793</text:p>
          </table:table-cell>
          <table:table-cell table:number-columns-repeated="2"/>
        </table:table-row>
        <table:table-row table:style-name="ro1">
          <table:table-cell office:value-type="float" office:value="0.945816695690155" calcext:value-type="float">
            <text:p>0.945816695690155</text:p>
          </table:table-cell>
          <table:table-cell table:number-columns-repeated="2"/>
        </table:table-row>
        <table:table-row table:style-name="ro1">
          <table:table-cell office:value-type="float" office:value="0.949751794338226" calcext:value-type="float">
            <text:p>0.949751794338226</text:p>
          </table:table-cell>
          <table:table-cell table:number-columns-repeated="2"/>
        </table:table-row>
        <table:table-row table:style-name="ro1">
          <table:table-cell office:value-type="float" office:value="0.964332520961762" calcext:value-type="float">
            <text:p>0.964332520961762</text:p>
          </table:table-cell>
          <table:table-cell table:number-columns-repeated="2"/>
        </table:table-row>
        <table:table-row table:style-name="ro1">
          <table:table-cell office:value-type="float" office:value="0.959282577037811" calcext:value-type="float">
            <text:p>0.959282577037811</text:p>
          </table:table-cell>
          <table:table-cell table:number-columns-repeated="2"/>
        </table:table-row>
        <table:table-row table:style-name="ro1">
          <table:table-cell office:value-type="float" office:value="0.94630354642868" calcext:value-type="float">
            <text:p>0.94630354642868</text:p>
          </table:table-cell>
          <table:table-cell table:number-columns-repeated="2"/>
        </table:table-row>
        <table:table-row table:style-name="ro1">
          <table:table-cell office:value-type="float" office:value="0.960928916931152" calcext:value-type="float">
            <text:p>0.960928916931152</text:p>
          </table:table-cell>
          <table:table-cell table:number-columns-repeated="2"/>
        </table:table-row>
        <table:table-row table:style-name="ro1">
          <table:table-cell office:value-type="float" office:value="0.95659065246582" calcext:value-type="float">
            <text:p>0.95659065246582</text:p>
          </table:table-cell>
          <table:table-cell table:number-columns-repeated="2"/>
        </table:table-row>
        <table:table-row table:style-name="ro1">
          <table:table-cell office:value-type="float" office:value="0.953161656856537" calcext:value-type="float">
            <text:p>0.953161656856537</text:p>
          </table:table-cell>
          <table:table-cell table:number-columns-repeated="2"/>
        </table:table-row>
        <table:table-row table:style-name="ro1">
          <table:table-cell office:value-type="float" office:value="0.951607704162598" calcext:value-type="float">
            <text:p>0.951607704162598</text:p>
          </table:table-cell>
          <table:table-cell table:number-columns-repeated="2"/>
        </table:table-row>
        <table:table-row table:style-name="ro1">
          <table:table-cell office:value-type="float" office:value="0.952157020568848" calcext:value-type="float">
            <text:p>0.952157020568848</text:p>
          </table:table-cell>
          <table:table-cell table:number-columns-repeated="2"/>
        </table:table-row>
        <table:table-row table:style-name="ro1">
          <table:table-cell office:value-type="float" office:value="0.95500636100769" calcext:value-type="float">
            <text:p>0.95500636100769</text:p>
          </table:table-cell>
          <table:table-cell table:number-columns-repeated="2"/>
        </table:table-row>
        <table:table-row table:style-name="ro1">
          <table:table-cell office:value-type="float" office:value="0.953218698501587" calcext:value-type="float">
            <text:p>0.953218698501587</text:p>
          </table:table-cell>
          <table:table-cell table:number-columns-repeated="2"/>
        </table:table-row>
        <table:table-row table:style-name="ro1">
          <table:table-cell office:value-type="float" office:value="0.955837607383728" calcext:value-type="float">
            <text:p>0.955837607383728</text:p>
          </table:table-cell>
          <table:table-cell table:number-columns-repeated="2"/>
        </table:table-row>
        <table:table-row table:style-name="ro1">
          <table:table-cell office:value-type="float" office:value="0.954097926616669" calcext:value-type="float">
            <text:p>0.954097926616669</text:p>
          </table:table-cell>
          <table:table-cell table:number-columns-repeated="2"/>
        </table:table-row>
        <table:table-row table:style-name="ro1">
          <table:table-cell office:value-type="float" office:value="0.958173930644989" calcext:value-type="float">
            <text:p>0.958173930644989</text:p>
          </table:table-cell>
          <table:table-cell table:number-columns-repeated="2"/>
        </table:table-row>
        <table:table-row table:style-name="ro1">
          <table:table-cell office:value-type="float" office:value="0.949897050857544" calcext:value-type="float">
            <text:p>0.949897050857544</text:p>
          </table:table-cell>
          <table:table-cell table:number-columns-repeated="2"/>
        </table:table-row>
        <table:table-row table:style-name="ro1">
          <table:table-cell office:value-type="float" office:value="0.935793220996857" calcext:value-type="float">
            <text:p>0.935793220996857</text:p>
          </table:table-cell>
          <table:table-cell table:number-columns-repeated="2"/>
        </table:table-row>
        <table:table-row table:style-name="ro1">
          <table:table-cell office:value-type="float" office:value="0.925247371196747" calcext:value-type="float">
            <text:p>0.925247371196747</text:p>
          </table:table-cell>
          <table:table-cell table:number-columns-repeated="2"/>
        </table:table-row>
        <table:table-row table:style-name="ro1">
          <table:table-cell office:value-type="float" office:value="0.931794226169586" calcext:value-type="float">
            <text:p>0.931794226169586</text:p>
          </table:table-cell>
          <table:table-cell table:number-columns-repeated="2"/>
        </table:table-row>
        <table:table-row table:style-name="ro1">
          <table:table-cell office:value-type="float" office:value="0.930043578147888" calcext:value-type="float">
            <text:p>0.930043578147888</text:p>
          </table:table-cell>
          <table:table-cell table:number-columns-repeated="2"/>
        </table:table-row>
        <table:table-row table:style-name="ro1">
          <table:table-cell office:value-type="float" office:value="0.919181883335114" calcext:value-type="float">
            <text:p>0.919181883335114</text:p>
          </table:table-cell>
          <table:table-cell table:number-columns-repeated="2"/>
        </table:table-row>
        <table:table-row table:style-name="ro1">
          <table:table-cell office:value-type="float" office:value="0.917696595191956" calcext:value-type="float">
            <text:p>0.917696595191956</text:p>
          </table:table-cell>
          <table:table-cell table:number-columns-repeated="2"/>
        </table:table-row>
        <table:table-row table:style-name="ro1">
          <table:table-cell office:value-type="float" office:value="0.917146146297455" calcext:value-type="float">
            <text:p>0.917146146297455</text:p>
          </table:table-cell>
          <table:table-cell table:number-columns-repeated="2"/>
        </table:table-row>
        <table:table-row table:style-name="ro1">
          <table:table-cell office:value-type="float" office:value="0.9104363322258" calcext:value-type="float">
            <text:p>0.9104363322258</text:p>
          </table:table-cell>
          <table:table-cell table:number-columns-repeated="2"/>
        </table:table-row>
        <table:table-row table:style-name="ro1">
          <table:table-cell office:value-type="float" office:value="0.908182382583618" calcext:value-type="float">
            <text:p>0.908182382583618</text:p>
          </table:table-cell>
          <table:table-cell table:number-columns-repeated="2"/>
        </table:table-row>
        <table:table-row table:style-name="ro1">
          <table:table-cell office:value-type="float" office:value="0.908038318157196" calcext:value-type="float">
            <text:p>0.908038318157196</text:p>
          </table:table-cell>
          <table:table-cell table:number-columns-repeated="2"/>
        </table:table-row>
        <table:table-row table:style-name="ro1">
          <table:table-cell office:value-type="float" office:value="0.896793901920319" calcext:value-type="float">
            <text:p>0.896793901920319</text:p>
          </table:table-cell>
          <table:table-cell table:number-columns-repeated="2"/>
        </table:table-row>
        <table:table-row table:style-name="ro1">
          <table:table-cell office:value-type="float" office:value="0.914413511753082" calcext:value-type="float">
            <text:p>0.914413511753082</text:p>
          </table:table-cell>
          <table:table-cell table:number-columns-repeated="2"/>
        </table:table-row>
        <table:table-row table:style-name="ro1">
          <table:table-cell office:value-type="float" office:value="0.921980798244476" calcext:value-type="float">
            <text:p>0.921980798244476</text:p>
          </table:table-cell>
          <table:table-cell table:number-columns-repeated="2"/>
        </table:table-row>
        <table:table-row table:style-name="ro1">
          <table:table-cell office:value-type="float" office:value="0.852630376815796" calcext:value-type="float">
            <text:p>0.852630376815796</text:p>
          </table:table-cell>
          <table:table-cell table:number-columns-repeated="2"/>
        </table:table-row>
        <table:table-row table:style-name="ro1">
          <table:table-cell office:value-type="float" office:value="0.786233723163605" calcext:value-type="float">
            <text:p>0.786233723163605</text:p>
          </table:table-cell>
          <table:table-cell table:number-columns-repeated="2"/>
        </table:table-row>
        <table:table-row table:style-name="ro1">
          <table:table-cell office:value-type="float" office:value="0.841406226158142" calcext:value-type="float">
            <text:p>0.841406226158142</text:p>
          </table:table-cell>
          <table:table-cell table:number-columns-repeated="2"/>
        </table:table-row>
        <table:table-row table:style-name="ro1">
          <table:table-cell office:value-type="float" office:value="0.902962863445282" calcext:value-type="float">
            <text:p>0.902962863445282</text:p>
          </table:table-cell>
          <table:table-cell table:number-columns-repeated="2"/>
        </table:table-row>
        <table:table-row table:style-name="ro1">
          <table:table-cell office:value-type="float" office:value="0.93546324968338" calcext:value-type="float">
            <text:p>0.93546324968338</text:p>
          </table:table-cell>
          <table:table-cell table:number-columns-repeated="2"/>
        </table:table-row>
        <table:table-row table:style-name="ro1">
          <table:table-cell office:value-type="float" office:value="0.95281970500946" calcext:value-type="float">
            <text:p>0.95281970500946</text:p>
          </table:table-cell>
          <table:table-cell table:number-columns-repeated="2"/>
        </table:table-row>
        <table:table-row table:style-name="ro1">
          <table:table-cell office:value-type="float" office:value="0.953480303287506" calcext:value-type="float">
            <text:p>0.953480303287506</text:p>
          </table:table-cell>
          <table:table-cell table:number-columns-repeated="2"/>
        </table:table-row>
        <table:table-row table:style-name="ro1">
          <table:table-cell office:value-type="float" office:value="0.951055467128754" calcext:value-type="float">
            <text:p>0.951055467128754</text:p>
          </table:table-cell>
          <table:table-cell table:number-columns-repeated="2"/>
        </table:table-row>
        <table:table-row table:style-name="ro1">
          <table:table-cell office:value-type="float" office:value="0.960239410400391" calcext:value-type="float">
            <text:p>0.960239410400391</text:p>
          </table:table-cell>
          <table:table-cell table:number-columns-repeated="2"/>
        </table:table-row>
        <table:table-row table:style-name="ro1">
          <table:table-cell office:value-type="float" office:value="0.878917157649994" calcext:value-type="float">
            <text:p>0.878917157649994</text:p>
          </table:table-cell>
          <table:table-cell table:number-columns-repeated="2"/>
        </table:table-row>
        <table:table-row table:style-name="ro1">
          <table:table-cell office:value-type="float" office:value="0.969673633575439" calcext:value-type="float">
            <text:p>0.969673633575439</text:p>
          </table:table-cell>
          <table:table-cell table:number-columns-repeated="2"/>
        </table:table-row>
        <table:table-row table:style-name="ro1">
          <table:table-cell office:value-type="float" office:value="0.951140940189362" calcext:value-type="float">
            <text:p>0.951140940189362</text:p>
          </table:table-cell>
          <table:table-cell table:number-columns-repeated="2"/>
        </table:table-row>
        <table:table-row table:style-name="ro1">
          <table:table-cell office:value-type="float" office:value="0.964071035385132" calcext:value-type="float">
            <text:p>0.964071035385132</text:p>
          </table:table-cell>
          <table:table-cell table:number-columns-repeated="2"/>
        </table:table-row>
        <table:table-row table:style-name="ro1">
          <table:table-cell office:value-type="float" office:value="0.961420655250549" calcext:value-type="float">
            <text:p>0.961420655250549</text:p>
          </table:table-cell>
          <table:table-cell table:number-columns-repeated="2"/>
        </table:table-row>
        <table:table-row table:style-name="ro1">
          <table:table-cell office:value-type="float" office:value="0.962694227695465" calcext:value-type="float">
            <text:p>0.962694227695465</text:p>
          </table:table-cell>
          <table:table-cell table:number-columns-repeated="2"/>
        </table:table-row>
        <table:table-row table:style-name="ro1">
          <table:table-cell office:value-type="float" office:value="0.945024967193604" calcext:value-type="float">
            <text:p>0.945024967193604</text:p>
          </table:table-cell>
          <table:table-cell table:number-columns-repeated="2"/>
        </table:table-row>
        <table:table-row table:style-name="ro1">
          <table:table-cell office:value-type="float" office:value="0.940187335014343" calcext:value-type="float">
            <text:p>0.940187335014343</text:p>
          </table:table-cell>
          <table:table-cell table:number-columns-repeated="2"/>
        </table:table-row>
        <table:table-row table:style-name="ro1">
          <table:table-cell office:value-type="float" office:value="0.947965800762176" calcext:value-type="float">
            <text:p>0.947965800762176</text:p>
          </table:table-cell>
          <table:table-cell table:number-columns-repeated="2"/>
        </table:table-row>
        <table:table-row table:style-name="ro1">
          <table:table-cell office:value-type="float" office:value="0.950893938541412" calcext:value-type="float">
            <text:p>0.950893938541412</text:p>
          </table:table-cell>
          <table:table-cell table:number-columns-repeated="2"/>
        </table:table-row>
        <table:table-row table:style-name="ro1">
          <table:table-cell office:value-type="float" office:value="0.942680358886719" calcext:value-type="float">
            <text:p>0.942680358886719</text:p>
          </table:table-cell>
          <table:table-cell table:number-columns-repeated="2"/>
        </table:table-row>
        <table:table-row table:style-name="ro1">
          <table:table-cell office:value-type="float" office:value="0.93214339017868" calcext:value-type="float">
            <text:p>0.93214339017868</text:p>
          </table:table-cell>
          <table:table-cell table:number-columns-repeated="2"/>
        </table:table-row>
        <table:table-row table:style-name="ro1">
          <table:table-cell office:value-type="float" office:value="0.936765134334564" calcext:value-type="float">
            <text:p>0.936765134334564</text:p>
          </table:table-cell>
          <table:table-cell table:number-columns-repeated="2"/>
        </table:table-row>
        <table:table-row table:style-name="ro1">
          <table:table-cell office:value-type="float" office:value="0.939777731895447" calcext:value-type="float">
            <text:p>0.939777731895447</text:p>
          </table:table-cell>
          <table:table-cell table:number-columns-repeated="2"/>
        </table:table-row>
        <table:table-row table:style-name="ro1">
          <table:table-cell office:value-type="float" office:value="0.950829565525055" calcext:value-type="float">
            <text:p>0.950829565525055</text:p>
          </table:table-cell>
          <table:table-cell table:number-columns-repeated="2"/>
        </table:table-row>
        <table:table-row table:style-name="ro1">
          <table:table-cell office:value-type="float" office:value="0.960691452026367" calcext:value-type="float">
            <text:p>0.960691452026367</text:p>
          </table:table-cell>
          <table:table-cell table:number-columns-repeated="2"/>
        </table:table-row>
        <table:table-row table:style-name="ro1">
          <table:table-cell office:value-type="float" office:value="0.951522171497345" calcext:value-type="float">
            <text:p>0.951522171497345</text:p>
          </table:table-cell>
          <table:table-cell table:number-columns-repeated="2"/>
        </table:table-row>
        <table:table-row table:style-name="ro1">
          <table:table-cell office:value-type="float" office:value="0.95542573928833" calcext:value-type="float">
            <text:p>0.95542573928833</text:p>
          </table:table-cell>
          <table:table-cell table:number-columns-repeated="2"/>
        </table:table-row>
        <table:table-row table:style-name="ro1">
          <table:table-cell office:value-type="float" office:value="0.945133209228516" calcext:value-type="float">
            <text:p>0.945133209228516</text:p>
          </table:table-cell>
          <table:table-cell table:number-columns-repeated="2"/>
        </table:table-row>
        <table:table-row table:style-name="ro1">
          <table:table-cell office:value-type="float" office:value="0.954255878925324" calcext:value-type="float">
            <text:p>0.954255878925324</text:p>
          </table:table-cell>
          <table:table-cell table:number-columns-repeated="2"/>
        </table:table-row>
        <table:table-row table:style-name="ro1">
          <table:table-cell office:value-type="float" office:value="0.943517684936523" calcext:value-type="float">
            <text:p>0.943517684936523</text:p>
          </table:table-cell>
          <table:table-cell table:number-columns-repeated="2"/>
        </table:table-row>
        <table:table-row table:style-name="ro1">
          <table:table-cell office:value-type="float" office:value="0.956133723258972" calcext:value-type="float">
            <text:p>0.956133723258972</text:p>
          </table:table-cell>
          <table:table-cell table:number-columns-repeated="2"/>
        </table:table-row>
        <table:table-row table:style-name="ro1">
          <table:table-cell office:value-type="float" office:value="0.941375136375427" calcext:value-type="float">
            <text:p>0.941375136375427</text:p>
          </table:table-cell>
          <table:table-cell table:number-columns-repeated="2"/>
        </table:table-row>
        <table:table-row table:style-name="ro1">
          <table:table-cell office:value-type="float" office:value="0.922681748867035" calcext:value-type="float">
            <text:p>0.922681748867035</text:p>
          </table:table-cell>
          <table:table-cell table:number-columns-repeated="2"/>
        </table:table-row>
        <table:table-row table:style-name="ro1">
          <table:table-cell office:value-type="float" office:value="0.937788367271423" calcext:value-type="float">
            <text:p>0.937788367271423</text:p>
          </table:table-cell>
          <table:table-cell table:number-columns-repeated="2"/>
        </table:table-row>
        <table:table-row table:style-name="ro1">
          <table:table-cell office:value-type="float" office:value="0.94142097234726" calcext:value-type="float">
            <text:p>0.94142097234726</text:p>
          </table:table-cell>
          <table:table-cell table:number-columns-repeated="2"/>
        </table:table-row>
        <table:table-row table:style-name="ro1">
          <table:table-cell office:value-type="float" office:value="0.959099352359772" calcext:value-type="float">
            <text:p>0.959099352359772</text:p>
          </table:table-cell>
          <table:table-cell table:number-columns-repeated="2"/>
        </table:table-row>
        <table:table-row table:style-name="ro1">
          <table:table-cell office:value-type="float" office:value="0.629690527915955" calcext:value-type="float">
            <text:p>0.629690527915955</text:p>
          </table:table-cell>
          <table:table-cell table:number-columns-repeated="2"/>
        </table:table-row>
        <table:table-row table:style-name="ro1">
          <table:table-cell office:value-type="float" office:value="0.953527629375458" calcext:value-type="float">
            <text:p>0.953527629375458</text:p>
          </table:table-cell>
          <table:table-cell table:number-columns-repeated="2"/>
        </table:table-row>
        <table:table-row table:style-name="ro1">
          <table:table-cell office:value-type="float" office:value="0.620973348617554" calcext:value-type="float">
            <text:p>0.620973348617554</text:p>
          </table:table-cell>
          <table:table-cell table:number-columns-repeated="2"/>
        </table:table-row>
        <table:table-row table:style-name="ro1">
          <table:table-cell office:value-type="float" office:value="0.935819864273071" calcext:value-type="float">
            <text:p>0.935819864273071</text:p>
          </table:table-cell>
          <table:table-cell table:number-columns-repeated="2"/>
        </table:table-row>
        <table:table-row table:style-name="ro1">
          <table:table-cell office:value-type="float" office:value="0.590319335460663" calcext:value-type="float">
            <text:p>0.590319335460663</text:p>
          </table:table-cell>
          <table:table-cell table:number-columns-repeated="2"/>
        </table:table-row>
        <table:table-row table:style-name="ro1">
          <table:table-cell office:value-type="float" office:value="0.944146037101746" calcext:value-type="float">
            <text:p>0.944146037101746</text:p>
          </table:table-cell>
          <table:table-cell table:number-columns-repeated="2"/>
        </table:table-row>
        <table:table-row table:style-name="ro1">
          <table:table-cell office:value-type="float" office:value="0.699567377567291" calcext:value-type="float">
            <text:p>0.699567377567291</text:p>
          </table:table-cell>
          <table:table-cell table:number-columns-repeated="2"/>
        </table:table-row>
        <table:table-row table:style-name="ro1">
          <table:table-cell office:value-type="float" office:value="0.944912493228912" calcext:value-type="float">
            <text:p>0.944912493228912</text:p>
          </table:table-cell>
          <table:table-cell table:number-columns-repeated="2"/>
        </table:table-row>
        <table:table-row table:style-name="ro1">
          <table:table-cell office:value-type="float" office:value="0.680023849010468" calcext:value-type="float">
            <text:p>0.680023849010468</text:p>
          </table:table-cell>
          <table:table-cell table:number-columns-repeated="2"/>
        </table:table-row>
        <table:table-row table:style-name="ro1">
          <table:table-cell office:value-type="float" office:value="0.928187012672424" calcext:value-type="float">
            <text:p>0.928187012672424</text:p>
          </table:table-cell>
          <table:table-cell table:number-columns-repeated="2"/>
        </table:table-row>
        <table:table-row table:style-name="ro1">
          <table:table-cell office:value-type="float" office:value="0.725098669528961" calcext:value-type="float">
            <text:p>0.725098669528961</text:p>
          </table:table-cell>
          <table:table-cell table:number-columns-repeated="2"/>
        </table:table-row>
        <table:table-row table:style-name="ro1">
          <table:table-cell office:value-type="float" office:value="0.930928111076355" calcext:value-type="float">
            <text:p>0.930928111076355</text:p>
          </table:table-cell>
          <table:table-cell table:number-columns-repeated="2"/>
        </table:table-row>
        <table:table-row table:style-name="ro1">
          <table:table-cell office:value-type="float" office:value="0.721729040145874" calcext:value-type="float">
            <text:p>0.721729040145874</text:p>
          </table:table-cell>
          <table:table-cell table:number-columns-repeated="2"/>
        </table:table-row>
        <table:table-row table:style-name="ro1">
          <table:table-cell office:value-type="float" office:value="0.929676175117493" calcext:value-type="float">
            <text:p>0.929676175117493</text:p>
          </table:table-cell>
          <table:table-cell table:number-columns-repeated="2"/>
        </table:table-row>
        <table:table-row table:style-name="ro1">
          <table:table-cell office:value-type="float" office:value="0.698760330677033" calcext:value-type="float">
            <text:p>0.698760330677033</text:p>
          </table:table-cell>
          <table:table-cell table:number-columns-repeated="2"/>
        </table:table-row>
        <table:table-row table:style-name="ro1">
          <table:table-cell office:value-type="float" office:value="0.92382001876831" calcext:value-type="float">
            <text:p>0.92382001876831</text:p>
          </table:table-cell>
          <table:table-cell table:number-columns-repeated="2"/>
        </table:table-row>
        <table:table-row table:style-name="ro1">
          <table:table-cell office:value-type="float" office:value="0.662213563919067" calcext:value-type="float">
            <text:p>0.662213563919067</text:p>
          </table:table-cell>
          <table:table-cell table:number-columns-repeated="2"/>
        </table:table-row>
        <table:table-row table:style-name="ro1">
          <table:table-cell office:value-type="float" office:value="0.916398882865906" calcext:value-type="float">
            <text:p>0.916398882865906</text:p>
          </table:table-cell>
          <table:table-cell table:number-columns-repeated="2"/>
        </table:table-row>
        <table:table-row table:style-name="ro1">
          <table:table-cell office:value-type="float" office:value="0.913660109043121" calcext:value-type="float">
            <text:p>0.913660109043121</text:p>
          </table:table-cell>
          <table:table-cell table:number-columns-repeated="2"/>
        </table:table-row>
        <table:table-row table:style-name="ro1">
          <table:table-cell office:value-type="float" office:value="0.656696319580078" calcext:value-type="float">
            <text:p>0.656696319580078</text:p>
          </table:table-cell>
          <table:table-cell table:number-columns-repeated="2"/>
        </table:table-row>
        <table:table-row table:style-name="ro1">
          <table:table-cell office:value-type="float" office:value="0.914931654930115" calcext:value-type="float">
            <text:p>0.914931654930115</text:p>
          </table:table-cell>
          <table:table-cell table:number-columns-repeated="2"/>
        </table:table-row>
        <table:table-row table:style-name="ro1">
          <table:table-cell office:value-type="float" office:value="0.649603426456451" calcext:value-type="float">
            <text:p>0.649603426456451</text:p>
          </table:table-cell>
          <table:table-cell table:number-columns-repeated="2"/>
        </table:table-row>
        <table:table-row table:style-name="ro1">
          <table:table-cell office:value-type="float" office:value="0.914450645446777" calcext:value-type="float">
            <text:p>0.914450645446777</text:p>
          </table:table-cell>
          <table:table-cell table:number-columns-repeated="2"/>
        </table:table-row>
        <table:table-row table:style-name="ro1">
          <table:table-cell office:value-type="float" office:value="0.648940205574035" calcext:value-type="float">
            <text:p>0.648940205574035</text:p>
          </table:table-cell>
          <table:table-cell table:number-columns-repeated="2"/>
        </table:table-row>
        <table:table-row table:style-name="ro1">
          <table:table-cell office:value-type="float" office:value="0.913620710372925" calcext:value-type="float">
            <text:p>0.913620710372925</text:p>
          </table:table-cell>
          <table:table-cell table:number-columns-repeated="2"/>
        </table:table-row>
        <table:table-row table:style-name="ro1">
          <table:table-cell office:value-type="float" office:value="0.667885184288025" calcext:value-type="float">
            <text:p>0.667885184288025</text:p>
          </table:table-cell>
          <table:table-cell table:number-columns-repeated="2"/>
        </table:table-row>
        <table:table-row table:style-name="ro1">
          <table:table-cell office:value-type="float" office:value="0.918750464916229" calcext:value-type="float">
            <text:p>0.918750464916229</text:p>
          </table:table-cell>
          <table:table-cell table:number-columns-repeated="2"/>
        </table:table-row>
        <table:table-row table:style-name="ro1">
          <table:table-cell office:value-type="float" office:value="0.711029589176178" calcext:value-type="float">
            <text:p>0.711029589176178</text:p>
          </table:table-cell>
          <table:table-cell table:number-columns-repeated="2"/>
        </table:table-row>
        <table:table-row table:style-name="ro1">
          <table:table-cell office:value-type="float" office:value="0.931364953517914" calcext:value-type="float">
            <text:p>0.931364953517914</text:p>
          </table:table-cell>
          <table:table-cell table:number-columns-repeated="2"/>
        </table:table-row>
        <table:table-row table:style-name="ro1">
          <table:table-cell office:value-type="float" office:value="0.700862646102905" calcext:value-type="float">
            <text:p>0.700862646102905</text:p>
          </table:table-cell>
          <table:table-cell table:number-columns-repeated="2"/>
        </table:table-row>
        <table:table-row table:style-name="ro1">
          <table:table-cell office:value-type="float" office:value="0.927500426769257" calcext:value-type="float">
            <text:p>0.927500426769257</text:p>
          </table:table-cell>
          <table:table-cell table:number-columns-repeated="2"/>
        </table:table-row>
        <table:table-row table:style-name="ro1">
          <table:table-cell office:value-type="float" office:value="0.694078266620636" calcext:value-type="float">
            <text:p>0.694078266620636</text:p>
          </table:table-cell>
          <table:table-cell table:number-columns-repeated="2"/>
        </table:table-row>
        <table:table-row table:style-name="ro1">
          <table:table-cell office:value-type="float" office:value="0.927707672119141" calcext:value-type="float">
            <text:p>0.927707672119141</text:p>
          </table:table-cell>
          <table:table-cell table:number-columns-repeated="2"/>
        </table:table-row>
        <table:table-row table:style-name="ro1">
          <table:table-cell office:value-type="float" office:value="0.694063186645508" calcext:value-type="float">
            <text:p>0.694063186645508</text:p>
          </table:table-cell>
          <table:table-cell table:number-columns-repeated="2"/>
        </table:table-row>
        <table:table-row table:style-name="ro1">
          <table:table-cell office:value-type="float" office:value="0.928207278251648" calcext:value-type="float">
            <text:p>0.928207278251648</text:p>
          </table:table-cell>
          <table:table-cell table:number-columns-repeated="2"/>
        </table:table-row>
        <table:table-row table:style-name="ro1">
          <table:table-cell office:value-type="float" office:value="0.678193211555481" calcext:value-type="float">
            <text:p>0.678193211555481</text:p>
          </table:table-cell>
          <table:table-cell table:number-columns-repeated="2"/>
        </table:table-row>
        <table:table-row table:style-name="ro1">
          <table:table-cell office:value-type="float" office:value="0.925102055072784" calcext:value-type="float">
            <text:p>0.925102055072784</text:p>
          </table:table-cell>
          <table:table-cell table:number-columns-repeated="2"/>
        </table:table-row>
        <table:table-row table:style-name="ro1">
          <table:table-cell office:value-type="float" office:value="0.681652247905731" calcext:value-type="float">
            <text:p>0.681652247905731</text:p>
          </table:table-cell>
          <table:table-cell table:number-columns-repeated="2"/>
        </table:table-row>
        <table:table-row table:style-name="ro1">
          <table:table-cell office:value-type="float" office:value="0.932397484779358" calcext:value-type="float">
            <text:p>0.932397484779358</text:p>
          </table:table-cell>
          <table:table-cell table:number-columns-repeated="2"/>
        </table:table-row>
        <table:table-row table:style-name="ro1">
          <table:table-cell office:value-type="float" office:value="0.688455760478973" calcext:value-type="float">
            <text:p>0.688455760478973</text:p>
          </table:table-cell>
          <table:table-cell table:number-columns-repeated="2"/>
        </table:table-row>
        <table:table-row table:style-name="ro1">
          <table:table-cell office:value-type="float" office:value="0.932466804981232" calcext:value-type="float">
            <text:p>0.932466804981232</text:p>
          </table:table-cell>
          <table:table-cell table:number-columns-repeated="2"/>
        </table:table-row>
        <table:table-row table:style-name="ro1">
          <table:table-cell office:value-type="float" office:value="0.704460144042969" calcext:value-type="float">
            <text:p>0.704460144042969</text:p>
          </table:table-cell>
          <table:table-cell table:number-columns-repeated="2"/>
        </table:table-row>
        <table:table-row table:style-name="ro1">
          <table:table-cell office:value-type="float" office:value="0.939183175563812" calcext:value-type="float">
            <text:p>0.939183175563812</text:p>
          </table:table-cell>
          <table:table-cell table:number-columns-repeated="2"/>
        </table:table-row>
        <table:table-row table:style-name="ro1">
          <table:table-cell office:value-type="float" office:value="0.937608599662781" calcext:value-type="float">
            <text:p>0.937608599662781</text:p>
          </table:table-cell>
          <table:table-cell table:number-columns-repeated="2"/>
        </table:table-row>
        <table:table-row table:style-name="ro1">
          <table:table-cell office:value-type="float" office:value="0.932723224163055" calcext:value-type="float">
            <text:p>0.932723224163055</text:p>
          </table:table-cell>
          <table:table-cell table:number-columns-repeated="2"/>
        </table:table-row>
        <table:table-row table:style-name="ro1">
          <table:table-cell office:value-type="float" office:value="0.657972037792206" calcext:value-type="float">
            <text:p>0.657972037792206</text:p>
          </table:table-cell>
          <table:table-cell table:number-columns-repeated="2"/>
        </table:table-row>
        <table:table-row table:style-name="ro1">
          <table:table-cell office:value-type="float" office:value="0.933825373649597" calcext:value-type="float">
            <text:p>0.933825373649597</text:p>
          </table:table-cell>
          <table:table-cell table:number-columns-repeated="2"/>
        </table:table-row>
        <table:table-row table:style-name="ro1">
          <table:table-cell office:value-type="float" office:value="0.687381029129028" calcext:value-type="float">
            <text:p>0.687381029129028</text:p>
          </table:table-cell>
          <table:table-cell table:number-columns-repeated="2"/>
        </table:table-row>
        <table:table-row table:style-name="ro1">
          <table:table-cell office:value-type="float" office:value="0.946531355381012" calcext:value-type="float">
            <text:p>0.946531355381012</text:p>
          </table:table-cell>
          <table:table-cell table:number-columns-repeated="2"/>
        </table:table-row>
        <table:table-row table:style-name="ro1">
          <table:table-cell office:value-type="float" office:value="0.94259911775589" calcext:value-type="float">
            <text:p>0.94259911775589</text:p>
          </table:table-cell>
          <table:table-cell table:number-columns-repeated="2"/>
        </table:table-row>
        <table:table-row table:style-name="ro1">
          <table:table-cell office:value-type="float" office:value="0.943594992160797" calcext:value-type="float">
            <text:p>0.943594992160797</text:p>
          </table:table-cell>
          <table:table-cell table:number-columns-repeated="2"/>
        </table:table-row>
        <table:table-row table:style-name="ro1">
          <table:table-cell office:value-type="float" office:value="0.937411248683929" calcext:value-type="float">
            <text:p>0.937411248683929</text:p>
          </table:table-cell>
          <table:table-cell table:number-columns-repeated="2"/>
        </table:table-row>
        <table:table-row table:style-name="ro1">
          <table:table-cell office:value-type="float" office:value="0.922461986541748" calcext:value-type="float">
            <text:p>0.922461986541748</text:p>
          </table:table-cell>
          <table:table-cell table:number-columns-repeated="2"/>
        </table:table-row>
        <table:table-row table:style-name="ro1">
          <table:table-cell office:value-type="float" office:value="0.95385754108429" calcext:value-type="float">
            <text:p>0.95385754108429</text:p>
          </table:table-cell>
          <table:table-cell table:number-columns-repeated="2"/>
        </table:table-row>
        <table:table-row table:style-name="ro1">
          <table:table-cell office:value-type="float" office:value="0.946614325046539" calcext:value-type="float">
            <text:p>0.946614325046539</text:p>
          </table:table-cell>
          <table:table-cell table:number-columns-repeated="2"/>
        </table:table-row>
        <table:table-row table:style-name="ro1">
          <table:table-cell office:value-type="float" office:value="0.921646356582642" calcext:value-type="float">
            <text:p>0.921646356582642</text:p>
          </table:table-cell>
          <table:table-cell table:number-columns-repeated="2"/>
        </table:table-row>
        <table:table-row table:style-name="ro1">
          <table:table-cell office:value-type="float" office:value="0.926980972290039" calcext:value-type="float">
            <text:p>0.926980972290039</text:p>
          </table:table-cell>
          <table:table-cell table:number-columns-repeated="2"/>
        </table:table-row>
        <table:table-row table:style-name="ro1">
          <table:table-cell office:value-type="float" office:value="0.933139026165008" calcext:value-type="float">
            <text:p>0.933139026165008</text:p>
          </table:table-cell>
          <table:table-cell table:number-columns-repeated="2"/>
        </table:table-row>
        <table:table-row table:style-name="ro1">
          <table:table-cell office:value-type="float" office:value="0.937744319438934" calcext:value-type="float">
            <text:p>0.937744319438934</text:p>
          </table:table-cell>
          <table:table-cell table:number-columns-repeated="2"/>
        </table:table-row>
        <table:table-row table:style-name="ro1">
          <table:table-cell office:value-type="float" office:value="0.945768713951111" calcext:value-type="float">
            <text:p>0.945768713951111</text:p>
          </table:table-cell>
          <table:table-cell table:number-columns-repeated="2"/>
        </table:table-row>
        <table:table-row table:style-name="ro1">
          <table:table-cell office:value-type="float" office:value="0.95176362991333" calcext:value-type="float">
            <text:p>0.95176362991333</text:p>
          </table:table-cell>
          <table:table-cell table:number-columns-repeated="2"/>
        </table:table-row>
        <table:table-row table:style-name="ro1">
          <table:table-cell office:value-type="float" office:value="0.940552890300751" calcext:value-type="float">
            <text:p>0.940552890300751</text:p>
          </table:table-cell>
          <table:table-cell table:number-columns-repeated="2"/>
        </table:table-row>
        <table:table-row table:style-name="ro1">
          <table:table-cell office:value-type="float" office:value="0.949042677879334" calcext:value-type="float">
            <text:p>0.949042677879334</text:p>
          </table:table-cell>
          <table:table-cell table:number-columns-repeated="2"/>
        </table:table-row>
        <table:table-row table:style-name="ro1">
          <table:table-cell office:value-type="float" office:value="0.954488039016724" calcext:value-type="float">
            <text:p>0.954488039016724</text:p>
          </table:table-cell>
          <table:table-cell table:number-columns-repeated="2"/>
        </table:table-row>
        <table:table-row table:style-name="ro1">
          <table:table-cell office:value-type="float" office:value="0.93945324420929" calcext:value-type="float">
            <text:p>0.93945324420929</text:p>
          </table:table-cell>
          <table:table-cell table:number-columns-repeated="2"/>
        </table:table-row>
        <table:table-row table:style-name="ro1">
          <table:table-cell office:value-type="float" office:value="0.947654902935028" calcext:value-type="float">
            <text:p>0.947654902935028</text:p>
          </table:table-cell>
          <table:table-cell table:number-columns-repeated="2"/>
        </table:table-row>
        <table:table-row table:style-name="ro1">
          <table:table-cell office:value-type="float" office:value="0.92944747209549" calcext:value-type="float">
            <text:p>0.92944747209549</text:p>
          </table:table-cell>
          <table:table-cell table:number-columns-repeated="2"/>
        </table:table-row>
        <table:table-row table:style-name="ro1">
          <table:table-cell office:value-type="float" office:value="0.928186893463135" calcext:value-type="float">
            <text:p>0.928186893463135</text:p>
          </table:table-cell>
          <table:table-cell table:number-columns-repeated="2"/>
        </table:table-row>
        <table:table-row table:style-name="ro1">
          <table:table-cell office:value-type="float" office:value="0.928344547748566" calcext:value-type="float">
            <text:p>0.928344547748566</text:p>
          </table:table-cell>
          <table:table-cell table:number-columns-repeated="2"/>
        </table:table-row>
        <table:table-row table:style-name="ro1">
          <table:table-cell office:value-type="float" office:value="0.93293571472168" calcext:value-type="float">
            <text:p>0.93293571472168</text:p>
          </table:table-cell>
          <table:table-cell table:number-columns-repeated="2"/>
        </table:table-row>
        <table:table-row table:style-name="ro1">
          <table:table-cell office:value-type="float" office:value="0.929887115955353" calcext:value-type="float">
            <text:p>0.929887115955353</text:p>
          </table:table-cell>
          <table:table-cell table:number-columns-repeated="2"/>
        </table:table-row>
        <table:table-row table:style-name="ro1">
          <table:table-cell office:value-type="float" office:value="0.947173833847046" calcext:value-type="float">
            <text:p>0.947173833847046</text:p>
          </table:table-cell>
          <table:table-cell table:number-columns-repeated="2"/>
        </table:table-row>
        <table:table-row table:style-name="ro1">
          <table:table-cell office:value-type="float" office:value="0.950433075428009" calcext:value-type="float">
            <text:p>0.950433075428009</text:p>
          </table:table-cell>
          <table:table-cell table:number-columns-repeated="2"/>
        </table:table-row>
        <table:table-row table:style-name="ro1">
          <table:table-cell office:value-type="float" office:value="0.94596928358078" calcext:value-type="float">
            <text:p>0.94596928358078</text:p>
          </table:table-cell>
          <table:table-cell table:number-columns-repeated="2"/>
        </table:table-row>
        <table:table-row table:style-name="ro1">
          <table:table-cell office:value-type="float" office:value="0.941777586936951" calcext:value-type="float">
            <text:p>0.941777586936951</text:p>
          </table:table-cell>
          <table:table-cell table:number-columns-repeated="2"/>
        </table:table-row>
        <table:table-row table:style-name="ro1">
          <table:table-cell office:value-type="float" office:value="0.962805807590485" calcext:value-type="float">
            <text:p>0.962805807590485</text:p>
          </table:table-cell>
          <table:table-cell table:number-columns-repeated="2"/>
        </table:table-row>
        <table:table-row table:style-name="ro1">
          <table:table-cell office:value-type="float" office:value="0.952771544456482" calcext:value-type="float">
            <text:p>0.952771544456482</text:p>
          </table:table-cell>
          <table:table-cell table:number-columns-repeated="2"/>
        </table:table-row>
        <table:table-row table:style-name="ro1">
          <table:table-cell office:value-type="float" office:value="0.953383445739746" calcext:value-type="float">
            <text:p>0.953383445739746</text:p>
          </table:table-cell>
          <table:table-cell table:number-columns-repeated="2"/>
        </table:table-row>
        <table:table-row table:style-name="ro1">
          <table:table-cell office:value-type="float" office:value="0.945206522941589" calcext:value-type="float">
            <text:p>0.945206522941589</text:p>
          </table:table-cell>
          <table:table-cell table:number-columns-repeated="2"/>
        </table:table-row>
        <table:table-row table:style-name="ro1">
          <table:table-cell office:value-type="float" office:value="0.935898005962372" calcext:value-type="float">
            <text:p>0.935898005962372</text:p>
          </table:table-cell>
          <table:table-cell table:number-columns-repeated="2"/>
        </table:table-row>
        <table:table-row table:style-name="ro1">
          <table:table-cell office:value-type="float" office:value="0.943702757358551" calcext:value-type="float">
            <text:p>0.943702757358551</text:p>
          </table:table-cell>
          <table:table-cell table:number-columns-repeated="2"/>
        </table:table-row>
        <table:table-row table:style-name="ro1">
          <table:table-cell office:value-type="float" office:value="0.960521161556244" calcext:value-type="float">
            <text:p>0.960521161556244</text:p>
          </table:table-cell>
          <table:table-cell table:number-columns-repeated="2"/>
        </table:table-row>
        <table:table-row table:style-name="ro1">
          <table:table-cell office:value-type="float" office:value="0.962721943855285" calcext:value-type="float">
            <text:p>0.962721943855285</text:p>
          </table:table-cell>
          <table:table-cell table:number-columns-repeated="2"/>
        </table:table-row>
        <table:table-row table:style-name="ro1">
          <table:table-cell office:value-type="float" office:value="0.959106087684631" calcext:value-type="float">
            <text:p>0.959106087684631</text:p>
          </table:table-cell>
          <table:table-cell table:number-columns-repeated="2"/>
        </table:table-row>
        <table:table-row table:style-name="ro1">
          <table:table-cell office:value-type="float" office:value="0.935222327709198" calcext:value-type="float">
            <text:p>0.935222327709198</text:p>
          </table:table-cell>
          <table:table-cell table:number-columns-repeated="2"/>
        </table:table-row>
        <table:table-row table:style-name="ro1">
          <table:table-cell office:value-type="float" office:value="0.947821497917175" calcext:value-type="float">
            <text:p>0.947821497917175</text:p>
          </table:table-cell>
          <table:table-cell table:number-columns-repeated="2"/>
        </table:table-row>
        <table:table-row table:style-name="ro1">
          <table:table-cell office:value-type="float" office:value="0.947311520576477" calcext:value-type="float">
            <text:p>0.947311520576477</text:p>
          </table:table-cell>
          <table:table-cell table:number-columns-repeated="2"/>
        </table:table-row>
        <table:table-row table:style-name="ro1">
          <table:table-cell office:value-type="float" office:value="0.94068056344986" calcext:value-type="float">
            <text:p>0.94068056344986</text:p>
          </table:table-cell>
          <table:table-cell table:number-columns-repeated="2"/>
        </table:table-row>
        <table:table-row table:style-name="ro1">
          <table:table-cell office:value-type="float" office:value="0.926821708679199" calcext:value-type="float">
            <text:p>0.926821708679199</text:p>
          </table:table-cell>
          <table:table-cell table:number-columns-repeated="2"/>
        </table:table-row>
        <table:table-row table:style-name="ro1">
          <table:table-cell office:value-type="float" office:value="0.921314418315887" calcext:value-type="float">
            <text:p>0.921314418315887</text:p>
          </table:table-cell>
          <table:table-cell table:number-columns-repeated="2"/>
        </table:table-row>
        <table:table-row table:style-name="ro1">
          <table:table-cell office:value-type="float" office:value="0.926094472408295" calcext:value-type="float">
            <text:p>0.926094472408295</text:p>
          </table:table-cell>
          <table:table-cell table:number-columns-repeated="2"/>
        </table:table-row>
        <table:table-row table:style-name="ro1">
          <table:table-cell office:value-type="float" office:value="0.929274260997772" calcext:value-type="float">
            <text:p>0.929274260997772</text:p>
          </table:table-cell>
          <table:table-cell table:number-columns-repeated="2"/>
        </table:table-row>
        <table:table-row table:style-name="ro1">
          <table:table-cell office:value-type="float" office:value="0.942954123020172" calcext:value-type="float">
            <text:p>0.942954123020172</text:p>
          </table:table-cell>
          <table:table-cell table:number-columns-repeated="2"/>
        </table:table-row>
        <table:table-row table:style-name="ro1">
          <table:table-cell office:value-type="float" office:value="0.953289449214935" calcext:value-type="float">
            <text:p>0.953289449214935</text:p>
          </table:table-cell>
          <table:table-cell table:number-columns-repeated="2"/>
        </table:table-row>
        <table:table-row table:style-name="ro1">
          <table:table-cell office:value-type="float" office:value="0.929976999759674" calcext:value-type="float">
            <text:p>0.929976999759674</text:p>
          </table:table-cell>
          <table:table-cell table:number-columns-repeated="2"/>
        </table:table-row>
        <table:table-row table:style-name="ro1">
          <table:table-cell office:value-type="float" office:value="0.934142231941223" calcext:value-type="float">
            <text:p>0.934142231941223</text:p>
          </table:table-cell>
          <table:table-cell table:number-columns-repeated="2"/>
        </table:table-row>
        <table:table-row table:style-name="ro1">
          <table:table-cell office:value-type="float" office:value="0.937230587005615" calcext:value-type="float">
            <text:p>0.937230587005615</text:p>
          </table:table-cell>
          <table:table-cell table:number-columns-repeated="2"/>
        </table:table-row>
        <table:table-row table:style-name="ro1">
          <table:table-cell office:value-type="float" office:value="0.943291366100311" calcext:value-type="float">
            <text:p>0.943291366100311</text:p>
          </table:table-cell>
          <table:table-cell table:number-columns-repeated="2"/>
        </table:table-row>
        <table:table-row table:style-name="ro1">
          <table:table-cell office:value-type="float" office:value="0.943457305431366" calcext:value-type="float">
            <text:p>0.943457305431366</text:p>
          </table:table-cell>
          <table:table-cell table:number-columns-repeated="2"/>
        </table:table-row>
        <table:table-row table:style-name="ro1">
          <table:table-cell office:value-type="float" office:value="0.934227347373962" calcext:value-type="float">
            <text:p>0.934227347373962</text:p>
          </table:table-cell>
          <table:table-cell table:number-columns-repeated="2"/>
        </table:table-row>
        <table:table-row table:style-name="ro1">
          <table:table-cell office:value-type="float" office:value="0.92671537399292" calcext:value-type="float">
            <text:p>0.92671537399292</text:p>
          </table:table-cell>
          <table:table-cell table:number-columns-repeated="2"/>
        </table:table-row>
        <table:table-row table:style-name="ro1">
          <table:table-cell office:value-type="float" office:value="0.931442737579346" calcext:value-type="float">
            <text:p>0.931442737579346</text:p>
          </table:table-cell>
          <table:table-cell table:number-columns-repeated="2"/>
        </table:table-row>
        <table:table-row table:style-name="ro1">
          <table:table-cell office:value-type="float" office:value="0.936499536037445" calcext:value-type="float">
            <text:p>0.936499536037445</text:p>
          </table:table-cell>
          <table:table-cell table:number-columns-repeated="2"/>
        </table:table-row>
        <table:table-row table:style-name="ro1">
          <table:table-cell office:value-type="float" office:value="0.950112342834473" calcext:value-type="float">
            <text:p>0.950112342834473</text:p>
          </table:table-cell>
          <table:table-cell table:number-columns-repeated="2"/>
        </table:table-row>
        <table:table-row table:style-name="ro1">
          <table:table-cell office:value-type="float" office:value="0.945469081401825" calcext:value-type="float">
            <text:p>0.945469081401825</text:p>
          </table:table-cell>
          <table:table-cell table:number-columns-repeated="2"/>
        </table:table-row>
        <table:table-row table:style-name="ro1">
          <table:table-cell office:value-type="float" office:value="0.942197501659393" calcext:value-type="float">
            <text:p>0.942197501659393</text:p>
          </table:table-cell>
          <table:table-cell table:number-columns-repeated="2"/>
        </table:table-row>
        <table:table-row table:style-name="ro1">
          <table:table-cell office:value-type="float" office:value="0.961138248443604" calcext:value-type="float">
            <text:p>0.961138248443604</text:p>
          </table:table-cell>
          <table:table-cell table:number-columns-repeated="2"/>
        </table:table-row>
        <table:table-row table:style-name="ro1">
          <table:table-cell office:value-type="float" office:value="0.965827167034149" calcext:value-type="float">
            <text:p>0.965827167034149</text:p>
          </table:table-cell>
          <table:table-cell table:number-columns-repeated="2"/>
        </table:table-row>
        <table:table-row table:style-name="ro1">
          <table:table-cell office:value-type="float" office:value="0.961402893066406" calcext:value-type="float">
            <text:p>0.961402893066406</text:p>
          </table:table-cell>
          <table:table-cell table:number-columns-repeated="2"/>
        </table:table-row>
        <table:table-row table:style-name="ro1">
          <table:table-cell office:value-type="float" office:value="0.959400057792664" calcext:value-type="float">
            <text:p>0.959400057792664</text:p>
          </table:table-cell>
          <table:table-cell table:number-columns-repeated="2"/>
        </table:table-row>
        <table:table-row table:style-name="ro1">
          <table:table-cell office:value-type="float" office:value="0.940468370914459" calcext:value-type="float">
            <text:p>0.940468370914459</text:p>
          </table:table-cell>
          <table:table-cell table:number-columns-repeated="2"/>
        </table:table-row>
        <table:table-row table:style-name="ro1">
          <table:table-cell office:value-type="float" office:value="0.951812922954559" calcext:value-type="float">
            <text:p>0.951812922954559</text:p>
          </table:table-cell>
          <table:table-cell table:number-columns-repeated="2"/>
        </table:table-row>
        <table:table-row table:style-name="ro1">
          <table:table-cell office:value-type="float" office:value="0.949003517627716" calcext:value-type="float">
            <text:p>0.949003517627716</text:p>
          </table:table-cell>
          <table:table-cell table:number-columns-repeated="2"/>
        </table:table-row>
        <table:table-row table:style-name="ro1">
          <table:table-cell office:value-type="float" office:value="0.945808351039886" calcext:value-type="float">
            <text:p>0.945808351039886</text:p>
          </table:table-cell>
          <table:table-cell table:number-columns-repeated="2"/>
        </table:table-row>
        <table:table-row table:style-name="ro1">
          <table:table-cell office:value-type="float" office:value="0.948288202285767" calcext:value-type="float">
            <text:p>0.948288202285767</text:p>
          </table:table-cell>
          <table:table-cell table:number-columns-repeated="2"/>
        </table:table-row>
        <table:table-row table:style-name="ro1">
          <table:table-cell office:value-type="float" office:value="0.947969317436218" calcext:value-type="float">
            <text:p>0.947969317436218</text:p>
          </table:table-cell>
          <table:table-cell table:number-columns-repeated="2"/>
        </table:table-row>
        <table:table-row table:style-name="ro1">
          <table:table-cell office:value-type="float" office:value="0.956693828105926" calcext:value-type="float">
            <text:p>0.956693828105926</text:p>
          </table:table-cell>
          <table:table-cell table:number-columns-repeated="2"/>
        </table:table-row>
        <table:table-row table:style-name="ro1">
          <table:table-cell office:value-type="float" office:value="0.926642119884491" calcext:value-type="float">
            <text:p>0.926642119884491</text:p>
          </table:table-cell>
          <table:table-cell table:number-columns-repeated="2"/>
        </table:table-row>
        <table:table-row table:style-name="ro1">
          <table:table-cell office:value-type="float" office:value="0.867035388946533" calcext:value-type="float">
            <text:p>0.867035388946533</text:p>
          </table:table-cell>
          <table:table-cell table:number-columns-repeated="2"/>
        </table:table-row>
        <table:table-row table:style-name="ro1">
          <table:table-cell office:value-type="float" office:value="0.92789489030838" calcext:value-type="float">
            <text:p>0.92789489030838</text:p>
          </table:table-cell>
          <table:table-cell table:number-columns-repeated="2"/>
        </table:table-row>
        <table:table-row table:style-name="ro1">
          <table:table-cell office:value-type="float" office:value="0.754740655422211" calcext:value-type="float">
            <text:p>0.754740655422211</text:p>
          </table:table-cell>
          <table:table-cell table:number-columns-repeated="2"/>
        </table:table-row>
        <table:table-row table:style-name="ro1">
          <table:table-cell office:value-type="float" office:value="0.814352452754974" calcext:value-type="float">
            <text:p>0.814352452754974</text:p>
          </table:table-cell>
          <table:table-cell table:number-columns-repeated="2"/>
        </table:table-row>
        <table:table-row table:style-name="ro1">
          <table:table-cell office:value-type="float" office:value="0.9389608502388" calcext:value-type="float">
            <text:p>0.9389608502388</text:p>
          </table:table-cell>
          <table:table-cell table:number-columns-repeated="2"/>
        </table:table-row>
        <table:table-row table:style-name="ro1">
          <table:table-cell office:value-type="float" office:value="0.939340889453888" calcext:value-type="float">
            <text:p>0.939340889453888</text:p>
          </table:table-cell>
          <table:table-cell table:number-columns-repeated="2"/>
        </table:table-row>
        <table:table-row table:style-name="ro1">
          <table:table-cell office:value-type="float" office:value="0.936980962753296" calcext:value-type="float">
            <text:p>0.936980962753296</text:p>
          </table:table-cell>
          <table:table-cell table:number-columns-repeated="2"/>
        </table:table-row>
        <table:table-row table:style-name="ro1">
          <table:table-cell office:value-type="float" office:value="0.897335231304169" calcext:value-type="float">
            <text:p>0.897335231304169</text:p>
          </table:table-cell>
          <table:table-cell table:number-columns-repeated="2"/>
        </table:table-row>
        <table:table-row table:style-name="ro1">
          <table:table-cell office:value-type="float" office:value="0.923351287841797" calcext:value-type="float">
            <text:p>0.923351287841797</text:p>
          </table:table-cell>
          <table:table-cell table:number-columns-repeated="2"/>
        </table:table-row>
        <table:table-row table:style-name="ro1">
          <table:table-cell office:value-type="float" office:value="0.857942521572113" calcext:value-type="float">
            <text:p>0.857942521572113</text:p>
          </table:table-cell>
          <table:table-cell table:number-columns-repeated="2"/>
        </table:table-row>
        <table:table-row table:style-name="ro1">
          <table:table-cell office:value-type="float" office:value="0.803277909755707" calcext:value-type="float">
            <text:p>0.803277909755707</text:p>
          </table:table-cell>
          <table:table-cell table:number-columns-repeated="2"/>
        </table:table-row>
        <table:table-row table:style-name="ro1">
          <table:table-cell office:value-type="float" office:value="0.899555921554565" calcext:value-type="float">
            <text:p>0.899555921554565</text:p>
          </table:table-cell>
          <table:table-cell table:number-columns-repeated="2"/>
        </table:table-row>
        <table:table-row table:style-name="ro1">
          <table:table-cell office:value-type="float" office:value="0.921018004417419" calcext:value-type="float">
            <text:p>0.921018004417419</text:p>
          </table:table-cell>
          <table:table-cell table:number-columns-repeated="2"/>
        </table:table-row>
        <table:table-row table:style-name="ro1">
          <table:table-cell office:value-type="float" office:value="0.940031349658966" calcext:value-type="float">
            <text:p>0.940031349658966</text:p>
          </table:table-cell>
          <table:table-cell table:number-columns-repeated="2"/>
        </table:table-row>
        <table:table-row table:style-name="ro1">
          <table:table-cell office:value-type="float" office:value="0.921728014945984" calcext:value-type="float">
            <text:p>0.921728014945984</text:p>
          </table:table-cell>
          <table:table-cell table:number-columns-repeated="2"/>
        </table:table-row>
        <table:table-row table:style-name="ro1">
          <table:table-cell office:value-type="float" office:value="0.967712581157684" calcext:value-type="float">
            <text:p>0.967712581157684</text:p>
          </table:table-cell>
          <table:table-cell table:number-columns-repeated="2"/>
        </table:table-row>
        <table:table-row table:style-name="ro1">
          <table:table-cell office:value-type="float" office:value="0.961412906646728" calcext:value-type="float">
            <text:p>0.961412906646728</text:p>
          </table:table-cell>
          <table:table-cell table:number-columns-repeated="2"/>
        </table:table-row>
        <table:table-row table:style-name="ro1">
          <table:table-cell office:value-type="float" office:value="0.959801971912384" calcext:value-type="float">
            <text:p>0.959801971912384</text:p>
          </table:table-cell>
          <table:table-cell table:number-columns-repeated="2"/>
        </table:table-row>
        <table:table-row table:style-name="ro1">
          <table:table-cell office:value-type="float" office:value="0.952242612838745" calcext:value-type="float">
            <text:p>0.952242612838745</text:p>
          </table:table-cell>
          <table:table-cell table:number-columns-repeated="2"/>
        </table:table-row>
        <table:table-row table:style-name="ro1">
          <table:table-cell office:value-type="float" office:value="0.956512689590454" calcext:value-type="float">
            <text:p>0.956512689590454</text:p>
          </table:table-cell>
          <table:table-cell table:number-columns-repeated="2"/>
        </table:table-row>
        <table:table-row table:style-name="ro1">
          <table:table-cell office:value-type="float" office:value="0.949220299720764" calcext:value-type="float">
            <text:p>0.949220299720764</text:p>
          </table:table-cell>
          <table:table-cell table:number-columns-repeated="2"/>
        </table:table-row>
        <table:table-row table:style-name="ro1">
          <table:table-cell office:value-type="float" office:value="0.959818601608276" calcext:value-type="float">
            <text:p>0.959818601608276</text:p>
          </table:table-cell>
          <table:table-cell table:number-columns-repeated="2"/>
        </table:table-row>
        <table:table-row table:style-name="ro1">
          <table:table-cell office:value-type="float" office:value="0.95521092414856" calcext:value-type="float">
            <text:p>0.95521092414856</text:p>
          </table:table-cell>
          <table:table-cell table:number-columns-repeated="2"/>
        </table:table-row>
        <table:table-row table:style-name="ro1">
          <table:table-cell office:value-type="float" office:value="0.954272091388702" calcext:value-type="float">
            <text:p>0.954272091388702</text:p>
          </table:table-cell>
          <table:table-cell table:number-columns-repeated="2"/>
        </table:table-row>
        <table:table-row table:style-name="ro1">
          <table:table-cell office:value-type="float" office:value="0.940985381603241" calcext:value-type="float">
            <text:p>0.940985381603241</text:p>
          </table:table-cell>
          <table:table-cell table:number-columns-repeated="2"/>
        </table:table-row>
        <table:table-row table:style-name="ro1">
          <table:table-cell office:value-type="float" office:value="0.960388720035553" calcext:value-type="float">
            <text:p>0.960388720035553</text:p>
          </table:table-cell>
          <table:table-cell table:number-columns-repeated="2"/>
        </table:table-row>
        <table:table-row table:style-name="ro1">
          <table:table-cell office:value-type="float" office:value="0.959726512432098" calcext:value-type="float">
            <text:p>0.959726512432098</text:p>
          </table:table-cell>
          <table:table-cell table:number-columns-repeated="2"/>
        </table:table-row>
        <table:table-row table:style-name="ro1">
          <table:table-cell office:value-type="float" office:value="0.959930419921875" calcext:value-type="float">
            <text:p>0.959930419921875</text:p>
          </table:table-cell>
          <table:table-cell table:number-columns-repeated="2"/>
        </table:table-row>
        <table:table-row table:style-name="ro1">
          <table:table-cell office:value-type="float" office:value="0.950691640377045" calcext:value-type="float">
            <text:p>0.950691640377045</text:p>
          </table:table-cell>
          <table:table-cell table:number-columns-repeated="2"/>
        </table:table-row>
        <table:table-row table:style-name="ro1">
          <table:table-cell office:value-type="float" office:value="0.959324598312378" calcext:value-type="float">
            <text:p>0.959324598312378</text:p>
          </table:table-cell>
          <table:table-cell table:number-columns-repeated="2"/>
        </table:table-row>
        <table:table-row table:style-name="ro1">
          <table:table-cell office:value-type="float" office:value="0.963329613208771" calcext:value-type="float">
            <text:p>0.963329613208771</text:p>
          </table:table-cell>
          <table:table-cell table:number-columns-repeated="2"/>
        </table:table-row>
        <table:table-row table:style-name="ro1">
          <table:table-cell office:value-type="float" office:value="0.951157987117767" calcext:value-type="float">
            <text:p>0.951157987117767</text:p>
          </table:table-cell>
          <table:table-cell table:number-columns-repeated="2"/>
        </table:table-row>
        <table:table-row table:style-name="ro1">
          <table:table-cell office:value-type="float" office:value="0.952247262001038" calcext:value-type="float">
            <text:p>0.952247262001038</text:p>
          </table:table-cell>
          <table:table-cell table:number-columns-repeated="2"/>
        </table:table-row>
        <table:table-row table:style-name="ro1">
          <table:table-cell office:value-type="float" office:value="0.949103891849518" calcext:value-type="float">
            <text:p>0.949103891849518</text:p>
          </table:table-cell>
          <table:table-cell table:number-columns-repeated="2"/>
        </table:table-row>
        <table:table-row table:style-name="ro1">
          <table:table-cell office:value-type="float" office:value="0.953194975852966" calcext:value-type="float">
            <text:p>0.953194975852966</text:p>
          </table:table-cell>
          <table:table-cell table:number-columns-repeated="2"/>
        </table:table-row>
        <table:table-row table:style-name="ro1">
          <table:table-cell office:value-type="float" office:value="0.942265033721924" calcext:value-type="float">
            <text:p>0.942265033721924</text:p>
          </table:table-cell>
          <table:table-cell table:number-columns-repeated="2"/>
        </table:table-row>
        <table:table-row table:style-name="ro1">
          <table:table-cell office:value-type="float" office:value="0.942110061645508" calcext:value-type="float">
            <text:p>0.942110061645508</text:p>
          </table:table-cell>
          <table:table-cell table:number-columns-repeated="2"/>
        </table:table-row>
        <table:table-row table:style-name="ro1">
          <table:table-cell office:value-type="float" office:value="0.940217912197113" calcext:value-type="float">
            <text:p>0.940217912197113</text:p>
          </table:table-cell>
          <table:table-cell table:number-columns-repeated="2"/>
        </table:table-row>
        <table:table-row table:style-name="ro1">
          <table:table-cell office:value-type="float" office:value="0.944771826267242" calcext:value-type="float">
            <text:p>0.944771826267242</text:p>
          </table:table-cell>
          <table:table-cell table:number-columns-repeated="2"/>
        </table:table-row>
        <table:table-row table:style-name="ro1">
          <table:table-cell office:value-type="float" office:value="0.924881815910339" calcext:value-type="float">
            <text:p>0.924881815910339</text:p>
          </table:table-cell>
          <table:table-cell table:number-columns-repeated="2"/>
        </table:table-row>
        <table:table-row table:style-name="ro1">
          <table:table-cell office:value-type="float" office:value="0.926601350307465" calcext:value-type="float">
            <text:p>0.926601350307465</text:p>
          </table:table-cell>
          <table:table-cell table:number-columns-repeated="2"/>
        </table:table-row>
        <table:table-row table:style-name="ro1">
          <table:table-cell office:value-type="float" office:value="0.924324095249176" calcext:value-type="float">
            <text:p>0.924324095249176</text:p>
          </table:table-cell>
          <table:table-cell table:number-columns-repeated="2"/>
        </table:table-row>
        <table:table-row table:style-name="ro1">
          <table:table-cell office:value-type="float" office:value="0.916095554828644" calcext:value-type="float">
            <text:p>0.916095554828644</text:p>
          </table:table-cell>
          <table:table-cell table:number-columns-repeated="2"/>
        </table:table-row>
        <table:table-row table:style-name="ro1">
          <table:table-cell office:value-type="float" office:value="0.876428067684174" calcext:value-type="float">
            <text:p>0.876428067684174</text:p>
          </table:table-cell>
          <table:table-cell table:number-columns-repeated="2"/>
        </table:table-row>
        <table:table-row table:style-name="ro1">
          <table:table-cell office:value-type="float" office:value="0.27028301358223" calcext:value-type="float">
            <text:p>0.27028301358223</text:p>
          </table:table-cell>
          <table:table-cell table:number-columns-repeated="2"/>
        </table:table-row>
        <table:table-row table:style-name="ro1">
          <table:table-cell office:value-type="float" office:value="0.918825507164001" calcext:value-type="float">
            <text:p>0.918825507164001</text:p>
          </table:table-cell>
          <table:table-cell table:number-columns-repeated="2"/>
        </table:table-row>
        <table:table-row table:style-name="ro1">
          <table:table-cell office:value-type="float" office:value="0.384645640850067" calcext:value-type="float">
            <text:p>0.384645640850067</text:p>
          </table:table-cell>
          <table:table-cell table:number-columns-repeated="2"/>
        </table:table-row>
        <table:table-row table:style-name="ro1">
          <table:table-cell office:value-type="float" office:value="0.942224979400635" calcext:value-type="float">
            <text:p>0.942224979400635</text:p>
          </table:table-cell>
          <table:table-cell table:number-columns-repeated="2"/>
        </table:table-row>
        <table:table-row table:style-name="ro1">
          <table:table-cell office:value-type="float" office:value="0.95586234331131" calcext:value-type="float">
            <text:p>0.95586234331131</text:p>
          </table:table-cell>
          <table:table-cell table:number-columns-repeated="2"/>
        </table:table-row>
        <table:table-row table:style-name="ro1">
          <table:table-cell office:value-type="float" office:value="0.957778930664062" calcext:value-type="float">
            <text:p>0.957778930664062</text:p>
          </table:table-cell>
          <table:table-cell table:number-columns-repeated="2"/>
        </table:table-row>
        <table:table-row table:style-name="ro1">
          <table:table-cell office:value-type="float" office:value="0.958210468292236" calcext:value-type="float">
            <text:p>0.958210468292236</text:p>
          </table:table-cell>
          <table:table-cell table:number-columns-repeated="2"/>
        </table:table-row>
        <table:table-row table:style-name="ro1">
          <table:table-cell office:value-type="float" office:value="0.948730170726776" calcext:value-type="float">
            <text:p>0.948730170726776</text:p>
          </table:table-cell>
          <table:table-cell table:number-columns-repeated="2"/>
        </table:table-row>
        <table:table-row table:style-name="ro1">
          <table:table-cell office:value-type="float" office:value="0.940865278244019" calcext:value-type="float">
            <text:p>0.940865278244019</text:p>
          </table:table-cell>
          <table:table-cell table:number-columns-repeated="2"/>
        </table:table-row>
        <table:table-row table:style-name="ro1">
          <table:table-cell office:value-type="float" office:value="0.38842499256134" calcext:value-type="float">
            <text:p>0.38842499256134</text:p>
          </table:table-cell>
          <table:table-cell table:number-columns-repeated="2"/>
        </table:table-row>
        <table:table-row table:style-name="ro1">
          <table:table-cell office:value-type="float" office:value="0.939514636993408" calcext:value-type="float">
            <text:p>0.939514636993408</text:p>
          </table:table-cell>
          <table:table-cell table:number-columns-repeated="2"/>
        </table:table-row>
        <table:table-row table:style-name="ro1">
          <table:table-cell office:value-type="float" office:value="0.398824870586395" calcext:value-type="float">
            <text:p>0.398824870586395</text:p>
          </table:table-cell>
          <table:table-cell table:number-columns-repeated="2"/>
        </table:table-row>
        <table:table-row table:style-name="ro1">
          <table:table-cell office:value-type="float" office:value="0.940025746822357" calcext:value-type="float">
            <text:p>0.940025746822357</text:p>
          </table:table-cell>
          <table:table-cell table:number-columns-repeated="2"/>
        </table:table-row>
        <table:table-row table:style-name="ro1">
          <table:table-cell office:value-type="float" office:value="0.421760946512222" calcext:value-type="float">
            <text:p>0.421760946512222</text:p>
          </table:table-cell>
          <table:table-cell table:number-columns-repeated="2"/>
        </table:table-row>
        <table:table-row table:style-name="ro1">
          <table:table-cell office:value-type="float" office:value="0.936862528324127" calcext:value-type="float">
            <text:p>0.936862528324127</text:p>
          </table:table-cell>
          <table:table-cell table:number-columns-repeated="2"/>
        </table:table-row>
        <table:table-row table:style-name="ro1">
          <table:table-cell office:value-type="float" office:value="0.942070364952087" calcext:value-type="float">
            <text:p>0.942070364952087</text:p>
          </table:table-cell>
          <table:table-cell table:number-columns-repeated="2"/>
        </table:table-row>
        <table:table-row table:style-name="ro1">
          <table:table-cell office:value-type="float" office:value="0.945274353027344" calcext:value-type="float">
            <text:p>0.945274353027344</text:p>
          </table:table-cell>
          <table:table-cell table:number-columns-repeated="2"/>
        </table:table-row>
        <table:table-row table:style-name="ro1">
          <table:table-cell office:value-type="float" office:value="0.949195027351379" calcext:value-type="float">
            <text:p>0.949195027351379</text:p>
          </table:table-cell>
          <table:table-cell table:number-columns-repeated="2"/>
        </table:table-row>
        <table:table-row table:style-name="ro1">
          <table:table-cell office:value-type="float" office:value="0.435837775468826" calcext:value-type="float">
            <text:p>0.435837775468826</text:p>
          </table:table-cell>
          <table:table-cell table:number-columns-repeated="2"/>
        </table:table-row>
        <table:table-row table:style-name="ro1">
          <table:table-cell office:value-type="float" office:value="0.953463613986969" calcext:value-type="float">
            <text:p>0.953463613986969</text:p>
          </table:table-cell>
          <table:table-cell table:number-columns-repeated="2"/>
        </table:table-row>
        <table:table-row table:style-name="ro1">
          <table:table-cell office:value-type="float" office:value="0.943353652954102" calcext:value-type="float">
            <text:p>0.943353652954102</text:p>
          </table:table-cell>
          <table:table-cell table:number-columns-repeated="2"/>
        </table:table-row>
        <table:table-row table:style-name="ro1">
          <table:table-cell office:value-type="float" office:value="0.367714792490005" calcext:value-type="float">
            <text:p>0.367714792490005</text:p>
          </table:table-cell>
          <table:table-cell table:number-columns-repeated="2"/>
        </table:table-row>
        <table:table-row table:style-name="ro1">
          <table:table-cell office:value-type="float" office:value="0.926707565784454" calcext:value-type="float">
            <text:p>0.926707565784454</text:p>
          </table:table-cell>
          <table:table-cell table:number-columns-repeated="2"/>
        </table:table-row>
        <table:table-row table:style-name="ro1">
          <table:table-cell office:value-type="float" office:value="0.892825305461883" calcext:value-type="float">
            <text:p>0.892825305461883</text:p>
          </table:table-cell>
          <table:table-cell table:number-columns-repeated="2"/>
        </table:table-row>
        <table:table-row table:style-name="ro1">
          <table:table-cell office:value-type="float" office:value="0.844847202301025" calcext:value-type="float">
            <text:p>0.844847202301025</text:p>
          </table:table-cell>
          <table:table-cell table:number-columns-repeated="2"/>
        </table:table-row>
        <table:table-row table:style-name="ro1">
          <table:table-cell office:value-type="float" office:value="0.832652449607849" calcext:value-type="float">
            <text:p>0.832652449607849</text:p>
          </table:table-cell>
          <table:table-cell table:number-columns-repeated="2"/>
        </table:table-row>
        <table:table-row table:style-name="ro1">
          <table:table-cell office:value-type="float" office:value="0.882760405540466" calcext:value-type="float">
            <text:p>0.882760405540466</text:p>
          </table:table-cell>
          <table:table-cell table:number-columns-repeated="2"/>
        </table:table-row>
        <table:table-row table:style-name="ro1">
          <table:table-cell office:value-type="float" office:value="0.51202929019928" calcext:value-type="float">
            <text:p>0.51202929019928</text:p>
          </table:table-cell>
          <table:table-cell table:number-columns-repeated="2"/>
        </table:table-row>
        <table:table-row table:style-name="ro1">
          <table:table-cell office:value-type="float" office:value="0.549066126346588" calcext:value-type="float">
            <text:p>0.549066126346588</text:p>
          </table:table-cell>
          <table:table-cell table:number-columns-repeated="2"/>
        </table:table-row>
        <table:table-row table:style-name="ro1">
          <table:table-cell office:value-type="float" office:value="0.619324564933777" calcext:value-type="float">
            <text:p>0.619324564933777</text:p>
          </table:table-cell>
          <table:table-cell table:number-columns-repeated="2"/>
        </table:table-row>
        <table:table-row table:style-name="ro1">
          <table:table-cell office:value-type="float" office:value="0.303032785654068" calcext:value-type="float">
            <text:p>0.303032785654068</text:p>
          </table:table-cell>
          <table:table-cell table:number-columns-repeated="2"/>
        </table:table-row>
        <table:table-row table:style-name="ro1">
          <table:table-cell office:value-type="float" office:value="0.789268255233765" calcext:value-type="float">
            <text:p>0.789268255233765</text:p>
          </table:table-cell>
          <table:table-cell table:number-columns-repeated="2"/>
        </table:table-row>
        <table:table-row table:style-name="ro1">
          <table:table-cell office:value-type="float" office:value="0.900835692882538" calcext:value-type="float">
            <text:p>0.900835692882538</text:p>
          </table:table-cell>
          <table:table-cell table:number-columns-repeated="2"/>
        </table:table-row>
        <table:table-row table:style-name="ro1">
          <table:table-cell office:value-type="float" office:value="0.924421191215515" calcext:value-type="float">
            <text:p>0.924421191215515</text:p>
          </table:table-cell>
          <table:table-cell table:number-columns-repeated="2"/>
        </table:table-row>
        <table:table-row table:style-name="ro1">
          <table:table-cell office:value-type="float" office:value="0.9346484541893" calcext:value-type="float">
            <text:p>0.9346484541893</text:p>
          </table:table-cell>
          <table:table-cell table:number-columns-repeated="2"/>
        </table:table-row>
        <table:table-row table:style-name="ro1">
          <table:table-cell office:value-type="float" office:value="0.92727392911911" calcext:value-type="float">
            <text:p>0.92727392911911</text:p>
          </table:table-cell>
          <table:table-cell table:number-columns-repeated="2"/>
        </table:table-row>
        <table:table-row table:style-name="ro1">
          <table:table-cell office:value-type="float" office:value="0.90089350938797" calcext:value-type="float">
            <text:p>0.90089350938797</text:p>
          </table:table-cell>
          <table:table-cell table:number-columns-repeated="2"/>
        </table:table-row>
        <table:table-row table:style-name="ro1">
          <table:table-cell office:value-type="float" office:value="0.934564590454102" calcext:value-type="float">
            <text:p>0.934564590454102</text:p>
          </table:table-cell>
          <table:table-cell table:number-columns-repeated="2"/>
        </table:table-row>
        <table:table-row table:style-name="ro1">
          <table:table-cell office:value-type="float" office:value="0.912310481071472" calcext:value-type="float">
            <text:p>0.912310481071472</text:p>
          </table:table-cell>
          <table:table-cell table:number-columns-repeated="2"/>
        </table:table-row>
        <table:table-row table:style-name="ro1">
          <table:table-cell office:value-type="float" office:value="0.898131728172302" calcext:value-type="float">
            <text:p>0.898131728172302</text:p>
          </table:table-cell>
          <table:table-cell table:number-columns-repeated="2"/>
        </table:table-row>
        <table:table-row table:style-name="ro1">
          <table:table-cell office:value-type="float" office:value="0.888750791549683" calcext:value-type="float">
            <text:p>0.888750791549683</text:p>
          </table:table-cell>
          <table:table-cell table:number-columns-repeated="2"/>
        </table:table-row>
        <table:table-row table:style-name="ro1">
          <table:table-cell office:value-type="float" office:value="0.909623324871063" calcext:value-type="float">
            <text:p>0.909623324871063</text:p>
          </table:table-cell>
          <table:table-cell table:number-columns-repeated="2"/>
        </table:table-row>
        <table:table-row table:style-name="ro1">
          <table:table-cell office:value-type="float" office:value="0.847553074359894" calcext:value-type="float">
            <text:p>0.847553074359894</text:p>
          </table:table-cell>
          <table:table-cell table:number-columns-repeated="2"/>
        </table:table-row>
        <table:table-row table:style-name="ro1">
          <table:table-cell office:value-type="float" office:value="0.816769123077393" calcext:value-type="float">
            <text:p>0.816769123077393</text:p>
          </table:table-cell>
          <table:table-cell table:number-columns-repeated="2"/>
        </table:table-row>
        <table:table-row table:style-name="ro1">
          <table:table-cell office:value-type="float" office:value="0.406895339488983" calcext:value-type="float">
            <text:p>0.406895339488983</text:p>
          </table:table-cell>
          <table:table-cell table:number-columns-repeated="2"/>
        </table:table-row>
        <table:table-row table:style-name="ro1">
          <table:table-cell office:value-type="float" office:value="0.387761294841766" calcext:value-type="float">
            <text:p>0.387761294841766</text:p>
          </table:table-cell>
          <table:table-cell table:number-columns-repeated="2"/>
        </table:table-row>
        <table:table-row table:style-name="ro1">
          <table:table-cell office:value-type="float" office:value="0.373724341392517" calcext:value-type="float">
            <text:p>0.373724341392517</text:p>
          </table:table-cell>
          <table:table-cell table:number-columns-repeated="2"/>
        </table:table-row>
        <table:table-row table:style-name="ro1">
          <table:table-cell office:value-type="float" office:value="0.30765163898468" calcext:value-type="float">
            <text:p>0.30765163898468</text:p>
          </table:table-cell>
          <table:table-cell table:number-columns-repeated="2"/>
        </table:table-row>
        <table:table-row table:style-name="ro1">
          <table:table-cell office:value-type="float" office:value="0.392259955406189" calcext:value-type="float">
            <text:p>0.392259955406189</text:p>
          </table:table-cell>
          <table:table-cell table:number-columns-repeated="2"/>
        </table:table-row>
        <table:table-row table:style-name="ro1">
          <table:table-cell office:value-type="float" office:value="0.3103266954422" calcext:value-type="float">
            <text:p>0.3103266954422</text:p>
          </table:table-cell>
          <table:table-cell table:number-columns-repeated="2"/>
        </table:table-row>
        <table:table-row table:style-name="ro1">
          <table:table-cell office:value-type="float" office:value="0.481559753417969" calcext:value-type="float">
            <text:p>0.481559753417969</text:p>
          </table:table-cell>
          <table:table-cell table:number-columns-repeated="2"/>
        </table:table-row>
        <table:table-row table:style-name="ro1">
          <table:table-cell office:value-type="float" office:value="0.647067785263062" calcext:value-type="float">
            <text:p>0.647067785263062</text:p>
          </table:table-cell>
          <table:table-cell table:number-columns-repeated="2"/>
        </table:table-row>
        <table:table-row table:style-name="ro1">
          <table:table-cell office:value-type="float" office:value="0.563462793827057" calcext:value-type="float">
            <text:p>0.563462793827057</text:p>
          </table:table-cell>
          <table:table-cell table:number-columns-repeated="2"/>
        </table:table-row>
        <table:table-row table:style-name="ro1">
          <table:table-cell office:value-type="float" office:value="0.633424758911133" calcext:value-type="float">
            <text:p>0.633424758911133</text:p>
          </table:table-cell>
          <table:table-cell table:number-columns-repeated="2"/>
        </table:table-row>
        <table:table-row table:style-name="ro1">
          <table:table-cell office:value-type="float" office:value="0.699116051197052" calcext:value-type="float">
            <text:p>0.699116051197052</text:p>
          </table:table-cell>
          <table:table-cell table:number-columns-repeated="2"/>
        </table:table-row>
        <table:table-row table:style-name="ro1">
          <table:table-cell office:value-type="float" office:value="0.691004633903503" calcext:value-type="float">
            <text:p>0.691004633903503</text:p>
          </table:table-cell>
          <table:table-cell table:number-columns-repeated="2"/>
        </table:table-row>
        <table:table-row table:style-name="ro1">
          <table:table-cell office:value-type="float" office:value="0.696925818920136" calcext:value-type="float">
            <text:p>0.696925818920136</text:p>
          </table:table-cell>
          <table:table-cell table:number-columns-repeated="2"/>
        </table:table-row>
        <table:table-row table:style-name="ro1">
          <table:table-cell office:value-type="float" office:value="0.716783821582794" calcext:value-type="float">
            <text:p>0.716783821582794</text:p>
          </table:table-cell>
          <table:table-cell table:number-columns-repeated="2"/>
        </table:table-row>
        <table:table-row table:style-name="ro1">
          <table:table-cell office:value-type="float" office:value="0.69563353061676" calcext:value-type="float">
            <text:p>0.69563353061676</text:p>
          </table:table-cell>
          <table:table-cell table:number-columns-repeated="2"/>
        </table:table-row>
        <table:table-row table:style-name="ro1">
          <table:table-cell office:value-type="float" office:value="0.743656992912293" calcext:value-type="float">
            <text:p>0.743656992912293</text:p>
          </table:table-cell>
          <table:table-cell table:number-columns-repeated="2"/>
        </table:table-row>
        <table:table-row table:style-name="ro1">
          <table:table-cell office:value-type="float" office:value="0.754338562488556" calcext:value-type="float">
            <text:p>0.754338562488556</text:p>
          </table:table-cell>
          <table:table-cell table:number-columns-repeated="2"/>
        </table:table-row>
        <table:table-row table:style-name="ro1">
          <table:table-cell office:value-type="float" office:value="0.765351474285126" calcext:value-type="float">
            <text:p>0.765351474285126</text:p>
          </table:table-cell>
          <table:table-cell table:number-columns-repeated="2"/>
        </table:table-row>
        <table:table-row table:style-name="ro1">
          <table:table-cell office:value-type="float" office:value="0.757719933986664" calcext:value-type="float">
            <text:p>0.757719933986664</text:p>
          </table:table-cell>
          <table:table-cell table:number-columns-repeated="2"/>
        </table:table-row>
        <table:table-row table:style-name="ro1">
          <table:table-cell office:value-type="float" office:value="0.760720372200012" calcext:value-type="float">
            <text:p>0.760720372200012</text:p>
          </table:table-cell>
          <table:table-cell table:number-columns-repeated="2"/>
        </table:table-row>
        <table:table-row table:style-name="ro1">
          <table:table-cell office:value-type="float" office:value="0.745535790920258" calcext:value-type="float">
            <text:p>0.745535790920258</text:p>
          </table:table-cell>
          <table:table-cell table:number-columns-repeated="2"/>
        </table:table-row>
        <table:table-row table:style-name="ro1">
          <table:table-cell office:value-type="float" office:value="0.734820008277893" calcext:value-type="float">
            <text:p>0.734820008277893</text:p>
          </table:table-cell>
          <table:table-cell table:number-columns-repeated="2"/>
        </table:table-row>
        <table:table-row table:style-name="ro1">
          <table:table-cell office:value-type="float" office:value="0.73261958360672" calcext:value-type="float">
            <text:p>0.73261958360672</text:p>
          </table:table-cell>
          <table:table-cell table:number-columns-repeated="2"/>
        </table:table-row>
        <table:table-row table:style-name="ro1">
          <table:table-cell office:value-type="float" office:value="0.737504899501801" calcext:value-type="float">
            <text:p>0.737504899501801</text:p>
          </table:table-cell>
          <table:table-cell table:number-columns-repeated="2"/>
        </table:table-row>
        <table:table-row table:style-name="ro1">
          <table:table-cell office:value-type="float" office:value="0.735786855220795" calcext:value-type="float">
            <text:p>0.735786855220795</text:p>
          </table:table-cell>
          <table:table-cell table:number-columns-repeated="2"/>
        </table:table-row>
        <table:table-row table:style-name="ro1">
          <table:table-cell office:value-type="float" office:value="0.742334365844727" calcext:value-type="float">
            <text:p>0.742334365844727</text:p>
          </table:table-cell>
          <table:table-cell table:number-columns-repeated="2"/>
        </table:table-row>
        <table:table-row table:style-name="ro1">
          <table:table-cell office:value-type="float" office:value="0.719798445701599" calcext:value-type="float">
            <text:p>0.719798445701599</text:p>
          </table:table-cell>
          <table:table-cell table:number-columns-repeated="2"/>
        </table:table-row>
        <table:table-row table:style-name="ro1">
          <table:table-cell office:value-type="float" office:value="0.751938104629517" calcext:value-type="float">
            <text:p>0.751938104629517</text:p>
          </table:table-cell>
          <table:table-cell table:number-columns-repeated="2"/>
        </table:table-row>
        <table:table-row table:style-name="ro1">
          <table:table-cell office:value-type="float" office:value="0.744965970516205" calcext:value-type="float">
            <text:p>0.744965970516205</text:p>
          </table:table-cell>
          <table:table-cell table:number-columns-repeated="2"/>
        </table:table-row>
        <table:table-row table:style-name="ro1">
          <table:table-cell office:value-type="float" office:value="0.744765639305115" calcext:value-type="float">
            <text:p>0.744765639305115</text:p>
          </table:table-cell>
          <table:table-cell table:number-columns-repeated="2"/>
        </table:table-row>
        <table:table-row table:style-name="ro1">
          <table:table-cell office:value-type="float" office:value="0.727216958999634" calcext:value-type="float">
            <text:p>0.727216958999634</text:p>
          </table:table-cell>
          <table:table-cell table:number-columns-repeated="2"/>
        </table:table-row>
        <table:table-row table:style-name="ro1">
          <table:table-cell office:value-type="float" office:value="0.800381600856781" calcext:value-type="float">
            <text:p>0.800381600856781</text:p>
          </table:table-cell>
          <table:table-cell table:number-columns-repeated="2"/>
        </table:table-row>
        <table:table-row table:style-name="ro1">
          <table:table-cell office:value-type="float" office:value="0.802363753318787" calcext:value-type="float">
            <text:p>0.802363753318787</text:p>
          </table:table-cell>
          <table:table-cell table:number-columns-repeated="2"/>
        </table:table-row>
        <table:table-row table:style-name="ro1">
          <table:table-cell office:value-type="float" office:value="0.797580718994141" calcext:value-type="float">
            <text:p>0.797580718994141</text:p>
          </table:table-cell>
          <table:table-cell table:number-columns-repeated="2"/>
        </table:table-row>
        <table:table-row table:style-name="ro1">
          <table:table-cell office:value-type="float" office:value="0.80204701423645" calcext:value-type="float">
            <text:p>0.80204701423645</text:p>
          </table:table-cell>
          <table:table-cell table:number-columns-repeated="2"/>
        </table:table-row>
        <table:table-row table:style-name="ro1">
          <table:table-cell office:value-type="float" office:value="0.800619959831238" calcext:value-type="float">
            <text:p>0.800619959831238</text:p>
          </table:table-cell>
          <table:table-cell table:number-columns-repeated="2"/>
        </table:table-row>
        <table:table-row table:style-name="ro1">
          <table:table-cell office:value-type="float" office:value="0.81591808795929" calcext:value-type="float">
            <text:p>0.81591808795929</text:p>
          </table:table-cell>
          <table:table-cell table:number-columns-repeated="2"/>
        </table:table-row>
        <table:table-row table:style-name="ro1">
          <table:table-cell office:value-type="float" office:value="0.819178819656372" calcext:value-type="float">
            <text:p>0.819178819656372</text:p>
          </table:table-cell>
          <table:table-cell table:number-columns-repeated="2"/>
        </table:table-row>
        <table:table-row table:style-name="ro1">
          <table:table-cell office:value-type="float" office:value="0.821419715881348" calcext:value-type="float">
            <text:p>0.821419715881348</text:p>
          </table:table-cell>
          <table:table-cell table:number-columns-repeated="2"/>
        </table:table-row>
        <table:table-row table:style-name="ro1">
          <table:table-cell office:value-type="float" office:value="0.82597827911377" calcext:value-type="float">
            <text:p>0.82597827911377</text:p>
          </table:table-cell>
          <table:table-cell table:number-columns-repeated="2"/>
        </table:table-row>
        <table:table-row table:style-name="ro1">
          <table:table-cell office:value-type="float" office:value="0.827128827571869" calcext:value-type="float">
            <text:p>0.827128827571869</text:p>
          </table:table-cell>
          <table:table-cell table:number-columns-repeated="2"/>
        </table:table-row>
        <table:table-row table:style-name="ro1">
          <table:table-cell office:value-type="float" office:value="0.826222479343414" calcext:value-type="float">
            <text:p>0.826222479343414</text:p>
          </table:table-cell>
          <table:table-cell table:number-columns-repeated="2"/>
        </table:table-row>
        <table:table-row table:style-name="ro1">
          <table:table-cell office:value-type="float" office:value="0.825422048568726" calcext:value-type="float">
            <text:p>0.825422048568726</text:p>
          </table:table-cell>
          <table:table-cell table:number-columns-repeated="2"/>
        </table:table-row>
        <table:table-row table:style-name="ro1">
          <table:table-cell office:value-type="float" office:value="0.826285779476166" calcext:value-type="float">
            <text:p>0.826285779476166</text:p>
          </table:table-cell>
          <table:table-cell table:number-columns-repeated="2"/>
        </table:table-row>
        <table:table-row table:style-name="ro1">
          <table:table-cell office:value-type="float" office:value="0.802291750907898" calcext:value-type="float">
            <text:p>0.802291750907898</text:p>
          </table:table-cell>
          <table:table-cell table:number-columns-repeated="2"/>
        </table:table-row>
        <table:table-row table:style-name="ro1">
          <table:table-cell office:value-type="float" office:value="0.781986474990845" calcext:value-type="float">
            <text:p>0.781986474990845</text:p>
          </table:table-cell>
          <table:table-cell table:number-columns-repeated="2"/>
        </table:table-row>
        <table:table-row table:style-name="ro1">
          <table:table-cell office:value-type="float" office:value="0.869927287101746" calcext:value-type="float">
            <text:p>0.869927287101746</text:p>
          </table:table-cell>
          <table:table-cell table:number-columns-repeated="2"/>
        </table:table-row>
        <table:table-row table:style-name="ro1">
          <table:table-cell office:value-type="float" office:value="0.88066041469574" calcext:value-type="float">
            <text:p>0.88066041469574</text:p>
          </table:table-cell>
          <table:table-cell table:number-columns-repeated="2"/>
        </table:table-row>
        <table:table-row table:style-name="ro1">
          <table:table-cell office:value-type="float" office:value="0.736427903175354" calcext:value-type="float">
            <text:p>0.736427903175354</text:p>
          </table:table-cell>
          <table:table-cell table:number-columns-repeated="2"/>
        </table:table-row>
        <table:table-row table:style-name="ro1">
          <table:table-cell office:value-type="float" office:value="0.858704209327698" calcext:value-type="float">
            <text:p>0.858704209327698</text:p>
          </table:table-cell>
          <table:table-cell table:number-columns-repeated="2"/>
        </table:table-row>
        <table:table-row table:style-name="ro1">
          <table:table-cell office:value-type="float" office:value="0.855392336845398" calcext:value-type="float">
            <text:p>0.855392336845398</text:p>
          </table:table-cell>
          <table:table-cell table:number-columns-repeated="2"/>
        </table:table-row>
        <table:table-row table:style-name="ro1">
          <table:table-cell office:value-type="float" office:value="0.82991099357605" calcext:value-type="float">
            <text:p>0.82991099357605</text:p>
          </table:table-cell>
          <table:table-cell table:number-columns-repeated="2"/>
        </table:table-row>
        <table:table-row table:style-name="ro1">
          <table:table-cell office:value-type="float" office:value="0.895040631294251" calcext:value-type="float">
            <text:p>0.895040631294251</text:p>
          </table:table-cell>
          <table:table-cell table:number-columns-repeated="2"/>
        </table:table-row>
        <table:table-row table:style-name="ro1">
          <table:table-cell office:value-type="float" office:value="0.908282697200775" calcext:value-type="float">
            <text:p>0.908282697200775</text:p>
          </table:table-cell>
          <table:table-cell table:number-columns-repeated="2"/>
        </table:table-row>
        <table:table-row table:style-name="ro1">
          <table:table-cell office:value-type="float" office:value="0.907922148704529" calcext:value-type="float">
            <text:p>0.907922148704529</text:p>
          </table:table-cell>
          <table:table-cell table:number-columns-repeated="2"/>
        </table:table-row>
        <table:table-row table:style-name="ro1">
          <table:table-cell office:value-type="float" office:value="0.95420491695404" calcext:value-type="float">
            <text:p>0.95420491695404</text:p>
          </table:table-cell>
          <table:table-cell table:number-columns-repeated="2"/>
        </table:table-row>
        <table:table-row table:style-name="ro1">
          <table:table-cell office:value-type="float" office:value="0.955294549465179" calcext:value-type="float">
            <text:p>0.955294549465179</text:p>
          </table:table-cell>
          <table:table-cell table:number-columns-repeated="2"/>
        </table:table-row>
        <table:table-row table:style-name="ro1">
          <table:table-cell office:value-type="float" office:value="0.952585577964783" calcext:value-type="float">
            <text:p>0.952585577964783</text:p>
          </table:table-cell>
          <table:table-cell table:number-columns-repeated="2"/>
        </table:table-row>
        <table:table-row table:style-name="ro1">
          <table:table-cell office:value-type="float" office:value="0.963606834411621" calcext:value-type="float">
            <text:p>0.963606834411621</text:p>
          </table:table-cell>
          <table:table-cell table:number-columns-repeated="2"/>
        </table:table-row>
        <table:table-row table:style-name="ro1">
          <table:table-cell office:value-type="float" office:value="0.953097641468048" calcext:value-type="float">
            <text:p>0.953097641468048</text:p>
          </table:table-cell>
          <table:table-cell table:number-columns-repeated="2"/>
        </table:table-row>
        <table:table-row table:style-name="ro1">
          <table:table-cell office:value-type="float" office:value="0.962184846401215" calcext:value-type="float">
            <text:p>0.962184846401215</text:p>
          </table:table-cell>
          <table:table-cell table:number-columns-repeated="2"/>
        </table:table-row>
        <table:table-row table:style-name="ro1">
          <table:table-cell office:value-type="float" office:value="0.966108441352844" calcext:value-type="float">
            <text:p>0.966108441352844</text:p>
          </table:table-cell>
          <table:table-cell table:number-columns-repeated="2"/>
        </table:table-row>
        <table:table-row table:style-name="ro1">
          <table:table-cell office:value-type="float" office:value="0.960268318653107" calcext:value-type="float">
            <text:p>0.960268318653107</text:p>
          </table:table-cell>
          <table:table-cell table:number-columns-repeated="2"/>
        </table:table-row>
        <table:table-row table:style-name="ro1">
          <table:table-cell office:value-type="float" office:value="0.964325547218323" calcext:value-type="float">
            <text:p>0.964325547218323</text:p>
          </table:table-cell>
          <table:table-cell table:number-columns-repeated="2"/>
        </table:table-row>
        <table:table-row table:style-name="ro1">
          <table:table-cell office:value-type="float" office:value="0.954869449138641" calcext:value-type="float">
            <text:p>0.954869449138641</text:p>
          </table:table-cell>
          <table:table-cell table:number-columns-repeated="2"/>
        </table:table-row>
        <table:table-row table:style-name="ro1">
          <table:table-cell office:value-type="float" office:value="0.957400977611541" calcext:value-type="float">
            <text:p>0.957400977611541</text:p>
          </table:table-cell>
          <table:table-cell table:number-columns-repeated="2"/>
        </table:table-row>
        <table:table-row table:style-name="ro1">
          <table:table-cell office:value-type="float" office:value="0.960548520088196" calcext:value-type="float">
            <text:p>0.960548520088196</text:p>
          </table:table-cell>
          <table:table-cell table:number-columns-repeated="2"/>
        </table:table-row>
        <table:table-row table:style-name="ro1">
          <table:table-cell office:value-type="float" office:value="0.96033376455307" calcext:value-type="float">
            <text:p>0.96033376455307</text:p>
          </table:table-cell>
          <table:table-cell table:number-columns-repeated="2"/>
        </table:table-row>
        <table:table-row table:style-name="ro1">
          <table:table-cell office:value-type="float" office:value="0.838501870632172" calcext:value-type="float">
            <text:p>0.838501870632172</text:p>
          </table:table-cell>
          <table:table-cell table:number-columns-repeated="2"/>
        </table:table-row>
        <table:table-row table:style-name="ro1">
          <table:table-cell office:value-type="float" office:value="0.963767826557159" calcext:value-type="float">
            <text:p>0.963767826557159</text:p>
          </table:table-cell>
          <table:table-cell table:number-columns-repeated="2"/>
        </table:table-row>
        <table:table-row table:style-name="ro1">
          <table:table-cell office:value-type="float" office:value="0.957160353660584" calcext:value-type="float">
            <text:p>0.957160353660584</text:p>
          </table:table-cell>
          <table:table-cell table:number-columns-repeated="2"/>
        </table:table-row>
        <table:table-row table:style-name="ro1">
          <table:table-cell office:value-type="float" office:value="0.960645377635956" calcext:value-type="float">
            <text:p>0.960645377635956</text:p>
          </table:table-cell>
          <table:table-cell table:number-columns-repeated="2"/>
        </table:table-row>
        <table:table-row table:style-name="ro1">
          <table:table-cell office:value-type="float" office:value="0.959554374217987" calcext:value-type="float">
            <text:p>0.959554374217987</text:p>
          </table:table-cell>
          <table:table-cell table:number-columns-repeated="2"/>
        </table:table-row>
        <table:table-row table:style-name="ro1">
          <table:table-cell office:value-type="float" office:value="0.962883591651916" calcext:value-type="float">
            <text:p>0.962883591651916</text:p>
          </table:table-cell>
          <table:table-cell table:number-columns-repeated="2"/>
        </table:table-row>
        <table:table-row table:style-name="ro1">
          <table:table-cell office:value-type="float" office:value="0.956576526165008" calcext:value-type="float">
            <text:p>0.956576526165008</text:p>
          </table:table-cell>
          <table:table-cell table:number-columns-repeated="2"/>
        </table:table-row>
        <table:table-row table:style-name="ro1">
          <table:table-cell office:value-type="float" office:value="0.948624134063721" calcext:value-type="float">
            <text:p>0.948624134063721</text:p>
          </table:table-cell>
          <table:table-cell table:number-columns-repeated="2"/>
        </table:table-row>
        <table:table-row table:style-name="ro1">
          <table:table-cell office:value-type="float" office:value="0.96936684846878" calcext:value-type="float">
            <text:p>0.96936684846878</text:p>
          </table:table-cell>
          <table:table-cell table:number-columns-repeated="2"/>
        </table:table-row>
        <table:table-row table:style-name="ro1">
          <table:table-cell office:value-type="float" office:value="0.951804161071777" calcext:value-type="float">
            <text:p>0.951804161071777</text:p>
          </table:table-cell>
          <table:table-cell table:number-columns-repeated="2"/>
        </table:table-row>
        <table:table-row table:style-name="ro1">
          <table:table-cell office:value-type="float" office:value="0.952135801315308" calcext:value-type="float">
            <text:p>0.952135801315308</text:p>
          </table:table-cell>
          <table:table-cell table:number-columns-repeated="2"/>
        </table:table-row>
        <table:table-row table:style-name="ro1">
          <table:table-cell office:value-type="float" office:value="0.950617432594299" calcext:value-type="float">
            <text:p>0.950617432594299</text:p>
          </table:table-cell>
          <table:table-cell table:number-columns-repeated="2"/>
        </table:table-row>
        <table:table-row table:style-name="ro1">
          <table:table-cell office:value-type="float" office:value="0.959550440311432" calcext:value-type="float">
            <text:p>0.959550440311432</text:p>
          </table:table-cell>
          <table:table-cell table:number-columns-repeated="2"/>
        </table:table-row>
        <table:table-row table:style-name="ro1">
          <table:table-cell office:value-type="float" office:value="0.957194864749908" calcext:value-type="float">
            <text:p>0.957194864749908</text:p>
          </table:table-cell>
          <table:table-cell table:number-columns-repeated="2"/>
        </table:table-row>
        <table:table-row table:style-name="ro1">
          <table:table-cell office:value-type="float" office:value="0.94686758518219" calcext:value-type="float">
            <text:p>0.94686758518219</text:p>
          </table:table-cell>
          <table:table-cell table:number-columns-repeated="2"/>
        </table:table-row>
        <table:table-row table:style-name="ro1">
          <table:table-cell office:value-type="float" office:value="0.94646680355072" calcext:value-type="float">
            <text:p>0.94646680355072</text:p>
          </table:table-cell>
          <table:table-cell table:number-columns-repeated="2"/>
        </table:table-row>
        <table:table-row table:style-name="ro1">
          <table:table-cell office:value-type="float" office:value="0.946584820747376" calcext:value-type="float">
            <text:p>0.946584820747376</text:p>
          </table:table-cell>
          <table:table-cell table:number-columns-repeated="2"/>
        </table:table-row>
        <table:table-row table:style-name="ro1">
          <table:table-cell office:value-type="float" office:value="0.946686506271362" calcext:value-type="float">
            <text:p>0.946686506271362</text:p>
          </table:table-cell>
          <table:table-cell table:number-columns-repeated="2"/>
        </table:table-row>
        <table:table-row table:style-name="ro1">
          <table:table-cell office:value-type="float" office:value="0.94910854101181" calcext:value-type="float">
            <text:p>0.94910854101181</text:p>
          </table:table-cell>
          <table:table-cell table:number-columns-repeated="2"/>
        </table:table-row>
        <table:table-row table:style-name="ro1">
          <table:table-cell office:value-type="float" office:value="0.937572240829468" calcext:value-type="float">
            <text:p>0.937572240829468</text:p>
          </table:table-cell>
          <table:table-cell table:number-columns-repeated="2"/>
        </table:table-row>
        <table:table-row table:style-name="ro1">
          <table:table-cell office:value-type="float" office:value="0.940549254417419" calcext:value-type="float">
            <text:p>0.940549254417419</text:p>
          </table:table-cell>
          <table:table-cell table:number-columns-repeated="2"/>
        </table:table-row>
        <table:table-row table:style-name="ro1">
          <table:table-cell office:value-type="float" office:value="0.949143946170807" calcext:value-type="float">
            <text:p>0.949143946170807</text:p>
          </table:table-cell>
          <table:table-cell table:number-columns-repeated="2"/>
        </table:table-row>
        <table:table-row table:style-name="ro1">
          <table:table-cell office:value-type="float" office:value="0.955271244049072" calcext:value-type="float">
            <text:p>0.955271244049072</text:p>
          </table:table-cell>
          <table:table-cell table:number-columns-repeated="2"/>
        </table:table-row>
        <table:table-row table:style-name="ro1">
          <table:table-cell office:value-type="float" office:value="0.939182221889496" calcext:value-type="float">
            <text:p>0.939182221889496</text:p>
          </table:table-cell>
          <table:table-cell table:number-columns-repeated="2"/>
        </table:table-row>
        <table:table-row table:style-name="ro1">
          <table:table-cell office:value-type="float" office:value="0.821849465370178" calcext:value-type="float">
            <text:p>0.821849465370178</text:p>
          </table:table-cell>
          <table:table-cell table:number-columns-repeated="2"/>
        </table:table-row>
        <table:table-row table:style-name="ro1">
          <table:table-cell office:value-type="float" office:value="0.880469739437103" calcext:value-type="float">
            <text:p>0.880469739437103</text:p>
          </table:table-cell>
          <table:table-cell table:number-columns-repeated="2"/>
        </table:table-row>
        <table:table-row table:style-name="ro1">
          <table:table-cell office:value-type="float" office:value="0.900301694869995" calcext:value-type="float">
            <text:p>0.900301694869995</text:p>
          </table:table-cell>
          <table:table-cell table:number-columns-repeated="2"/>
        </table:table-row>
        <table:table-row table:style-name="ro1">
          <table:table-cell office:value-type="float" office:value="0.90421986579895" calcext:value-type="float">
            <text:p>0.90421986579895</text:p>
          </table:table-cell>
          <table:table-cell table:number-columns-repeated="2"/>
        </table:table-row>
        <table:table-row table:style-name="ro1">
          <table:table-cell office:value-type="float" office:value="0.901107788085938" calcext:value-type="float">
            <text:p>0.901107788085938</text:p>
          </table:table-cell>
          <table:table-cell table:number-columns-repeated="2"/>
        </table:table-row>
        <table:table-row table:style-name="ro1">
          <table:table-cell office:value-type="float" office:value="0.918901801109314" calcext:value-type="float">
            <text:p>0.918901801109314</text:p>
          </table:table-cell>
          <table:table-cell table:number-columns-repeated="2"/>
        </table:table-row>
        <table:table-row table:style-name="ro1">
          <table:table-cell office:value-type="float" office:value="0.94461715221405" calcext:value-type="float">
            <text:p>0.94461715221405</text:p>
          </table:table-cell>
          <table:table-cell table:number-columns-repeated="2"/>
        </table:table-row>
        <table:table-row table:style-name="ro1">
          <table:table-cell office:value-type="float" office:value="0.948579370975494" calcext:value-type="float">
            <text:p>0.948579370975494</text:p>
          </table:table-cell>
          <table:table-cell table:number-columns-repeated="2"/>
        </table:table-row>
        <table:table-row table:style-name="ro1">
          <table:table-cell office:value-type="float" office:value="0.947924375534058" calcext:value-type="float">
            <text:p>0.947924375534058</text:p>
          </table:table-cell>
          <table:table-cell table:number-columns-repeated="2"/>
        </table:table-row>
        <table:table-row table:style-name="ro1">
          <table:table-cell office:value-type="float" office:value="0.949451386928558" calcext:value-type="float">
            <text:p>0.949451386928558</text:p>
          </table:table-cell>
          <table:table-cell table:number-columns-repeated="2"/>
        </table:table-row>
        <table:table-row table:style-name="ro1">
          <table:table-cell office:value-type="float" office:value="0.949738562107086" calcext:value-type="float">
            <text:p>0.949738562107086</text:p>
          </table:table-cell>
          <table:table-cell table:number-columns-repeated="2"/>
        </table:table-row>
        <table:table-row table:style-name="ro1">
          <table:table-cell office:value-type="float" office:value="0.935210466384888" calcext:value-type="float">
            <text:p>0.935210466384888</text:p>
          </table:table-cell>
          <table:table-cell table:number-columns-repeated="2"/>
        </table:table-row>
        <table:table-row table:style-name="ro1">
          <table:table-cell office:value-type="float" office:value="0.947703778743744" calcext:value-type="float">
            <text:p>0.947703778743744</text:p>
          </table:table-cell>
          <table:table-cell table:number-columns-repeated="2"/>
        </table:table-row>
        <table:table-row table:style-name="ro1">
          <table:table-cell office:value-type="float" office:value="0.93563437461853" calcext:value-type="float">
            <text:p>0.93563437461853</text:p>
          </table:table-cell>
          <table:table-cell table:number-columns-repeated="2"/>
        </table:table-row>
        <table:table-row table:style-name="ro1">
          <table:table-cell office:value-type="float" office:value="0.891090750694275" calcext:value-type="float">
            <text:p>0.891090750694275</text:p>
          </table:table-cell>
          <table:table-cell table:number-columns-repeated="2"/>
        </table:table-row>
        <table:table-row table:style-name="ro1">
          <table:table-cell office:value-type="float" office:value="0.933616995811462" calcext:value-type="float">
            <text:p>0.933616995811462</text:p>
          </table:table-cell>
          <table:table-cell table:number-columns-repeated="2"/>
        </table:table-row>
        <table:table-row table:style-name="ro1">
          <table:table-cell office:value-type="float" office:value="0.892716467380524" calcext:value-type="float">
            <text:p>0.892716467380524</text:p>
          </table:table-cell>
          <table:table-cell table:number-columns-repeated="2"/>
        </table:table-row>
        <table:table-row table:style-name="ro1">
          <table:table-cell office:value-type="float" office:value="0.738220453262329" calcext:value-type="float">
            <text:p>0.738220453262329</text:p>
          </table:table-cell>
          <table:table-cell table:number-columns-repeated="2"/>
        </table:table-row>
        <table:table-row table:style-name="ro1">
          <table:table-cell office:value-type="float" office:value="0.905631959438324" calcext:value-type="float">
            <text:p>0.905631959438324</text:p>
          </table:table-cell>
          <table:table-cell table:number-columns-repeated="2"/>
        </table:table-row>
        <table:table-row table:style-name="ro1">
          <table:table-cell office:value-type="float" office:value="0.92744117975235" calcext:value-type="float">
            <text:p>0.92744117975235</text:p>
          </table:table-cell>
          <table:table-cell table:number-columns-repeated="2"/>
        </table:table-row>
        <table:table-row table:style-name="ro1">
          <table:table-cell office:value-type="float" office:value="0.943225145339966" calcext:value-type="float">
            <text:p>0.943225145339966</text:p>
          </table:table-cell>
          <table:table-cell table:number-columns-repeated="2"/>
        </table:table-row>
        <table:table-row table:style-name="ro1">
          <table:table-cell office:value-type="float" office:value="0.935400545597076" calcext:value-type="float">
            <text:p>0.935400545597076</text:p>
          </table:table-cell>
          <table:table-cell table:number-columns-repeated="2"/>
        </table:table-row>
        <table:table-row table:style-name="ro1">
          <table:table-cell office:value-type="float" office:value="0.938746750354767" calcext:value-type="float">
            <text:p>0.938746750354767</text:p>
          </table:table-cell>
          <table:table-cell table:number-columns-repeated="2"/>
        </table:table-row>
        <table:table-row table:style-name="ro1">
          <table:table-cell office:value-type="float" office:value="0.916440606117248" calcext:value-type="float">
            <text:p>0.916440606117248</text:p>
          </table:table-cell>
          <table:table-cell table:number-columns-repeated="2"/>
        </table:table-row>
        <table:table-row table:style-name="ro1">
          <table:table-cell office:value-type="float" office:value="0.935652196407318" calcext:value-type="float">
            <text:p>0.935652196407318</text:p>
          </table:table-cell>
          <table:table-cell table:number-columns-repeated="2"/>
        </table:table-row>
        <table:table-row table:style-name="ro1">
          <table:table-cell office:value-type="float" office:value="0.939671754837036" calcext:value-type="float">
            <text:p>0.939671754837036</text:p>
          </table:table-cell>
          <table:table-cell table:number-columns-repeated="2"/>
        </table:table-row>
        <table:table-row table:style-name="ro1">
          <table:table-cell office:value-type="float" office:value="0.93705677986145" calcext:value-type="float">
            <text:p>0.93705677986145</text:p>
          </table:table-cell>
          <table:table-cell table:number-columns-repeated="2"/>
        </table:table-row>
        <table:table-row table:style-name="ro1">
          <table:table-cell office:value-type="float" office:value="0.920143365859985" calcext:value-type="float">
            <text:p>0.920143365859985</text:p>
          </table:table-cell>
          <table:table-cell table:number-columns-repeated="2"/>
        </table:table-row>
        <table:table-row table:style-name="ro1">
          <table:table-cell office:value-type="float" office:value="0.963210821151733" calcext:value-type="float">
            <text:p>0.963210821151733</text:p>
          </table:table-cell>
          <table:table-cell table:number-columns-repeated="2"/>
        </table:table-row>
        <table:table-row table:style-name="ro1">
          <table:table-cell office:value-type="float" office:value="0.940424203872681" calcext:value-type="float">
            <text:p>0.940424203872681</text:p>
          </table:table-cell>
          <table:table-cell table:number-columns-repeated="2"/>
        </table:table-row>
        <table:table-row table:style-name="ro1">
          <table:table-cell office:value-type="float" office:value="0.940137624740601" calcext:value-type="float">
            <text:p>0.940137624740601</text:p>
          </table:table-cell>
          <table:table-cell table:number-columns-repeated="2"/>
        </table:table-row>
        <table:table-row table:style-name="ro1">
          <table:table-cell office:value-type="float" office:value="0.943516194820404" calcext:value-type="float">
            <text:p>0.943516194820404</text:p>
          </table:table-cell>
          <table:table-cell table:number-columns-repeated="2"/>
        </table:table-row>
        <table:table-row table:style-name="ro1">
          <table:table-cell office:value-type="float" office:value="0.947521269321442" calcext:value-type="float">
            <text:p>0.947521269321442</text:p>
          </table:table-cell>
          <table:table-cell table:number-columns-repeated="2"/>
        </table:table-row>
        <table:table-row table:style-name="ro1">
          <table:table-cell office:value-type="float" office:value="0.963268280029297" calcext:value-type="float">
            <text:p>0.963268280029297</text:p>
          </table:table-cell>
          <table:table-cell table:number-columns-repeated="2"/>
        </table:table-row>
        <table:table-row table:style-name="ro1">
          <table:table-cell office:value-type="float" office:value="0.961019396781921" calcext:value-type="float">
            <text:p>0.961019396781921</text:p>
          </table:table-cell>
          <table:table-cell table:number-columns-repeated="2"/>
        </table:table-row>
        <table:table-row table:style-name="ro1">
          <table:table-cell office:value-type="float" office:value="0.952158689498901" calcext:value-type="float">
            <text:p>0.952158689498901</text:p>
          </table:table-cell>
          <table:table-cell table:number-columns-repeated="2"/>
        </table:table-row>
        <table:table-row table:style-name="ro1">
          <table:table-cell office:value-type="float" office:value="0.95546942949295" calcext:value-type="float">
            <text:p>0.95546942949295</text:p>
          </table:table-cell>
          <table:table-cell table:number-columns-repeated="2"/>
        </table:table-row>
        <table:table-row table:style-name="ro1">
          <table:table-cell office:value-type="float" office:value="0.962296187877655" calcext:value-type="float">
            <text:p>0.962296187877655</text:p>
          </table:table-cell>
          <table:table-cell table:number-columns-repeated="2"/>
        </table:table-row>
        <table:table-row table:style-name="ro1">
          <table:table-cell office:value-type="float" office:value="0.963955640792847" calcext:value-type="float">
            <text:p>0.963955640792847</text:p>
          </table:table-cell>
          <table:table-cell table:number-columns-repeated="2"/>
        </table:table-row>
        <table:table-row table:style-name="ro1">
          <table:table-cell office:value-type="float" office:value="0.962644398212433" calcext:value-type="float">
            <text:p>0.962644398212433</text:p>
          </table:table-cell>
          <table:table-cell table:number-columns-repeated="2"/>
        </table:table-row>
        <table:table-row table:style-name="ro1">
          <table:table-cell office:value-type="float" office:value="0.965855300426483" calcext:value-type="float">
            <text:p>0.965855300426483</text:p>
          </table:table-cell>
          <table:table-cell table:number-columns-repeated="2"/>
        </table:table-row>
        <table:table-row table:style-name="ro1">
          <table:table-cell office:value-type="float" office:value="0.961117744445801" calcext:value-type="float">
            <text:p>0.961117744445801</text:p>
          </table:table-cell>
          <table:table-cell table:number-columns-repeated="2"/>
        </table:table-row>
        <table:table-row table:style-name="ro1">
          <table:table-cell office:value-type="float" office:value="0.957776844501495" calcext:value-type="float">
            <text:p>0.957776844501495</text:p>
          </table:table-cell>
          <table:table-cell table:number-columns-repeated="2"/>
        </table:table-row>
        <table:table-row table:style-name="ro1">
          <table:table-cell office:value-type="float" office:value="0.95050323009491" calcext:value-type="float">
            <text:p>0.95050323009491</text:p>
          </table:table-cell>
          <table:table-cell table:number-columns-repeated="2"/>
        </table:table-row>
        <table:table-row table:style-name="ro1">
          <table:table-cell office:value-type="float" office:value="0.960531294345856" calcext:value-type="float">
            <text:p>0.960531294345856</text:p>
          </table:table-cell>
          <table:table-cell table:number-columns-repeated="2"/>
        </table:table-row>
        <table:table-row table:style-name="ro1">
          <table:table-cell office:value-type="float" office:value="0.960641264915466" calcext:value-type="float">
            <text:p>0.960641264915466</text:p>
          </table:table-cell>
          <table:table-cell table:number-columns-repeated="2"/>
        </table:table-row>
        <table:table-row table:style-name="ro1">
          <table:table-cell office:value-type="float" office:value="0.94930624961853" calcext:value-type="float">
            <text:p>0.94930624961853</text:p>
          </table:table-cell>
          <table:table-cell table:number-columns-repeated="2"/>
        </table:table-row>
        <table:table-row table:style-name="ro1">
          <table:table-cell office:value-type="float" office:value="0.939013957977295" calcext:value-type="float">
            <text:p>0.939013957977295</text:p>
          </table:table-cell>
          <table:table-cell table:number-columns-repeated="2"/>
        </table:table-row>
        <table:table-row table:style-name="ro1">
          <table:table-cell office:value-type="float" office:value="0.935877740383148" calcext:value-type="float">
            <text:p>0.935877740383148</text:p>
          </table:table-cell>
          <table:table-cell table:number-columns-repeated="2"/>
        </table:table-row>
        <table:table-row table:style-name="ro1">
          <table:table-cell office:value-type="float" office:value="0.920941233634949" calcext:value-type="float">
            <text:p>0.920941233634949</text:p>
          </table:table-cell>
          <table:table-cell table:number-columns-repeated="2"/>
        </table:table-row>
        <table:table-row table:style-name="ro1">
          <table:table-cell office:value-type="float" office:value="0.915833592414856" calcext:value-type="float">
            <text:p>0.915833592414856</text:p>
          </table:table-cell>
          <table:table-cell table:number-columns-repeated="2"/>
        </table:table-row>
        <table:table-row table:style-name="ro1">
          <table:table-cell office:value-type="float" office:value="0.905234217643738" calcext:value-type="float">
            <text:p>0.905234217643738</text:p>
          </table:table-cell>
          <table:table-cell table:number-columns-repeated="2"/>
        </table:table-row>
        <table:table-row table:style-name="ro1">
          <table:table-cell office:value-type="float" office:value="0.911797165870666" calcext:value-type="float">
            <text:p>0.911797165870666</text:p>
          </table:table-cell>
          <table:table-cell table:number-columns-repeated="2"/>
        </table:table-row>
        <table:table-row table:style-name="ro1">
          <table:table-cell office:value-type="float" office:value="0.915220379829407" calcext:value-type="float">
            <text:p>0.915220379829407</text:p>
          </table:table-cell>
          <table:table-cell table:number-columns-repeated="2"/>
        </table:table-row>
        <table:table-row table:style-name="ro1">
          <table:table-cell office:value-type="float" office:value="0.912678003311157" calcext:value-type="float">
            <text:p>0.912678003311157</text:p>
          </table:table-cell>
          <table:table-cell table:number-columns-repeated="2"/>
        </table:table-row>
        <table:table-row table:style-name="ro1">
          <table:table-cell office:value-type="float" office:value="0.908122599124908" calcext:value-type="float">
            <text:p>0.908122599124908</text:p>
          </table:table-cell>
          <table:table-cell table:number-columns-repeated="2"/>
        </table:table-row>
        <table:table-row table:style-name="ro1">
          <table:table-cell office:value-type="float" office:value="0.907357692718506" calcext:value-type="float">
            <text:p>0.907357692718506</text:p>
          </table:table-cell>
          <table:table-cell table:number-columns-repeated="2"/>
        </table:table-row>
        <table:table-row table:style-name="ro1">
          <table:table-cell office:value-type="float" office:value="0.904585063457489" calcext:value-type="float">
            <text:p>0.904585063457489</text:p>
          </table:table-cell>
          <table:table-cell table:number-columns-repeated="2"/>
        </table:table-row>
        <table:table-row table:style-name="ro1">
          <table:table-cell office:value-type="float" office:value="0.910280466079712" calcext:value-type="float">
            <text:p>0.910280466079712</text:p>
          </table:table-cell>
          <table:table-cell table:number-columns-repeated="2"/>
        </table:table-row>
        <table:table-row table:style-name="ro1">
          <table:table-cell office:value-type="float" office:value="0.91026896238327" calcext:value-type="float">
            <text:p>0.91026896238327</text:p>
          </table:table-cell>
          <table:table-cell table:number-columns-repeated="2"/>
        </table:table-row>
        <table:table-row table:style-name="ro1">
          <table:table-cell office:value-type="float" office:value="0.907010972499847" calcext:value-type="float">
            <text:p>0.907010972499847</text:p>
          </table:table-cell>
          <table:table-cell table:number-columns-repeated="2"/>
        </table:table-row>
        <table:table-row table:style-name="ro1">
          <table:table-cell office:value-type="float" office:value="0.910763204097748" calcext:value-type="float">
            <text:p>0.910763204097748</text:p>
          </table:table-cell>
          <table:table-cell table:number-columns-repeated="2"/>
        </table:table-row>
        <table:table-row table:style-name="ro1">
          <table:table-cell office:value-type="float" office:value="0.916411936283112" calcext:value-type="float">
            <text:p>0.916411936283112</text:p>
          </table:table-cell>
          <table:table-cell table:number-columns-repeated="2"/>
        </table:table-row>
        <table:table-row table:style-name="ro1">
          <table:table-cell office:value-type="float" office:value="0.916642069816589" calcext:value-type="float">
            <text:p>0.916642069816589</text:p>
          </table:table-cell>
          <table:table-cell table:number-columns-repeated="2"/>
        </table:table-row>
        <table:table-row table:style-name="ro1">
          <table:table-cell office:value-type="float" office:value="0.917662680149078" calcext:value-type="float">
            <text:p>0.917662680149078</text:p>
          </table:table-cell>
          <table:table-cell table:number-columns-repeated="2"/>
        </table:table-row>
        <table:table-row table:style-name="ro1">
          <table:table-cell office:value-type="float" office:value="0.922206342220306" calcext:value-type="float">
            <text:p>0.922206342220306</text:p>
          </table:table-cell>
          <table:table-cell table:number-columns-repeated="2"/>
        </table:table-row>
        <table:table-row table:style-name="ro1">
          <table:table-cell office:value-type="float" office:value="0.929467022418976" calcext:value-type="float">
            <text:p>0.929467022418976</text:p>
          </table:table-cell>
          <table:table-cell table:number-columns-repeated="2"/>
        </table:table-row>
        <table:table-row table:style-name="ro1">
          <table:table-cell office:value-type="float" office:value="0.926911652088165" calcext:value-type="float">
            <text:p>0.926911652088165</text:p>
          </table:table-cell>
          <table:table-cell table:number-columns-repeated="2"/>
        </table:table-row>
        <table:table-row table:style-name="ro1">
          <table:table-cell office:value-type="float" office:value="0.932551145553589" calcext:value-type="float">
            <text:p>0.932551145553589</text:p>
          </table:table-cell>
          <table:table-cell table:number-columns-repeated="2"/>
        </table:table-row>
        <table:table-row table:style-name="ro1">
          <table:table-cell office:value-type="float" office:value="0.934671401977539" calcext:value-type="float">
            <text:p>0.934671401977539</text:p>
          </table:table-cell>
          <table:table-cell table:number-columns-repeated="2"/>
        </table:table-row>
        <table:table-row table:style-name="ro1">
          <table:table-cell office:value-type="float" office:value="0.9341721534729" calcext:value-type="float">
            <text:p>0.9341721534729</text:p>
          </table:table-cell>
          <table:table-cell table:number-columns-repeated="2"/>
        </table:table-row>
        <table:table-row table:style-name="ro1">
          <table:table-cell office:value-type="float" office:value="0.934678554534912" calcext:value-type="float">
            <text:p>0.934678554534912</text:p>
          </table:table-cell>
          <table:table-cell table:number-columns-repeated="2"/>
        </table:table-row>
        <table:table-row table:style-name="ro1">
          <table:table-cell office:value-type="float" office:value="0.936392724514008" calcext:value-type="float">
            <text:p>0.936392724514008</text:p>
          </table:table-cell>
          <table:table-cell table:number-columns-repeated="2"/>
        </table:table-row>
        <table:table-row table:style-name="ro1">
          <table:table-cell office:value-type="float" office:value="0.931565225124359" calcext:value-type="float">
            <text:p>0.931565225124359</text:p>
          </table:table-cell>
          <table:table-cell table:number-columns-repeated="2"/>
        </table:table-row>
        <table:table-row table:style-name="ro1">
          <table:table-cell office:value-type="float" office:value="0.930444061756134" calcext:value-type="float">
            <text:p>0.930444061756134</text:p>
          </table:table-cell>
          <table:table-cell table:number-columns-repeated="2"/>
        </table:table-row>
        <table:table-row table:style-name="ro1">
          <table:table-cell office:value-type="float" office:value="0.935708224773407" calcext:value-type="float">
            <text:p>0.935708224773407</text:p>
          </table:table-cell>
          <table:table-cell table:number-columns-repeated="2"/>
        </table:table-row>
        <table:table-row table:style-name="ro1">
          <table:table-cell office:value-type="float" office:value="0.935479879379272" calcext:value-type="float">
            <text:p>0.935479879379272</text:p>
          </table:table-cell>
          <table:table-cell table:number-columns-repeated="2"/>
        </table:table-row>
        <table:table-row table:style-name="ro1">
          <table:table-cell office:value-type="float" office:value="0.933144152164459" calcext:value-type="float">
            <text:p>0.933144152164459</text:p>
          </table:table-cell>
          <table:table-cell table:number-columns-repeated="2"/>
        </table:table-row>
        <table:table-row table:style-name="ro1">
          <table:table-cell office:value-type="float" office:value="0.93834787607193" calcext:value-type="float">
            <text:p>0.93834787607193</text:p>
          </table:table-cell>
          <table:table-cell table:number-columns-repeated="2"/>
        </table:table-row>
        <table:table-row table:style-name="ro1">
          <table:table-cell office:value-type="float" office:value="0.933635175228119" calcext:value-type="float">
            <text:p>0.933635175228119</text:p>
          </table:table-cell>
          <table:table-cell table:number-columns-repeated="2"/>
        </table:table-row>
        <table:table-row table:style-name="ro1">
          <table:table-cell office:value-type="float" office:value="0.933862745761871" calcext:value-type="float">
            <text:p>0.933862745761871</text:p>
          </table:table-cell>
          <table:table-cell table:number-columns-repeated="2"/>
        </table:table-row>
        <table:table-row table:style-name="ro1">
          <table:table-cell office:value-type="float" office:value="0.93608570098877" calcext:value-type="float">
            <text:p>0.93608570098877</text:p>
          </table:table-cell>
          <table:table-cell table:number-columns-repeated="2"/>
        </table:table-row>
        <table:table-row table:style-name="ro1">
          <table:table-cell office:value-type="float" office:value="0.93398118019104" calcext:value-type="float">
            <text:p>0.93398118019104</text:p>
          </table:table-cell>
          <table:table-cell table:number-columns-repeated="2"/>
        </table:table-row>
        <table:table-row table:style-name="ro1">
          <table:table-cell office:value-type="float" office:value="0.929650664329529" calcext:value-type="float">
            <text:p>0.929650664329529</text:p>
          </table:table-cell>
          <table:table-cell table:number-columns-repeated="2"/>
        </table:table-row>
        <table:table-row table:style-name="ro1">
          <table:table-cell office:value-type="float" office:value="0.930515110492706" calcext:value-type="float">
            <text:p>0.930515110492706</text:p>
          </table:table-cell>
          <table:table-cell table:number-columns-repeated="2"/>
        </table:table-row>
        <table:table-row table:style-name="ro1">
          <table:table-cell office:value-type="float" office:value="0.932244777679443" calcext:value-type="float">
            <text:p>0.932244777679443</text:p>
          </table:table-cell>
          <table:table-cell table:number-columns-repeated="2"/>
        </table:table-row>
        <table:table-row table:style-name="ro1">
          <table:table-cell office:value-type="float" office:value="0.927590608596802" calcext:value-type="float">
            <text:p>0.927590608596802</text:p>
          </table:table-cell>
          <table:table-cell table:number-columns-repeated="2"/>
        </table:table-row>
        <table:table-row table:style-name="ro1">
          <table:table-cell office:value-type="float" office:value="0.92176878452301" calcext:value-type="float">
            <text:p>0.92176878452301</text:p>
          </table:table-cell>
          <table:table-cell table:number-columns-repeated="2"/>
        </table:table-row>
        <table:table-row table:style-name="ro1">
          <table:table-cell office:value-type="float" office:value="0.913355588912964" calcext:value-type="float">
            <text:p>0.913355588912964</text:p>
          </table:table-cell>
          <table:table-cell table:number-columns-repeated="2"/>
        </table:table-row>
        <table:table-row table:style-name="ro1">
          <table:table-cell office:value-type="float" office:value="0.921969175338745" calcext:value-type="float">
            <text:p>0.921969175338745</text:p>
          </table:table-cell>
          <table:table-cell table:number-columns-repeated="2"/>
        </table:table-row>
        <table:table-row table:style-name="ro1">
          <table:table-cell office:value-type="float" office:value="0.927404880523681" calcext:value-type="float">
            <text:p>0.927404880523681</text:p>
          </table:table-cell>
          <table:table-cell table:number-columns-repeated="2"/>
        </table:table-row>
        <table:table-row table:style-name="ro1">
          <table:table-cell office:value-type="float" office:value="0.940655946731567" calcext:value-type="float">
            <text:p>0.940655946731567</text:p>
          </table:table-cell>
          <table:table-cell table:number-columns-repeated="2"/>
        </table:table-row>
        <table:table-row table:style-name="ro1">
          <table:table-cell office:value-type="float" office:value="0.944101512432098" calcext:value-type="float">
            <text:p>0.944101512432098</text:p>
          </table:table-cell>
          <table:table-cell table:number-columns-repeated="2"/>
        </table:table-row>
        <table:table-row table:style-name="ro1">
          <table:table-cell office:value-type="float" office:value="0.943305850028992" calcext:value-type="float">
            <text:p>0.943305850028992</text:p>
          </table:table-cell>
          <table:table-cell table:number-columns-repeated="2"/>
        </table:table-row>
        <table:table-row table:style-name="ro1">
          <table:table-cell office:value-type="float" office:value="0.939177393913269" calcext:value-type="float">
            <text:p>0.939177393913269</text:p>
          </table:table-cell>
          <table:table-cell table:number-columns-repeated="2"/>
        </table:table-row>
        <table:table-row table:style-name="ro1">
          <table:table-cell office:value-type="float" office:value="0.943231523036957" calcext:value-type="float">
            <text:p>0.943231523036957</text:p>
          </table:table-cell>
          <table:table-cell table:number-columns-repeated="2"/>
        </table:table-row>
        <table:table-row table:style-name="ro1">
          <table:table-cell office:value-type="float" office:value="0.940137028694153" calcext:value-type="float">
            <text:p>0.940137028694153</text:p>
          </table:table-cell>
          <table:table-cell table:number-columns-repeated="2"/>
        </table:table-row>
        <table:table-row table:style-name="ro1">
          <table:table-cell office:value-type="float" office:value="0.939629971981049" calcext:value-type="float">
            <text:p>0.939629971981049</text:p>
          </table:table-cell>
          <table:table-cell table:number-columns-repeated="2"/>
        </table:table-row>
        <table:table-row table:style-name="ro1">
          <table:table-cell office:value-type="float" office:value="0.934405565261841" calcext:value-type="float">
            <text:p>0.934405565261841</text:p>
          </table:table-cell>
          <table:table-cell table:number-columns-repeated="2"/>
        </table:table-row>
        <table:table-row table:style-name="ro1">
          <table:table-cell office:value-type="float" office:value="0.931310534477234" calcext:value-type="float">
            <text:p>0.931310534477234</text:p>
          </table:table-cell>
          <table:table-cell table:number-columns-repeated="2"/>
        </table:table-row>
        <table:table-row table:style-name="ro1">
          <table:table-cell office:value-type="float" office:value="0.927485644817352" calcext:value-type="float">
            <text:p>0.927485644817352</text:p>
          </table:table-cell>
          <table:table-cell table:number-columns-repeated="2"/>
        </table:table-row>
        <table:table-row table:style-name="ro1">
          <table:table-cell office:value-type="float" office:value="0.928867876529694" calcext:value-type="float">
            <text:p>0.928867876529694</text:p>
          </table:table-cell>
          <table:table-cell table:number-columns-repeated="2"/>
        </table:table-row>
        <table:table-row table:style-name="ro1">
          <table:table-cell office:value-type="float" office:value="0.927940607070923" calcext:value-type="float">
            <text:p>0.927940607070923</text:p>
          </table:table-cell>
          <table:table-cell table:number-columns-repeated="2"/>
        </table:table-row>
        <table:table-row table:style-name="ro1">
          <table:table-cell office:value-type="float" office:value="0.930274486541748" calcext:value-type="float">
            <text:p>0.930274486541748</text:p>
          </table:table-cell>
          <table:table-cell table:number-columns-repeated="2"/>
        </table:table-row>
        <table:table-row table:style-name="ro1">
          <table:table-cell office:value-type="float" office:value="0.930380582809448" calcext:value-type="float">
            <text:p>0.930380582809448</text:p>
          </table:table-cell>
          <table:table-cell table:number-columns-repeated="2"/>
        </table:table-row>
        <table:table-row table:style-name="ro1">
          <table:table-cell office:value-type="float" office:value="0.931505560874939" calcext:value-type="float">
            <text:p>0.931505560874939</text:p>
          </table:table-cell>
          <table:table-cell table:number-columns-repeated="2"/>
        </table:table-row>
        <table:table-row table:style-name="ro1">
          <table:table-cell office:value-type="float" office:value="0.929690599441528" calcext:value-type="float">
            <text:p>0.929690599441528</text:p>
          </table:table-cell>
          <table:table-cell table:number-columns-repeated="2"/>
        </table:table-row>
        <table:table-row table:style-name="ro1">
          <table:table-cell office:value-type="float" office:value="0.929605662822723" calcext:value-type="float">
            <text:p>0.929605662822723</text:p>
          </table:table-cell>
          <table:table-cell table:number-columns-repeated="2"/>
        </table:table-row>
        <table:table-row table:style-name="ro1">
          <table:table-cell office:value-type="float" office:value="0.928985476493835" calcext:value-type="float">
            <text:p>0.928985476493835</text:p>
          </table:table-cell>
          <table:table-cell table:number-columns-repeated="2"/>
        </table:table-row>
        <table:table-row table:style-name="ro1">
          <table:table-cell office:value-type="float" office:value="0.929519414901733" calcext:value-type="float">
            <text:p>0.929519414901733</text:p>
          </table:table-cell>
          <table:table-cell table:number-columns-repeated="2"/>
        </table:table-row>
        <table:table-row table:style-name="ro1">
          <table:table-cell office:value-type="float" office:value="0.929310142993927" calcext:value-type="float">
            <text:p>0.929310142993927</text:p>
          </table:table-cell>
          <table:table-cell table:number-columns-repeated="2"/>
        </table:table-row>
        <table:table-row table:style-name="ro1">
          <table:table-cell office:value-type="float" office:value="0.926927387714386" calcext:value-type="float">
            <text:p>0.926927387714386</text:p>
          </table:table-cell>
          <table:table-cell table:number-columns-repeated="2"/>
        </table:table-row>
        <table:table-row table:style-name="ro1">
          <table:table-cell office:value-type="float" office:value="0.926272869110107" calcext:value-type="float">
            <text:p>0.926272869110107</text:p>
          </table:table-cell>
          <table:table-cell table:number-columns-repeated="2"/>
        </table:table-row>
        <table:table-row table:style-name="ro1">
          <table:table-cell office:value-type="float" office:value="0.925778448581696" calcext:value-type="float">
            <text:p>0.925778448581696</text:p>
          </table:table-cell>
          <table:table-cell table:number-columns-repeated="2"/>
        </table:table-row>
        <table:table-row table:style-name="ro1">
          <table:table-cell office:value-type="float" office:value="0.925611019134522" calcext:value-type="float">
            <text:p>0.925611019134522</text:p>
          </table:table-cell>
          <table:table-cell table:number-columns-repeated="2"/>
        </table:table-row>
        <table:table-row table:style-name="ro1">
          <table:table-cell office:value-type="float" office:value="0.925849378108978" calcext:value-type="float">
            <text:p>0.925849378108978</text:p>
          </table:table-cell>
          <table:table-cell table:number-columns-repeated="2"/>
        </table:table-row>
        <table:table-row table:style-name="ro1">
          <table:table-cell office:value-type="float" office:value="0.926663219928741" calcext:value-type="float">
            <text:p>0.926663219928741</text:p>
          </table:table-cell>
          <table:table-cell table:number-columns-repeated="2"/>
        </table:table-row>
        <table:table-row table:style-name="ro1">
          <table:table-cell office:value-type="float" office:value="0.927367448806763" calcext:value-type="float">
            <text:p>0.927367448806763</text:p>
          </table:table-cell>
          <table:table-cell table:number-columns-repeated="2"/>
        </table:table-row>
        <table:table-row table:style-name="ro1">
          <table:table-cell office:value-type="float" office:value="0.927160978317261" calcext:value-type="float">
            <text:p>0.927160978317261</text:p>
          </table:table-cell>
          <table:table-cell table:number-columns-repeated="2"/>
        </table:table-row>
        <table:table-row table:style-name="ro1">
          <table:table-cell office:value-type="float" office:value="0.926871418952942" calcext:value-type="float">
            <text:p>0.926871418952942</text:p>
          </table:table-cell>
          <table:table-cell table:number-columns-repeated="2"/>
        </table:table-row>
        <table:table-row table:style-name="ro1">
          <table:table-cell office:value-type="float" office:value="0.926756739616394" calcext:value-type="float">
            <text:p>0.926756739616394</text:p>
          </table:table-cell>
          <table:table-cell table:number-columns-repeated="2"/>
        </table:table-row>
        <table:table-row table:style-name="ro1">
          <table:table-cell office:value-type="float" office:value="0.926786184310913" calcext:value-type="float">
            <text:p>0.926786184310913</text:p>
          </table:table-cell>
          <table:table-cell table:number-columns-repeated="2"/>
        </table:table-row>
        <table:table-row table:style-name="ro1">
          <table:table-cell office:value-type="float" office:value="0.926352381706238" calcext:value-type="float">
            <text:p>0.926352381706238</text:p>
          </table:table-cell>
          <table:table-cell table:number-columns-repeated="2"/>
        </table:table-row>
        <table:table-row table:style-name="ro1">
          <table:table-cell office:value-type="float" office:value="0.92627626657486" calcext:value-type="float">
            <text:p>0.92627626657486</text:p>
          </table:table-cell>
          <table:table-cell table:number-columns-repeated="2"/>
        </table:table-row>
        <table:table-row table:style-name="ro1">
          <table:table-cell office:value-type="float" office:value="0.926454722881317" calcext:value-type="float">
            <text:p>0.926454722881317</text:p>
          </table:table-cell>
          <table:table-cell table:number-columns-repeated="2"/>
        </table:table-row>
        <table:table-row table:style-name="ro1">
          <table:table-cell office:value-type="float" office:value="0.925700008869171" calcext:value-type="float">
            <text:p>0.925700008869171</text:p>
          </table:table-cell>
          <table:table-cell table:number-columns-repeated="2"/>
        </table:table-row>
        <table:table-row table:style-name="ro1">
          <table:table-cell office:value-type="float" office:value="0.925016522407532" calcext:value-type="float">
            <text:p>0.925016522407532</text:p>
          </table:table-cell>
          <table:table-cell table:number-columns-repeated="2"/>
        </table:table-row>
        <table:table-row table:style-name="ro1">
          <table:table-cell office:value-type="float" office:value="0.925481796264648" calcext:value-type="float">
            <text:p>0.925481796264648</text:p>
          </table:table-cell>
          <table:table-cell table:number-columns-repeated="2"/>
        </table:table-row>
        <table:table-row table:style-name="ro1">
          <table:table-cell office:value-type="float" office:value="0.927040696144104" calcext:value-type="float">
            <text:p>0.927040696144104</text:p>
          </table:table-cell>
          <table:table-cell table:number-columns-repeated="2"/>
        </table:table-row>
        <table:table-row table:style-name="ro1">
          <table:table-cell office:value-type="float" office:value="0.926840841770172" calcext:value-type="float">
            <text:p>0.926840841770172</text:p>
          </table:table-cell>
          <table:table-cell table:number-columns-repeated="2"/>
        </table:table-row>
        <table:table-row table:style-name="ro1">
          <table:table-cell office:value-type="float" office:value="0.927849352359772" calcext:value-type="float">
            <text:p>0.927849352359772</text:p>
          </table:table-cell>
          <table:table-cell table:number-columns-repeated="2"/>
        </table:table-row>
        <table:table-row table:style-name="ro1">
          <table:table-cell office:value-type="float" office:value="0.927715301513672" calcext:value-type="float">
            <text:p>0.927715301513672</text:p>
          </table:table-cell>
          <table:table-cell table:number-columns-repeated="2"/>
        </table:table-row>
        <table:table-row table:style-name="ro1">
          <table:table-cell office:value-type="float" office:value="0.929364562034607" calcext:value-type="float">
            <text:p>0.929364562034607</text:p>
          </table:table-cell>
          <table:table-cell table:number-columns-repeated="2"/>
        </table:table-row>
        <table:table-row table:style-name="ro1">
          <table:table-cell office:value-type="float" office:value="0.928619384765625" calcext:value-type="float">
            <text:p>0.928619384765625</text:p>
          </table:table-cell>
          <table:table-cell table:number-columns-repeated="2"/>
        </table:table-row>
        <table:table-row table:style-name="ro1">
          <table:table-cell office:value-type="float" office:value="0.928845942020416" calcext:value-type="float">
            <text:p>0.928845942020416</text:p>
          </table:table-cell>
          <table:table-cell table:number-columns-repeated="2"/>
        </table:table-row>
        <table:table-row table:style-name="ro1">
          <table:table-cell office:value-type="float" office:value="0.929585576057434" calcext:value-type="float">
            <text:p>0.929585576057434</text:p>
          </table:table-cell>
          <table:table-cell table:number-columns-repeated="2"/>
        </table:table-row>
        <table:table-row table:style-name="ro1">
          <table:table-cell office:value-type="float" office:value="0.930301785469055" calcext:value-type="float">
            <text:p>0.930301785469055</text:p>
          </table:table-cell>
          <table:table-cell table:number-columns-repeated="2"/>
        </table:table-row>
        <table:table-row table:style-name="ro1">
          <table:table-cell office:value-type="float" office:value="0.93083107471466" calcext:value-type="float">
            <text:p>0.93083107471466</text:p>
          </table:table-cell>
          <table:table-cell table:number-columns-repeated="2"/>
        </table:table-row>
        <table:table-row table:style-name="ro1">
          <table:table-cell office:value-type="float" office:value="0.929366111755371" calcext:value-type="float">
            <text:p>0.929366111755371</text:p>
          </table:table-cell>
          <table:table-cell table:number-columns-repeated="2"/>
        </table:table-row>
        <table:table-row table:style-name="ro1">
          <table:table-cell office:value-type="float" office:value="0.929686188697815" calcext:value-type="float">
            <text:p>0.929686188697815</text:p>
          </table:table-cell>
          <table:table-cell table:number-columns-repeated="2"/>
        </table:table-row>
        <table:table-row table:style-name="ro1">
          <table:table-cell office:value-type="float" office:value="0.931356310844421" calcext:value-type="float">
            <text:p>0.931356310844421</text:p>
          </table:table-cell>
          <table:table-cell table:number-columns-repeated="2"/>
        </table:table-row>
        <table:table-row table:style-name="ro1">
          <table:table-cell office:value-type="float" office:value="0.931890368461609" calcext:value-type="float">
            <text:p>0.931890368461609</text:p>
          </table:table-cell>
          <table:table-cell table:number-columns-repeated="2"/>
        </table:table-row>
        <table:table-row table:style-name="ro1">
          <table:table-cell office:value-type="float" office:value="0.932668626308441" calcext:value-type="float">
            <text:p>0.932668626308441</text:p>
          </table:table-cell>
          <table:table-cell table:number-columns-repeated="2"/>
        </table:table-row>
        <table:table-row table:style-name="ro1">
          <table:table-cell office:value-type="float" office:value="0.933067858219147" calcext:value-type="float">
            <text:p>0.933067858219147</text:p>
          </table:table-cell>
          <table:table-cell table:number-columns-repeated="2"/>
        </table:table-row>
        <table:table-row table:style-name="ro1">
          <table:table-cell office:value-type="float" office:value="0.93351024389267" calcext:value-type="float">
            <text:p>0.93351024389267</text:p>
          </table:table-cell>
          <table:table-cell table:number-columns-repeated="2"/>
        </table:table-row>
        <table:table-row table:style-name="ro1">
          <table:table-cell office:value-type="float" office:value="0.934626877307892" calcext:value-type="float">
            <text:p>0.934626877307892</text:p>
          </table:table-cell>
          <table:table-cell table:number-columns-repeated="2"/>
        </table:table-row>
        <table:table-row table:style-name="ro1">
          <table:table-cell office:value-type="float" office:value="0.935001730918884" calcext:value-type="float">
            <text:p>0.935001730918884</text:p>
          </table:table-cell>
          <table:table-cell table:number-columns-repeated="2"/>
        </table:table-row>
        <table:table-row table:style-name="ro1">
          <table:table-cell office:value-type="float" office:value="0.93478661775589" calcext:value-type="float">
            <text:p>0.93478661775589</text:p>
          </table:table-cell>
          <table:table-cell table:number-columns-repeated="2"/>
        </table:table-row>
        <table:table-row table:style-name="ro1">
          <table:table-cell office:value-type="float" office:value="0.934893369674683" calcext:value-type="float">
            <text:p>0.934893369674683</text:p>
          </table:table-cell>
          <table:table-cell table:number-columns-repeated="2"/>
        </table:table-row>
        <table:table-row table:style-name="ro1">
          <table:table-cell office:value-type="float" office:value="0.934064388275146" calcext:value-type="float">
            <text:p>0.934064388275146</text:p>
          </table:table-cell>
          <table:table-cell table:number-columns-repeated="2"/>
        </table:table-row>
        <table:table-row table:style-name="ro1">
          <table:table-cell office:value-type="float" office:value="0.934411704540253" calcext:value-type="float">
            <text:p>0.934411704540253</text:p>
          </table:table-cell>
          <table:table-cell table:number-columns-repeated="2"/>
        </table:table-row>
        <table:table-row table:style-name="ro1">
          <table:table-cell office:value-type="float" office:value="0.934601366519928" calcext:value-type="float">
            <text:p>0.934601366519928</text:p>
          </table:table-cell>
          <table:table-cell table:number-columns-repeated="2"/>
        </table:table-row>
        <table:table-row table:style-name="ro1">
          <table:table-cell office:value-type="float" office:value="0.934296786785126" calcext:value-type="float">
            <text:p>0.934296786785126</text:p>
          </table:table-cell>
          <table:table-cell table:number-columns-repeated="2"/>
        </table:table-row>
        <table:table-row table:style-name="ro1">
          <table:table-cell office:value-type="float" office:value="0.935621857643127" calcext:value-type="float">
            <text:p>0.935621857643127</text:p>
          </table:table-cell>
          <table:table-cell table:number-columns-repeated="2"/>
        </table:table-row>
        <table:table-row table:style-name="ro1">
          <table:table-cell office:value-type="float" office:value="0.935240387916565" calcext:value-type="float">
            <text:p>0.935240387916565</text:p>
          </table:table-cell>
          <table:table-cell table:number-columns-repeated="2"/>
        </table:table-row>
        <table:table-row table:style-name="ro1">
          <table:table-cell office:value-type="float" office:value="0.935529589653015" calcext:value-type="float">
            <text:p>0.935529589653015</text:p>
          </table:table-cell>
          <table:table-cell table:number-columns-repeated="2"/>
        </table:table-row>
        <table:table-row table:style-name="ro1">
          <table:table-cell office:value-type="float" office:value="0.935816466808319" calcext:value-type="float">
            <text:p>0.935816466808319</text:p>
          </table:table-cell>
          <table:table-cell table:number-columns-repeated="2"/>
        </table:table-row>
        <table:table-row table:style-name="ro1">
          <table:table-cell office:value-type="float" office:value="0.935888767242431" calcext:value-type="float">
            <text:p>0.935888767242431</text:p>
          </table:table-cell>
          <table:table-cell table:number-columns-repeated="2"/>
        </table:table-row>
        <table:table-row table:style-name="ro1">
          <table:table-cell office:value-type="float" office:value="0.935532569885254" calcext:value-type="float">
            <text:p>0.935532569885254</text:p>
          </table:table-cell>
          <table:table-cell table:number-columns-repeated="2"/>
        </table:table-row>
        <table:table-row table:style-name="ro1">
          <table:table-cell office:value-type="float" office:value="0.934758961200714" calcext:value-type="float">
            <text:p>0.934758961200714</text:p>
          </table:table-cell>
          <table:table-cell table:number-columns-repeated="2"/>
        </table:table-row>
        <table:table-row table:style-name="ro1">
          <table:table-cell office:value-type="float" office:value="0.934194684028626" calcext:value-type="float">
            <text:p>0.934194684028626</text:p>
          </table:table-cell>
          <table:table-cell table:number-columns-repeated="2"/>
        </table:table-row>
        <table:table-row table:style-name="ro1">
          <table:table-cell office:value-type="float" office:value="0.932168245315552" calcext:value-type="float">
            <text:p>0.932168245315552</text:p>
          </table:table-cell>
          <table:table-cell table:number-columns-repeated="2"/>
        </table:table-row>
        <table:table-row table:style-name="ro1">
          <table:table-cell office:value-type="float" office:value="0.931699752807617" calcext:value-type="float">
            <text:p>0.931699752807617</text:p>
          </table:table-cell>
          <table:table-cell table:number-columns-repeated="2"/>
        </table:table-row>
        <table:table-row table:style-name="ro1">
          <table:table-cell office:value-type="float" office:value="0.931033730506897" calcext:value-type="float">
            <text:p>0.931033730506897</text:p>
          </table:table-cell>
          <table:table-cell table:number-columns-repeated="2"/>
        </table:table-row>
        <table:table-row table:style-name="ro1">
          <table:table-cell office:value-type="float" office:value="0.929146587848663" calcext:value-type="float">
            <text:p>0.929146587848663</text:p>
          </table:table-cell>
          <table:table-cell table:number-columns-repeated="2"/>
        </table:table-row>
        <table:table-row table:style-name="ro1">
          <table:table-cell office:value-type="float" office:value="0.924703598022461" calcext:value-type="float">
            <text:p>0.924703598022461</text:p>
          </table:table-cell>
          <table:table-cell table:number-columns-repeated="2"/>
        </table:table-row>
        <table:table-row table:style-name="ro1">
          <table:table-cell office:value-type="float" office:value="0.921834826469421" calcext:value-type="float">
            <text:p>0.921834826469421</text:p>
          </table:table-cell>
          <table:table-cell table:number-columns-repeated="2"/>
        </table:table-row>
        <table:table-row table:style-name="ro1">
          <table:table-cell office:value-type="float" office:value="0.920845508575439" calcext:value-type="float">
            <text:p>0.920845508575439</text:p>
          </table:table-cell>
          <table:table-cell table:number-columns-repeated="2"/>
        </table:table-row>
        <table:table-row table:style-name="ro1">
          <table:table-cell office:value-type="float" office:value="0.920356214046478" calcext:value-type="float">
            <text:p>0.920356214046478</text:p>
          </table:table-cell>
          <table:table-cell table:number-columns-repeated="2"/>
        </table:table-row>
        <table:table-row table:style-name="ro1">
          <table:table-cell office:value-type="float" office:value="0.92114520072937" calcext:value-type="float">
            <text:p>0.92114520072937</text:p>
          </table:table-cell>
          <table:table-cell table:number-columns-repeated="2"/>
        </table:table-row>
        <table:table-row table:style-name="ro1">
          <table:table-cell office:value-type="float" office:value="0.921343386173248" calcext:value-type="float">
            <text:p>0.921343386173248</text:p>
          </table:table-cell>
          <table:table-cell table:number-columns-repeated="2"/>
        </table:table-row>
        <table:table-row table:style-name="ro1">
          <table:table-cell office:value-type="float" office:value="0.918192088603973" calcext:value-type="float">
            <text:p>0.918192088603973</text:p>
          </table:table-cell>
          <table:table-cell table:number-columns-repeated="2"/>
        </table:table-row>
        <table:table-row table:style-name="ro1">
          <table:table-cell office:value-type="float" office:value="0.919451355934143" calcext:value-type="float">
            <text:p>0.919451355934143</text:p>
          </table:table-cell>
          <table:table-cell table:number-columns-repeated="2"/>
        </table:table-row>
        <table:table-row table:style-name="ro1">
          <table:table-cell office:value-type="float" office:value="0.919298887252808" calcext:value-type="float">
            <text:p>0.919298887252808</text:p>
          </table:table-cell>
          <table:table-cell table:number-columns-repeated="2"/>
        </table:table-row>
        <table:table-row table:style-name="ro1">
          <table:table-cell office:value-type="float" office:value="0.923007130622864" calcext:value-type="float">
            <text:p>0.923007130622864</text:p>
          </table:table-cell>
          <table:table-cell table:number-columns-repeated="2"/>
        </table:table-row>
        <table:table-row table:style-name="ro1">
          <table:table-cell office:value-type="float" office:value="0.925500452518463" calcext:value-type="float">
            <text:p>0.925500452518463</text:p>
          </table:table-cell>
          <table:table-cell table:number-columns-repeated="2"/>
        </table:table-row>
        <table:table-row table:style-name="ro1">
          <table:table-cell office:value-type="float" office:value="0.922735035419464" calcext:value-type="float">
            <text:p>0.922735035419464</text:p>
          </table:table-cell>
          <table:table-cell table:number-columns-repeated="2"/>
        </table:table-row>
        <table:table-row table:style-name="ro1">
          <table:table-cell office:value-type="float" office:value="0.897976577281952" calcext:value-type="float">
            <text:p>0.897976577281952</text:p>
          </table:table-cell>
          <table:table-cell table:number-columns-repeated="2"/>
        </table:table-row>
        <table:table-row table:style-name="ro1">
          <table:table-cell office:value-type="float" office:value="0.878942251205444" calcext:value-type="float">
            <text:p>0.878942251205444</text:p>
          </table:table-cell>
          <table:table-cell table:number-columns-repeated="2"/>
        </table:table-row>
        <table:table-row table:style-name="ro1">
          <table:table-cell office:value-type="float" office:value="0.896651983261108" calcext:value-type="float">
            <text:p>0.896651983261108</text:p>
          </table:table-cell>
          <table:table-cell table:number-columns-repeated="2"/>
        </table:table-row>
        <table:table-row table:style-name="ro1">
          <table:table-cell office:value-type="float" office:value="0.905167996883392" calcext:value-type="float">
            <text:p>0.905167996883392</text:p>
          </table:table-cell>
          <table:table-cell table:number-columns-repeated="2"/>
        </table:table-row>
        <table:table-row table:style-name="ro1">
          <table:table-cell office:value-type="float" office:value="0.889126539230347" calcext:value-type="float">
            <text:p>0.889126539230347</text:p>
          </table:table-cell>
          <table:table-cell table:number-columns-repeated="2"/>
        </table:table-row>
        <table:table-row table:style-name="ro1">
          <table:table-cell office:value-type="float" office:value="0.851693987846375" calcext:value-type="float">
            <text:p>0.851693987846375</text:p>
          </table:table-cell>
          <table:table-cell table:number-columns-repeated="2"/>
        </table:table-row>
        <table:table-row table:style-name="ro1">
          <table:table-cell office:value-type="float" office:value="0.884949564933777" calcext:value-type="float">
            <text:p>0.884949564933777</text:p>
          </table:table-cell>
          <table:table-cell table:number-columns-repeated="2"/>
        </table:table-row>
        <table:table-row table:style-name="ro1">
          <table:table-cell office:value-type="float" office:value="0.76571798324585" calcext:value-type="float">
            <text:p>0.76571798324585</text:p>
          </table:table-cell>
          <table:table-cell table:number-columns-repeated="2"/>
        </table:table-row>
        <table:table-row table:style-name="ro1">
          <table:table-cell office:value-type="float" office:value="0.391154229640961" calcext:value-type="float">
            <text:p>0.391154229640961</text:p>
          </table:table-cell>
          <table:table-cell table:number-columns-repeated="2"/>
        </table:table-row>
        <table:table-row table:style-name="ro1">
          <table:table-cell office:value-type="float" office:value="0.627009034156799" calcext:value-type="float">
            <text:p>0.627009034156799</text:p>
          </table:table-cell>
          <table:table-cell table:number-columns-repeated="2"/>
        </table:table-row>
        <table:table-row table:style-name="ro1">
          <table:table-cell office:value-type="float" office:value="0.74362975358963" calcext:value-type="float">
            <text:p>0.74362975358963</text:p>
          </table:table-cell>
          <table:table-cell table:number-columns-repeated="2"/>
        </table:table-row>
        <table:table-row table:style-name="ro1">
          <table:table-cell office:value-type="float" office:value="0.900853097438812" calcext:value-type="float">
            <text:p>0.900853097438812</text:p>
          </table:table-cell>
          <table:table-cell table:number-columns-repeated="2"/>
        </table:table-row>
        <table:table-row table:style-name="ro1">
          <table:table-cell office:value-type="float" office:value="0.928858995437622" calcext:value-type="float">
            <text:p>0.928858995437622</text:p>
          </table:table-cell>
          <table:table-cell table:number-columns-repeated="2"/>
        </table:table-row>
        <table:table-row table:style-name="ro1">
          <table:table-cell office:value-type="float" office:value="0.940222322940826" calcext:value-type="float">
            <text:p>0.940222322940826</text:p>
          </table:table-cell>
          <table:table-cell table:number-columns-repeated="2"/>
        </table:table-row>
        <table:table-row table:style-name="ro1">
          <table:table-cell office:value-type="float" office:value="0.940826654434204" calcext:value-type="float">
            <text:p>0.940826654434204</text:p>
          </table:table-cell>
          <table:table-cell table:number-columns-repeated="2"/>
        </table:table-row>
        <table:table-row table:style-name="ro1">
          <table:table-cell office:value-type="float" office:value="0.940416693687439" calcext:value-type="float">
            <text:p>0.940416693687439</text:p>
          </table:table-cell>
          <table:table-cell table:number-columns-repeated="2"/>
        </table:table-row>
        <table:table-row table:style-name="ro1">
          <table:table-cell office:value-type="float" office:value="0.942920088768005" calcext:value-type="float">
            <text:p>0.942920088768005</text:p>
          </table:table-cell>
          <table:table-cell table:number-columns-repeated="2"/>
        </table:table-row>
        <table:table-row table:style-name="ro1">
          <table:table-cell office:value-type="float" office:value="0.942310810089111" calcext:value-type="float">
            <text:p>0.942310810089111</text:p>
          </table:table-cell>
          <table:table-cell table:number-columns-repeated="2"/>
        </table:table-row>
        <table:table-row table:style-name="ro1">
          <table:table-cell office:value-type="float" office:value="0.935995578765869" calcext:value-type="float">
            <text:p>0.935995578765869</text:p>
          </table:table-cell>
          <table:table-cell table:number-columns-repeated="2"/>
        </table:table-row>
        <table:table-row table:style-name="ro1">
          <table:table-cell office:value-type="float" office:value="0.935095548629761" calcext:value-type="float">
            <text:p>0.935095548629761</text:p>
          </table:table-cell>
          <table:table-cell table:number-columns-repeated="2"/>
        </table:table-row>
        <table:table-row table:style-name="ro1">
          <table:table-cell office:value-type="float" office:value="0.926348924636841" calcext:value-type="float">
            <text:p>0.926348924636841</text:p>
          </table:table-cell>
          <table:table-cell table:number-columns-repeated="2"/>
        </table:table-row>
        <table:table-row table:style-name="ro1">
          <table:table-cell office:value-type="float" office:value="0.897964239120483" calcext:value-type="float">
            <text:p>0.897964239120483</text:p>
          </table:table-cell>
          <table:table-cell table:number-columns-repeated="2"/>
        </table:table-row>
        <table:table-row table:style-name="ro1">
          <table:table-cell office:value-type="float" office:value="0.866946160793304" calcext:value-type="float">
            <text:p>0.866946160793304</text:p>
          </table:table-cell>
          <table:table-cell table:number-columns-repeated="2"/>
        </table:table-row>
        <table:table-row table:style-name="ro1">
          <table:table-cell office:value-type="float" office:value="0.886702954769135" calcext:value-type="float">
            <text:p>0.886702954769135</text:p>
          </table:table-cell>
          <table:table-cell table:number-columns-repeated="2"/>
        </table:table-row>
        <table:table-row table:style-name="ro1">
          <table:table-cell office:value-type="float" office:value="0.865985870361328" calcext:value-type="float">
            <text:p>0.865985870361328</text:p>
          </table:table-cell>
          <table:table-cell table:number-columns-repeated="2"/>
        </table:table-row>
        <table:table-row table:style-name="ro1">
          <table:table-cell office:value-type="float" office:value="0.828016817569733" calcext:value-type="float">
            <text:p>0.828016817569733</text:p>
          </table:table-cell>
          <table:table-cell table:number-columns-repeated="2"/>
        </table:table-row>
        <table:table-row table:style-name="ro1">
          <table:table-cell office:value-type="float" office:value="0.765680968761444" calcext:value-type="float">
            <text:p>0.765680968761444</text:p>
          </table:table-cell>
          <table:table-cell table:number-columns-repeated="2"/>
        </table:table-row>
        <table:table-row table:style-name="ro1">
          <table:table-cell office:value-type="float" office:value="0.76442152261734" calcext:value-type="float">
            <text:p>0.76442152261734</text:p>
          </table:table-cell>
          <table:table-cell table:number-columns-repeated="2"/>
        </table:table-row>
        <table:table-row table:style-name="ro1">
          <table:table-cell office:value-type="float" office:value="0.751935720443726" calcext:value-type="float">
            <text:p>0.751935720443726</text:p>
          </table:table-cell>
          <table:table-cell table:number-columns-repeated="2"/>
        </table:table-row>
        <table:table-row table:style-name="ro1">
          <table:table-cell office:value-type="float" office:value="0.703698039054871" calcext:value-type="float">
            <text:p>0.703698039054871</text:p>
          </table:table-cell>
          <table:table-cell table:number-columns-repeated="2"/>
        </table:table-row>
        <table:table-row table:style-name="ro1">
          <table:table-cell office:value-type="float" office:value="0.655010402202606" calcext:value-type="float">
            <text:p>0.655010402202606</text:p>
          </table:table-cell>
          <table:table-cell table:number-columns-repeated="2"/>
        </table:table-row>
        <table:table-row table:style-name="ro1">
          <table:table-cell office:value-type="float" office:value="0.753039002418518" calcext:value-type="float">
            <text:p>0.753039002418518</text:p>
          </table:table-cell>
          <table:table-cell table:number-columns-repeated="2"/>
        </table:table-row>
        <table:table-row table:style-name="ro1">
          <table:table-cell office:value-type="float" office:value="0.72604250907898" calcext:value-type="float">
            <text:p>0.72604250907898</text:p>
          </table:table-cell>
          <table:table-cell table:number-columns-repeated="2"/>
        </table:table-row>
        <table:table-row table:style-name="ro1">
          <table:table-cell office:value-type="float" office:value="0.687455654144287" calcext:value-type="float">
            <text:p>0.687455654144287</text:p>
          </table:table-cell>
          <table:table-cell table:number-columns-repeated="2"/>
        </table:table-row>
        <table:table-row table:style-name="ro1">
          <table:table-cell office:value-type="float" office:value="0.776694595813751" calcext:value-type="float">
            <text:p>0.776694595813751</text:p>
          </table:table-cell>
          <table:table-cell table:number-columns-repeated="2"/>
        </table:table-row>
        <table:table-row table:style-name="ro1">
          <table:table-cell office:value-type="float" office:value="0.861841976642608" calcext:value-type="float">
            <text:p>0.861841976642608</text:p>
          </table:table-cell>
          <table:table-cell table:number-columns-repeated="2"/>
        </table:table-row>
        <table:table-row table:style-name="ro1">
          <table:table-cell office:value-type="float" office:value="0.896879196166992" calcext:value-type="float">
            <text:p>0.896879196166992</text:p>
          </table:table-cell>
          <table:table-cell table:number-columns-repeated="2"/>
        </table:table-row>
        <table:table-row table:style-name="ro1">
          <table:table-cell office:value-type="float" office:value="0.899332702159882" calcext:value-type="float">
            <text:p>0.899332702159882</text:p>
          </table:table-cell>
          <table:table-cell table:number-columns-repeated="2"/>
        </table:table-row>
        <table:table-row table:style-name="ro1">
          <table:table-cell office:value-type="float" office:value="0.913277506828308" calcext:value-type="float">
            <text:p>0.913277506828308</text:p>
          </table:table-cell>
          <table:table-cell table:number-columns-repeated="2"/>
        </table:table-row>
        <table:table-row table:style-name="ro1">
          <table:table-cell office:value-type="float" office:value="0.932060539722443" calcext:value-type="float">
            <text:p>0.932060539722443</text:p>
          </table:table-cell>
          <table:table-cell table:number-columns-repeated="2"/>
        </table:table-row>
        <table:table-row table:style-name="ro1">
          <table:table-cell office:value-type="float" office:value="0.932404577732086" calcext:value-type="float">
            <text:p>0.932404577732086</text:p>
          </table:table-cell>
          <table:table-cell table:number-columns-repeated="2"/>
        </table:table-row>
        <table:table-row table:style-name="ro1">
          <table:table-cell office:value-type="float" office:value="0.930447101593018" calcext:value-type="float">
            <text:p>0.930447101593018</text:p>
          </table:table-cell>
          <table:table-cell table:number-columns-repeated="2"/>
        </table:table-row>
        <table:table-row table:style-name="ro1">
          <table:table-cell office:value-type="float" office:value="0.928021848201752" calcext:value-type="float">
            <text:p>0.928021848201752</text:p>
          </table:table-cell>
          <table:table-cell table:number-columns-repeated="2"/>
        </table:table-row>
        <table:table-row table:style-name="ro1">
          <table:table-cell office:value-type="float" office:value="0.947539985179901" calcext:value-type="float">
            <text:p>0.947539985179901</text:p>
          </table:table-cell>
          <table:table-cell table:number-columns-repeated="2"/>
        </table:table-row>
        <table:table-row table:style-name="ro1">
          <table:table-cell office:value-type="float" office:value="0.951411426067352" calcext:value-type="float">
            <text:p>0.951411426067352</text:p>
          </table:table-cell>
          <table:table-cell table:number-columns-repeated="2"/>
        </table:table-row>
        <table:table-row table:style-name="ro1">
          <table:table-cell office:value-type="float" office:value="0.953807950019836" calcext:value-type="float">
            <text:p>0.953807950019836</text:p>
          </table:table-cell>
          <table:table-cell table:number-columns-repeated="2"/>
        </table:table-row>
        <table:table-row table:style-name="ro1">
          <table:table-cell office:value-type="float" office:value="0.945791661739349" calcext:value-type="float">
            <text:p>0.945791661739349</text:p>
          </table:table-cell>
          <table:table-cell table:number-columns-repeated="2"/>
        </table:table-row>
        <table:table-row table:style-name="ro1">
          <table:table-cell office:value-type="float" office:value="0.945391118526459" calcext:value-type="float">
            <text:p>0.945391118526459</text:p>
          </table:table-cell>
          <table:table-cell table:number-columns-repeated="2"/>
        </table:table-row>
        <table:table-row table:style-name="ro1">
          <table:table-cell office:value-type="float" office:value="0.922628402709961" calcext:value-type="float">
            <text:p>0.922628402709961</text:p>
          </table:table-cell>
          <table:table-cell table:number-columns-repeated="2"/>
        </table:table-row>
        <table:table-row table:style-name="ro1">
          <table:table-cell office:value-type="float" office:value="0.609806060791016" calcext:value-type="float">
            <text:p>0.609806060791016</text:p>
          </table:table-cell>
          <table:table-cell table:number-columns-repeated="2"/>
        </table:table-row>
        <table:table-row table:style-name="ro1">
          <table:table-cell office:value-type="float" office:value="0.879162967205048" calcext:value-type="float">
            <text:p>0.879162967205048</text:p>
          </table:table-cell>
          <table:table-cell table:number-columns-repeated="2"/>
        </table:table-row>
        <table:table-row table:style-name="ro1">
          <table:table-cell office:value-type="float" office:value="0.943212687969208" calcext:value-type="float">
            <text:p>0.943212687969208</text:p>
          </table:table-cell>
          <table:table-cell table:number-columns-repeated="2"/>
        </table:table-row>
        <table:table-row table:style-name="ro1">
          <table:table-cell office:value-type="float" office:value="0.94716215133667" calcext:value-type="float">
            <text:p>0.94716215133667</text:p>
          </table:table-cell>
          <table:table-cell table:number-columns-repeated="2"/>
        </table:table-row>
        <table:table-row table:style-name="ro1">
          <table:table-cell office:value-type="float" office:value="0.950249910354614" calcext:value-type="float">
            <text:p>0.950249910354614</text:p>
          </table:table-cell>
          <table:table-cell table:number-columns-repeated="2"/>
        </table:table-row>
        <table:table-row table:style-name="ro1">
          <table:table-cell office:value-type="float" office:value="0.943210124969482" calcext:value-type="float">
            <text:p>0.943210124969482</text:p>
          </table:table-cell>
          <table:table-cell table:number-columns-repeated="2"/>
        </table:table-row>
        <table:table-row table:style-name="ro1">
          <table:table-cell office:value-type="float" office:value="0.952331006526947" calcext:value-type="float">
            <text:p>0.952331006526947</text:p>
          </table:table-cell>
          <table:table-cell table:number-columns-repeated="2"/>
        </table:table-row>
        <table:table-row table:style-name="ro1">
          <table:table-cell office:value-type="float" office:value="0.949548125267029" calcext:value-type="float">
            <text:p>0.949548125267029</text:p>
          </table:table-cell>
          <table:table-cell table:number-columns-repeated="2"/>
        </table:table-row>
        <table:table-row table:style-name="ro1">
          <table:table-cell office:value-type="float" office:value="0.927935719490051" calcext:value-type="float">
            <text:p>0.927935719490051</text:p>
          </table:table-cell>
          <table:table-cell table:number-columns-repeated="2"/>
        </table:table-row>
        <table:table-row table:style-name="ro1">
          <table:table-cell office:value-type="float" office:value="0.927847385406494" calcext:value-type="float">
            <text:p>0.927847385406494</text:p>
          </table:table-cell>
          <table:table-cell table:number-columns-repeated="2"/>
        </table:table-row>
        <table:table-row table:style-name="ro1">
          <table:table-cell office:value-type="float" office:value="0.923540294170379" calcext:value-type="float">
            <text:p>0.923540294170379</text:p>
          </table:table-cell>
          <table:table-cell table:number-columns-repeated="2"/>
        </table:table-row>
        <table:table-row table:style-name="ro1">
          <table:table-cell office:value-type="float" office:value="0.938372910022736" calcext:value-type="float">
            <text:p>0.938372910022736</text:p>
          </table:table-cell>
          <table:table-cell table:number-columns-repeated="2"/>
        </table:table-row>
        <table:table-row table:style-name="ro1">
          <table:table-cell office:value-type="float" office:value="0.933624982833862" calcext:value-type="float">
            <text:p>0.933624982833862</text:p>
          </table:table-cell>
          <table:table-cell table:number-columns-repeated="2"/>
        </table:table-row>
        <table:table-row table:style-name="ro1">
          <table:table-cell office:value-type="float" office:value="0.934104382991791" calcext:value-type="float">
            <text:p>0.934104382991791</text:p>
          </table:table-cell>
          <table:table-cell table:number-columns-repeated="2"/>
        </table:table-row>
        <table:table-row table:style-name="ro1">
          <table:table-cell office:value-type="float" office:value="0.924595415592194" calcext:value-type="float">
            <text:p>0.924595415592194</text:p>
          </table:table-cell>
          <table:table-cell table:number-columns-repeated="2"/>
        </table:table-row>
        <table:table-row table:style-name="ro1">
          <table:table-cell office:value-type="float" office:value="0.925411701202393" calcext:value-type="float">
            <text:p>0.925411701202393</text:p>
          </table:table-cell>
          <table:table-cell table:number-columns-repeated="2"/>
        </table:table-row>
        <table:table-row table:style-name="ro1">
          <table:table-cell office:value-type="float" office:value="0.929018020629883" calcext:value-type="float">
            <text:p>0.929018020629883</text:p>
          </table:table-cell>
          <table:table-cell table:number-columns-repeated="2"/>
        </table:table-row>
        <table:table-row table:style-name="ro1">
          <table:table-cell office:value-type="float" office:value="0.944281041622162" calcext:value-type="float">
            <text:p>0.944281041622162</text:p>
          </table:table-cell>
          <table:table-cell table:number-columns-repeated="2"/>
        </table:table-row>
        <table:table-row table:style-name="ro1">
          <table:table-cell office:value-type="float" office:value="0.947141587734222" calcext:value-type="float">
            <text:p>0.947141587734222</text:p>
          </table:table-cell>
          <table:table-cell table:number-columns-repeated="2"/>
        </table:table-row>
        <table:table-row table:style-name="ro1">
          <table:table-cell office:value-type="float" office:value="0.965483546257019" calcext:value-type="float">
            <text:p>0.965483546257019</text:p>
          </table:table-cell>
          <table:table-cell table:number-columns-repeated="2"/>
        </table:table-row>
        <table:table-row table:style-name="ro1">
          <table:table-cell office:value-type="float" office:value="0.952942609786987" calcext:value-type="float">
            <text:p>0.952942609786987</text:p>
          </table:table-cell>
          <table:table-cell table:number-columns-repeated="2"/>
        </table:table-row>
        <table:table-row table:style-name="ro1">
          <table:table-cell office:value-type="float" office:value="0.948463022708893" calcext:value-type="float">
            <text:p>0.948463022708893</text:p>
          </table:table-cell>
          <table:table-cell table:number-columns-repeated="2"/>
        </table:table-row>
        <table:table-row table:style-name="ro1">
          <table:table-cell office:value-type="float" office:value="0.938287079334259" calcext:value-type="float">
            <text:p>0.938287079334259</text:p>
          </table:table-cell>
          <table:table-cell table:number-columns-repeated="2"/>
        </table:table-row>
        <table:table-row table:style-name="ro1">
          <table:table-cell office:value-type="float" office:value="0.938468158245087" calcext:value-type="float">
            <text:p>0.938468158245087</text:p>
          </table:table-cell>
          <table:table-cell table:number-columns-repeated="2"/>
        </table:table-row>
        <table:table-row table:style-name="ro1">
          <table:table-cell office:value-type="float" office:value="0.946014642715454" calcext:value-type="float">
            <text:p>0.946014642715454</text:p>
          </table:table-cell>
          <table:table-cell table:number-columns-repeated="2"/>
        </table:table-row>
        <table:table-row table:style-name="ro1">
          <table:table-cell office:value-type="float" office:value="0.946345090866089" calcext:value-type="float">
            <text:p>0.946345090866089</text:p>
          </table:table-cell>
          <table:table-cell table:number-columns-repeated="2"/>
        </table:table-row>
        <table:table-row table:style-name="ro1">
          <table:table-cell office:value-type="float" office:value="0.933702766895294" calcext:value-type="float">
            <text:p>0.933702766895294</text:p>
          </table:table-cell>
          <table:table-cell table:number-columns-repeated="2"/>
        </table:table-row>
        <table:table-row table:style-name="ro1">
          <table:table-cell office:value-type="float" office:value="0.939839899539948" calcext:value-type="float">
            <text:p>0.939839899539948</text:p>
          </table:table-cell>
          <table:table-cell table:number-columns-repeated="2"/>
        </table:table-row>
        <table:table-row table:style-name="ro1">
          <table:table-cell office:value-type="float" office:value="0.945099592208862" calcext:value-type="float">
            <text:p>0.945099592208862</text:p>
          </table:table-cell>
          <table:table-cell table:number-columns-repeated="2"/>
        </table:table-row>
        <table:table-row table:style-name="ro1">
          <table:table-cell office:value-type="float" office:value="0.945029437541962" calcext:value-type="float">
            <text:p>0.945029437541962</text:p>
          </table:table-cell>
          <table:table-cell table:number-columns-repeated="2"/>
        </table:table-row>
        <table:table-row table:style-name="ro1">
          <table:table-cell office:value-type="float" office:value="0.945615947246552" calcext:value-type="float">
            <text:p>0.945615947246552</text:p>
          </table:table-cell>
          <table:table-cell table:number-columns-repeated="2"/>
        </table:table-row>
        <table:table-row table:style-name="ro1">
          <table:table-cell office:value-type="float" office:value="0.94382232427597" calcext:value-type="float">
            <text:p>0.94382232427597</text:p>
          </table:table-cell>
          <table:table-cell table:number-columns-repeated="2"/>
        </table:table-row>
        <table:table-row table:style-name="ro1">
          <table:table-cell office:value-type="float" office:value="0.941800653934479" calcext:value-type="float">
            <text:p>0.941800653934479</text:p>
          </table:table-cell>
          <table:table-cell table:number-columns-repeated="2"/>
        </table:table-row>
        <table:table-row table:style-name="ro1">
          <table:table-cell office:value-type="float" office:value="0.938571393489838" calcext:value-type="float">
            <text:p>0.938571393489838</text:p>
          </table:table-cell>
          <table:table-cell table:number-columns-repeated="2"/>
        </table:table-row>
        <table:table-row table:style-name="ro1">
          <table:table-cell office:value-type="float" office:value="0.934948265552521" calcext:value-type="float">
            <text:p>0.934948265552521</text:p>
          </table:table-cell>
          <table:table-cell table:number-columns-repeated="2"/>
        </table:table-row>
        <table:table-row table:style-name="ro1">
          <table:table-cell office:value-type="float" office:value="0.936780333518982" calcext:value-type="float">
            <text:p>0.936780333518982</text:p>
          </table:table-cell>
          <table:table-cell table:number-columns-repeated="2"/>
        </table:table-row>
        <table:table-row table:style-name="ro1">
          <table:table-cell office:value-type="float" office:value="0.935067474842072" calcext:value-type="float">
            <text:p>0.935067474842072</text:p>
          </table:table-cell>
          <table:table-cell table:number-columns-repeated="2"/>
        </table:table-row>
        <table:table-row table:style-name="ro1">
          <table:table-cell office:value-type="float" office:value="0.930092096328735" calcext:value-type="float">
            <text:p>0.930092096328735</text:p>
          </table:table-cell>
          <table:table-cell table:number-columns-repeated="2"/>
        </table:table-row>
        <table:table-row table:style-name="ro1">
          <table:table-cell office:value-type="float" office:value="0.94759464263916" calcext:value-type="float">
            <text:p>0.94759464263916</text:p>
          </table:table-cell>
          <table:table-cell table:number-columns-repeated="2"/>
        </table:table-row>
        <table:table-row table:style-name="ro1">
          <table:table-cell office:value-type="float" office:value="0.931776821613312" calcext:value-type="float">
            <text:p>0.931776821613312</text:p>
          </table:table-cell>
          <table:table-cell table:number-columns-repeated="2"/>
        </table:table-row>
        <table:table-row table:style-name="ro1">
          <table:table-cell office:value-type="float" office:value="0.933654010295868" calcext:value-type="float">
            <text:p>0.933654010295868</text:p>
          </table:table-cell>
          <table:table-cell table:number-columns-repeated="2"/>
        </table:table-row>
        <table:table-row table:style-name="ro1">
          <table:table-cell office:value-type="float" office:value="0.936832010746002" calcext:value-type="float">
            <text:p>0.936832010746002</text:p>
          </table:table-cell>
          <table:table-cell table:number-columns-repeated="2"/>
        </table:table-row>
        <table:table-row table:style-name="ro1">
          <table:table-cell office:value-type="float" office:value="0.942357957363129" calcext:value-type="float">
            <text:p>0.942357957363129</text:p>
          </table:table-cell>
          <table:table-cell table:number-columns-repeated="2"/>
        </table:table-row>
        <table:table-row table:style-name="ro1">
          <table:table-cell office:value-type="float" office:value="0.952759206295013" calcext:value-type="float">
            <text:p>0.952759206295013</text:p>
          </table:table-cell>
          <table:table-cell table:number-columns-repeated="2"/>
        </table:table-row>
        <table:table-row table:style-name="ro1">
          <table:table-cell office:value-type="float" office:value="0.948977828025818" calcext:value-type="float">
            <text:p>0.948977828025818</text:p>
          </table:table-cell>
          <table:table-cell table:number-columns-repeated="2"/>
        </table:table-row>
        <table:table-row table:style-name="ro1">
          <table:table-cell office:value-type="float" office:value="0.951208233833313" calcext:value-type="float">
            <text:p>0.951208233833313</text:p>
          </table:table-cell>
          <table:table-cell table:number-columns-repeated="2"/>
        </table:table-row>
        <table:table-row table:style-name="ro1">
          <table:table-cell office:value-type="float" office:value="0.953906893730164" calcext:value-type="float">
            <text:p>0.953906893730164</text:p>
          </table:table-cell>
          <table:table-cell table:number-columns-repeated="2"/>
        </table:table-row>
        <table:table-row table:style-name="ro1">
          <table:table-cell office:value-type="float" office:value="0.479980319738388" calcext:value-type="float">
            <text:p>0.479980319738388</text:p>
          </table:table-cell>
          <table:table-cell table:number-columns-repeated="2"/>
        </table:table-row>
        <table:table-row table:style-name="ro1">
          <table:table-cell office:value-type="float" office:value="0.954238414764404" calcext:value-type="float">
            <text:p>0.954238414764404</text:p>
          </table:table-cell>
          <table:table-cell table:number-columns-repeated="2"/>
        </table:table-row>
        <table:table-row table:style-name="ro1">
          <table:table-cell office:value-type="float" office:value="0.441872149705887" calcext:value-type="float">
            <text:p>0.441872149705887</text:p>
          </table:table-cell>
          <table:table-cell table:number-columns-repeated="2"/>
        </table:table-row>
        <table:table-row table:style-name="ro1">
          <table:table-cell office:value-type="float" office:value="0.939092516899109" calcext:value-type="float">
            <text:p>0.939092516899109</text:p>
          </table:table-cell>
          <table:table-cell table:number-columns-repeated="2"/>
        </table:table-row>
        <table:table-row table:style-name="ro1">
          <table:table-cell office:value-type="float" office:value="0.365322113037109" calcext:value-type="float">
            <text:p>0.365322113037109</text:p>
          </table:table-cell>
          <table:table-cell table:number-columns-repeated="2"/>
        </table:table-row>
        <table:table-row table:style-name="ro1">
          <table:table-cell office:value-type="float" office:value="0.858940780162811" calcext:value-type="float">
            <text:p>0.858940780162811</text:p>
          </table:table-cell>
          <table:table-cell table:number-columns-repeated="2"/>
        </table:table-row>
        <table:table-row table:style-name="ro1">
          <table:table-cell office:value-type="float" office:value="0.895271956920624" calcext:value-type="float">
            <text:p>0.895271956920624</text:p>
          </table:table-cell>
          <table:table-cell table:number-columns-repeated="2"/>
        </table:table-row>
        <table:table-row table:style-name="ro1">
          <table:table-cell office:value-type="float" office:value="0.872920155525208" calcext:value-type="float">
            <text:p>0.872920155525208</text:p>
          </table:table-cell>
          <table:table-cell table:number-columns-repeated="2"/>
        </table:table-row>
        <table:table-row table:style-name="ro1">
          <table:table-cell office:value-type="float" office:value="0.803610324859619" calcext:value-type="float">
            <text:p>0.803610324859619</text:p>
          </table:table-cell>
          <table:table-cell table:number-columns-repeated="2"/>
        </table:table-row>
        <table:table-row table:style-name="ro1">
          <table:table-cell office:value-type="float" office:value="0.914370238780975" calcext:value-type="float">
            <text:p>0.914370238780975</text:p>
          </table:table-cell>
          <table:table-cell table:number-columns-repeated="2"/>
        </table:table-row>
        <table:table-row table:style-name="ro1">
          <table:table-cell office:value-type="float" office:value="0.792303681373596" calcext:value-type="float">
            <text:p>0.792303681373596</text:p>
          </table:table-cell>
          <table:table-cell table:number-columns-repeated="2"/>
        </table:table-row>
        <table:table-row table:style-name="ro1">
          <table:table-cell office:value-type="float" office:value="0.84283447265625" calcext:value-type="float">
            <text:p>0.84283447265625</text:p>
          </table:table-cell>
          <table:table-cell table:number-columns-repeated="2"/>
        </table:table-row>
        <table:table-row table:style-name="ro1">
          <table:table-cell office:value-type="float" office:value="0.854028642177582" calcext:value-type="float">
            <text:p>0.854028642177582</text:p>
          </table:table-cell>
          <table:table-cell table:number-columns-repeated="2"/>
        </table:table-row>
        <table:table-row table:style-name="ro1">
          <table:table-cell office:value-type="float" office:value="0.833110094070435" calcext:value-type="float">
            <text:p>0.833110094070435</text:p>
          </table:table-cell>
          <table:table-cell table:number-columns-repeated="2"/>
        </table:table-row>
        <table:table-row table:style-name="ro1">
          <table:table-cell office:value-type="float" office:value="0.817710161209106" calcext:value-type="float">
            <text:p>0.817710161209106</text:p>
          </table:table-cell>
          <table:table-cell table:number-columns-repeated="2"/>
        </table:table-row>
        <table:table-row table:style-name="ro1">
          <table:table-cell office:value-type="float" office:value="0.765679061412811" calcext:value-type="float">
            <text:p>0.765679061412811</text:p>
          </table:table-cell>
          <table:table-cell table:number-columns-repeated="2"/>
        </table:table-row>
        <table:table-row table:style-name="ro1">
          <table:table-cell office:value-type="float" office:value="0.710534512996674" calcext:value-type="float">
            <text:p>0.710534512996674</text:p>
          </table:table-cell>
          <table:table-cell table:number-columns-repeated="2"/>
        </table:table-row>
        <table:table-row table:style-name="ro1">
          <table:table-cell office:value-type="float" office:value="0.679427206516266" calcext:value-type="float">
            <text:p>0.679427206516266</text:p>
          </table:table-cell>
          <table:table-cell table:number-columns-repeated="2"/>
        </table:table-row>
        <table:table-row table:style-name="ro1">
          <table:table-cell office:value-type="float" office:value="0.702986419200897" calcext:value-type="float">
            <text:p>0.702986419200897</text:p>
          </table:table-cell>
          <table:table-cell table:number-columns-repeated="2"/>
        </table:table-row>
        <table:table-row table:style-name="ro1">
          <table:table-cell office:value-type="float" office:value="0.750620186328888" calcext:value-type="float">
            <text:p>0.750620186328888</text:p>
          </table:table-cell>
          <table:table-cell table:number-columns-repeated="2"/>
        </table:table-row>
        <table:table-row table:style-name="ro1">
          <table:table-cell office:value-type="float" office:value="0.765907406806946" calcext:value-type="float">
            <text:p>0.765907406806946</text:p>
          </table:table-cell>
          <table:table-cell table:number-columns-repeated="2"/>
        </table:table-row>
        <table:table-row table:style-name="ro1">
          <table:table-cell office:value-type="float" office:value="0.779178619384766" calcext:value-type="float">
            <text:p>0.779178619384766</text:p>
          </table:table-cell>
          <table:table-cell table:number-columns-repeated="2"/>
        </table:table-row>
        <table:table-row table:style-name="ro1">
          <table:table-cell office:value-type="float" office:value="0.823439002037048" calcext:value-type="float">
            <text:p>0.823439002037048</text:p>
          </table:table-cell>
          <table:table-cell table:number-columns-repeated="2"/>
        </table:table-row>
        <table:table-row table:style-name="ro1">
          <table:table-cell office:value-type="float" office:value="0.820784509181976" calcext:value-type="float">
            <text:p>0.820784509181976</text:p>
          </table:table-cell>
          <table:table-cell table:number-columns-repeated="2"/>
        </table:table-row>
        <table:table-row table:style-name="ro1">
          <table:table-cell office:value-type="float" office:value="0.822584450244904" calcext:value-type="float">
            <text:p>0.822584450244904</text:p>
          </table:table-cell>
          <table:table-cell table:number-columns-repeated="2"/>
        </table:table-row>
        <table:table-row table:style-name="ro1">
          <table:table-cell office:value-type="float" office:value="0.809359431266785" calcext:value-type="float">
            <text:p>0.809359431266785</text:p>
          </table:table-cell>
          <table:table-cell table:number-columns-repeated="2"/>
        </table:table-row>
        <table:table-row table:style-name="ro1">
          <table:table-cell office:value-type="float" office:value="0.791664361953735" calcext:value-type="float">
            <text:p>0.791664361953735</text:p>
          </table:table-cell>
          <table:table-cell table:number-columns-repeated="2"/>
        </table:table-row>
        <table:table-row table:style-name="ro1">
          <table:table-cell office:value-type="float" office:value="0.774548292160034" calcext:value-type="float">
            <text:p>0.774548292160034</text:p>
          </table:table-cell>
          <table:table-cell table:number-columns-repeated="2"/>
        </table:table-row>
        <table:table-row table:style-name="ro1">
          <table:table-cell office:value-type="float" office:value="0.754923403263092" calcext:value-type="float">
            <text:p>0.754923403263092</text:p>
          </table:table-cell>
          <table:table-cell table:number-columns-repeated="2"/>
        </table:table-row>
        <table:table-row table:style-name="ro1">
          <table:table-cell office:value-type="float" office:value="0.875059068202972" calcext:value-type="float">
            <text:p>0.875059068202972</text:p>
          </table:table-cell>
          <table:table-cell table:number-columns-repeated="2"/>
        </table:table-row>
        <table:table-row table:style-name="ro1">
          <table:table-cell office:value-type="float" office:value="0.839511275291443" calcext:value-type="float">
            <text:p>0.839511275291443</text:p>
          </table:table-cell>
          <table:table-cell table:number-columns-repeated="2"/>
        </table:table-row>
        <table:table-row table:style-name="ro1">
          <table:table-cell office:value-type="float" office:value="0.775511503219605" calcext:value-type="float">
            <text:p>0.775511503219605</text:p>
          </table:table-cell>
          <table:table-cell table:number-columns-repeated="2"/>
        </table:table-row>
        <table:table-row table:style-name="ro1">
          <table:table-cell office:value-type="float" office:value="0.744765639305115" calcext:value-type="float">
            <text:p>0.744765639305115</text:p>
          </table:table-cell>
          <table:table-cell table:number-columns-repeated="2"/>
        </table:table-row>
        <table:table-row table:style-name="ro1">
          <table:table-cell office:value-type="float" office:value="0.569633901119232" calcext:value-type="float">
            <text:p>0.569633901119232</text:p>
          </table:table-cell>
          <table:table-cell table:number-columns-repeated="2"/>
        </table:table-row>
        <table:table-row table:style-name="ro1">
          <table:table-cell office:value-type="float" office:value="0.574209928512573" calcext:value-type="float">
            <text:p>0.574209928512573</text:p>
          </table:table-cell>
          <table:table-cell table:number-columns-repeated="2"/>
        </table:table-row>
        <table:table-row table:style-name="ro1">
          <table:table-cell office:value-type="float" office:value="0.755088925361633" calcext:value-type="float">
            <text:p>0.755088925361633</text:p>
          </table:table-cell>
          <table:table-cell table:number-columns-repeated="2"/>
        </table:table-row>
        <table:table-row table:style-name="ro1">
          <table:table-cell office:value-type="float" office:value="0.791328489780426" calcext:value-type="float">
            <text:p>0.791328489780426</text:p>
          </table:table-cell>
          <table:table-cell table:number-columns-repeated="2"/>
        </table:table-row>
        <table:table-row table:style-name="ro1">
          <table:table-cell office:value-type="float" office:value="0.906014680862427" calcext:value-type="float">
            <text:p>0.906014680862427</text:p>
          </table:table-cell>
          <table:table-cell table:number-columns-repeated="2"/>
        </table:table-row>
        <table:table-row table:style-name="ro1">
          <table:table-cell office:value-type="float" office:value="0.894743502140045" calcext:value-type="float">
            <text:p>0.894743502140045</text:p>
          </table:table-cell>
          <table:table-cell table:number-columns-repeated="2"/>
        </table:table-row>
        <table:table-row table:style-name="ro1">
          <table:table-cell office:value-type="float" office:value="0.925990462303162" calcext:value-type="float">
            <text:p>0.925990462303162</text:p>
          </table:table-cell>
          <table:table-cell table:number-columns-repeated="2"/>
        </table:table-row>
        <table:table-row table:style-name="ro1">
          <table:table-cell office:value-type="float" office:value="0.936382532119751" calcext:value-type="float">
            <text:p>0.936382532119751</text:p>
          </table:table-cell>
          <table:table-cell table:number-columns-repeated="2"/>
        </table:table-row>
        <table:table-row table:style-name="ro1">
          <table:table-cell office:value-type="float" office:value="0.927920281887054" calcext:value-type="float">
            <text:p>0.927920281887054</text:p>
          </table:table-cell>
          <table:table-cell table:number-columns-repeated="2"/>
        </table:table-row>
        <table:table-row table:style-name="ro1">
          <table:table-cell office:value-type="float" office:value="0.390167862176895" calcext:value-type="float">
            <text:p>0.390167862176895</text:p>
          </table:table-cell>
          <table:table-cell table:number-columns-repeated="2"/>
        </table:table-row>
        <table:table-row table:style-name="ro1">
          <table:table-cell office:value-type="float" office:value="0.930404901504517" calcext:value-type="float">
            <text:p>0.930404901504517</text:p>
          </table:table-cell>
          <table:table-cell table:number-columns-repeated="2"/>
        </table:table-row>
        <table:table-row table:style-name="ro1">
          <table:table-cell office:value-type="float" office:value="0.926766693592072" calcext:value-type="float">
            <text:p>0.926766693592072</text:p>
          </table:table-cell>
          <table:table-cell table:number-columns-repeated="2"/>
        </table:table-row>
        <table:table-row table:style-name="ro1">
          <table:table-cell office:value-type="float" office:value="0.932022571563721" calcext:value-type="float">
            <text:p>0.932022571563721</text:p>
          </table:table-cell>
          <table:table-cell table:number-columns-repeated="2"/>
        </table:table-row>
        <table:table-row table:style-name="ro1">
          <table:table-cell office:value-type="float" office:value="0.936503171920776" calcext:value-type="float">
            <text:p>0.936503171920776</text:p>
          </table:table-cell>
          <table:table-cell table:number-columns-repeated="2"/>
        </table:table-row>
        <table:table-row table:style-name="ro1">
          <table:table-cell office:value-type="float" office:value="0.914554119110107" calcext:value-type="float">
            <text:p>0.914554119110107</text:p>
          </table:table-cell>
          <table:table-cell table:number-columns-repeated="2"/>
        </table:table-row>
        <table:table-row table:style-name="ro1">
          <table:table-cell office:value-type="float" office:value="0.947350382804871" calcext:value-type="float">
            <text:p>0.947350382804871</text:p>
          </table:table-cell>
          <table:table-cell table:number-columns-repeated="2"/>
        </table:table-row>
        <table:table-row table:style-name="ro1">
          <table:table-cell office:value-type="float" office:value="0.952015340328217" calcext:value-type="float">
            <text:p>0.952015340328217</text:p>
          </table:table-cell>
          <table:table-cell table:number-columns-repeated="2"/>
        </table:table-row>
        <table:table-row table:style-name="ro1">
          <table:table-cell office:value-type="float" office:value="0.94426691532135" calcext:value-type="float">
            <text:p>0.94426691532135</text:p>
          </table:table-cell>
          <table:table-cell table:number-columns-repeated="2"/>
        </table:table-row>
        <table:table-row table:style-name="ro1">
          <table:table-cell office:value-type="float" office:value="0.93685793876648" calcext:value-type="float">
            <text:p>0.93685793876648</text:p>
          </table:table-cell>
          <table:table-cell table:number-columns-repeated="2"/>
        </table:table-row>
        <table:table-row table:style-name="ro1">
          <table:table-cell office:value-type="float" office:value="0.941099762916565" calcext:value-type="float">
            <text:p>0.941099762916565</text:p>
          </table:table-cell>
          <table:table-cell table:number-columns-repeated="2"/>
        </table:table-row>
        <table:table-row table:style-name="ro1">
          <table:table-cell office:value-type="float" office:value="0.930357754230499" calcext:value-type="float">
            <text:p>0.930357754230499</text:p>
          </table:table-cell>
          <table:table-cell table:number-columns-repeated="2"/>
        </table:table-row>
        <table:table-row table:style-name="ro1">
          <table:table-cell office:value-type="float" office:value="0.941150844097137" calcext:value-type="float">
            <text:p>0.941150844097137</text:p>
          </table:table-cell>
          <table:table-cell table:number-columns-repeated="2"/>
        </table:table-row>
        <table:table-row table:style-name="ro1">
          <table:table-cell office:value-type="float" office:value="0.938751637935638" calcext:value-type="float">
            <text:p>0.938751637935638</text:p>
          </table:table-cell>
          <table:table-cell table:number-columns-repeated="2"/>
        </table:table-row>
        <table:table-row table:style-name="ro1">
          <table:table-cell office:value-type="float" office:value="0.928105175495148" calcext:value-type="float">
            <text:p>0.928105175495148</text:p>
          </table:table-cell>
          <table:table-cell table:number-columns-repeated="2"/>
        </table:table-row>
        <table:table-row table:style-name="ro1">
          <table:table-cell office:value-type="float" office:value="0.921000778675079" calcext:value-type="float">
            <text:p>0.921000778675079</text:p>
          </table:table-cell>
          <table:table-cell table:number-columns-repeated="2"/>
        </table:table-row>
        <table:table-row table:style-name="ro1">
          <table:table-cell office:value-type="float" office:value="0.927239298820496" calcext:value-type="float">
            <text:p>0.927239298820496</text:p>
          </table:table-cell>
          <table:table-cell table:number-columns-repeated="2"/>
        </table:table-row>
        <table:table-row table:style-name="ro1">
          <table:table-cell office:value-type="float" office:value="0.858065724372864" calcext:value-type="float">
            <text:p>0.858065724372864</text:p>
          </table:table-cell>
          <table:table-cell table:number-columns-repeated="2"/>
        </table:table-row>
        <table:table-row table:style-name="ro1">
          <table:table-cell office:value-type="float" office:value="0.778057634830475" calcext:value-type="float">
            <text:p>0.778057634830475</text:p>
          </table:table-cell>
          <table:table-cell table:number-columns-repeated="2"/>
        </table:table-row>
        <table:table-row table:style-name="ro1">
          <table:table-cell office:value-type="float" office:value="0.91067773103714" calcext:value-type="float">
            <text:p>0.91067773103714</text:p>
          </table:table-cell>
          <table:table-cell table:number-columns-repeated="2"/>
        </table:table-row>
        <table:table-row table:style-name="ro1">
          <table:table-cell office:value-type="float" office:value="0.901666820049286" calcext:value-type="float">
            <text:p>0.901666820049286</text:p>
          </table:table-cell>
          <table:table-cell table:number-columns-repeated="2"/>
        </table:table-row>
        <table:table-row table:style-name="ro1">
          <table:table-cell office:value-type="float" office:value="0.93104475736618" calcext:value-type="float">
            <text:p>0.93104475736618</text:p>
          </table:table-cell>
          <table:table-cell table:number-columns-repeated="2"/>
        </table:table-row>
        <table:table-row table:style-name="ro1">
          <table:table-cell office:value-type="float" office:value="0.930158972740173" calcext:value-type="float">
            <text:p>0.930158972740173</text:p>
          </table:table-cell>
          <table:table-cell table:number-columns-repeated="2"/>
        </table:table-row>
        <table:table-row table:style-name="ro1">
          <table:table-cell office:value-type="float" office:value="0.932598829269409" calcext:value-type="float">
            <text:p>0.932598829269409</text:p>
          </table:table-cell>
          <table:table-cell table:number-columns-repeated="2"/>
        </table:table-row>
        <table:table-row table:style-name="ro1">
          <table:table-cell office:value-type="float" office:value="0.930430173873901" calcext:value-type="float">
            <text:p>0.930430173873901</text:p>
          </table:table-cell>
          <table:table-cell table:number-columns-repeated="2"/>
        </table:table-row>
        <table:table-row table:style-name="ro1">
          <table:table-cell office:value-type="float" office:value="0.934607982635498" calcext:value-type="float">
            <text:p>0.934607982635498</text:p>
          </table:table-cell>
          <table:table-cell table:number-columns-repeated="2"/>
        </table:table-row>
        <table:table-row table:style-name="ro1">
          <table:table-cell office:value-type="float" office:value="0.936773598194122" calcext:value-type="float">
            <text:p>0.936773598194122</text:p>
          </table:table-cell>
          <table:table-cell table:number-columns-repeated="2"/>
        </table:table-row>
        <table:table-row table:style-name="ro1">
          <table:table-cell office:value-type="float" office:value="0.939259588718414" calcext:value-type="float">
            <text:p>0.939259588718414</text:p>
          </table:table-cell>
          <table:table-cell table:number-columns-repeated="2"/>
        </table:table-row>
        <table:table-row table:style-name="ro1">
          <table:table-cell office:value-type="float" office:value="0.936539173126221" calcext:value-type="float">
            <text:p>0.936539173126221</text:p>
          </table:table-cell>
          <table:table-cell table:number-columns-repeated="2"/>
        </table:table-row>
        <table:table-row table:style-name="ro1">
          <table:table-cell office:value-type="float" office:value="0.935629069805145" calcext:value-type="float">
            <text:p>0.935629069805145</text:p>
          </table:table-cell>
          <table:table-cell table:number-columns-repeated="2"/>
        </table:table-row>
        <table:table-row table:style-name="ro1">
          <table:table-cell office:value-type="float" office:value="0.932895958423614" calcext:value-type="float">
            <text:p>0.932895958423614</text:p>
          </table:table-cell>
          <table:table-cell table:number-columns-repeated="2"/>
        </table:table-row>
        <table:table-row table:style-name="ro1">
          <table:table-cell office:value-type="float" office:value="0.936740875244141" calcext:value-type="float">
            <text:p>0.936740875244141</text:p>
          </table:table-cell>
          <table:table-cell table:number-columns-repeated="2"/>
        </table:table-row>
        <table:table-row table:style-name="ro1">
          <table:table-cell office:value-type="float" office:value="0.938482642173767" calcext:value-type="float">
            <text:p>0.938482642173767</text:p>
          </table:table-cell>
          <table:table-cell table:number-columns-repeated="2"/>
        </table:table-row>
        <table:table-row table:style-name="ro1">
          <table:table-cell office:value-type="float" office:value="0.937803685665131" calcext:value-type="float">
            <text:p>0.937803685665131</text:p>
          </table:table-cell>
          <table:table-cell table:number-columns-repeated="2"/>
        </table:table-row>
        <table:table-row table:style-name="ro1">
          <table:table-cell office:value-type="float" office:value="0.936642289161682" calcext:value-type="float">
            <text:p>0.936642289161682</text:p>
          </table:table-cell>
          <table:table-cell table:number-columns-repeated="2"/>
        </table:table-row>
        <table:table-row table:style-name="ro1">
          <table:table-cell office:value-type="float" office:value="0.934758245944977" calcext:value-type="float">
            <text:p>0.934758245944977</text:p>
          </table:table-cell>
          <table:table-cell table:number-columns-repeated="2"/>
        </table:table-row>
        <table:table-row table:style-name="ro1">
          <table:table-cell office:value-type="float" office:value="0.938943922519684" calcext:value-type="float">
            <text:p>0.938943922519684</text:p>
          </table:table-cell>
          <table:table-cell table:number-columns-repeated="2"/>
        </table:table-row>
        <table:table-row table:style-name="ro1">
          <table:table-cell office:value-type="float" office:value="0.940730333328247" calcext:value-type="float">
            <text:p>0.940730333328247</text:p>
          </table:table-cell>
          <table:table-cell table:number-columns-repeated="2"/>
        </table:table-row>
        <table:table-row table:style-name="ro1">
          <table:table-cell office:value-type="float" office:value="0.939679503440857" calcext:value-type="float">
            <text:p>0.939679503440857</text:p>
          </table:table-cell>
          <table:table-cell table:number-columns-repeated="2"/>
        </table:table-row>
        <table:table-row table:style-name="ro1">
          <table:table-cell office:value-type="float" office:value="0.947900831699371" calcext:value-type="float">
            <text:p>0.947900831699371</text:p>
          </table:table-cell>
          <table:table-cell table:number-columns-repeated="2"/>
        </table:table-row>
        <table:table-row table:style-name="ro1">
          <table:table-cell office:value-type="float" office:value="0.945119142532349" calcext:value-type="float">
            <text:p>0.945119142532349</text:p>
          </table:table-cell>
          <table:table-cell table:number-columns-repeated="2"/>
        </table:table-row>
        <table:table-row table:style-name="ro1">
          <table:table-cell office:value-type="float" office:value="0.950364053249359" calcext:value-type="float">
            <text:p>0.950364053249359</text:p>
          </table:table-cell>
          <table:table-cell table:number-columns-repeated="2"/>
        </table:table-row>
        <table:table-row table:style-name="ro1">
          <table:table-cell office:value-type="float" office:value="0.945897877216339" calcext:value-type="float">
            <text:p>0.945897877216339</text:p>
          </table:table-cell>
          <table:table-cell table:number-columns-repeated="2"/>
        </table:table-row>
        <table:table-row table:style-name="ro1">
          <table:table-cell office:value-type="float" office:value="0.93145626783371" calcext:value-type="float">
            <text:p>0.93145626783371</text:p>
          </table:table-cell>
          <table:table-cell table:number-columns-repeated="2"/>
        </table:table-row>
        <table:table-row table:style-name="ro1">
          <table:table-cell office:value-type="float" office:value="0.909402847290039" calcext:value-type="float">
            <text:p>0.909402847290039</text:p>
          </table:table-cell>
          <table:table-cell table:number-columns-repeated="2"/>
        </table:table-row>
        <table:table-row table:style-name="ro1">
          <table:table-cell office:value-type="float" office:value="0.894190967082977" calcext:value-type="float">
            <text:p>0.894190967082977</text:p>
          </table:table-cell>
          <table:table-cell table:number-columns-repeated="2"/>
        </table:table-row>
        <table:table-row table:style-name="ro1">
          <table:table-cell office:value-type="float" office:value="0.920897901058197" calcext:value-type="float">
            <text:p>0.920897901058197</text:p>
          </table:table-cell>
          <table:table-cell table:number-columns-repeated="2"/>
        </table:table-row>
        <table:table-row table:style-name="ro1">
          <table:table-cell office:value-type="float" office:value="0.923350393772125" calcext:value-type="float">
            <text:p>0.923350393772125</text:p>
          </table:table-cell>
          <table:table-cell table:number-columns-repeated="2"/>
        </table:table-row>
        <table:table-row table:style-name="ro1">
          <table:table-cell office:value-type="float" office:value="0.929393291473389" calcext:value-type="float">
            <text:p>0.929393291473389</text:p>
          </table:table-cell>
          <table:table-cell table:number-columns-repeated="2"/>
        </table:table-row>
        <table:table-row table:style-name="ro1">
          <table:table-cell office:value-type="float" office:value="0.920388042926788" calcext:value-type="float">
            <text:p>0.920388042926788</text:p>
          </table:table-cell>
          <table:table-cell table:number-columns-repeated="2"/>
        </table:table-row>
        <table:table-row table:style-name="ro1">
          <table:table-cell office:value-type="float" office:value="0.892048180103302" calcext:value-type="float">
            <text:p>0.892048180103302</text:p>
          </table:table-cell>
          <table:table-cell table:number-columns-repeated="2"/>
        </table:table-row>
        <table:table-row table:style-name="ro1">
          <table:table-cell office:value-type="float" office:value="0.906089425086975" calcext:value-type="float">
            <text:p>0.906089425086975</text:p>
          </table:table-cell>
          <table:table-cell table:number-columns-repeated="2"/>
        </table:table-row>
        <table:table-row table:style-name="ro1">
          <table:table-cell office:value-type="float" office:value="0.916904985904694" calcext:value-type="float">
            <text:p>0.916904985904694</text:p>
          </table:table-cell>
          <table:table-cell table:number-columns-repeated="2"/>
        </table:table-row>
        <table:table-row table:style-name="ro1">
          <table:table-cell office:value-type="float" office:value="0.920361220836639" calcext:value-type="float">
            <text:p>0.920361220836639</text:p>
          </table:table-cell>
          <table:table-cell table:number-columns-repeated="2"/>
        </table:table-row>
        <table:table-row table:style-name="ro1">
          <table:table-cell office:value-type="float" office:value="0.907320201396942" calcext:value-type="float">
            <text:p>0.907320201396942</text:p>
          </table:table-cell>
          <table:table-cell table:number-columns-repeated="2"/>
        </table:table-row>
        <table:table-row table:style-name="ro1">
          <table:table-cell office:value-type="float" office:value="0.932893216609955" calcext:value-type="float">
            <text:p>0.932893216609955</text:p>
          </table:table-cell>
          <table:table-cell table:number-columns-repeated="2"/>
        </table:table-row>
        <table:table-row table:style-name="ro1">
          <table:table-cell office:value-type="float" office:value="0.922024607658386" calcext:value-type="float">
            <text:p>0.922024607658386</text:p>
          </table:table-cell>
          <table:table-cell table:number-columns-repeated="2"/>
        </table:table-row>
        <table:table-row table:style-name="ro1">
          <table:table-cell office:value-type="float" office:value="0.926346957683563" calcext:value-type="float">
            <text:p>0.926346957683563</text:p>
          </table:table-cell>
          <table:table-cell table:number-columns-repeated="2"/>
        </table:table-row>
        <table:table-row table:style-name="ro1">
          <table:table-cell office:value-type="float" office:value="0.930680453777313" calcext:value-type="float">
            <text:p>0.930680453777313</text:p>
          </table:table-cell>
          <table:table-cell table:number-columns-repeated="2"/>
        </table:table-row>
        <table:table-row table:style-name="ro1">
          <table:table-cell office:value-type="float" office:value="0.937276363372803" calcext:value-type="float">
            <text:p>0.937276363372803</text:p>
          </table:table-cell>
          <table:table-cell table:number-columns-repeated="2"/>
        </table:table-row>
        <table:table-row table:style-name="ro1">
          <table:table-cell office:value-type="float" office:value="0.921775281429291" calcext:value-type="float">
            <text:p>0.921775281429291</text:p>
          </table:table-cell>
          <table:table-cell table:number-columns-repeated="2"/>
        </table:table-row>
        <table:table-row table:style-name="ro1">
          <table:table-cell office:value-type="float" office:value="0.939184844493866" calcext:value-type="float">
            <text:p>0.939184844493866</text:p>
          </table:table-cell>
          <table:table-cell table:number-columns-repeated="2"/>
        </table:table-row>
        <table:table-row table:style-name="ro1">
          <table:table-cell office:value-type="float" office:value="0.939565241336822" calcext:value-type="float">
            <text:p>0.939565241336822</text:p>
          </table:table-cell>
          <table:table-cell table:number-columns-repeated="2"/>
        </table:table-row>
        <table:table-row table:style-name="ro1">
          <table:table-cell office:value-type="float" office:value="0.919106364250183" calcext:value-type="float">
            <text:p>0.919106364250183</text:p>
          </table:table-cell>
          <table:table-cell table:number-columns-repeated="2"/>
        </table:table-row>
        <table:table-row table:style-name="ro1">
          <table:table-cell office:value-type="float" office:value="0.933343887329102" calcext:value-type="float">
            <text:p>0.933343887329102</text:p>
          </table:table-cell>
          <table:table-cell table:number-columns-repeated="2"/>
        </table:table-row>
        <table:table-row table:style-name="ro1">
          <table:table-cell office:value-type="float" office:value="0.942266285419464" calcext:value-type="float">
            <text:p>0.942266285419464</text:p>
          </table:table-cell>
          <table:table-cell table:number-columns-repeated="2"/>
        </table:table-row>
        <table:table-row table:style-name="ro1">
          <table:table-cell office:value-type="float" office:value="0.932531177997589" calcext:value-type="float">
            <text:p>0.932531177997589</text:p>
          </table:table-cell>
          <table:table-cell table:number-columns-repeated="2"/>
        </table:table-row>
        <table:table-row table:style-name="ro1">
          <table:table-cell office:value-type="float" office:value="0.892637729644775" calcext:value-type="float">
            <text:p>0.892637729644775</text:p>
          </table:table-cell>
          <table:table-cell table:number-columns-repeated="2"/>
        </table:table-row>
        <table:table-row table:style-name="ro1">
          <table:table-cell office:value-type="float" office:value="0.849036514759064" calcext:value-type="float">
            <text:p>0.849036514759064</text:p>
          </table:table-cell>
          <table:table-cell table:number-columns-repeated="2"/>
        </table:table-row>
        <table:table-row table:style-name="ro1">
          <table:table-cell office:value-type="float" office:value="0.800608932971954" calcext:value-type="float">
            <text:p>0.800608932971954</text:p>
          </table:table-cell>
          <table:table-cell table:number-columns-repeated="2"/>
        </table:table-row>
        <table:table-row table:style-name="ro1">
          <table:table-cell office:value-type="float" office:value="0.786802232265472" calcext:value-type="float">
            <text:p>0.786802232265472</text:p>
          </table:table-cell>
          <table:table-cell table:number-columns-repeated="2"/>
        </table:table-row>
        <table:table-row table:style-name="ro1">
          <table:table-cell office:value-type="float" office:value="0.710179507732391" calcext:value-type="float">
            <text:p>0.710179507732391</text:p>
          </table:table-cell>
          <table:table-cell table:number-columns-repeated="2"/>
        </table:table-row>
        <table:table-row table:style-name="ro1">
          <table:table-cell office:value-type="float" office:value="0.609678745269775" calcext:value-type="float">
            <text:p>0.609678745269775</text:p>
          </table:table-cell>
          <table:table-cell table:number-columns-repeated="2"/>
        </table:table-row>
        <table:table-row table:style-name="ro1">
          <table:table-cell office:value-type="float" office:value="0.798099994659424" calcext:value-type="float">
            <text:p>0.798099994659424</text:p>
          </table:table-cell>
          <table:table-cell table:number-columns-repeated="2"/>
        </table:table-row>
        <table:table-row table:style-name="ro1">
          <table:table-cell office:value-type="float" office:value="0.825541853904724" calcext:value-type="float">
            <text:p>0.825541853904724</text:p>
          </table:table-cell>
          <table:table-cell table:number-columns-repeated="2"/>
        </table:table-row>
        <table:table-row table:style-name="ro1">
          <table:table-cell office:value-type="float" office:value="0.847663104534149" calcext:value-type="float">
            <text:p>0.847663104534149</text:p>
          </table:table-cell>
          <table:table-cell table:number-columns-repeated="2"/>
        </table:table-row>
        <table:table-row table:style-name="ro1">
          <table:table-cell office:value-type="float" office:value="0.888138234615326" calcext:value-type="float">
            <text:p>0.888138234615326</text:p>
          </table:table-cell>
          <table:table-cell table:number-columns-repeated="2"/>
        </table:table-row>
        <table:table-row table:style-name="ro1">
          <table:table-cell office:value-type="float" office:value="0.906916201114654" calcext:value-type="float">
            <text:p>0.906916201114654</text:p>
          </table:table-cell>
          <table:table-cell table:number-columns-repeated="2"/>
        </table:table-row>
        <table:table-row table:style-name="ro1">
          <table:table-cell office:value-type="float" office:value="0.903494119644165" calcext:value-type="float">
            <text:p>0.903494119644165</text:p>
          </table:table-cell>
          <table:table-cell table:number-columns-repeated="2"/>
        </table:table-row>
        <table:table-row table:style-name="ro1">
          <table:table-cell office:value-type="float" office:value="0.914027154445648" calcext:value-type="float">
            <text:p>0.914027154445648</text:p>
          </table:table-cell>
          <table:table-cell table:number-columns-repeated="2"/>
        </table:table-row>
        <table:table-row table:style-name="ro1">
          <table:table-cell office:value-type="float" office:value="0.925452470779419" calcext:value-type="float">
            <text:p>0.925452470779419</text:p>
          </table:table-cell>
          <table:table-cell table:number-columns-repeated="2"/>
        </table:table-row>
        <table:table-row table:style-name="ro1">
          <table:table-cell office:value-type="float" office:value="0.936560928821564" calcext:value-type="float">
            <text:p>0.936560928821564</text:p>
          </table:table-cell>
          <table:table-cell table:number-columns-repeated="2"/>
        </table:table-row>
        <table:table-row table:style-name="ro1">
          <table:table-cell office:value-type="float" office:value="0.938080847263336" calcext:value-type="float">
            <text:p>0.938080847263336</text:p>
          </table:table-cell>
          <table:table-cell table:number-columns-repeated="2"/>
        </table:table-row>
        <table:table-row table:style-name="ro1">
          <table:table-cell office:value-type="float" office:value="0.926931321620941" calcext:value-type="float">
            <text:p>0.926931321620941</text:p>
          </table:table-cell>
          <table:table-cell table:number-columns-repeated="2"/>
        </table:table-row>
        <table:table-row table:style-name="ro1">
          <table:table-cell office:value-type="float" office:value="0.924745261669159" calcext:value-type="float">
            <text:p>0.924745261669159</text:p>
          </table:table-cell>
          <table:table-cell table:number-columns-repeated="2"/>
        </table:table-row>
        <table:table-row table:style-name="ro1">
          <table:table-cell office:value-type="float" office:value="0.910043299198151" calcext:value-type="float">
            <text:p>0.910043299198151</text:p>
          </table:table-cell>
          <table:table-cell table:number-columns-repeated="2"/>
        </table:table-row>
        <table:table-row table:style-name="ro1">
          <table:table-cell office:value-type="float" office:value="0.906854450702667" calcext:value-type="float">
            <text:p>0.906854450702667</text:p>
          </table:table-cell>
          <table:table-cell table:number-columns-repeated="2"/>
        </table:table-row>
        <table:table-row table:style-name="ro1">
          <table:table-cell office:value-type="float" office:value="0.912917137145996" calcext:value-type="float">
            <text:p>0.912917137145996</text:p>
          </table:table-cell>
          <table:table-cell table:number-columns-repeated="2"/>
        </table:table-row>
        <table:table-row table:style-name="ro1">
          <table:table-cell office:value-type="float" office:value="0.929981768131256" calcext:value-type="float">
            <text:p>0.929981768131256</text:p>
          </table:table-cell>
          <table:table-cell table:number-columns-repeated="2"/>
        </table:table-row>
        <table:table-row table:style-name="ro1">
          <table:table-cell office:value-type="float" office:value="0.939181625843048" calcext:value-type="float">
            <text:p>0.939181625843048</text:p>
          </table:table-cell>
          <table:table-cell table:number-columns-repeated="2"/>
        </table:table-row>
        <table:table-row table:style-name="ro1">
          <table:table-cell office:value-type="float" office:value="0.947073519229889" calcext:value-type="float">
            <text:p>0.947073519229889</text:p>
          </table:table-cell>
          <table:table-cell table:number-columns-repeated="2"/>
        </table:table-row>
        <table:table-row table:style-name="ro1">
          <table:table-cell office:value-type="float" office:value="0.946732819080353" calcext:value-type="float">
            <text:p>0.946732819080353</text:p>
          </table:table-cell>
          <table:table-cell table:number-columns-repeated="2"/>
        </table:table-row>
        <table:table-row table:style-name="ro1">
          <table:table-cell office:value-type="float" office:value="0.947804093360901" calcext:value-type="float">
            <text:p>0.947804093360901</text:p>
          </table:table-cell>
          <table:table-cell table:number-columns-repeated="2"/>
        </table:table-row>
        <table:table-row table:style-name="ro1">
          <table:table-cell office:value-type="float" office:value="0.956079483032227" calcext:value-type="float">
            <text:p>0.956079483032227</text:p>
          </table:table-cell>
          <table:table-cell table:number-columns-repeated="2"/>
        </table:table-row>
        <table:table-row table:style-name="ro1">
          <table:table-cell office:value-type="float" office:value="0.959596812725067" calcext:value-type="float">
            <text:p>0.959596812725067</text:p>
          </table:table-cell>
          <table:table-cell table:number-columns-repeated="2"/>
        </table:table-row>
        <table:table-row table:style-name="ro1">
          <table:table-cell office:value-type="float" office:value="0.948940932750702" calcext:value-type="float">
            <text:p>0.948940932750702</text:p>
          </table:table-cell>
          <table:table-cell table:number-columns-repeated="2"/>
        </table:table-row>
        <table:table-row table:style-name="ro1">
          <table:table-cell office:value-type="float" office:value="0.936549842357636" calcext:value-type="float">
            <text:p>0.936549842357636</text:p>
          </table:table-cell>
          <table:table-cell table:number-columns-repeated="2"/>
        </table:table-row>
        <table:table-row table:style-name="ro1">
          <table:table-cell office:value-type="float" office:value="0.935621380805969" calcext:value-type="float">
            <text:p>0.935621380805969</text:p>
          </table:table-cell>
          <table:table-cell table:number-columns-repeated="2"/>
        </table:table-row>
        <table:table-row table:style-name="ro1">
          <table:table-cell office:value-type="float" office:value="0.93097847700119" calcext:value-type="float">
            <text:p>0.93097847700119</text:p>
          </table:table-cell>
          <table:table-cell table:number-columns-repeated="2"/>
        </table:table-row>
        <table:table-row table:style-name="ro1">
          <table:table-cell office:value-type="float" office:value="0.933604896068573" calcext:value-type="float">
            <text:p>0.933604896068573</text:p>
          </table:table-cell>
          <table:table-cell table:number-columns-repeated="2"/>
        </table:table-row>
        <table:table-row table:style-name="ro1">
          <table:table-cell office:value-type="float" office:value="0.928239941596985" calcext:value-type="float">
            <text:p>0.928239941596985</text:p>
          </table:table-cell>
          <table:table-cell table:number-columns-repeated="2"/>
        </table:table-row>
        <table:table-row table:style-name="ro1">
          <table:table-cell office:value-type="float" office:value="0.925998210906982" calcext:value-type="float">
            <text:p>0.925998210906982</text:p>
          </table:table-cell>
          <table:table-cell table:number-columns-repeated="2"/>
        </table:table-row>
        <table:table-row table:style-name="ro1">
          <table:table-cell office:value-type="float" office:value="0.934309959411621" calcext:value-type="float">
            <text:p>0.934309959411621</text:p>
          </table:table-cell>
          <table:table-cell table:number-columns-repeated="2"/>
        </table:table-row>
        <table:table-row table:style-name="ro1">
          <table:table-cell office:value-type="float" office:value="0.924729883670807" calcext:value-type="float">
            <text:p>0.924729883670807</text:p>
          </table:table-cell>
          <table:table-cell table:number-columns-repeated="2"/>
        </table:table-row>
        <table:table-row table:style-name="ro1">
          <table:table-cell office:value-type="float" office:value="0.849465906620026" calcext:value-type="float">
            <text:p>0.849465906620026</text:p>
          </table:table-cell>
          <table:table-cell table:number-columns-repeated="2"/>
        </table:table-row>
        <table:table-row table:style-name="ro1">
          <table:table-cell office:value-type="float" office:value="0.826325178146362" calcext:value-type="float">
            <text:p>0.826325178146362</text:p>
          </table:table-cell>
          <table:table-cell table:number-columns-repeated="2"/>
        </table:table-row>
        <table:table-row table:style-name="ro1">
          <table:table-cell office:value-type="float" office:value="0.863683462142944" calcext:value-type="float">
            <text:p>0.863683462142944</text:p>
          </table:table-cell>
          <table:table-cell table:number-columns-repeated="2"/>
        </table:table-row>
        <table:table-row table:style-name="ro1">
          <table:table-cell office:value-type="float" office:value="0.923324584960938" calcext:value-type="float">
            <text:p>0.923324584960938</text:p>
          </table:table-cell>
          <table:table-cell table:number-columns-repeated="2"/>
        </table:table-row>
        <table:table-row table:style-name="ro1">
          <table:table-cell office:value-type="float" office:value="0.922824919223785" calcext:value-type="float">
            <text:p>0.922824919223785</text:p>
          </table:table-cell>
          <table:table-cell table:number-columns-repeated="2"/>
        </table:table-row>
        <table:table-row table:style-name="ro1">
          <table:table-cell office:value-type="float" office:value="0.926393210887909" calcext:value-type="float">
            <text:p>0.926393210887909</text:p>
          </table:table-cell>
          <table:table-cell table:number-columns-repeated="2"/>
        </table:table-row>
        <table:table-row table:style-name="ro1">
          <table:table-cell office:value-type="float" office:value="0.91666567325592" calcext:value-type="float">
            <text:p>0.91666567325592</text:p>
          </table:table-cell>
          <table:table-cell table:number-columns-repeated="2"/>
        </table:table-row>
        <table:table-row table:style-name="ro1">
          <table:table-cell office:value-type="float" office:value="0.920525670051575" calcext:value-type="float">
            <text:p>0.920525670051575</text:p>
          </table:table-cell>
          <table:table-cell table:number-columns-repeated="2"/>
        </table:table-row>
        <table:table-row table:style-name="ro1">
          <table:table-cell office:value-type="float" office:value="0.909162282943726" calcext:value-type="float">
            <text:p>0.909162282943726</text:p>
          </table:table-cell>
          <table:table-cell table:number-columns-repeated="2"/>
        </table:table-row>
        <table:table-row table:style-name="ro1">
          <table:table-cell office:value-type="float" office:value="0.898853063583374" calcext:value-type="float">
            <text:p>0.898853063583374</text:p>
          </table:table-cell>
          <table:table-cell table:number-columns-repeated="2"/>
        </table:table-row>
        <table:table-row table:style-name="ro1">
          <table:table-cell office:value-type="float" office:value="0.939336061477661" calcext:value-type="float">
            <text:p>0.939336061477661</text:p>
          </table:table-cell>
          <table:table-cell table:number-columns-repeated="2"/>
        </table:table-row>
        <table:table-row table:style-name="ro1">
          <table:table-cell office:value-type="float" office:value="0.336370080709457" calcext:value-type="float">
            <text:p>0.336370080709457</text:p>
          </table:table-cell>
          <table:table-cell table:number-columns-repeated="2"/>
        </table:table-row>
        <table:table-row table:style-name="ro1">
          <table:table-cell office:value-type="float" office:value="0.942309260368347" calcext:value-type="float">
            <text:p>0.942309260368347</text:p>
          </table:table-cell>
          <table:table-cell table:number-columns-repeated="2"/>
        </table:table-row>
        <table:table-row table:style-name="ro1">
          <table:table-cell office:value-type="float" office:value="0.334268748760223" calcext:value-type="float">
            <text:p>0.334268748760223</text:p>
          </table:table-cell>
          <table:table-cell table:number-columns-repeated="2"/>
        </table:table-row>
        <table:table-row table:style-name="ro1">
          <table:table-cell office:value-type="float" office:value="0.909695327281952" calcext:value-type="float">
            <text:p>0.909695327281952</text:p>
          </table:table-cell>
          <table:table-cell table:number-columns-repeated="2"/>
        </table:table-row>
        <table:table-row table:style-name="ro1">
          <table:table-cell office:value-type="float" office:value="0.333963930606842" calcext:value-type="float">
            <text:p>0.333963930606842</text:p>
          </table:table-cell>
          <table:table-cell table:number-columns-repeated="2"/>
        </table:table-row>
        <table:table-row table:style-name="ro1">
          <table:table-cell office:value-type="float" office:value="0.897265017032623" calcext:value-type="float">
            <text:p>0.897265017032623</text:p>
          </table:table-cell>
          <table:table-cell table:number-columns-repeated="2"/>
        </table:table-row>
        <table:table-row table:style-name="ro1">
          <table:table-cell office:value-type="float" office:value="0.342941343784332" calcext:value-type="float">
            <text:p>0.342941343784332</text:p>
          </table:table-cell>
          <table:table-cell table:number-columns-repeated="2"/>
        </table:table-row>
        <table:table-row table:style-name="ro1">
          <table:table-cell office:value-type="float" office:value="0.918346703052521" calcext:value-type="float">
            <text:p>0.918346703052521</text:p>
          </table:table-cell>
          <table:table-cell table:number-columns-repeated="2"/>
        </table:table-row>
        <table:table-row table:style-name="ro1">
          <table:table-cell office:value-type="float" office:value="0.351540714502335" calcext:value-type="float">
            <text:p>0.351540714502335</text:p>
          </table:table-cell>
          <table:table-cell table:number-columns-repeated="2"/>
        </table:table-row>
        <table:table-row table:style-name="ro1">
          <table:table-cell office:value-type="float" office:value="0.940028965473175" calcext:value-type="float">
            <text:p>0.940028965473175</text:p>
          </table:table-cell>
          <table:table-cell table:number-columns-repeated="2"/>
        </table:table-row>
        <table:table-row table:style-name="ro1">
          <table:table-cell office:value-type="float" office:value="0.347404539585113" calcext:value-type="float">
            <text:p>0.347404539585113</text:p>
          </table:table-cell>
          <table:table-cell table:number-columns-repeated="2"/>
        </table:table-row>
        <table:table-row table:style-name="ro1">
          <table:table-cell office:value-type="float" office:value="0.944228768348694" calcext:value-type="float">
            <text:p>0.944228768348694</text:p>
          </table:table-cell>
          <table:table-cell table:number-columns-repeated="2"/>
        </table:table-row>
        <table:table-row table:style-name="ro1">
          <table:table-cell office:value-type="float" office:value="0.344216972589493" calcext:value-type="float">
            <text:p>0.344216972589493</text:p>
          </table:table-cell>
          <table:table-cell table:number-columns-repeated="2"/>
        </table:table-row>
        <table:table-row table:style-name="ro1">
          <table:table-cell office:value-type="float" office:value="0.928964555263519" calcext:value-type="float">
            <text:p>0.928964555263519</text:p>
          </table:table-cell>
          <table:table-cell table:number-columns-repeated="2"/>
        </table:table-row>
        <table:table-row table:style-name="ro1">
          <table:table-cell office:value-type="float" office:value="0.355648547410965" calcext:value-type="float">
            <text:p>0.355648547410965</text:p>
          </table:table-cell>
          <table:table-cell table:number-columns-repeated="2"/>
        </table:table-row>
        <table:table-row table:style-name="ro1">
          <table:table-cell office:value-type="float" office:value="0.947516620159149" calcext:value-type="float">
            <text:p>0.947516620159149</text:p>
          </table:table-cell>
          <table:table-cell table:number-columns-repeated="2"/>
        </table:table-row>
        <table:table-row table:style-name="ro1">
          <table:table-cell office:value-type="float" office:value="0.368964612483978" calcext:value-type="float">
            <text:p>0.368964612483978</text:p>
          </table:table-cell>
          <table:table-cell table:number-columns-repeated="2"/>
        </table:table-row>
        <table:table-row table:style-name="ro1">
          <table:table-cell office:value-type="float" office:value="0.94950944185257" calcext:value-type="float">
            <text:p>0.94950944185257</text:p>
          </table:table-cell>
          <table:table-cell table:number-columns-repeated="2"/>
        </table:table-row>
        <table:table-row table:style-name="ro1">
          <table:table-cell office:value-type="float" office:value="0.370992243289947" calcext:value-type="float">
            <text:p>0.370992243289947</text:p>
          </table:table-cell>
          <table:table-cell table:number-columns-repeated="2"/>
        </table:table-row>
        <table:table-row table:style-name="ro1">
          <table:table-cell office:value-type="float" office:value="0.950700104236603" calcext:value-type="float">
            <text:p>0.950700104236603</text:p>
          </table:table-cell>
          <table:table-cell table:number-columns-repeated="2"/>
        </table:table-row>
        <table:table-row table:style-name="ro1">
          <table:table-cell office:value-type="float" office:value="0.387828350067139" calcext:value-type="float">
            <text:p>0.387828350067139</text:p>
          </table:table-cell>
          <table:table-cell table:number-columns-repeated="2"/>
        </table:table-row>
        <table:table-row table:style-name="ro1">
          <table:table-cell office:value-type="float" office:value="0.944849371910095" calcext:value-type="float">
            <text:p>0.944849371910095</text:p>
          </table:table-cell>
          <table:table-cell table:number-columns-repeated="2"/>
        </table:table-row>
        <table:table-row table:style-name="ro1">
          <table:table-cell office:value-type="float" office:value="0.389968633651733" calcext:value-type="float">
            <text:p>0.389968633651733</text:p>
          </table:table-cell>
          <table:table-cell table:number-columns-repeated="2"/>
        </table:table-row>
        <table:table-row table:style-name="ro1">
          <table:table-cell office:value-type="float" office:value="0.938088536262512" calcext:value-type="float">
            <text:p>0.938088536262512</text:p>
          </table:table-cell>
          <table:table-cell table:number-columns-repeated="2"/>
        </table:table-row>
        <table:table-row table:style-name="ro1">
          <table:table-cell office:value-type="float" office:value="0.379620224237442" calcext:value-type="float">
            <text:p>0.379620224237442</text:p>
          </table:table-cell>
          <table:table-cell table:number-columns-repeated="2"/>
        </table:table-row>
        <table:table-row table:style-name="ro1">
          <table:table-cell office:value-type="float" office:value="0.940365850925446" calcext:value-type="float">
            <text:p>0.940365850925446</text:p>
          </table:table-cell>
          <table:table-cell table:number-columns-repeated="2"/>
        </table:table-row>
        <table:table-row table:style-name="ro1">
          <table:table-cell office:value-type="float" office:value="0.390763610601425" calcext:value-type="float">
            <text:p>0.390763610601425</text:p>
          </table:table-cell>
          <table:table-cell table:number-columns-repeated="2"/>
        </table:table-row>
        <table:table-row table:style-name="ro1">
          <table:table-cell office:value-type="float" office:value="0.946619987487793" calcext:value-type="float">
            <text:p>0.946619987487793</text:p>
          </table:table-cell>
          <table:table-cell table:number-columns-repeated="2"/>
        </table:table-row>
        <table:table-row table:style-name="ro1">
          <table:table-cell office:value-type="float" office:value="0.404528260231018" calcext:value-type="float">
            <text:p>0.404528260231018</text:p>
          </table:table-cell>
          <table:table-cell table:number-columns-repeated="2"/>
        </table:table-row>
        <table:table-row table:style-name="ro1">
          <table:table-cell office:value-type="float" office:value="0.945284008979797" calcext:value-type="float">
            <text:p>0.945284008979797</text:p>
          </table:table-cell>
          <table:table-cell table:number-columns-repeated="2"/>
        </table:table-row>
        <table:table-row table:style-name="ro1">
          <table:table-cell office:value-type="float" office:value="0.412835866212845" calcext:value-type="float">
            <text:p>0.412835866212845</text:p>
          </table:table-cell>
          <table:table-cell table:number-columns-repeated="2"/>
        </table:table-row>
        <table:table-row table:style-name="ro1">
          <table:table-cell office:value-type="float" office:value="0.946434259414673" calcext:value-type="float">
            <text:p>0.946434259414673</text:p>
          </table:table-cell>
          <table:table-cell table:number-columns-repeated="2"/>
        </table:table-row>
        <table:table-row table:style-name="ro1">
          <table:table-cell office:value-type="float" office:value="0.418495804071426" calcext:value-type="float">
            <text:p>0.418495804071426</text:p>
          </table:table-cell>
          <table:table-cell table:number-columns-repeated="2"/>
        </table:table-row>
        <table:table-row table:style-name="ro1">
          <table:table-cell office:value-type="float" office:value="0.941692471504211" calcext:value-type="float">
            <text:p>0.941692471504211</text:p>
          </table:table-cell>
          <table:table-cell table:number-columns-repeated="2"/>
        </table:table-row>
        <table:table-row table:style-name="ro1">
          <table:table-cell office:value-type="float" office:value="0.417800039052963" calcext:value-type="float">
            <text:p>0.417800039052963</text:p>
          </table:table-cell>
          <table:table-cell table:number-columns-repeated="2"/>
        </table:table-row>
        <table:table-row table:style-name="ro1">
          <table:table-cell office:value-type="float" office:value="0.938999593257904" calcext:value-type="float">
            <text:p>0.938999593257904</text:p>
          </table:table-cell>
          <table:table-cell table:number-columns-repeated="2"/>
        </table:table-row>
        <table:table-row table:style-name="ro1">
          <table:table-cell office:value-type="float" office:value="0.401586353778839" calcext:value-type="float">
            <text:p>0.401586353778839</text:p>
          </table:table-cell>
          <table:table-cell table:number-columns-repeated="2"/>
        </table:table-row>
        <table:table-row table:style-name="ro1">
          <table:table-cell office:value-type="float" office:value="0.941596746444702" calcext:value-type="float">
            <text:p>0.941596746444702</text:p>
          </table:table-cell>
          <table:table-cell table:number-columns-repeated="2"/>
        </table:table-row>
        <table:table-row table:style-name="ro1">
          <table:table-cell office:value-type="float" office:value="0.412217259407043" calcext:value-type="float">
            <text:p>0.412217259407043</text:p>
          </table:table-cell>
          <table:table-cell table:number-columns-repeated="2"/>
        </table:table-row>
        <table:table-row table:style-name="ro1">
          <table:table-cell office:value-type="float" office:value="0.938094437122345" calcext:value-type="float">
            <text:p>0.938094437122345</text:p>
          </table:table-cell>
          <table:table-cell table:number-columns-repeated="2"/>
        </table:table-row>
        <table:table-row table:style-name="ro1">
          <table:table-cell office:value-type="float" office:value="0.432522714138031" calcext:value-type="float">
            <text:p>0.432522714138031</text:p>
          </table:table-cell>
          <table:table-cell table:number-columns-repeated="2"/>
        </table:table-row>
        <table:table-row table:style-name="ro1">
          <table:table-cell office:value-type="float" office:value="0.941530585289001" calcext:value-type="float">
            <text:p>0.941530585289001</text:p>
          </table:table-cell>
          <table:table-cell table:number-columns-repeated="2"/>
        </table:table-row>
        <table:table-row table:style-name="ro1">
          <table:table-cell office:value-type="float" office:value="0.436556041240692" calcext:value-type="float">
            <text:p>0.436556041240692</text:p>
          </table:table-cell>
          <table:table-cell table:number-columns-repeated="2"/>
        </table:table-row>
        <table:table-row table:style-name="ro1">
          <table:table-cell office:value-type="float" office:value="0.957202553749084" calcext:value-type="float">
            <text:p>0.957202553749084</text:p>
          </table:table-cell>
          <table:table-cell table:number-columns-repeated="2"/>
        </table:table-row>
        <table:table-row table:style-name="ro1">
          <table:table-cell office:value-type="float" office:value="0.431952893733978" calcext:value-type="float">
            <text:p>0.431952893733978</text:p>
          </table:table-cell>
          <table:table-cell table:number-columns-repeated="2"/>
        </table:table-row>
        <table:table-row table:style-name="ro1">
          <table:table-cell office:value-type="float" office:value="0.947058975696564" calcext:value-type="float">
            <text:p>0.947058975696564</text:p>
          </table:table-cell>
          <table:table-cell table:number-columns-repeated="2"/>
        </table:table-row>
        <table:table-row table:style-name="ro1">
          <table:table-cell office:value-type="float" office:value="0.405056595802307" calcext:value-type="float">
            <text:p>0.405056595802307</text:p>
          </table:table-cell>
          <table:table-cell table:number-columns-repeated="2"/>
        </table:table-row>
        <table:table-row table:style-name="ro1">
          <table:table-cell office:value-type="float" office:value="0.934351742267608" calcext:value-type="float">
            <text:p>0.934351742267608</text:p>
          </table:table-cell>
          <table:table-cell table:number-columns-repeated="2"/>
        </table:table-row>
        <table:table-row table:style-name="ro1">
          <table:table-cell office:value-type="float" office:value="0.418292731046677" calcext:value-type="float">
            <text:p>0.418292731046677</text:p>
          </table:table-cell>
          <table:table-cell table:number-columns-repeated="2"/>
        </table:table-row>
        <table:table-row table:style-name="ro1">
          <table:table-cell office:value-type="float" office:value="0.90914124250412" calcext:value-type="float">
            <text:p>0.90914124250412</text:p>
          </table:table-cell>
          <table:table-cell table:number-columns-repeated="2"/>
        </table:table-row>
        <table:table-row table:style-name="ro1">
          <table:table-cell office:value-type="float" office:value="0.390668094158173" calcext:value-type="float">
            <text:p>0.390668094158173</text:p>
          </table:table-cell>
          <table:table-cell table:number-columns-repeated="2"/>
        </table:table-row>
        <table:table-row table:style-name="ro1">
          <table:table-cell office:value-type="float" office:value="0.904560387134552" calcext:value-type="float">
            <text:p>0.904560387134552</text:p>
          </table:table-cell>
          <table:table-cell table:number-columns-repeated="2"/>
        </table:table-row>
        <table:table-row table:style-name="ro1">
          <table:table-cell office:value-type="float" office:value="0.407063275575638" calcext:value-type="float">
            <text:p>0.407063275575638</text:p>
          </table:table-cell>
          <table:table-cell table:number-columns-repeated="2"/>
        </table:table-row>
        <table:table-row table:style-name="ro1">
          <table:table-cell office:value-type="float" office:value="0.905967175960541" calcext:value-type="float">
            <text:p>0.905967175960541</text:p>
          </table:table-cell>
          <table:table-cell table:number-columns-repeated="2"/>
        </table:table-row>
        <table:table-row table:style-name="ro1">
          <table:table-cell office:value-type="float" office:value="0.430693238973618" calcext:value-type="float">
            <text:p>0.430693238973618</text:p>
          </table:table-cell>
          <table:table-cell table:number-columns-repeated="2"/>
        </table:table-row>
        <table:table-row table:style-name="ro1">
          <table:table-cell office:value-type="float" office:value="0.897100150585175" calcext:value-type="float">
            <text:p>0.897100150585175</text:p>
          </table:table-cell>
          <table:table-cell table:number-columns-repeated="2"/>
        </table:table-row>
        <table:table-row table:style-name="ro1">
          <table:table-cell office:value-type="float" office:value="0.423255890607834" calcext:value-type="float">
            <text:p>0.423255890607834</text:p>
          </table:table-cell>
          <table:table-cell table:number-columns-repeated="2"/>
        </table:table-row>
        <table:table-row table:style-name="ro1">
          <table:table-cell office:value-type="float" office:value="0.91432648897171" calcext:value-type="float">
            <text:p>0.91432648897171</text:p>
          </table:table-cell>
          <table:table-cell table:number-columns-repeated="2"/>
        </table:table-row>
        <table:table-row table:style-name="ro1">
          <table:table-cell office:value-type="float" office:value="0.397490948438644" calcext:value-type="float">
            <text:p>0.397490948438644</text:p>
          </table:table-cell>
          <table:table-cell table:number-columns-repeated="2"/>
        </table:table-row>
        <table:table-row table:style-name="ro1">
          <table:table-cell office:value-type="float" office:value="0.923304855823517" calcext:value-type="float">
            <text:p>0.923304855823517</text:p>
          </table:table-cell>
          <table:table-cell table:number-columns-repeated="2"/>
        </table:table-row>
        <table:table-row table:style-name="ro1">
          <table:table-cell office:value-type="float" office:value="0.389808356761932" calcext:value-type="float">
            <text:p>0.389808356761932</text:p>
          </table:table-cell>
          <table:table-cell table:number-columns-repeated="2"/>
        </table:table-row>
        <table:table-row table:style-name="ro1">
          <table:table-cell office:value-type="float" office:value="0.929872572422028" calcext:value-type="float">
            <text:p>0.929872572422028</text:p>
          </table:table-cell>
          <table:table-cell table:number-columns-repeated="2"/>
        </table:table-row>
        <table:table-row table:style-name="ro1">
          <table:table-cell office:value-type="float" office:value="0.372527539730072" calcext:value-type="float">
            <text:p>0.372527539730072</text:p>
          </table:table-cell>
          <table:table-cell/>
          <table:table-cell table:formula="of:=AVERAGE([.A1:.A1223])" office:value-type="float" office:value="0.839738988793491" calcext:value-type="float">
            <text:p>0.839738988793491</text:p>
          </table:table-cell>
        </table:table-row>
        <table:table-row table:style-name="ro1">
          <table:table-cell office:value-type="float" office:value="0.946168124675751" calcext:value-type="float">
            <text:p>0.946168124675751</text:p>
          </table:table-cell>
          <table:table-cell table:number-columns-repeated="2"/>
        </table:table-row>
        <table:table-row table:style-name="ro1">
          <table:table-cell office:value-type="float" office:value="0.948273956775665" calcext:value-type="float">
            <text:p>0.948273956775665</text:p>
          </table:table-cell>
          <table:table-cell table:number-columns-repeated="2"/>
        </table:table-row>
        <table:table-row table:style-name="ro1">
          <table:table-cell office:value-type="float" office:value="0.939127922058106" calcext:value-type="float">
            <text:p>0.939127922058106</text:p>
          </table:table-cell>
          <table:table-cell table:number-columns-repeated="2"/>
        </table:table-row>
        <table:table-row table:style-name="ro1">
          <table:table-cell office:value-type="float" office:value="0.892727494239807" calcext:value-type="float">
            <text:p>0.892727494239807</text:p>
          </table:table-cell>
          <table:table-cell table:number-columns-repeated="2"/>
        </table:table-row>
        <table:table-row table:style-name="ro1">
          <table:table-cell office:value-type="float" office:value="0.926586210727692" calcext:value-type="float">
            <text:p>0.926586210727692</text:p>
          </table:table-cell>
          <table:table-cell table:number-columns-repeated="2"/>
        </table:table-row>
        <table:table-row table:style-name="ro1">
          <table:table-cell office:value-type="float" office:value="0.905841052532196" calcext:value-type="float">
            <text:p>0.905841052532196</text:p>
          </table:table-cell>
          <table:table-cell table:number-columns-repeated="2"/>
        </table:table-row>
        <table:table-row table:style-name="ro1">
          <table:table-cell office:value-type="float" office:value="0.91998565196991" calcext:value-type="float">
            <text:p>0.91998565196991</text:p>
          </table:table-cell>
          <table:table-cell table:number-columns-repeated="2"/>
        </table:table-row>
        <table:table-row table:style-name="ro1">
          <table:table-cell office:value-type="float" office:value="0.904719114303589" calcext:value-type="float">
            <text:p>0.904719114303589</text:p>
          </table:table-cell>
          <table:table-cell table:number-columns-repeated="2"/>
        </table:table-row>
        <table:table-row table:style-name="ro1">
          <table:table-cell office:value-type="float" office:value="0.872092008590698" calcext:value-type="float">
            <text:p>0.872092008590698</text:p>
          </table:table-cell>
          <table:table-cell table:number-columns-repeated="2"/>
        </table:table-row>
        <table:table-row table:style-name="ro1">
          <table:table-cell office:value-type="float" office:value="0.899878919124603" calcext:value-type="float">
            <text:p>0.899878919124603</text:p>
          </table:table-cell>
          <table:table-cell table:number-columns-repeated="2"/>
        </table:table-row>
        <table:table-row table:style-name="ro1">
          <table:table-cell office:value-type="float" office:value="0.927890717983246" calcext:value-type="float">
            <text:p>0.927890717983246</text:p>
          </table:table-cell>
          <table:table-cell table:number-columns-repeated="2"/>
        </table:table-row>
        <table:table-row table:style-name="ro1">
          <table:table-cell office:value-type="float" office:value="0.951390445232391" calcext:value-type="float">
            <text:p>0.951390445232391</text:p>
          </table:table-cell>
          <table:table-cell table:number-columns-repeated="2"/>
        </table:table-row>
        <table:table-row table:style-name="ro1">
          <table:table-cell office:value-type="float" office:value="0.950442969799041" calcext:value-type="float">
            <text:p>0.950442969799041</text:p>
          </table:table-cell>
          <table:table-cell table:number-columns-repeated="2"/>
        </table:table-row>
        <table:table-row table:style-name="ro1">
          <table:table-cell office:value-type="float" office:value="0.944516777992248" calcext:value-type="float">
            <text:p>0.944516777992248</text:p>
          </table:table-cell>
          <table:table-cell table:number-columns-repeated="2"/>
        </table:table-row>
        <table:table-row table:style-name="ro1">
          <table:table-cell office:value-type="float" office:value="0.960880398750305" calcext:value-type="float">
            <text:p>0.960880398750305</text:p>
          </table:table-cell>
          <table:table-cell table:number-columns-repeated="2"/>
        </table:table-row>
        <table:table-row table:style-name="ro1">
          <table:table-cell office:value-type="float" office:value="0.954662978649139" calcext:value-type="float">
            <text:p>0.954662978649139</text:p>
          </table:table-cell>
          <table:table-cell table:number-columns-repeated="2"/>
        </table:table-row>
        <table:table-row table:style-name="ro1">
          <table:table-cell office:value-type="float" office:value="0.914811909198761" calcext:value-type="float">
            <text:p>0.914811909198761</text:p>
          </table:table-cell>
          <table:table-cell table:number-columns-repeated="2"/>
        </table:table-row>
        <table:table-row table:style-name="ro1">
          <table:table-cell office:value-type="float" office:value="0.914430558681488" calcext:value-type="float">
            <text:p>0.914430558681488</text:p>
          </table:table-cell>
          <table:table-cell table:number-columns-repeated="2"/>
        </table:table-row>
        <table:table-row table:style-name="ro1">
          <table:table-cell office:value-type="float" office:value="0.892258048057556" calcext:value-type="float">
            <text:p>0.892258048057556</text:p>
          </table:table-cell>
          <table:table-cell table:number-columns-repeated="2"/>
        </table:table-row>
        <table:table-row table:style-name="ro1">
          <table:table-cell office:value-type="float" office:value="0.881821751594543" calcext:value-type="float">
            <text:p>0.881821751594543</text:p>
          </table:table-cell>
          <table:table-cell table:number-columns-repeated="2"/>
        </table:table-row>
        <table:table-row table:style-name="ro1">
          <table:table-cell office:value-type="float" office:value="0.905904650688171" calcext:value-type="float">
            <text:p>0.905904650688171</text:p>
          </table:table-cell>
          <table:table-cell table:number-columns-repeated="2"/>
        </table:table-row>
        <table:table-row table:style-name="ro1">
          <table:table-cell office:value-type="float" office:value="0.935267865657806" calcext:value-type="float">
            <text:p>0.935267865657806</text:p>
          </table:table-cell>
          <table:table-cell table:number-columns-repeated="2"/>
        </table:table-row>
        <table:table-row table:style-name="ro1">
          <table:table-cell office:value-type="float" office:value="0.92654949426651" calcext:value-type="float">
            <text:p>0.92654949426651</text:p>
          </table:table-cell>
          <table:table-cell table:number-columns-repeated="2"/>
        </table:table-row>
        <table:table-row table:style-name="ro1">
          <table:table-cell office:value-type="float" office:value="0.92135739326477" calcext:value-type="float">
            <text:p>0.92135739326477</text:p>
          </table:table-cell>
          <table:table-cell table:number-columns-repeated="2"/>
        </table:table-row>
        <table:table-row table:style-name="ro1">
          <table:table-cell office:value-type="float" office:value="0.929497599601746" calcext:value-type="float">
            <text:p>0.92949759960174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5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15T09:35:36.749743056</dc:date>
    <meta:editing-duration>PT5M35S</meta:editing-duration>
    <meta:editing-cycles>1</meta:editing-cycles>
    <meta:document-statistic meta:table-count="1" meta:cell-count="1224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95cm" svg:y="4.148cm" style:legend-expansion="high" chart:style-name="ch2"/>
        <chart:plot-area chart:style-name="ch3" table:cell-range-address="20230215_092733conf_memo.A1:20230215_092733conf_memo.A1223" svg:x="0.32cm" svg:y="0.18cm" svg:width="13.255cm" svg:height="8.64cm">
          <chartooo:coordinate-region svg:x="1.047cm" svg:y="0.38cm" svg:width="12.156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0230215_092733conf_memo.A1:20230215_092733conf_memo.A1223" chart:class="chart:scatter">
            <chart:data-point chart:repeated="12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21138226985931">
                <text:p>0.421138226985931</text:p>
                <draw:g>
                  <svg:desc>20230215_092733conf_memo.A1:20230215_092733conf_memo.A12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39771771430969">
                <text:p>0.9397717714309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7603323459625">
                <text:p>0.407603323459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20836687088013">
                <text:p>0.9208366870880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4247599840164">
                <text:p>0.3542475998401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20511901378632">
                <text:p>0.9205119013786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5096014738083">
                <text:p>0.4150960147380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42052006721497">
                <text:p>0.9420520067214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17740136384964">
                <text:p>0.4177401363849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4299978017807">
                <text:p>0.942999780178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0015513896942">
                <text:p>0.4200155138969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44263875484467">
                <text:p>0.9442638754844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27390366792679">
                <text:p>0.4273903667926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44278836250305">
                <text:p>0.9442788362503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1768354177475">
                <text:p>0.417683541774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47409570217133">
                <text:p>0.9474095702171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33840483427048">
                <text:p>0.4338404834270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40174221992493">
                <text:p>0.9401742219924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41482305526733">
                <text:p>0.4414823055267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564192533493">
                <text:p>0.955641925334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8405405282974">
                <text:p>0.4584054052829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47429716587067">
                <text:p>0.9474297165870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31642889976502">
                <text:p>0.4316428899765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43334102630615">
                <text:p>0.9433341026306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9225851893425">
                <text:p>0.492258518934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42768275737762">
                <text:p>0.9427682757377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2881209850311">
                <text:p>0.5228812098503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45197284221649">
                <text:p>0.9451972842216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09371876716614">
                <text:p>0.5093718767166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52283263206482">
                <text:p>0.9522832632064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98667478561401">
                <text:p>0.4986674785614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43431317806244">
                <text:p>0.9434313178062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92165565490723">
                <text:p>0.4921655654907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54606175422668">
                <text:p>0.9546061754226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76919084787369">
                <text:p>0.4769190847873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46666240692139">
                <text:p>0.9466662406921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87484723329544">
                <text:p>0.4874847233295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39764142036438">
                <text:p>0.9397641420364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85370963811874">
                <text:p>0.4853709638118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47736144065857">
                <text:p>0.9477361440658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93162900209427">
                <text:p>0.4931629002094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56342399120331">
                <text:p>0.9563423991203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03246015310288">
                <text:p>0.4032460153102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56212818622589">
                <text:p>0.9562128186225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20586168766022">
                <text:p>0.4205861687660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48397934436798">
                <text:p>0.9483979344367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26892340183258">
                <text:p>0.4268923401832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29204344749451">
                <text:p>0.9292043447494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7623610496521">
                <text:p>0.476236104965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44073796272278">
                <text:p>0.9440737962722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44264262914658">
                <text:p>0.444264262914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42250370979309">
                <text:p>0.9422503709793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64646220207214">
                <text:p>0.4646462202072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10201489925384">
                <text:p>0.9102014899253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69369262456894">
                <text:p>0.4693692624568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11908507347107">
                <text:p>0.9119085073471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73873138427734">
                <text:p>0.4738731384277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94407212734222">
                <text:p>0.8944072127342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79303121566772">
                <text:p>0.4793031215667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92810106277466">
                <text:p>0.8928101062774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66372936964035">
                <text:p>0.4663729369640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64047765731812">
                <text:p>0.8640477657318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58108305931091">
                <text:p>0.4581083059310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05233263969421">
                <text:p>0.9052332639694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52581614255905">
                <text:p>0.4525816142559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05618607997894">
                <text:p>0.9056186079978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49698626995087">
                <text:p>0.4496986269950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23321604728699">
                <text:p>0.9233216047286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89147043228149">
                <text:p>0.3891470432281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22386229038238">
                <text:p>0.9223862290382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11476820707321">
                <text:p>0.4114768207073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94412696361542">
                <text:p>0.8944126963615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10817390680313">
                <text:p>0.3108173906803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31575655937195">
                <text:p>0.4315756559371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04007148742676">
                <text:p>0.7040071487426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50281423330307">
                <text:p>0.2502814233303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39393103122711">
                <text:p>0.4393931031227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26040208339691">
                <text:p>0.8260402083396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74939346313477">
                <text:p>0.4749393463134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06011199951172">
                <text:p>0.8060111999511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58122265338898">
                <text:p>0.2581222653388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93136823177338">
                <text:p>0.4931368231773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9543788433075">
                <text:p>0.595437884330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17104369401932">
                <text:p>0.3171043694019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8599436879158">
                <text:p>0.485994368791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8796933889389">
                <text:p>0.487969338893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67846286296844">
                <text:p>0.2678462862968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6113446354866">
                <text:p>0.461134463548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20070910453796">
                <text:p>0.5200709104537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09844225645065">
                <text:p>0.3098442256450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12800097465515">
                <text:p>0.5128000974655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79064655303955">
                <text:p>0.7790646553039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71874207258225">
                <text:p>0.4718742072582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1123731136322">
                <text:p>0.711237311363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35242563486099">
                <text:p>0.4352425634860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12742412090302">
                <text:p>0.8127424120903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16380167007446">
                <text:p>0.4163801670074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12971913814545">
                <text:p>0.9129719138145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73186314105988">
                <text:p>0.4731863141059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42626714706421">
                <text:p>0.9426267147064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103107213974">
                <text:p>0.31031072139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01099681854248">
                <text:p>0.4010996818542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79672229290008">
                <text:p>0.8796722292900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70968902111054">
                <text:p>0.4709689021110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26332890987396">
                <text:p>0.9263328909873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73832935094833">
                <text:p>0.4738329350948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9921098947525">
                <text:p>0.899210989475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95885640382767">
                <text:p>0.4958856403827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88215959072113">
                <text:p>0.8882159590721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84814643859863">
                <text:p>0.4848146438598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02787637710571">
                <text:p>0.7027876377105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11361253261566">
                <text:p>0.3113612532615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26143980026245">
                <text:p>0.8261439800262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05357217788696">
                <text:p>0.3053572177886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97332072257996">
                <text:p>0.8973320722579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7593731880188">
                <text:p>0.275937318801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02286291122436">
                <text:p>0.9022862911224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16496968269348">
                <text:p>0.3164969682693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1195547580719">
                <text:p>0.911955475807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20313900709152">
                <text:p>0.3203139007091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98779189586639">
                <text:p>0.7987791895866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14053237438202">
                <text:p>0.3140532374382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81325840950012">
                <text:p>0.8813258409500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02402019500732">
                <text:p>0.3024020195007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21561419963837">
                <text:p>0.9215614199638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06824713945389">
                <text:p>0.3068247139453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97135615348816">
                <text:p>0.8971356153488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15932959318161">
                <text:p>0.3159329593181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24717962741852">
                <text:p>0.9247179627418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70835220813751">
                <text:p>0.2708352208137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40086960792542">
                <text:p>0.9400869607925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66680479049683">
                <text:p>0.2666804790496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37931299209595">
                <text:p>0.9379312992095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64877170324326">
                <text:p>0.2648771703243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33710753917694">
                <text:p>0.9337107539176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54773139953613">
                <text:p>0.2547731399536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28120791912079">
                <text:p>0.9281207919120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30531144142151">
                <text:p>0.9305311441421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32174563407898">
                <text:p>0.9321745634078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33801352977753">
                <text:p>0.9338013529777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63361871242523">
                <text:p>0.2633618712425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33857083320618">
                <text:p>0.9338570833206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6520374417305">
                <text:p>0.265203744173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35404181480408">
                <text:p>0.9354041814804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62725055217743">
                <text:p>0.2627250552177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30151402950287">
                <text:p>0.9301514029502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52897769212723">
                <text:p>0.2528977692127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28171932697296">
                <text:p>0.9281719326972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68058508634567">
                <text:p>0.2680585086345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31566596031189">
                <text:p>0.9315665960311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69792288541794">
                <text:p>0.2697922885417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23916637897491">
                <text:p>0.9239166378974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96088516712189">
                <text:p>0.2960885167121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02897834777832">
                <text:p>0.9028978347778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84184962511063">
                <text:p>0.2841849625110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30633521080017">
                <text:p>0.8306335210800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904152572155">
                <text:p>0.29041525721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1046154499054">
                <text:p>0.910461544990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87076950073242">
                <text:p>0.2870769500732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24157977104187">
                <text:p>0.9241579771041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78332948684692">
                <text:p>0.2783329486846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25417840480804">
                <text:p>0.9254178404808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89314299821854">
                <text:p>0.2893142998218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30102527141571">
                <text:p>0.9301025271415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82919317483902">
                <text:p>0.2829193174839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34907495975494">
                <text:p>0.9349074959754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84972459077835">
                <text:p>0.2849724590778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2726993560791">
                <text:p>0.927269935607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64731258153915">
                <text:p>0.2647312581539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33009922504425">
                <text:p>0.9330099225044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74724572896957">
                <text:p>0.2747245728969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17539477348327">
                <text:p>0.9175394773483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11305606365204">
                <text:p>0.9113056063652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63643646240234">
                <text:p>0.8636436462402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18188750743866">
                <text:p>0.9181887507438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20084595680237">
                <text:p>0.9200845956802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21285390853882">
                <text:p>0.9212853908538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24679517745972">
                <text:p>0.9246795177459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10287797451019">
                <text:p>0.9102877974510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02671217918396">
                <text:p>0.9026712179183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9252495765686">
                <text:p>0.892524957656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68797361850739">
                <text:p>0.8687973618507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65111649036408">
                <text:p>0.8651116490364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05258297920227">
                <text:p>0.9052582979202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99351298809052">
                <text:p>0.8993512988090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93168389797211">
                <text:p>0.8931683897972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16252827644348">
                <text:p>0.3162528276443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29849207401276">
                <text:p>0.9298492074012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19699609279633">
                <text:p>0.9196996092796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29175794124603">
                <text:p>0.9291757941246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35682475566864">
                <text:p>0.9356824755668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37982618808746">
                <text:p>0.9379826188087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1872079372406">
                <text:p>0.9218720793724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08818900585175">
                <text:p>0.9088189005851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22263503074646">
                <text:p>0.9222635030746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03197407722473">
                <text:p>0.9031974077224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73218357563019">
                <text:p>0.8732183575630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8315212726593">
                <text:p>0.883152127265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21042859554291">
                <text:p>0.9210428595542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77115309238434">
                <text:p>0.87711530923843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18863654136658">
                <text:p>0.9188636541366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99780452251434">
                <text:p>0.8997804522514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21353280544281">
                <text:p>0.9213532805442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48918879032135">
                <text:p>0.9489188790321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48022365570068">
                <text:p>0.94802236557006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43541765213013">
                <text:p>0.9435417652130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1903954744339">
                <text:p>0.919039547443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39975440502167">
                <text:p>0.9399754405021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28603410720825">
                <text:p>0.9286034107208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28087174892426">
                <text:p>0.9280871748924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54185366630554">
                <text:p>0.9541853666305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48669016361237">
                <text:p>0.9486690163612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5931202173233">
                <text:p>0.959312021732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62207198143005">
                <text:p>0.9622071981430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63534772396088">
                <text:p>0.9635347723960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68468010425568">
                <text:p>0.9684680104255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54421758651733">
                <text:p>0.9544217586517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59323346614838">
                <text:p>0.9593233466148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58193898200989">
                <text:p>0.9581938982009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56524074077606">
                <text:p>0.9565240740776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57432270050049">
                <text:p>0.95743227005004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63901996612549">
                <text:p>0.9639019966125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27500224113464">
                <text:p>0.3275002241134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7005170583725">
                <text:p>0.970051705837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43451881408691">
                <text:p>0.9434518814086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39695119857788">
                <text:p>0.9396951198577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38601016998291">
                <text:p>0.9386010169982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30980145931244">
                <text:p>0.9309801459312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32520806789398">
                <text:p>0.93252080678939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24581706523895">
                <text:p>0.9245817065238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22514498233795">
                <text:p>0.9225144982337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2782324552536">
                <text:p>0.927823245525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36136305332184">
                <text:p>0.93613630533218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46592152118683">
                <text:p>0.94659215211868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45267975330353">
                <text:p>0.94526797533035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45322513580322">
                <text:p>0.9453225135803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59589004516602">
                <text:p>0.9595890045166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74544739723206">
                <text:p>0.3745447397232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66440916061401">
                <text:p>0.9664409160614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67052042484283">
                <text:p>0.9670520424842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6502685546875">
                <text:p>0.965026855468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65066134929657">
                <text:p>0.96506613492965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62686598300934">
                <text:p>0.96268659830093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62680876255035">
                <text:p>0.9626808762550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53494012355804">
                <text:p>0.95349401235580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43554162979126">
                <text:p>0.9435541629791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28151369094849">
                <text:p>0.92815136909484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46959316730499">
                <text:p>0.94695931673049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55701112747192">
                <text:p>0.95570111274719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49304282665253">
                <text:p>0.9493042826652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55182790756226">
                <text:p>0.9551827907562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43238139152527">
                <text:p>0.9432381391525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53791856765747">
                <text:p>0.9537918567657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56573188304901">
                <text:p>0.9565731883049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50734913349152">
                <text:p>0.95073491334915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6402096748352">
                <text:p>0.9640209674835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940408170223236">
                <text:p>0.9404081702232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64569211006165">
                <text:p>0.96456921100616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51219320297241">
                <text:p>0.95121932029724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955949246883392">
                <text:p>0.9559492468833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956699788570404">
                <text:p>0.9566997885704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5436680316925">
                <text:p>0.954366803169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66683447360992">
                <text:p>0.96668344736099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954105854034424">
                <text:p>0.9541058540344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952086746692658">
                <text:p>0.95208674669265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959208905696869">
                <text:p>0.95920890569686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949955224990845">
                <text:p>0.9499552249908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46489214897156">
                <text:p>0.9464892148971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963785529136658">
                <text:p>0.96378552913665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95703136920929">
                <text:p>0.9570313692092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957704067230225">
                <text:p>0.9577040672302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96626204252243">
                <text:p>0.9662620425224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946768462657928">
                <text:p>0.94676846265792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941355168819428">
                <text:p>0.94135516881942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941098988056183">
                <text:p>0.94109898805618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942991733551025">
                <text:p>0.9429917335510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91265207529068">
                <text:p>0.9126520752906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929643154144287">
                <text:p>0.92964315414428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801128923892975">
                <text:p>0.8011289238929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881611585617065">
                <text:p>0.88161158561706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924759685993195">
                <text:p>0.9247596859931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924654543399811">
                <text:p>0.9246545433998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19134438037872">
                <text:p>0.91913443803787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760706484317779">
                <text:p>0.76070648431777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919207394123077">
                <text:p>0.91920739412307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97790133953095">
                <text:p>0.89779013395309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13031935691834">
                <text:p>0.91303193569183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04717743396759">
                <text:p>0.90471774339675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90279221534729">
                <text:p>0.9027922153472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918602108955383">
                <text:p>0.91860210895538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858645081520081">
                <text:p>0.85864508152008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876374244689941">
                <text:p>0.87637424468994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928812921047211">
                <text:p>0.92881292104721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34463083744049">
                <text:p>0.93446308374404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3093878030777">
                <text:p>0.9309387803077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826350569725037">
                <text:p>0.82635056972503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524277329444885">
                <text:p>0.52427732944488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52446734905243">
                <text:p>0.3524467349052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72201716899872">
                <text:p>0.27220171689987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407547175884247">
                <text:p>0.40754717588424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482908517122269">
                <text:p>0.48290851712226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534653604030609">
                <text:p>0.53465360403060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558410823345184">
                <text:p>0.5584108233451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562232196331024">
                <text:p>0.56223219633102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60992419719696">
                <text:p>0.56099241971969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6390660405159">
                <text:p>0.639066040515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678309082984924">
                <text:p>0.6783090829849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723664045333862">
                <text:p>0.72366404533386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826016783714294">
                <text:p>0.82601678371429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705347418785095">
                <text:p>0.7053474187850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714034736156464">
                <text:p>0.71403473615646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613004207611084">
                <text:p>0.61300420761108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810971975326538">
                <text:p>0.81097197532653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728330373764038">
                <text:p>0.72833037376403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875395238399506">
                <text:p>0.87539523839950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20883297920227">
                <text:p>0.92088329792022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1716855764389">
                <text:p>0.9171685576438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893710851669312">
                <text:p>0.8937108516693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807647109031677">
                <text:p>0.80764710903167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598363757133484">
                <text:p>0.59836375713348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858950793743133">
                <text:p>0.8589507937431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892722368240356">
                <text:p>0.89272236824035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13117170333862">
                <text:p>0.91311717033386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85976904630661">
                <text:p>0.8597690463066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878215551376343">
                <text:p>0.87821555137634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902258694171906">
                <text:p>0.90225869417190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887396037578583">
                <text:p>0.88739603757858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887715816497803">
                <text:p>0.88771581649780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901571393013">
                <text:p>0.9015713930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858787715435028">
                <text:p>0.85878771543502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923988342285156">
                <text:p>0.92398834228515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933009207248688">
                <text:p>0.93300920724868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936943531036377">
                <text:p>0.93694353103637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938473582267761">
                <text:p>0.93847358226776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950578272342682">
                <text:p>0.95057827234268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933386266231537">
                <text:p>0.93338626623153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9581618309021">
                <text:p>0.958161830902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966270804405212">
                <text:p>0.96627080440521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966654539108276">
                <text:p>0.96665453910827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966721296310425">
                <text:p>0.9667212963104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57762777805328">
                <text:p>0.95776277780532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937850892543793">
                <text:p>0.93785089254379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945816695690155">
                <text:p>0.94581669569015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949751794338226">
                <text:p>0.94975179433822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964332520961762">
                <text:p>0.96433252096176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959282577037811">
                <text:p>0.9592825770378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4630354642868">
                <text:p>0.9463035464286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960928916931152">
                <text:p>0.9609289169311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95659065246582">
                <text:p>0.9565906524658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53161656856537">
                <text:p>0.95316165685653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951607704162598">
                <text:p>0.95160770416259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952157020568848">
                <text:p>0.95215702056884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5500636100769">
                <text:p>0.9550063610076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953218698501587">
                <text:p>0.95321869850158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955837607383728">
                <text:p>0.95583760738372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954097926616669">
                <text:p>0.95409792661666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58173930644989">
                <text:p>0.95817393064498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949897050857544">
                <text:p>0.94989705085754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35793220996857">
                <text:p>0.93579322099685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925247371196747">
                <text:p>0.92524737119674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931794226169586">
                <text:p>0.93179422616958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930043578147888">
                <text:p>0.93004357814788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19181883335114">
                <text:p>0.91918188333511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17696595191956">
                <text:p>0.91769659519195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17146146297455">
                <text:p>0.9171461462974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9104363322258">
                <text:p>0.910436332225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08182382583618">
                <text:p>0.90818238258361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08038318157196">
                <text:p>0.90803831815719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896793901920319">
                <text:p>0.8967939019203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14413511753082">
                <text:p>0.91441351175308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921980798244476">
                <text:p>0.92198079824447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852630376815796">
                <text:p>0.85263037681579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786233723163605">
                <text:p>0.7862337231636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841406226158142">
                <text:p>0.84140622615814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02962863445282">
                <text:p>0.90296286344528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93546324968338">
                <text:p>0.9354632496833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95281970500946">
                <text:p>0.9528197050094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953480303287506">
                <text:p>0.95348030328750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51055467128754">
                <text:p>0.95105546712875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60239410400391">
                <text:p>0.96023941040039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878917157649994">
                <text:p>0.87891715764999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69673633575439">
                <text:p>0.96967363357543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51140940189362">
                <text:p>0.95114094018936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64071035385132">
                <text:p>0.96407103538513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961420655250549">
                <text:p>0.96142065525054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62694227695465">
                <text:p>0.96269422769546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45024967193604">
                <text:p>0.94502496719360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40187335014343">
                <text:p>0.94018733501434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947965800762176">
                <text:p>0.94796580076217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950893938541412">
                <text:p>0.95089393854141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42680358886719">
                <text:p>0.94268035888671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3214339017868">
                <text:p>0.9321433901786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936765134334564">
                <text:p>0.93676513433456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939777731895447">
                <text:p>0.93977773189544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50829565525055">
                <text:p>0.95082956552505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960691452026367">
                <text:p>0.96069145202636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51522171497345">
                <text:p>0.95152217149734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95542573928833">
                <text:p>0.9554257392883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945133209228516">
                <text:p>0.94513320922851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954255878925324">
                <text:p>0.95425587892532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943517684936523">
                <text:p>0.94351768493652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956133723258972">
                <text:p>0.95613372325897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941375136375427">
                <text:p>0.94137513637542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922681748867035">
                <text:p>0.92268174886703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937788367271423">
                <text:p>0.93778836727142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94142097234726">
                <text:p>0.9414209723472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959099352359772">
                <text:p>0.95909935235977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629690527915955">
                <text:p>0.62969052791595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953527629375458">
                <text:p>0.95352762937545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620973348617554">
                <text:p>0.62097334861755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935819864273071">
                <text:p>0.93581986427307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590319335460663">
                <text:p>0.59031933546066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944146037101746">
                <text:p>0.94414603710174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699567377567291">
                <text:p>0.69956737756729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944912493228912">
                <text:p>0.94491249322891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680023849010468">
                <text:p>0.68002384901046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928187012672424">
                <text:p>0.92818701267242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725098669528961">
                <text:p>0.72509866952896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930928111076355">
                <text:p>0.9309281110763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721729040145874">
                <text:p>0.72172904014587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929676175117493">
                <text:p>0.92967617511749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698760330677033">
                <text:p>0.69876033067703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92382001876831">
                <text:p>0.9238200187683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662213563919067">
                <text:p>0.66221356391906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916398882865906">
                <text:p>0.91639888286590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913660109043121">
                <text:p>0.91366010904312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656696319580078">
                <text:p>0.65669631958007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914931654930115">
                <text:p>0.91493165493011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649603426456451">
                <text:p>0.64960342645645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914450645446777">
                <text:p>0.91445064544677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648940205574035">
                <text:p>0.64894020557403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913620710372925">
                <text:p>0.91362071037292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667885184288025">
                <text:p>0.66788518428802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918750464916229">
                <text:p>0.91875046491622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711029589176178">
                <text:p>0.71102958917617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931364953517914">
                <text:p>0.93136495351791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700862646102905">
                <text:p>0.70086264610290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927500426769257">
                <text:p>0.92750042676925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694078266620636">
                <text:p>0.69407826662063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927707672119141">
                <text:p>0.92770767211914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694063186645508">
                <text:p>0.69406318664550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928207278251648">
                <text:p>0.92820727825164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678193211555481">
                <text:p>0.67819321155548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925102055072784">
                <text:p>0.92510205507278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681652247905731">
                <text:p>0.68165224790573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932397484779358">
                <text:p>0.93239748477935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688455760478973">
                <text:p>0.68845576047897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932466804981232">
                <text:p>0.93246680498123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704460144042969">
                <text:p>0.70446014404296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939183175563812">
                <text:p>0.9391831755638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937608599662781">
                <text:p>0.93760859966278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932723224163055">
                <text:p>0.93272322416305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657972037792206">
                <text:p>0.65797203779220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933825373649597">
                <text:p>0.93382537364959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687381029129028">
                <text:p>0.68738102912902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946531355381012">
                <text:p>0.94653135538101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94259911775589">
                <text:p>0.9425991177558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943594992160797">
                <text:p>0.94359499216079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937411248683929">
                <text:p>0.93741124868392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922461986541748">
                <text:p>0.92246198654174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95385754108429">
                <text:p>0.9538575410842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946614325046539">
                <text:p>0.94661432504653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921646356582642">
                <text:p>0.92164635658264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926980972290039">
                <text:p>0.92698097229003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933139026165008">
                <text:p>0.93313902616500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937744319438934">
                <text:p>0.93774431943893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945768713951111">
                <text:p>0.94576871395111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95176362991333">
                <text:p>0.9517636299133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940552890300751">
                <text:p>0.94055289030075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949042677879334">
                <text:p>0.94904267787933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954488039016724">
                <text:p>0.95448803901672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93945324420929">
                <text:p>0.9394532442092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947654902935028">
                <text:p>0.94765490293502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92944747209549">
                <text:p>0.9294474720954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928186893463135">
                <text:p>0.92818689346313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928344547748566">
                <text:p>0.92834454774856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93293571472168">
                <text:p>0.9329357147216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929887115955353">
                <text:p>0.92988711595535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947173833847046">
                <text:p>0.94717383384704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950433075428009">
                <text:p>0.95043307542800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94596928358078">
                <text:p>0.9459692835807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941777586936951">
                <text:p>0.94177758693695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962805807590485">
                <text:p>0.96280580759048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952771544456482">
                <text:p>0.95277154445648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953383445739746">
                <text:p>0.95338344573974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945206522941589">
                <text:p>0.94520652294158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935898005962372">
                <text:p>0.93589800596237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943702757358551">
                <text:p>0.94370275735855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960521161556244">
                <text:p>0.96052116155624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962721943855285">
                <text:p>0.96272194385528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959106087684631">
                <text:p>0.95910608768463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935222327709198">
                <text:p>0.93522232770919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947821497917175">
                <text:p>0.94782149791717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947311520576477">
                <text:p>0.94731152057647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94068056344986">
                <text:p>0.9406805634498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926821708679199">
                <text:p>0.92682170867919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921314418315887">
                <text:p>0.92131441831588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926094472408295">
                <text:p>0.92609447240829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929274260997772">
                <text:p>0.92927426099777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942954123020172">
                <text:p>0.94295412302017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953289449214935">
                <text:p>0.95328944921493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929976999759674">
                <text:p>0.92997699975967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934142231941223">
                <text:p>0.93414223194122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937230587005615">
                <text:p>0.93723058700561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943291366100311">
                <text:p>0.94329136610031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943457305431366">
                <text:p>0.94345730543136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934227347373962">
                <text:p>0.93422734737396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92671537399292">
                <text:p>0.9267153739929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931442737579346">
                <text:p>0.93144273757934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936499536037445">
                <text:p>0.93649953603744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950112342834473">
                <text:p>0.95011234283447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945469081401825">
                <text:p>0.9454690814018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942197501659393">
                <text:p>0.94219750165939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961138248443604">
                <text:p>0.96113824844360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965827167034149">
                <text:p>0.96582716703414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961402893066406">
                <text:p>0.96140289306640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959400057792664">
                <text:p>0.95940005779266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940468370914459">
                <text:p>0.94046837091445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951812922954559">
                <text:p>0.95181292295455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949003517627716">
                <text:p>0.94900351762771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945808351039886">
                <text:p>0.94580835103988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948288202285767">
                <text:p>0.94828820228576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947969317436218">
                <text:p>0.94796931743621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956693828105926">
                <text:p>0.95669382810592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926642119884491">
                <text:p>0.92664211988449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867035388946533">
                <text:p>0.86703538894653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92789489030838">
                <text:p>0.9278948903083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754740655422211">
                <text:p>0.75474065542221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814352452754974">
                <text:p>0.81435245275497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9389608502388">
                <text:p>0.938960850238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939340889453888">
                <text:p>0.93934088945388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936980962753296">
                <text:p>0.93698096275329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897335231304169">
                <text:p>0.89733523130416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923351287841797">
                <text:p>0.92335128784179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857942521572113">
                <text:p>0.85794252157211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803277909755707">
                <text:p>0.80327790975570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899555921554565">
                <text:p>0.89955592155456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921018004417419">
                <text:p>0.92101800441741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940031349658966">
                <text:p>0.94003134965896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921728014945984">
                <text:p>0.92172801494598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967712581157684">
                <text:p>0.96771258115768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961412906646728">
                <text:p>0.96141290664672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959801971912384">
                <text:p>0.95980197191238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952242612838745">
                <text:p>0.95224261283874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956512689590454">
                <text:p>0.95651268959045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949220299720764">
                <text:p>0.94922029972076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959818601608276">
                <text:p>0.95981860160827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95521092414856">
                <text:p>0.9552109241485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954272091388702">
                <text:p>0.95427209138870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940985381603241">
                <text:p>0.94098538160324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960388720035553">
                <text:p>0.96038872003555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959726512432098">
                <text:p>0.95972651243209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959930419921875">
                <text:p>0.95993041992187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950691640377045">
                <text:p>0.95069164037704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959324598312378">
                <text:p>0.95932459831237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963329613208771">
                <text:p>0.96332961320877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951157987117767">
                <text:p>0.95115798711776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952247262001038">
                <text:p>0.95224726200103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949103891849518">
                <text:p>0.94910389184951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953194975852966">
                <text:p>0.95319497585296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942265033721924">
                <text:p>0.94226503372192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942110061645508">
                <text:p>0.94211006164550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940217912197113">
                <text:p>0.94021791219711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944771826267242">
                <text:p>0.94477182626724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924881815910339">
                <text:p>0.92488181591033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926601350307465">
                <text:p>0.92660135030746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924324095249176">
                <text:p>0.92432409524917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916095554828644">
                <text:p>0.91609555482864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876428067684174">
                <text:p>0.87642806768417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27028301358223">
                <text:p>0.2702830135822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918825507164001">
                <text:p>0.91882550716400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384645640850067">
                <text:p>0.38464564085006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942224979400635">
                <text:p>0.94222497940063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95586234331131">
                <text:p>0.9558623433113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957778930664062">
                <text:p>0.95777893066406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958210468292236">
                <text:p>0.95821046829223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948730170726776">
                <text:p>0.94873017072677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940865278244019">
                <text:p>0.94086527824401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38842499256134">
                <text:p>0.3884249925613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939514636993408">
                <text:p>0.93951463699340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398824870586395">
                <text:p>0.39882487058639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940025746822357">
                <text:p>0.94002574682235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421760946512222">
                <text:p>0.42176094651222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936862528324127">
                <text:p>0.93686252832412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942070364952087">
                <text:p>0.94207036495208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945274353027344">
                <text:p>0.94527435302734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949195027351379">
                <text:p>0.94919502735137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435837775468826">
                <text:p>0.43583777546882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953463613986969">
                <text:p>0.95346361398696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943353652954102">
                <text:p>0.94335365295410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367714792490005">
                <text:p>0.36771479249000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926707565784454">
                <text:p>0.92670756578445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892825305461883">
                <text:p>0.89282530546188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844847202301025">
                <text:p>0.84484720230102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832652449607849">
                <text:p>0.83265244960784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882760405540466">
                <text:p>0.88276040554046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51202929019928">
                <text:p>0.5120292901992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549066126346588">
                <text:p>0.54906612634658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619324564933777">
                <text:p>0.61932456493377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303032785654068">
                <text:p>0.30303278565406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789268255233765">
                <text:p>0.78926825523376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900835692882538">
                <text:p>0.90083569288253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924421191215515">
                <text:p>0.92442119121551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9346484541893">
                <text:p>0.934648454189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92727392911911">
                <text:p>0.9272739291191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90089350938797">
                <text:p>0.9008935093879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934564590454102">
                <text:p>0.93456459045410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912310481071472">
                <text:p>0.91231048107147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898131728172302">
                <text:p>0.89813172817230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888750791549683">
                <text:p>0.88875079154968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909623324871063">
                <text:p>0.90962332487106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847553074359894">
                <text:p>0.84755307435989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816769123077393">
                <text:p>0.81676912307739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406895339488983">
                <text:p>0.40689533948898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387761294841766">
                <text:p>0.38776129484176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373724341392517">
                <text:p>0.37372434139251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30765163898468">
                <text:p>0.3076516389846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392259955406189">
                <text:p>0.39225995540618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3103266954422">
                <text:p>0.310326695442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481559753417969">
                <text:p>0.48155975341796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647067785263062">
                <text:p>0.64706778526306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563462793827057">
                <text:p>0.56346279382705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633424758911133">
                <text:p>0.63342475891113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699116051197052">
                <text:p>0.69911605119705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691004633903503">
                <text:p>0.69100463390350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696925818920136">
                <text:p>0.69692581892013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716783821582794">
                <text:p>0.71678382158279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69563353061676">
                <text:p>0.6956335306167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743656992912293">
                <text:p>0.74365699291229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754338562488556">
                <text:p>0.75433856248855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765351474285126">
                <text:p>0.76535147428512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757719933986664">
                <text:p>0.75771993398666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760720372200012">
                <text:p>0.76072037220001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745535790920258">
                <text:p>0.74553579092025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734820008277893">
                <text:p>0.73482000827789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73261958360672">
                <text:p>0.7326195836067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737504899501801">
                <text:p>0.73750489950180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735786855220795">
                <text:p>0.73578685522079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742334365844727">
                <text:p>0.74233436584472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719798445701599">
                <text:p>0.71979844570159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751938104629517">
                <text:p>0.75193810462951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744965970516205">
                <text:p>0.74496597051620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744765639305115">
                <text:p>0.74476563930511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727216958999634">
                <text:p>0.72721695899963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800381600856781">
                <text:p>0.80038160085678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802363753318787">
                <text:p>0.80236375331878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797580718994141">
                <text:p>0.79758071899414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80204701423645">
                <text:p>0.8020470142364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800619959831238">
                <text:p>0.80061995983123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81591808795929">
                <text:p>0.8159180879592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819178819656372">
                <text:p>0.81917881965637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821419715881348">
                <text:p>0.82141971588134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82597827911377">
                <text:p>0.8259782791137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827128827571869">
                <text:p>0.82712882757186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826222479343414">
                <text:p>0.82622247934341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825422048568726">
                <text:p>0.82542204856872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826285779476166">
                <text:p>0.82628577947616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802291750907898">
                <text:p>0.80229175090789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781986474990845">
                <text:p>0.78198647499084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869927287101746">
                <text:p>0.86992728710174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88066041469574">
                <text:p>0.8806604146957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736427903175354">
                <text:p>0.73642790317535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858704209327698">
                <text:p>0.85870420932769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855392336845398">
                <text:p>0.85539233684539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82991099357605">
                <text:p>0.8299109935760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895040631294251">
                <text:p>0.89504063129425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908282697200775">
                <text:p>0.90828269720077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907922148704529">
                <text:p>0.90792214870452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95420491695404">
                <text:p>0.9542049169540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955294549465179">
                <text:p>0.95529454946517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952585577964783">
                <text:p>0.95258557796478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963606834411621">
                <text:p>0.96360683441162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953097641468048">
                <text:p>0.95309764146804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962184846401215">
                <text:p>0.96218484640121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966108441352844">
                <text:p>0.96610844135284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960268318653107">
                <text:p>0.96026831865310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964325547218323">
                <text:p>0.96432554721832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954869449138641">
                <text:p>0.95486944913864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957400977611541">
                <text:p>0.95740097761154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960548520088196">
                <text:p>0.96054852008819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96033376455307">
                <text:p>0.9603337645530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838501870632172">
                <text:p>0.83850187063217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963767826557159">
                <text:p>0.96376782655715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957160353660584">
                <text:p>0.95716035366058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960645377635956">
                <text:p>0.96064537763595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959554374217987">
                <text:p>0.95955437421798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962883591651916">
                <text:p>0.96288359165191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956576526165008">
                <text:p>0.95657652616500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948624134063721">
                <text:p>0.94862413406372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96936684846878">
                <text:p>0.9693668484687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951804161071777">
                <text:p>0.95180416107177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952135801315308">
                <text:p>0.95213580131530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950617432594299">
                <text:p>0.95061743259429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959550440311432">
                <text:p>0.95955044031143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957194864749908">
                <text:p>0.95719486474990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94686758518219">
                <text:p>0.9468675851821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94646680355072">
                <text:p>0.9464668035507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946584820747376">
                <text:p>0.94658482074737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946686506271362">
                <text:p>0.94668650627136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94910854101181">
                <text:p>0.9491085410118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937572240829468">
                <text:p>0.93757224082946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940549254417419">
                <text:p>0.94054925441741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949143946170807">
                <text:p>0.94914394617080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955271244049072">
                <text:p>0.95527124404907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939182221889496">
                <text:p>0.93918222188949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821849465370178">
                <text:p>0.82184946537017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880469739437103">
                <text:p>0.88046973943710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900301694869995">
                <text:p>0.90030169486999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90421986579895">
                <text:p>0.9042198657989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901107788085938">
                <text:p>0.90110778808593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918901801109314">
                <text:p>0.91890180110931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94461715221405">
                <text:p>0.9446171522140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948579370975494">
                <text:p>0.94857937097549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947924375534058">
                <text:p>0.94792437553405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949451386928558">
                <text:p>0.94945138692855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949738562107086">
                <text:p>0.94973856210708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935210466384888">
                <text:p>0.93521046638488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947703778743744">
                <text:p>0.94770377874374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93563437461853">
                <text:p>0.9356343746185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891090750694275">
                <text:p>0.89109075069427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933616995811462">
                <text:p>0.93361699581146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892716467380524">
                <text:p>0.89271646738052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738220453262329">
                <text:p>0.73822045326232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905631959438324">
                <text:p>0.90563195943832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92744117975235">
                <text:p>0.9274411797523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943225145339966">
                <text:p>0.94322514533996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935400545597076">
                <text:p>0.93540054559707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938746750354767">
                <text:p>0.93874675035476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916440606117248">
                <text:p>0.91644060611724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935652196407318">
                <text:p>0.93565219640731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939671754837036">
                <text:p>0.93967175483703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93705677986145">
                <text:p>0.9370567798614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920143365859985">
                <text:p>0.92014336585998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963210821151733">
                <text:p>0.96321082115173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940424203872681">
                <text:p>0.94042420387268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940137624740601">
                <text:p>0.94013762474060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943516194820404">
                <text:p>0.94351619482040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947521269321442">
                <text:p>0.94752126932144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963268280029297">
                <text:p>0.96326828002929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961019396781921">
                <text:p>0.96101939678192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952158689498901">
                <text:p>0.95215868949890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95546942949295">
                <text:p>0.9554694294929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962296187877655">
                <text:p>0.96229618787765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963955640792847">
                <text:p>0.96395564079284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962644398212433">
                <text:p>0.96264439821243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965855300426483">
                <text:p>0.96585530042648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961117744445801">
                <text:p>0.96111774444580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957776844501495">
                <text:p>0.95777684450149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95050323009491">
                <text:p>0.9505032300949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960531294345856">
                <text:p>0.96053129434585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960641264915466">
                <text:p>0.96064126491546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94930624961853">
                <text:p>0.9493062496185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939013957977295">
                <text:p>0.93901395797729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935877740383148">
                <text:p>0.93587774038314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920941233634949">
                <text:p>0.92094123363494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915833592414856">
                <text:p>0.91583359241485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905234217643738">
                <text:p>0.90523421764373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911797165870666">
                <text:p>0.91179716587066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915220379829407">
                <text:p>0.91522037982940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912678003311157">
                <text:p>0.91267800331115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908122599124908">
                <text:p>0.90812259912490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907357692718506">
                <text:p>0.90735769271850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904585063457489">
                <text:p>0.90458506345748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910280466079712">
                <text:p>0.91028046607971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91026896238327">
                <text:p>0.9102689623832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907010972499847">
                <text:p>0.90701097249984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910763204097748">
                <text:p>0.91076320409774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916411936283112">
                <text:p>0.91641193628311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916642069816589">
                <text:p>0.91664206981658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917662680149078">
                <text:p>0.91766268014907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922206342220306">
                <text:p>0.92220634222030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929467022418976">
                <text:p>0.92946702241897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926911652088165">
                <text:p>0.92691165208816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932551145553589">
                <text:p>0.93255114555358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934671401977539">
                <text:p>0.93467140197753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9341721534729">
                <text:p>0.934172153472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934678554534912">
                <text:p>0.93467855453491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936392724514008">
                <text:p>0.93639272451400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931565225124359">
                <text:p>0.93156522512435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930444061756134">
                <text:p>0.93044406175613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935708224773407">
                <text:p>0.93570822477340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935479879379272">
                <text:p>0.93547987937927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933144152164459">
                <text:p>0.93314415216445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93834787607193">
                <text:p>0.9383478760719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933635175228119">
                <text:p>0.93363517522811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933862745761871">
                <text:p>0.93386274576187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93608570098877">
                <text:p>0.9360857009887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93398118019104">
                <text:p>0.9339811801910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929650664329529">
                <text:p>0.92965066432952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930515110492706">
                <text:p>0.93051511049270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932244777679443">
                <text:p>0.93224477767944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927590608596802">
                <text:p>0.92759060859680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92176878452301">
                <text:p>0.9217687845230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913355588912964">
                <text:p>0.91335558891296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921969175338745">
                <text:p>0.92196917533874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927404880523681">
                <text:p>0.92740488052368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940655946731567">
                <text:p>0.94065594673156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944101512432098">
                <text:p>0.94410151243209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943305850028992">
                <text:p>0.94330585002899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939177393913269">
                <text:p>0.93917739391326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943231523036957">
                <text:p>0.94323152303695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940137028694153">
                <text:p>0.94013702869415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939629971981049">
                <text:p>0.93962997198104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934405565261841">
                <text:p>0.93440556526184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931310534477234">
                <text:p>0.93131053447723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927485644817352">
                <text:p>0.92748564481735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928867876529694">
                <text:p>0.92886787652969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927940607070923">
                <text:p>0.92794060707092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930274486541748">
                <text:p>0.93027448654174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930380582809448">
                <text:p>0.93038058280944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931505560874939">
                <text:p>0.93150556087493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929690599441528">
                <text:p>0.92969059944152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929605662822723">
                <text:p>0.92960566282272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928985476493835">
                <text:p>0.92898547649383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929519414901733">
                <text:p>0.92951941490173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929310142993927">
                <text:p>0.92931014299392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926927387714386">
                <text:p>0.92692738771438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926272869110107">
                <text:p>0.92627286911010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925778448581696">
                <text:p>0.92577844858169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925611019134522">
                <text:p>0.92561101913452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925849378108978">
                <text:p>0.92584937810897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926663219928741">
                <text:p>0.92666321992874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927367448806763">
                <text:p>0.92736744880676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927160978317261">
                <text:p>0.92716097831726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926871418952942">
                <text:p>0.92687141895294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926756739616394">
                <text:p>0.92675673961639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926786184310913">
                <text:p>0.92678618431091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926352381706238">
                <text:p>0.92635238170623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92627626657486">
                <text:p>0.9262762665748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926454722881317">
                <text:p>0.92645472288131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925700008869171">
                <text:p>0.92570000886917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925016522407532">
                <text:p>0.92501652240753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925481796264648">
                <text:p>0.92548179626464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927040696144104">
                <text:p>0.92704069614410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926840841770172">
                <text:p>0.92684084177017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927849352359772">
                <text:p>0.92784935235977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927715301513672">
                <text:p>0.92771530151367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929364562034607">
                <text:p>0.92936456203460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928619384765625">
                <text:p>0.92861938476562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928845942020416">
                <text:p>0.92884594202041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929585576057434">
                <text:p>0.92958557605743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930301785469055">
                <text:p>0.93030178546905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93083107471466">
                <text:p>0.9308310747146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929366111755371">
                <text:p>0.92936611175537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929686188697815">
                <text:p>0.92968618869781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931356310844421">
                <text:p>0.93135631084442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931890368461609">
                <text:p>0.93189036846160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932668626308441">
                <text:p>0.93266862630844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933067858219147">
                <text:p>0.93306785821914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93351024389267">
                <text:p>0.9335102438926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934626877307892">
                <text:p>0.93462687730789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935001730918884">
                <text:p>0.93500173091888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93478661775589">
                <text:p>0.9347866177558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934893369674683">
                <text:p>0.93489336967468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934064388275146">
                <text:p>0.93406438827514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934411704540253">
                <text:p>0.93441170454025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934601366519928">
                <text:p>0.93460136651992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934296786785126">
                <text:p>0.93429678678512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935621857643127">
                <text:p>0.93562185764312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935240387916565">
                <text:p>0.93524038791656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935529589653015">
                <text:p>0.93552958965301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935816466808319">
                <text:p>0.93581646680831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935888767242431">
                <text:p>0.93588876724243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935532569885254">
                <text:p>0.93553256988525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934758961200714">
                <text:p>0.93475896120071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934194684028626">
                <text:p>0.93419468402862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932168245315552">
                <text:p>0.93216824531555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931699752807617">
                <text:p>0.93169975280761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931033730506897">
                <text:p>0.93103373050689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929146587848663">
                <text:p>0.92914658784866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924703598022461">
                <text:p>0.92470359802246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921834826469421">
                <text:p>0.92183482646942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920845508575439">
                <text:p>0.92084550857543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920356214046478">
                <text:p>0.92035621404647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92114520072937">
                <text:p>0.9211452007293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921343386173248">
                <text:p>0.92134338617324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918192088603973">
                <text:p>0.91819208860397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919451355934143">
                <text:p>0.91945135593414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919298887252808">
                <text:p>0.91929888725280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923007130622864">
                <text:p>0.92300713062286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925500452518463">
                <text:p>0.92550045251846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922735035419464">
                <text:p>0.92273503541946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897976577281952">
                <text:p>0.89797657728195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878942251205444">
                <text:p>0.87894225120544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896651983261108">
                <text:p>0.89665198326110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905167996883392">
                <text:p>0.90516799688339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889126539230347">
                <text:p>0.88912653923034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851693987846375">
                <text:p>0.85169398784637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884949564933777">
                <text:p>0.88494956493377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76571798324585">
                <text:p>0.7657179832458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391154229640961">
                <text:p>0.39115422964096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627009034156799">
                <text:p>0.62700903415679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74362975358963">
                <text:p>0.7436297535896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900853097438812">
                <text:p>0.90085309743881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928858995437622">
                <text:p>0.92885899543762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940222322940826">
                <text:p>0.94022232294082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940826654434204">
                <text:p>0.94082665443420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940416693687439">
                <text:p>0.94041669368743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942920088768005">
                <text:p>0.94292008876800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942310810089111">
                <text:p>0.94231081008911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935995578765869">
                <text:p>0.93599557876586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935095548629761">
                <text:p>0.93509554862976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926348924636841">
                <text:p>0.92634892463684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897964239120483">
                <text:p>0.89796423912048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866946160793304">
                <text:p>0.86694616079330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886702954769135">
                <text:p>0.88670295476913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865985870361328">
                <text:p>0.86598587036132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828016817569733">
                <text:p>0.82801681756973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765680968761444">
                <text:p>0.76568096876144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76442152261734">
                <text:p>0.7644215226173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751935720443726">
                <text:p>0.75193572044372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703698039054871">
                <text:p>0.70369803905487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655010402202606">
                <text:p>0.65501040220260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753039002418518">
                <text:p>0.75303900241851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72604250907898">
                <text:p>0.7260425090789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687455654144287">
                <text:p>0.68745565414428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776694595813751">
                <text:p>0.77669459581375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861841976642608">
                <text:p>0.86184197664260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896879196166992">
                <text:p>0.89687919616699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899332702159882">
                <text:p>0.89933270215988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913277506828308">
                <text:p>0.91327750682830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932060539722443">
                <text:p>0.93206053972244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932404577732086">
                <text:p>0.93240457773208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930447101593018">
                <text:p>0.93044710159301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928021848201752">
                <text:p>0.92802184820175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947539985179901">
                <text:p>0.94753998517990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951411426067352">
                <text:p>0.95141142606735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953807950019836">
                <text:p>0.95380795001983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945791661739349">
                <text:p>0.94579166173934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945391118526459">
                <text:p>0.94539111852645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922628402709961">
                <text:p>0.92262840270996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609806060791016">
                <text:p>0.60980606079101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879162967205048">
                <text:p>0.87916296720504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943212687969208">
                <text:p>0.94321268796920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94716215133667">
                <text:p>0.9471621513366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950249910354614">
                <text:p>0.95024991035461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943210124969482">
                <text:p>0.94321012496948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952331006526947">
                <text:p>0.95233100652694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949548125267029">
                <text:p>0.94954812526702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927935719490051">
                <text:p>0.92793571949005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927847385406494">
                <text:p>0.92784738540649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923540294170379">
                <text:p>0.92354029417037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938372910022736">
                <text:p>0.93837291002273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933624982833862">
                <text:p>0.93362498283386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934104382991791">
                <text:p>0.93410438299179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924595415592194">
                <text:p>0.92459541559219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925411701202393">
                <text:p>0.92541170120239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929018020629883">
                <text:p>0.92901802062988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944281041622162">
                <text:p>0.94428104162216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947141587734222">
                <text:p>0.94714158773422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965483546257019">
                <text:p>0.96548354625701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952942609786987">
                <text:p>0.95294260978698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948463022708893">
                <text:p>0.94846302270889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938287079334259">
                <text:p>0.93828707933425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938468158245087">
                <text:p>0.93846815824508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946014642715454">
                <text:p>0.94601464271545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946345090866089">
                <text:p>0.94634509086608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933702766895294">
                <text:p>0.93370276689529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939839899539948">
                <text:p>0.93983989953994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945099592208862">
                <text:p>0.94509959220886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945029437541962">
                <text:p>0.94502943754196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945615947246552">
                <text:p>0.94561594724655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94382232427597">
                <text:p>0.9438223242759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941800653934479">
                <text:p>0.94180065393447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938571393489838">
                <text:p>0.93857139348983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934948265552521">
                <text:p>0.93494826555252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936780333518982">
                <text:p>0.93678033351898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935067474842072">
                <text:p>0.93506747484207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930092096328735">
                <text:p>0.93009209632873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94759464263916">
                <text:p>0.9475946426391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931776821613312">
                <text:p>0.93177682161331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933654010295868">
                <text:p>0.93365401029586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936832010746002">
                <text:p>0.93683201074600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942357957363129">
                <text:p>0.94235795736312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952759206295013">
                <text:p>0.95275920629501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948977828025818">
                <text:p>0.94897782802581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951208233833313">
                <text:p>0.95120823383331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953906893730164">
                <text:p>0.95390689373016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479980319738388">
                <text:p>0.47998031973838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954238414764404">
                <text:p>0.95423841476440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441872149705887">
                <text:p>0.44187214970588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939092516899109">
                <text:p>0.93909251689910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365322113037109">
                <text:p>0.36532211303710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858940780162811">
                <text:p>0.85894078016281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895271956920624">
                <text:p>0.89527195692062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872920155525208">
                <text:p>0.87292015552520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803610324859619">
                <text:p>0.80361032485961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914370238780975">
                <text:p>0.91437023878097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792303681373596">
                <text:p>0.79230368137359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84283447265625">
                <text:p>0.8428344726562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854028642177582">
                <text:p>0.85402864217758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833110094070435">
                <text:p>0.83311009407043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817710161209106">
                <text:p>0.81771016120910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765679061412811">
                <text:p>0.76567906141281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710534512996674">
                <text:p>0.71053451299667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679427206516266">
                <text:p>0.67942720651626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702986419200897">
                <text:p>0.70298641920089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750620186328888">
                <text:p>0.75062018632888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765907406806946">
                <text:p>0.76590740680694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779178619384766">
                <text:p>0.77917861938476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823439002037048">
                <text:p>0.82343900203704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820784509181976">
                <text:p>0.82078450918197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822584450244904">
                <text:p>0.82258445024490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809359431266785">
                <text:p>0.80935943126678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791664361953735">
                <text:p>0.79166436195373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774548292160034">
                <text:p>0.77454829216003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754923403263092">
                <text:p>0.75492340326309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875059068202972">
                <text:p>0.87505906820297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839511275291443">
                <text:p>0.83951127529144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775511503219605">
                <text:p>0.77551150321960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744765639305115">
                <text:p>0.74476563930511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569633901119232">
                <text:p>0.56963390111923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574209928512573">
                <text:p>0.57420992851257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755088925361633">
                <text:p>0.75508892536163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791328489780426">
                <text:p>0.79132848978042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906014680862427">
                <text:p>0.90601468086242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894743502140045">
                <text:p>0.89474350214004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925990462303162">
                <text:p>0.92599046230316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936382532119751">
                <text:p>0.93638253211975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927920281887054">
                <text:p>0.92792028188705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390167862176895">
                <text:p>0.39016786217689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930404901504517">
                <text:p>0.93040490150451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926766693592072">
                <text:p>0.92676669359207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932022571563721">
                <text:p>0.93202257156372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936503171920776">
                <text:p>0.93650317192077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914554119110107">
                <text:p>0.91455411911010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947350382804871">
                <text:p>0.94735038280487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952015340328217">
                <text:p>0.95201534032821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94426691532135">
                <text:p>0.9442669153213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93685793876648">
                <text:p>0.9368579387664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941099762916565">
                <text:p>0.94109976291656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930357754230499">
                <text:p>0.93035775423049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941150844097137">
                <text:p>0.94115084409713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938751637935638">
                <text:p>0.93875163793563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928105175495148">
                <text:p>0.92810517549514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921000778675079">
                <text:p>0.92100077867507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927239298820496">
                <text:p>0.92723929882049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858065724372864">
                <text:p>0.85806572437286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778057634830475">
                <text:p>0.77805763483047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91067773103714">
                <text:p>0.9106777310371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901666820049286">
                <text:p>0.90166682004928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93104475736618">
                <text:p>0.9310447573661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930158972740173">
                <text:p>0.93015897274017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932598829269409">
                <text:p>0.93259882926940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930430173873901">
                <text:p>0.93043017387390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934607982635498">
                <text:p>0.93460798263549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936773598194122">
                <text:p>0.93677359819412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939259588718414">
                <text:p>0.93925958871841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936539173126221">
                <text:p>0.93653917312622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935629069805145">
                <text:p>0.93562906980514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932895958423614">
                <text:p>0.93289595842361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936740875244141">
                <text:p>0.93674087524414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938482642173767">
                <text:p>0.93848264217376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937803685665131">
                <text:p>0.93780368566513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936642289161682">
                <text:p>0.93664228916168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934758245944977">
                <text:p>0.93475824594497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938943922519684">
                <text:p>0.93894392251968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940730333328247">
                <text:p>0.94073033332824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939679503440857">
                <text:p>0.93967950344085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947900831699371">
                <text:p>0.94790083169937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945119142532349">
                <text:p>0.94511914253234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950364053249359">
                <text:p>0.95036405324935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945897877216339">
                <text:p>0.94589787721633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93145626783371">
                <text:p>0.9314562678337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909402847290039">
                <text:p>0.90940284729003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894190967082977">
                <text:p>0.89419096708297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920897901058197">
                <text:p>0.92089790105819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923350393772125">
                <text:p>0.92335039377212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929393291473389">
                <text:p>0.92939329147338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920388042926788">
                <text:p>0.92038804292678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892048180103302">
                <text:p>0.89204818010330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906089425086975">
                <text:p>0.90608942508697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916904985904694">
                <text:p>0.91690498590469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920361220836639">
                <text:p>0.92036122083663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907320201396942">
                <text:p>0.90732020139694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932893216609955">
                <text:p>0.93289321660995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922024607658386">
                <text:p>0.92202460765838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926346957683563">
                <text:p>0.92634695768356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930680453777313">
                <text:p>0.93068045377731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937276363372803">
                <text:p>0.93727636337280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921775281429291">
                <text:p>0.92177528142929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939184844493866">
                <text:p>0.93918484449386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939565241336822">
                <text:p>0.93956524133682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919106364250183">
                <text:p>0.91910636425018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933343887329102">
                <text:p>0.93334388732910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942266285419464">
                <text:p>0.94226628541946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932531177997589">
                <text:p>0.93253117799758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892637729644775">
                <text:p>0.89263772964477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849036514759064">
                <text:p>0.849036514759064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800608932971954">
                <text:p>0.800608932971954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786802232265472">
                <text:p>0.78680223226547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710179507732391">
                <text:p>0.71017950773239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609678745269775">
                <text:p>0.60967874526977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798099994659424">
                <text:p>0.79809999465942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825541853904724">
                <text:p>0.82554185390472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847663104534149">
                <text:p>0.84766310453414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888138234615326">
                <text:p>0.88813823461532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906916201114654">
                <text:p>0.90691620111465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903494119644165">
                <text:p>0.90349411964416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914027154445648">
                <text:p>0.91402715444564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925452470779419">
                <text:p>0.92545247077941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936560928821564">
                <text:p>0.93656092882156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938080847263336">
                <text:p>0.93808084726333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926931321620941">
                <text:p>0.92693132162094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924745261669159">
                <text:p>0.92474526166915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910043299198151">
                <text:p>0.91004329919815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906854450702667">
                <text:p>0.90685445070266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912917137145996">
                <text:p>0.91291713714599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929981768131256">
                <text:p>0.92998176813125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939181625843048">
                <text:p>0.93918162584304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947073519229889">
                <text:p>0.94707351922988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946732819080353">
                <text:p>0.946732819080353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947804093360901">
                <text:p>0.94780409336090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956079483032227">
                <text:p>0.95607948303222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959596812725067">
                <text:p>0.95959681272506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948940932750702">
                <text:p>0.94894093275070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936549842357636">
                <text:p>0.93654984235763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935621380805969">
                <text:p>0.93562138080596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93097847700119">
                <text:p>0.93097847700119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933604896068573">
                <text:p>0.93360489606857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928239941596985">
                <text:p>0.92823994159698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925998210906982">
                <text:p>0.92599821090698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934309959411621">
                <text:p>0.93430995941162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924729883670807">
                <text:p>0.92472988367080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849465906620026">
                <text:p>0.84946590662002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826325178146362">
                <text:p>0.82632517814636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863683462142944">
                <text:p>0.86368346214294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923324584960938">
                <text:p>0.92332458496093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922824919223785">
                <text:p>0.92282491922378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926393210887909">
                <text:p>0.926393210887909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91666567325592">
                <text:p>0.9166656732559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920525670051575">
                <text:p>0.92052567005157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909162282943726">
                <text:p>0.90916228294372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898853063583374">
                <text:p>0.89885306358337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939336061477661">
                <text:p>0.93933606147766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336370080709457">
                <text:p>0.33637008070945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942309260368347">
                <text:p>0.94230926036834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334268748760223">
                <text:p>0.33426874876022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909695327281952">
                <text:p>0.90969532728195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333963930606842">
                <text:p>0.33396393060684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897265017032623">
                <text:p>0.89726501703262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342941343784332">
                <text:p>0.34294134378433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918346703052521">
                <text:p>0.91834670305252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351540714502335">
                <text:p>0.35154071450233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940028965473175">
                <text:p>0.94002896547317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347404539585113">
                <text:p>0.34740453958511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944228768348694">
                <text:p>0.94422876834869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344216972589493">
                <text:p>0.34421697258949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928964555263519">
                <text:p>0.92896455526351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355648547410965">
                <text:p>0.35564854741096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947516620159149">
                <text:p>0.94751662015914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368964612483978">
                <text:p>0.36896461248397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94950944185257">
                <text:p>0.94950944185257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370992243289947">
                <text:p>0.37099224328994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950700104236603">
                <text:p>0.95070010423660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387828350067139">
                <text:p>0.38782835006713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944849371910095">
                <text:p>0.94484937191009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389968633651733">
                <text:p>0.38996863365173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938088536262512">
                <text:p>0.93808853626251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379620224237442">
                <text:p>0.379620224237442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940365850925446">
                <text:p>0.94036585092544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390763610601425">
                <text:p>0.39076361060142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946619987487793">
                <text:p>0.94661998748779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404528260231018">
                <text:p>0.40452826023101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945284008979797">
                <text:p>0.94528400897979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412835866212845">
                <text:p>0.41283586621284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946434259414673">
                <text:p>0.94643425941467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418495804071426">
                <text:p>0.41849580407142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941692471504211">
                <text:p>0.94169247150421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417800039052963">
                <text:p>0.41780003905296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938999593257904">
                <text:p>0.93899959325790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401586353778839">
                <text:p>0.40158635377883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941596746444702">
                <text:p>0.94159674644470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412217259407043">
                <text:p>0.41221725940704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938094437122345">
                <text:p>0.93809443712234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432522714138031">
                <text:p>0.43252271413803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941530585289001">
                <text:p>0.94153058528900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436556041240692">
                <text:p>0.43655604124069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957202553749084">
                <text:p>0.95720255374908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431952893733978">
                <text:p>0.43195289373397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947058975696564">
                <text:p>0.94705897569656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405056595802307">
                <text:p>0.405056595802307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934351742267608">
                <text:p>0.934351742267608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418292731046677">
                <text:p>0.41829273104667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90914124250412">
                <text:p>0.9091412425041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390668094158173">
                <text:p>0.39066809415817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904560387134552">
                <text:p>0.90456038713455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407063275575638">
                <text:p>0.40706327557563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905967175960541">
                <text:p>0.90596717596054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430693238973618">
                <text:p>0.43069323897361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897100150585175">
                <text:p>0.89710015058517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423255890607834">
                <text:p>0.42325589060783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91432648897171">
                <text:p>0.9143264889717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397490948438644">
                <text:p>0.39749094843864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923304855823517">
                <text:p>0.923304855823517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389808356761932">
                <text:p>0.38980835676193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929872572422028">
                <text:p>0.92987257242202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372527539730072">
                <text:p>0.372527539730072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946168124675751">
                <text:p>0.94616812467575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948273956775665">
                <text:p>0.94827395677566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939127922058106">
                <text:p>0.93912792205810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892727494239807">
                <text:p>0.892727494239807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926586210727692">
                <text:p>0.926586210727692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905841052532196">
                <text:p>0.90584105253219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91998565196991">
                <text:p>0.9199856519699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904719114303589">
                <text:p>0.904719114303589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872092008590698">
                <text:p>0.87209200859069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899878919124603">
                <text:p>0.89987891912460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927890717983246">
                <text:p>0.927890717983246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951390445232391">
                <text:p>0.95139044523239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950442969799041">
                <text:p>0.95044296979904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944516777992248">
                <text:p>0.94451677799224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960880398750305">
                <text:p>0.96088039875030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954662978649139">
                <text:p>0.954662978649139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914811909198761">
                <text:p>0.91481190919876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914430558681488">
                <text:p>0.91443055868148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892258048057556">
                <text:p>0.892258048057556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881821751594543">
                <text:p>0.88182175159454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905904650688171">
                <text:p>0.90590465068817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935267865657806">
                <text:p>0.935267865657806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92654949426651">
                <text:p>0.9265494942665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92135739326477">
                <text:p>0.92135739326477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929497599601746">
                <text:p>0.9294975996017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